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33" style:family="table">
      <style:table-properties style:width="16.51cm" fo:margin-left="0.344cm" table:align="left" style:writing-mode="lr-tb"/>
    </style:style>
    <style:style style:name="Table233.A" style:family="table-column">
      <style:table-column-properties style:column-width="1.586cm"/>
    </style:style>
    <style:style style:name="Table233.B" style:family="table-column">
      <style:table-column-properties style:column-width="4.062cm"/>
    </style:style>
    <style:style style:name="Table233.C" style:family="table-column">
      <style:table-column-properties style:column-width="3.725cm"/>
    </style:style>
    <style:style style:name="Table233.D" style:family="table-column">
      <style:table-column-properties style:column-width="7.135cm"/>
    </style:style>
    <style:style style:name="Table233.1" style:family="table-row">
      <style:table-row-properties style:min-row-height="1.561cm" style:keep-together="true" fo:keep-together="auto"/>
    </style:style>
    <style:style style:name="Table233.A1" style:family="table-cell">
      <style:table-cell-properties style:border-line-width="0.002cm 0.035cm 0.002cm" fo:padding="0.185cm" fo:border="0.039cm double #00000a"/>
    </style:style>
    <style:style style:name="Table233.2" style:family="table-row">
      <style:table-row-properties style:min-row-height="1.588cm" style:keep-together="true" fo:keep-together="auto"/>
    </style:style>
    <style:style style:name="Table234" style:family="table">
      <style:table-properties style:width="16.508cm" fo:margin-left="0.344cm" table:align="left" style:writing-mode="lr-tb"/>
    </style:style>
    <style:style style:name="Table234.A" style:family="table-column">
      <style:table-column-properties style:column-width="3.448cm"/>
    </style:style>
    <style:style style:name="Table234.B" style:family="table-column">
      <style:table-column-properties style:column-width="3.387cm"/>
    </style:style>
    <style:style style:name="Table234.C" style:family="table-column">
      <style:table-column-properties style:column-width="9.671cm"/>
    </style:style>
    <style:style style:name="Table234.1" style:family="table-row">
      <style:table-row-properties style:min-row-height="1.588cm" style:keep-together="true" fo:keep-together="auto"/>
    </style:style>
    <style:style style:name="Table234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34.C1" style:family="table-cell">
      <style:table-cell-properties style:border-line-width="0.002cm 0.035cm 0.002cm" fo:padding="0.185cm" fo:border="0.039cm double #00000a"/>
    </style:style>
    <style:style style:name="Table234.12" style:family="table-row">
      <style:table-row-properties style:min-row-height="1.561cm" style:keep-together="true" fo:keep-together="auto"/>
    </style:style>
    <style:style style:name="Table235" style:family="table">
      <style:table-properties style:width="16.51cm" fo:margin-left="0.344cm" table:align="left" style:writing-mode="lr-tb"/>
    </style:style>
    <style:style style:name="Table235.A" style:family="table-column">
      <style:table-column-properties style:column-width="1.586cm"/>
    </style:style>
    <style:style style:name="Table235.B" style:family="table-column">
      <style:table-column-properties style:column-width="4.74cm"/>
    </style:style>
    <style:style style:name="Table235.C" style:family="table-column">
      <style:table-column-properties style:column-width="4.57cm"/>
    </style:style>
    <style:style style:name="Table235.D" style:family="table-column">
      <style:table-column-properties style:column-width="5.613cm"/>
    </style:style>
    <style:style style:name="Table235.1" style:family="table-row">
      <style:table-row-properties style:min-row-height="1.561cm" style:keep-together="true" fo:keep-together="auto"/>
    </style:style>
    <style:style style:name="Table235.A1" style:family="table-cell">
      <style:table-cell-properties style:border-line-width="0.002cm 0.035cm 0.002cm" fo:padding="0.185cm" fo:border="0.039cm double #000001"/>
    </style:style>
    <style:style style:name="Table236" style:family="table">
      <style:table-properties style:width="16.512cm" fo:margin-left="0.344cm" table:align="left" style:writing-mode="lr-tb"/>
    </style:style>
    <style:style style:name="Table236.A" style:family="table-column">
      <style:table-column-properties style:column-width="1.586cm"/>
    </style:style>
    <style:style style:name="Table236.B" style:family="table-column">
      <style:table-column-properties style:column-width="4.627cm"/>
    </style:style>
    <style:style style:name="Table236.C" style:family="table-column">
      <style:table-column-properties style:column-width="4.62cm"/>
    </style:style>
    <style:style style:name="Table236.D" style:family="table-column">
      <style:table-column-properties style:column-width="5.678cm"/>
    </style:style>
    <style:style style:name="Table236.1" style:family="table-row">
      <style:table-row-properties style:min-row-height="1.561cm" style:keep-together="true" fo:keep-together="auto"/>
    </style:style>
    <style:style style:name="Table236.A1" style:family="table-cell">
      <style:table-cell-properties style:border-line-width="0.002cm 0.035cm 0.002cm" fo:padding="0.185cm" fo:border="0.039cm double #000001"/>
    </style:style>
    <style:style style:name="Table237" style:family="table">
      <style:table-properties style:width="16.51cm" fo:margin-left="0.344cm" table:align="left" style:writing-mode="lr-tb"/>
    </style:style>
    <style:style style:name="Table237.A" style:family="table-column">
      <style:table-column-properties style:column-width="1.588cm"/>
    </style:style>
    <style:style style:name="Table237.B" style:family="table-column">
      <style:table-column-properties style:column-width="2.858cm"/>
    </style:style>
    <style:style style:name="Table237.C" style:family="table-column">
      <style:table-column-properties style:column-width="4.447cm"/>
    </style:style>
    <style:style style:name="Table237.D" style:family="table-column">
      <style:table-column-properties style:column-width="1.744cm"/>
    </style:style>
    <style:style style:name="Table237.E" style:family="table-column">
      <style:table-column-properties style:column-width="3.013cm"/>
    </style:style>
    <style:style style:name="Table237.F" style:family="table-column">
      <style:table-column-properties style:column-width="2.859cm"/>
    </style:style>
    <style:style style:name="Table237.1" style:family="table-row">
      <style:table-row-properties style:min-row-height="1.561cm" style:keep-together="true" fo:keep-together="auto"/>
    </style:style>
    <style:style style:name="Table237.A1" style:family="table-cell">
      <style:table-cell-properties style:border-line-width="0.002cm 0.035cm 0.002cm" fo:padding="0.185cm" fo:border="0.039cm double #00000a"/>
    </style:style>
    <style:style style:name="Table238" style:family="table">
      <style:table-properties style:width="16.51cm" fo:margin-left="0.344cm" table:align="left" style:writing-mode="lr-tb"/>
    </style:style>
    <style:style style:name="Table238.A" style:family="table-column">
      <style:table-column-properties style:column-width="2.073cm"/>
    </style:style>
    <style:style style:name="Table238.B" style:family="table-column">
      <style:table-column-properties style:column-width="2.852cm"/>
    </style:style>
    <style:style style:name="Table238.C" style:family="table-column">
      <style:table-column-properties style:column-width="2.685cm"/>
    </style:style>
    <style:style style:name="Table238.D" style:family="table-column">
      <style:table-column-properties style:column-width="3.674cm"/>
    </style:style>
    <style:style style:name="Table238.E" style:family="table-column">
      <style:table-column-properties style:column-width="2.854cm"/>
    </style:style>
    <style:style style:name="Table238.F" style:family="table-column">
      <style:table-column-properties style:column-width="2.371cm"/>
    </style:style>
    <style:style style:name="Table238.1" style:family="table-row">
      <style:table-row-properties style:keep-together="true" fo:keep-together="auto"/>
    </style:style>
    <style:style style:name="Table238.A1" style:family="table-cell">
      <style:table-cell-properties style:border-line-width="0.002cm 0.035cm 0.002cm" fo:padding="0.185cm" fo:border="0.039cm double #00000a"/>
    </style:style>
    <style:style style:name="Table239" style:family="table">
      <style:table-properties style:width="16.51cm" fo:margin-left="0.344cm" table:align="left" style:writing-mode="lr-tb"/>
    </style:style>
    <style:style style:name="Table239.A" style:family="table-column">
      <style:table-column-properties style:column-width="3.448cm"/>
    </style:style>
    <style:style style:name="Table239.B" style:family="table-column">
      <style:table-column-properties style:column-width="6.941cm"/>
    </style:style>
    <style:style style:name="Table239.C" style:family="table-column">
      <style:table-column-properties style:column-width="3.554cm"/>
    </style:style>
    <style:style style:name="Table239.D" style:family="table-column">
      <style:table-column-properties style:column-width="2.565cm"/>
    </style:style>
    <style:style style:name="Table239.1" style:family="table-row">
      <style:table-row-properties style:keep-together="true" fo:keep-together="auto"/>
    </style:style>
    <style:style style:name="Table239.A1" style:family="table-cell">
      <style:table-cell-properties style:border-line-width="0.002cm 0.035cm 0.002cm" fo:padding="0.185cm" fo:border="0.039cm double #00000a"/>
    </style:style>
    <style:style style:name="Table240" style:family="table">
      <style:table-properties style:width="16.508cm" fo:margin-left="0.344cm" table:align="left" style:writing-mode="lr-tb"/>
    </style:style>
    <style:style style:name="Table240.A" style:family="table-column">
      <style:table-column-properties style:column-width="3.448cm"/>
    </style:style>
    <style:style style:name="Table240.B" style:family="table-column">
      <style:table-column-properties style:column-width="3.387cm"/>
    </style:style>
    <style:style style:name="Table240.C" style:family="table-column">
      <style:table-column-properties style:column-width="9.671cm"/>
    </style:style>
    <style:style style:name="Table240.1" style:family="table-row">
      <style:table-row-properties style:keep-together="true" fo:keep-together="auto"/>
    </style:style>
    <style:style style:name="Table240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40.C1" style:family="table-cell">
      <style:table-cell-properties style:border-line-width="0.002cm 0.035cm 0.002cm" fo:padding="0.185cm" fo:border="0.039cm double #00000a"/>
    </style:style>
    <style:style style:name="Table241" style:family="table">
      <style:table-properties style:width="16.51cm" fo:margin-left="0.344cm" table:align="left" style:writing-mode="lr-tb"/>
    </style:style>
    <style:style style:name="Table241.A" style:family="table-column">
      <style:table-column-properties style:column-width="4.971cm"/>
    </style:style>
    <style:style style:name="Table241.B" style:family="table-column">
      <style:table-column-properties style:column-width="3.283cm"/>
    </style:style>
    <style:style style:name="Table241.1" style:family="table-row">
      <style:table-row-properties style:keep-together="true" fo:keep-together="auto"/>
    </style:style>
    <style:style style:name="Table241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41.A2" style:family="table-cell">
      <style:table-cell-properties style:border-line-width="0.002cm 0.035cm 0.002cm" fo:padding="0.185cm" fo:border="0.039cm double #00000a"/>
    </style:style>
    <style:style style:name="Table242" style:family="table">
      <style:table-properties style:width="16.51cm" fo:margin-left="0.344cm" table:align="left" style:writing-mode="lr-tb"/>
    </style:style>
    <style:style style:name="Table242.A" style:family="table-column">
      <style:table-column-properties style:column-width="1.427cm"/>
    </style:style>
    <style:style style:name="Table242.B" style:family="table-column">
      <style:table-column-properties style:column-width="4.898cm"/>
    </style:style>
    <style:style style:name="Table242.C" style:family="table-column">
      <style:table-column-properties style:column-width="4.57cm"/>
    </style:style>
    <style:style style:name="Table242.D" style:family="table-column">
      <style:table-column-properties style:column-width="5.613cm"/>
    </style:style>
    <style:style style:name="Table242.1" style:family="table-row">
      <style:table-row-properties style:keep-together="true" fo:keep-together="auto"/>
    </style:style>
    <style:style style:name="Table242.A1" style:family="table-cell">
      <style:table-cell-properties style:border-line-width="0.002cm 0.035cm 0.002cm" fo:padding="0.185cm" fo:border="0.039cm double #000001"/>
    </style:style>
    <style:style style:name="Table243" style:family="table">
      <style:table-properties style:width="16.512cm" fo:margin-left="0.344cm" table:align="left" style:writing-mode="lr-tb"/>
    </style:style>
    <style:style style:name="Table243.A" style:family="table-column">
      <style:table-column-properties style:column-width="1.427cm"/>
    </style:style>
    <style:style style:name="Table243.B" style:family="table-column">
      <style:table-column-properties style:column-width="4.733cm"/>
    </style:style>
    <style:style style:name="Table243.C" style:family="table-column">
      <style:table-column-properties style:column-width="4.568cm"/>
    </style:style>
    <style:style style:name="Table243.D" style:family="table-column">
      <style:table-column-properties style:column-width="5.782cm"/>
    </style:style>
    <style:style style:name="Table243.1" style:family="table-row">
      <style:table-row-properties style:keep-together="true" fo:keep-together="auto"/>
    </style:style>
    <style:style style:name="Table243.A1" style:family="table-cell">
      <style:table-cell-properties style:border-line-width="0.002cm 0.035cm 0.002cm" fo:padding="0.185cm" fo:border="0.039cm double #000001"/>
    </style:style>
    <style:style style:name="Table244" style:family="table">
      <style:table-properties style:width="16.512cm" fo:margin-left="0.344cm" table:align="left" style:writing-mode="lr-tb"/>
    </style:style>
    <style:style style:name="Table244.A" style:family="table-column">
      <style:table-column-properties style:column-width="1.429cm"/>
    </style:style>
    <style:style style:name="Table244.B" style:family="table-column">
      <style:table-column-properties style:column-width="3.276cm"/>
    </style:style>
    <style:style style:name="Table244.C" style:family="table-column">
      <style:table-column-properties style:column-width="3.392cm"/>
    </style:style>
    <style:style style:name="Table244.D" style:family="table-column">
      <style:table-column-properties style:column-width="2.697cm"/>
    </style:style>
    <style:style style:name="Table244.E" style:family="table-column">
      <style:table-column-properties style:column-width="2.858cm"/>
    </style:style>
    <style:style style:name="Table244.F" style:family="table-column">
      <style:table-column-properties style:column-width="2.859cm"/>
    </style:style>
    <style:style style:name="Table244.1" style:family="table-row">
      <style:table-row-properties style:keep-together="true" fo:keep-together="auto"/>
    </style:style>
    <style:style style:name="Table244.A1" style:family="table-cell">
      <style:table-cell-properties style:border-line-width="0.002cm 0.035cm 0.002cm" fo:padding="0.185cm" fo:border="0.039cm double #00000a"/>
    </style:style>
    <style:style style:name="Table245" style:family="table">
      <style:table-properties style:width="16.508cm" fo:margin-left="0.344cm" table:align="left" style:writing-mode="lr-tb"/>
    </style:style>
    <style:style style:name="Table245.A" style:family="table-column">
      <style:table-column-properties style:column-width="2.261cm"/>
    </style:style>
    <style:style style:name="Table245.B" style:family="table-column">
      <style:table-column-properties style:column-width="3.387cm"/>
    </style:style>
    <style:style style:name="Table245.C" style:family="table-column">
      <style:table-column-properties style:column-width="3.725cm"/>
    </style:style>
    <style:style style:name="Table245.D" style:family="table-column">
      <style:table-column-properties style:column-width="7.133cm"/>
    </style:style>
    <style:style style:name="Table245.1" style:family="table-row">
      <style:table-row-properties style:min-row-height="1.561cm" style:keep-together="true" fo:keep-together="auto"/>
    </style:style>
    <style:style style:name="Table245.A1" style:family="table-cell">
      <style:table-cell-properties style:border-line-width="0.002cm 0.035cm 0.002cm" fo:padding="0.185cm" fo:border="0.039cm double #00000a"/>
    </style:style>
    <style:style style:name="Table245.2" style:family="table-row">
      <style:table-row-properties style:min-row-height="1.588cm" style:keep-together="true" fo:keep-together="auto"/>
    </style:style>
    <style:style style:name="Table246" style:family="table">
      <style:table-properties style:width="16.508cm" fo:margin-left="0.344cm" table:align="left" style:writing-mode="lr-tb"/>
    </style:style>
    <style:style style:name="Table246.A" style:family="table-column">
      <style:table-column-properties style:column-width="3.448cm"/>
    </style:style>
    <style:style style:name="Table246.B" style:family="table-column">
      <style:table-column-properties style:column-width="3.387cm"/>
    </style:style>
    <style:style style:name="Table246.C" style:family="table-column">
      <style:table-column-properties style:column-width="9.671cm"/>
    </style:style>
    <style:style style:name="Table246.1" style:family="table-row">
      <style:table-row-properties style:min-row-height="1.561cm" style:keep-together="true" fo:keep-together="auto"/>
    </style:style>
    <style:style style:name="Table246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46.A2" style:family="table-cell">
      <style:table-cell-properties style:border-line-width="0.002cm 0.035cm 0.002cm" fo:padding="0.185cm" fo:border="0.039cm double #00000a"/>
    </style:style>
    <style:style style:name="Table247" style:family="table">
      <style:table-properties style:width="16.51cm" fo:margin-left="0.344cm" table:align="left" style:writing-mode="lr-tb"/>
    </style:style>
    <style:style style:name="Table247.A" style:family="table-column">
      <style:table-column-properties style:column-width="1.586cm"/>
    </style:style>
    <style:style style:name="Table247.B" style:family="table-column">
      <style:table-column-properties style:column-width="4.74cm"/>
    </style:style>
    <style:style style:name="Table247.C" style:family="table-column">
      <style:table-column-properties style:column-width="4.57cm"/>
    </style:style>
    <style:style style:name="Table247.D" style:family="table-column">
      <style:table-column-properties style:column-width="5.613cm"/>
    </style:style>
    <style:style style:name="Table247.1" style:family="table-row">
      <style:table-row-properties style:min-row-height="1.561cm" style:keep-together="true" fo:keep-together="auto"/>
    </style:style>
    <style:style style:name="Table247.A1" style:family="table-cell">
      <style:table-cell-properties style:border-line-width="0.002cm 0.035cm 0.002cm" fo:padding="0.185cm" fo:border="0.039cm double #000001"/>
    </style:style>
    <style:style style:name="Table248" style:family="table">
      <style:table-properties style:width="16.669cm" fo:margin-left="0.185cm" table:align="left" style:writing-mode="lr-tb"/>
    </style:style>
    <style:style style:name="Table248.A" style:family="table-column">
      <style:table-column-properties style:column-width="1.744cm"/>
    </style:style>
    <style:style style:name="Table248.B" style:family="table-column">
      <style:table-column-properties style:column-width="4.625cm"/>
    </style:style>
    <style:style style:name="Table248.C" style:family="table-column">
      <style:table-column-properties style:column-width="4.621cm"/>
    </style:style>
    <style:style style:name="Table248.D" style:family="table-column">
      <style:table-column-properties style:column-width="5.676cm"/>
    </style:style>
    <style:style style:name="Table248.1" style:family="table-row">
      <style:table-row-properties style:min-row-height="1.561cm" style:keep-together="true" fo:keep-together="auto"/>
    </style:style>
    <style:style style:name="Table248.A1" style:family="table-cell">
      <style:table-cell-properties style:border-line-width="0.002cm 0.035cm 0.002cm" fo:padding="0.185cm" fo:border="0.039cm double #000001"/>
    </style:style>
    <style:style style:name="Table249" style:family="table">
      <style:table-properties style:width="16.669cm" fo:margin-left="0.185cm" table:align="left" style:writing-mode="lr-tb"/>
    </style:style>
    <style:style style:name="Table249.A" style:family="table-column">
      <style:table-column-properties style:column-width="1.744cm"/>
    </style:style>
    <style:style style:name="Table249.B" style:family="table-column">
      <style:table-column-properties style:column-width="4.068cm"/>
    </style:style>
    <style:style style:name="Table249.C" style:family="table-column">
      <style:table-column-properties style:column-width="3.725cm"/>
    </style:style>
    <style:style style:name="Table249.D" style:family="table-column">
      <style:table-column-properties style:column-width="7.13cm"/>
    </style:style>
    <style:style style:name="Table249.1" style:family="table-row">
      <style:table-row-properties style:min-row-height="1.561cm" style:keep-together="true" fo:keep-together="auto"/>
    </style:style>
    <style:style style:name="Table249.A1" style:family="table-cell">
      <style:table-cell-properties style:border-line-width="0.002cm 0.035cm 0.002cm" fo:padding="0.185cm" fo:border="0.039cm double #00000a"/>
    </style:style>
    <style:style style:name="Table250" style:family="table">
      <style:table-properties style:width="16.669cm" fo:margin-left="0.185cm" table:align="left" style:writing-mode="lr-tb"/>
    </style:style>
    <style:style style:name="Table250.A" style:family="table-column">
      <style:table-column-properties style:column-width="3.609cm"/>
    </style:style>
    <style:style style:name="Table250.B" style:family="table-column">
      <style:table-column-properties style:column-width="3.383cm"/>
    </style:style>
    <style:style style:name="Table250.C" style:family="table-column">
      <style:table-column-properties style:column-width="9.675cm"/>
    </style:style>
    <style:style style:name="Table250.1" style:family="table-row">
      <style:table-row-properties style:min-row-height="1.588cm" style:keep-together="true" fo:keep-together="auto"/>
    </style:style>
    <style:style style:name="Table250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50.C1" style:family="table-cell">
      <style:table-cell-properties style:border-line-width="0.002cm 0.035cm 0.002cm" fo:padding="0.185cm" fo:border="0.039cm double #00000a"/>
    </style:style>
    <style:style style:name="Table250.12" style:family="table-row">
      <style:table-row-properties style:min-row-height="1.561cm" style:keep-together="true" fo:keep-together="auto"/>
    </style:style>
    <style:style style:name="Table251" style:family="table">
      <style:table-properties style:width="16.669cm" fo:margin-left="0.185cm" table:align="left" style:writing-mode="lr-tb"/>
    </style:style>
    <style:style style:name="Table251.A" style:family="table-column">
      <style:table-column-properties style:column-width="2.224cm"/>
    </style:style>
    <style:style style:name="Table251.B" style:family="table-column">
      <style:table-column-properties style:column-width="2.854cm"/>
    </style:style>
    <style:style style:name="Table251.C" style:family="table-column">
      <style:table-column-properties style:column-width="2.685cm"/>
    </style:style>
    <style:style style:name="Table251.D" style:family="table-column">
      <style:table-column-properties style:column-width="3.678cm"/>
    </style:style>
    <style:style style:name="Table251.E" style:family="table-column">
      <style:table-column-properties style:column-width="2.858cm"/>
    </style:style>
    <style:style style:name="Table251.F" style:family="table-column">
      <style:table-column-properties style:column-width="2.369cm"/>
    </style:style>
    <style:style style:name="Table251.1" style:family="table-row">
      <style:table-row-properties style:keep-together="true" fo:keep-together="auto"/>
    </style:style>
    <style:style style:name="Table251.A1" style:family="table-cell">
      <style:table-cell-properties style:border-line-width="0.002cm 0.035cm 0.002cm" fo:padding="0.185cm" fo:border="0.039cm double #00000a"/>
    </style:style>
    <style:style style:name="Table252" style:family="table">
      <style:table-properties style:width="16.669cm" fo:margin-left="0.185cm" table:align="left" style:writing-mode="lr-tb"/>
    </style:style>
    <style:style style:name="Table252.A" style:family="table-column">
      <style:table-column-properties style:column-width="2.424cm"/>
    </style:style>
    <style:style style:name="Table252.B" style:family="table-column">
      <style:table-column-properties style:column-width="3.387cm"/>
    </style:style>
    <style:style style:name="Table252.C" style:family="table-column">
      <style:table-column-properties style:column-width="3.725cm"/>
    </style:style>
    <style:style style:name="Table252.D" style:family="table-column">
      <style:table-column-properties style:column-width="7.131cm"/>
    </style:style>
    <style:style style:name="Table252.1" style:family="table-row">
      <style:table-row-properties style:min-row-height="1.561cm" style:keep-together="true" fo:keep-together="auto"/>
    </style:style>
    <style:style style:name="Table252.A1" style:family="table-cell">
      <style:table-cell-properties style:border-line-width="0.002cm 0.035cm 0.002cm" fo:padding="0.185cm" fo:border="0.039cm double #00000a"/>
    </style:style>
    <style:style style:name="Table252.2" style:family="table-row">
      <style:table-row-properties style:min-row-height="1.588cm" style:keep-together="true" fo:keep-together="auto"/>
    </style:style>
    <style:style style:name="Table253" style:family="table">
      <style:table-properties style:width="16.669cm" fo:margin-left="0.185cm" table:align="left" style:writing-mode="lr-tb"/>
    </style:style>
    <style:style style:name="Table253.A" style:family="table-column">
      <style:table-column-properties style:column-width="3.609cm"/>
    </style:style>
    <style:style style:name="Table253.B" style:family="table-column">
      <style:table-column-properties style:column-width="3.383cm"/>
    </style:style>
    <style:style style:name="Table253.C" style:family="table-column">
      <style:table-column-properties style:column-width="9.675cm"/>
    </style:style>
    <style:style style:name="Table253.1" style:family="table-row">
      <style:table-row-properties style:min-row-height="1.561cm" style:keep-together="true" fo:keep-together="auto"/>
    </style:style>
    <style:style style:name="Table253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53.A2" style:family="table-cell">
      <style:table-cell-properties style:border-line-width="0.002cm 0.035cm 0.002cm" fo:padding="0.185cm" fo:border="0.039cm double #00000a"/>
    </style:style>
    <style:style style:name="Table254" style:family="table">
      <style:table-properties style:width="16.669cm" fo:margin-left="0.185cm" table:align="left" style:writing-mode="lr-tb"/>
    </style:style>
    <style:style style:name="Table254.A" style:family="table-column">
      <style:table-column-properties style:column-width="2.425cm"/>
    </style:style>
    <style:style style:name="Table254.B" style:family="table-column">
      <style:table-column-properties style:column-width="4.064cm"/>
    </style:style>
    <style:style style:name="Table254.C" style:family="table-column">
      <style:table-column-properties style:column-width="4.57cm"/>
    </style:style>
    <style:style style:name="Table254.D" style:family="table-column">
      <style:table-column-properties style:column-width="5.607cm"/>
    </style:style>
    <style:style style:name="Table254.1" style:family="table-row">
      <style:table-row-properties style:min-row-height="1.561cm" style:keep-together="true" fo:keep-together="auto"/>
    </style:style>
    <style:style style:name="Table254.A1" style:family="table-cell">
      <style:table-cell-properties style:border-line-width="0.002cm 0.035cm 0.002cm" fo:padding="0.185cm" fo:border="0.039cm double #000001"/>
    </style:style>
    <style:style style:name="Table255" style:family="table">
      <style:table-properties style:width="16.669cm" fo:margin-left="0.185cm" table:align="left" style:writing-mode="lr-tb"/>
    </style:style>
    <style:style style:name="Table255.A" style:family="table-column">
      <style:table-column-properties style:column-width="2.267cm"/>
    </style:style>
    <style:style style:name="Table255.B" style:family="table-column">
      <style:table-column-properties style:column-width="4.105cm"/>
    </style:style>
    <style:style style:name="Table255.C" style:family="table-column">
      <style:table-column-properties style:column-width="4.621cm"/>
    </style:style>
    <style:style style:name="Table255.D" style:family="table-column">
      <style:table-column-properties style:column-width="5.674cm"/>
    </style:style>
    <style:style style:name="Table255.1" style:family="table-row">
      <style:table-row-properties style:min-row-height="1.561cm" style:keep-together="true" fo:keep-together="auto"/>
    </style:style>
    <style:style style:name="Table255.A1" style:family="table-cell">
      <style:table-cell-properties style:border-line-width="0.002cm 0.035cm 0.002cm" fo:padding="0.185cm" fo:border="0.039cm double #000001"/>
    </style:style>
    <style:style style:name="Table256" style:family="table">
      <style:table-properties style:width="16.669cm" fo:margin-left="0.185cm" table:align="left" style:writing-mode="lr-tb"/>
    </style:style>
    <style:style style:name="Table256.A" style:family="table-column">
      <style:table-column-properties style:column-width="2.424cm"/>
    </style:style>
    <style:style style:name="Table256.B" style:family="table-column">
      <style:table-column-properties style:column-width="3.387cm"/>
    </style:style>
    <style:style style:name="Table256.C" style:family="table-column">
      <style:table-column-properties style:column-width="3.725cm"/>
    </style:style>
    <style:style style:name="Table256.D" style:family="table-column">
      <style:table-column-properties style:column-width="7.131cm"/>
    </style:style>
    <style:style style:name="Table256.1" style:family="table-row">
      <style:table-row-properties style:min-row-height="1.561cm" style:keep-together="true" fo:keep-together="auto"/>
    </style:style>
    <style:style style:name="Table256.A1" style:family="table-cell">
      <style:table-cell-properties style:border-line-width="0.002cm 0.035cm 0.002cm" fo:padding="0.185cm" fo:border="0.039cm double #00000a"/>
    </style:style>
    <style:style style:name="Table257" style:family="table">
      <style:table-properties style:width="16.669cm" fo:margin-left="0.185cm" table:align="left" style:writing-mode="lr-tb"/>
    </style:style>
    <style:style style:name="Table257.A" style:family="table-column">
      <style:table-column-properties style:column-width="3.609cm"/>
    </style:style>
    <style:style style:name="Table257.B" style:family="table-column">
      <style:table-column-properties style:column-width="3.383cm"/>
    </style:style>
    <style:style style:name="Table257.C" style:family="table-column">
      <style:table-column-properties style:column-width="9.675cm"/>
    </style:style>
    <style:style style:name="Table257.1" style:family="table-row">
      <style:table-row-properties style:min-row-height="1.588cm" style:keep-together="true" fo:keep-together="auto"/>
    </style:style>
    <style:style style:name="Table257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57.C1" style:family="table-cell">
      <style:table-cell-properties style:border-line-width="0.002cm 0.035cm 0.002cm" fo:padding="0.185cm" fo:border="0.039cm double #00000a"/>
    </style:style>
    <style:style style:name="Table257.12" style:family="table-row">
      <style:table-row-properties style:min-row-height="1.561cm" style:keep-together="true" fo:keep-together="auto"/>
    </style:style>
    <style:style style:name="Table258" style:family="table">
      <style:table-properties style:width="16.669cm" fo:margin-left="0.185cm" table:align="left" style:writing-mode="lr-tb"/>
    </style:style>
    <style:style style:name="Table258.A" style:family="table-column">
      <style:table-column-properties style:column-width="2.224cm"/>
    </style:style>
    <style:style style:name="Table258.B" style:family="table-column">
      <style:table-column-properties style:column-width="2.854cm"/>
    </style:style>
    <style:style style:name="Table258.C" style:family="table-column">
      <style:table-column-properties style:column-width="2.685cm"/>
    </style:style>
    <style:style style:name="Table258.D" style:family="table-column">
      <style:table-column-properties style:column-width="3.678cm"/>
    </style:style>
    <style:style style:name="Table258.E" style:family="table-column">
      <style:table-column-properties style:column-width="2.858cm"/>
    </style:style>
    <style:style style:name="Table258.F" style:family="table-column">
      <style:table-column-properties style:column-width="2.369cm"/>
    </style:style>
    <style:style style:name="Table258.1" style:family="table-row">
      <style:table-row-properties style:keep-together="true" fo:keep-together="auto"/>
    </style:style>
    <style:style style:name="Table258.A1" style:family="table-cell">
      <style:table-cell-properties style:border-line-width="0.002cm 0.035cm 0.002cm" fo:padding="0.185cm" fo:border="0.039cm double #00000a"/>
    </style:style>
    <style:style style:name="Table259" style:family="table">
      <style:table-properties style:width="16.669cm" fo:margin-left="0.185cm" table:align="left" style:writing-mode="lr-tb"/>
    </style:style>
    <style:style style:name="Table259.A" style:family="table-column">
      <style:table-column-properties style:column-width="2.424cm"/>
    </style:style>
    <style:style style:name="Table259.B" style:family="table-column">
      <style:table-column-properties style:column-width="3.387cm"/>
    </style:style>
    <style:style style:name="Table259.C" style:family="table-column">
      <style:table-column-properties style:column-width="3.725cm"/>
    </style:style>
    <style:style style:name="Table259.D" style:family="table-column">
      <style:table-column-properties style:column-width="7.131cm"/>
    </style:style>
    <style:style style:name="Table259.1" style:family="table-row">
      <style:table-row-properties style:min-row-height="1.561cm" style:keep-together="true" fo:keep-together="auto"/>
    </style:style>
    <style:style style:name="Table259.A1" style:family="table-cell">
      <style:table-cell-properties style:border-line-width="0.002cm 0.035cm 0.002cm" fo:padding="0.185cm" fo:border="0.039cm double #00000a"/>
    </style:style>
    <style:style style:name="Table259.2" style:family="table-row">
      <style:table-row-properties style:min-row-height="1.588cm" style:keep-together="true" fo:keep-together="auto"/>
    </style:style>
    <style:style style:name="Table260" style:family="table">
      <style:table-properties style:width="16.669cm" fo:margin-left="0.185cm" table:align="left" style:writing-mode="lr-tb"/>
    </style:style>
    <style:style style:name="Table260.A" style:family="table-column">
      <style:table-column-properties style:column-width="3.609cm"/>
    </style:style>
    <style:style style:name="Table260.B" style:family="table-column">
      <style:table-column-properties style:column-width="3.383cm"/>
    </style:style>
    <style:style style:name="Table260.C" style:family="table-column">
      <style:table-column-properties style:column-width="9.675cm"/>
    </style:style>
    <style:style style:name="Table260.1" style:family="table-row">
      <style:table-row-properties style:min-row-height="1.588cm" style:keep-together="true" fo:keep-together="auto"/>
    </style:style>
    <style:style style:name="Table260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60.C1" style:family="table-cell">
      <style:table-cell-properties style:border-line-width="0.002cm 0.035cm 0.002cm" fo:padding="0.185cm" fo:border="0.039cm double #00000a"/>
    </style:style>
    <style:style style:name="Table260.12" style:family="table-row">
      <style:table-row-properties style:min-row-height="1.561cm" style:keep-together="true" fo:keep-together="auto"/>
    </style:style>
    <style:style style:name="Table261" style:family="table">
      <style:table-properties style:width="16.669cm" fo:margin-left="0.185cm" table:align="left" style:writing-mode="lr-tb"/>
    </style:style>
    <style:style style:name="Table261.A" style:family="table-column">
      <style:table-column-properties style:column-width="1.429cm"/>
    </style:style>
    <style:style style:name="Table261.B" style:family="table-column">
      <style:table-column-properties style:column-width="5.062cm"/>
    </style:style>
    <style:style style:name="Table261.C" style:family="table-column">
      <style:table-column-properties style:column-width="4.57cm"/>
    </style:style>
    <style:style style:name="Table261.D" style:family="table-column">
      <style:table-column-properties style:column-width="5.606cm"/>
    </style:style>
    <style:style style:name="Table261.1" style:family="table-row">
      <style:table-row-properties style:min-row-height="1.561cm" style:keep-together="true" fo:keep-together="auto"/>
    </style:style>
    <style:style style:name="Table261.A1" style:family="table-cell">
      <style:table-cell-properties style:border-line-width="0.002cm 0.035cm 0.002cm" fo:padding="0.185cm" fo:border="0.039cm double #000001"/>
    </style:style>
    <style:style style:name="Table262" style:family="table">
      <style:table-properties style:width="16.669cm" fo:margin-left="0.185cm" table:align="left" style:writing-mode="lr-tb"/>
    </style:style>
    <style:style style:name="Table262.A" style:family="table-column">
      <style:table-column-properties style:column-width="1.427cm"/>
    </style:style>
    <style:style style:name="Table262.B" style:family="table-column">
      <style:table-column-properties style:column-width="4.944cm"/>
    </style:style>
    <style:style style:name="Table262.C" style:family="table-column">
      <style:table-column-properties style:column-width="4.621cm"/>
    </style:style>
    <style:style style:name="Table262.D" style:family="table-column">
      <style:table-column-properties style:column-width="5.674cm"/>
    </style:style>
    <style:style style:name="Table262.1" style:family="table-row">
      <style:table-row-properties style:min-row-height="1.561cm" style:keep-together="true" fo:keep-together="auto"/>
    </style:style>
    <style:style style:name="Table262.A1" style:family="table-cell">
      <style:table-cell-properties style:border-line-width="0.002cm 0.035cm 0.002cm" fo:padding="0.185cm" fo:border="0.039cm double #000001"/>
    </style:style>
    <style:style style:name="Table263" style:family="table">
      <style:table-properties style:width="16.566cm" fo:margin-left="0.185cm" table:align="left" style:writing-mode="lr-tb"/>
    </style:style>
    <style:style style:name="Table263.A" style:family="table-column">
      <style:table-column-properties style:column-width="1.427cm"/>
    </style:style>
    <style:style style:name="Table263.B" style:family="table-column">
      <style:table-column-properties style:column-width="2.877cm"/>
    </style:style>
    <style:style style:name="Table263.C" style:family="table-column">
      <style:table-column-properties style:column-width="4.958cm"/>
    </style:style>
    <style:style style:name="Table263.D" style:family="table-column">
      <style:table-column-properties style:column-width="1.85cm"/>
    </style:style>
    <style:style style:name="Table263.E" style:family="table-column">
      <style:table-column-properties style:column-width="2.568cm"/>
    </style:style>
    <style:style style:name="Table263.F" style:family="table-column">
      <style:table-column-properties style:column-width="2.884cm"/>
    </style:style>
    <style:style style:name="Table263.1" style:family="table-row">
      <style:table-row-properties style:min-row-height="1.561cm" style:keep-together="true" fo:keep-together="auto"/>
    </style:style>
    <style:style style:name="Table263.A1" style:family="table-cell">
      <style:table-cell-properties style:border-line-width="0.002cm 0.035cm 0.002cm" fo:padding="0.185cm" fo:border="0.039cm double #00000a"/>
    </style:style>
    <style:style style:name="Table264" style:family="table">
      <style:table-properties style:width="16.512cm" fo:margin-left="0.185cm" table:align="left" style:writing-mode="lr-tb"/>
    </style:style>
    <style:style style:name="Table264.A" style:family="table-column">
      <style:table-column-properties style:column-width="1.429cm"/>
    </style:style>
    <style:style style:name="Table264.B" style:family="table-column">
      <style:table-column-properties style:column-width="3.655cm"/>
    </style:style>
    <style:style style:name="Table264.C" style:family="table-column">
      <style:table-column-properties style:column-width="2.688cm"/>
    </style:style>
    <style:style style:name="Table264.D" style:family="table-column">
      <style:table-column-properties style:column-width="3.676cm"/>
    </style:style>
    <style:style style:name="Table264.E" style:family="table-column">
      <style:table-column-properties style:column-width="2.856cm"/>
    </style:style>
    <style:style style:name="Table264.F" style:family="table-column">
      <style:table-column-properties style:column-width="2.207cm"/>
    </style:style>
    <style:style style:name="Table264.1" style:family="table-row">
      <style:table-row-properties style:keep-together="true" fo:keep-together="auto"/>
    </style:style>
    <style:style style:name="Table264.A1" style:family="table-cell">
      <style:table-cell-properties style:border-line-width="0.002cm 0.035cm 0.002cm" fo:padding="0.185cm" fo:border="0.039cm double #00000a"/>
    </style:style>
    <style:style style:name="Table265" style:family="table">
      <style:table-properties style:width="16.51cm" fo:margin-left="0.185cm" table:align="left" style:writing-mode="lr-tb"/>
    </style:style>
    <style:style style:name="Table265.A" style:family="table-column">
      <style:table-column-properties style:column-width="3.611cm"/>
    </style:style>
    <style:style style:name="Table265.B" style:family="table-column">
      <style:table-column-properties style:column-width="6.944cm"/>
    </style:style>
    <style:style style:name="Table265.C" style:family="table-column">
      <style:table-column-properties style:column-width="3.554cm"/>
    </style:style>
    <style:style style:name="Table265.D" style:family="table-column">
      <style:table-column-properties style:column-width="2.399cm"/>
    </style:style>
    <style:style style:name="Table265.1" style:family="table-row">
      <style:table-row-properties style:keep-together="true" fo:keep-together="auto"/>
    </style:style>
    <style:style style:name="Table265.A1" style:family="table-cell">
      <style:table-cell-properties style:border-line-width="0.002cm 0.035cm 0.002cm" fo:padding="0.185cm" fo:border="0.039cm double #00000a"/>
    </style:style>
    <style:style style:name="Table266" style:family="table">
      <style:table-properties style:width="16.51cm" fo:margin-left="0.185cm" table:align="left" style:writing-mode="lr-tb"/>
    </style:style>
    <style:style style:name="Table266.A" style:family="table-column">
      <style:table-column-properties style:column-width="3.607cm"/>
    </style:style>
    <style:style style:name="Table266.B" style:family="table-column">
      <style:table-column-properties style:column-width="3.388cm"/>
    </style:style>
    <style:style style:name="Table266.C" style:family="table-column">
      <style:table-column-properties style:column-width="9.513cm"/>
    </style:style>
    <style:style style:name="Table266.1" style:family="table-row">
      <style:table-row-properties style:keep-together="true" fo:keep-together="auto"/>
    </style:style>
    <style:style style:name="Table266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66.C1" style:family="table-cell">
      <style:table-cell-properties style:border-line-width="0.002cm 0.035cm 0.002cm" fo:padding="0.185cm" fo:border="0.039cm double #00000a"/>
    </style:style>
    <style:style style:name="Table267" style:family="table">
      <style:table-properties style:width="16.51cm" fo:margin-left="0.185cm" table:align="left" style:writing-mode="lr-tb"/>
    </style:style>
    <style:style style:name="Table267.A" style:family="table-column">
      <style:table-column-properties style:column-width="5.129cm"/>
    </style:style>
    <style:style style:name="Table267.B" style:family="table-column">
      <style:table-column-properties style:column-width="3.124cm"/>
    </style:style>
    <style:style style:name="Table267.1" style:family="table-row">
      <style:table-row-properties style:keep-together="true" fo:keep-together="auto"/>
    </style:style>
    <style:style style:name="Table267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67.A2" style:family="table-cell">
      <style:table-cell-properties style:border-line-width="0.002cm 0.035cm 0.002cm" fo:padding="0.185cm" fo:border="0.039cm double #00000a"/>
    </style:style>
    <style:style style:name="Table268" style:family="table">
      <style:table-properties style:width="16.512cm" fo:margin-left="0.185cm" table:align="left" style:writing-mode="lr-tb"/>
    </style:style>
    <style:style style:name="Table268.A" style:family="table-column">
      <style:table-column-properties style:column-width="1.311cm"/>
    </style:style>
    <style:style style:name="Table268.B" style:family="table-column">
      <style:table-column-properties style:column-width="5.175cm"/>
    </style:style>
    <style:style style:name="Table268.C" style:family="table-column">
      <style:table-column-properties style:column-width="4.574cm"/>
    </style:style>
    <style:style style:name="Table268.D" style:family="table-column">
      <style:table-column-properties style:column-width="5.45cm"/>
    </style:style>
    <style:style style:name="Table268.1" style:family="table-row">
      <style:table-row-properties style:keep-together="true" fo:keep-together="auto"/>
    </style:style>
    <style:style style:name="Table268.A1" style:family="table-cell">
      <style:table-cell-properties style:border-line-width="0.002cm 0.035cm 0.002cm" fo:padding="0.185cm" fo:border="0.039cm double #000001"/>
    </style:style>
    <style:style style:name="Table269" style:family="table">
      <style:table-properties style:width="16.51cm" fo:margin-left="0.185cm" table:align="left" style:writing-mode="lr-tb"/>
    </style:style>
    <style:style style:name="Table269.A" style:family="table-column">
      <style:table-column-properties style:column-width="1.27cm"/>
    </style:style>
    <style:style style:name="Table269.B" style:family="table-column">
      <style:table-column-properties style:column-width="5.048cm"/>
    </style:style>
    <style:style style:name="Table269.C" style:family="table-column">
      <style:table-column-properties style:column-width="4.572cm"/>
    </style:style>
    <style:style style:name="Table269.D" style:family="table-column">
      <style:table-column-properties style:column-width="5.618cm"/>
    </style:style>
    <style:style style:name="Table269.1" style:family="table-row">
      <style:table-row-properties style:keep-together="true" fo:keep-together="auto"/>
    </style:style>
    <style:style style:name="Table269.A1" style:family="table-cell">
      <style:table-cell-properties style:border-line-width="0.002cm 0.035cm 0.002cm" fo:padding="0.185cm" fo:border="0.039cm double #000001"/>
    </style:style>
    <style:style style:name="Table270" style:family="table">
      <style:table-properties style:width="16.565cm" fo:margin-left="0.185cm" table:align="left" style:writing-mode="lr-tb"/>
    </style:style>
    <style:style style:name="Table270.A" style:family="table-column">
      <style:table-column-properties style:column-width="1.427cm"/>
    </style:style>
    <style:style style:name="Table270.B" style:family="table-column">
      <style:table-column-properties style:column-width="2.561cm"/>
    </style:style>
    <style:style style:name="Table270.C" style:family="table-column">
      <style:table-column-properties style:column-width="4.022cm"/>
    </style:style>
    <style:style style:name="Table270.D" style:family="table-column">
      <style:table-column-properties style:column-width="2.843cm"/>
    </style:style>
    <style:style style:name="Table270.E" style:family="table-column">
      <style:table-column-properties style:column-width="2.898cm"/>
    </style:style>
    <style:style style:name="Table270.F" style:family="table-column">
      <style:table-column-properties style:column-width="2.812cm"/>
    </style:style>
    <style:style style:name="Table270.1" style:family="table-row">
      <style:table-row-properties style:keep-together="true" fo:keep-together="auto"/>
    </style:style>
    <style:style style:name="Table270.A1" style:family="table-cell">
      <style:table-cell-properties style:border-line-width="0.002cm 0.035cm 0.002cm" fo:padding="0.185cm" fo:border="0.039cm double #00000a"/>
    </style:style>
    <style:style style:name="Table271" style:family="table">
      <style:table-properties style:width="16.51cm" fo:margin-left="0.185cm" table:align="left" style:writing-mode="lr-tb"/>
    </style:style>
    <style:style style:name="Table271.A" style:family="table-column">
      <style:table-column-properties style:column-width="2.272cm"/>
    </style:style>
    <style:style style:name="Table271.B" style:family="table-column">
      <style:table-column-properties style:column-width="3.08cm"/>
    </style:style>
    <style:style style:name="Table271.C" style:family="table-column">
      <style:table-column-properties style:column-width="2.566cm"/>
    </style:style>
    <style:style style:name="Table271.D" style:family="table-column">
      <style:table-column-properties style:column-width="2.909cm"/>
    </style:style>
    <style:style style:name="Table271.E" style:family="table-column">
      <style:table-column-properties style:column-width="3.417cm"/>
    </style:style>
    <style:style style:name="Table271.F" style:family="table-column">
      <style:table-column-properties style:column-width="2.265cm"/>
    </style:style>
    <style:style style:name="Table271.1" style:family="table-row">
      <style:table-row-properties style:keep-together="true" fo:keep-together="auto"/>
    </style:style>
    <style:style style:name="Table271.A1" style:family="table-cell">
      <style:table-cell-properties style:border-line-width="0.002cm 0.035cm 0.002cm" fo:padding="0.185cm" fo:border="0.039cm double #00000a"/>
    </style:style>
    <style:style style:name="Table272" style:family="table">
      <style:table-properties style:width="16.51cm" fo:margin-left="0.185cm" table:align="left" style:writing-mode="lr-tb"/>
    </style:style>
    <style:style style:name="Table272.A" style:family="table-column">
      <style:table-column-properties style:column-width="3.611cm"/>
    </style:style>
    <style:style style:name="Table272.B" style:family="table-column">
      <style:table-column-properties style:column-width="6.944cm"/>
    </style:style>
    <style:style style:name="Table272.C" style:family="table-column">
      <style:table-column-properties style:column-width="3.554cm"/>
    </style:style>
    <style:style style:name="Table272.D" style:family="table-column">
      <style:table-column-properties style:column-width="2.399cm"/>
    </style:style>
    <style:style style:name="Table272.1" style:family="table-row">
      <style:table-row-properties style:keep-together="true" fo:keep-together="auto"/>
    </style:style>
    <style:style style:name="Table272.A1" style:family="table-cell">
      <style:table-cell-properties style:border-line-width="0.002cm 0.035cm 0.002cm" fo:padding="0.185cm" fo:border="0.039cm double #00000a"/>
    </style:style>
    <style:style style:name="Table273" style:family="table">
      <style:table-properties style:width="16.51cm" fo:margin-left="0.185cm" table:align="left" style:writing-mode="lr-tb"/>
    </style:style>
    <style:style style:name="Table273.A" style:family="table-column">
      <style:table-column-properties style:column-width="3.607cm"/>
    </style:style>
    <style:style style:name="Table273.B" style:family="table-column">
      <style:table-column-properties style:column-width="3.388cm"/>
    </style:style>
    <style:style style:name="Table273.C" style:family="table-column">
      <style:table-column-properties style:column-width="9.513cm"/>
    </style:style>
    <style:style style:name="Table273.1" style:family="table-row">
      <style:table-row-properties style:keep-together="true" fo:keep-together="auto"/>
    </style:style>
    <style:style style:name="Table273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73.C1" style:family="table-cell">
      <style:table-cell-properties style:border-line-width="0.002cm 0.035cm 0.002cm" fo:padding="0.185cm" fo:border="0.039cm double #00000a"/>
    </style:style>
    <style:style style:name="Table274" style:family="table">
      <style:table-properties style:width="16.51cm" fo:margin-left="0.185cm" table:align="left" style:writing-mode="lr-tb"/>
    </style:style>
    <style:style style:name="Table274.A" style:family="table-column">
      <style:table-column-properties style:column-width="5.129cm"/>
    </style:style>
    <style:style style:name="Table274.B" style:family="table-column">
      <style:table-column-properties style:column-width="3.124cm"/>
    </style:style>
    <style:style style:name="Table274.1" style:family="table-row">
      <style:table-row-properties style:keep-together="true" fo:keep-together="auto"/>
    </style:style>
    <style:style style:name="Table274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74.A2" style:family="table-cell">
      <style:table-cell-properties style:border-line-width="0.002cm 0.035cm 0.002cm" fo:padding="0.185cm" fo:border="0.039cm double #00000a"/>
    </style:style>
    <style:style style:name="Table275" style:family="table">
      <style:table-properties style:width="16.512cm" fo:margin-left="0.185cm" table:align="left" style:writing-mode="lr-tb"/>
    </style:style>
    <style:style style:name="Table275.A" style:family="table-column">
      <style:table-column-properties style:column-width="1.311cm"/>
    </style:style>
    <style:style style:name="Table275.B" style:family="table-column">
      <style:table-column-properties style:column-width="5.179cm"/>
    </style:style>
    <style:style style:name="Table275.C" style:family="table-column">
      <style:table-column-properties style:column-width="4.568cm"/>
    </style:style>
    <style:style style:name="Table275.D" style:family="table-column">
      <style:table-column-properties style:column-width="5.452cm"/>
    </style:style>
    <style:style style:name="Table275.1" style:family="table-row">
      <style:table-row-properties style:keep-together="true" fo:keep-together="auto"/>
    </style:style>
    <style:style style:name="Table275.A1" style:family="table-cell">
      <style:table-cell-properties style:border-line-width="0.002cm 0.035cm 0.002cm" fo:padding="0.185cm" fo:border="0.039cm double #000001"/>
    </style:style>
    <style:style style:name="Table276" style:family="table">
      <style:table-properties style:width="16.51cm" fo:margin-left="0.185cm" table:align="left" style:writing-mode="lr-tb"/>
    </style:style>
    <style:style style:name="Table276.A" style:family="table-column">
      <style:table-column-properties style:column-width="1.27cm"/>
    </style:style>
    <style:style style:name="Table276.B" style:family="table-column">
      <style:table-column-properties style:column-width="5.048cm"/>
    </style:style>
    <style:style style:name="Table276.C" style:family="table-column">
      <style:table-column-properties style:column-width="4.572cm"/>
    </style:style>
    <style:style style:name="Table276.D" style:family="table-column">
      <style:table-column-properties style:column-width="5.618cm"/>
    </style:style>
    <style:style style:name="Table276.1" style:family="table-row">
      <style:table-row-properties style:keep-together="true" fo:keep-together="auto"/>
    </style:style>
    <style:style style:name="Table276.A1" style:family="table-cell">
      <style:table-cell-properties style:border-line-width="0.002cm 0.035cm 0.002cm" fo:padding="0.185cm" fo:border="0.039cm double #000001"/>
    </style:style>
    <style:style style:name="Table277" style:family="table">
      <style:table-properties style:width="16.512cm" fo:margin-left="0.185cm" table:align="left" style:writing-mode="lr-tb"/>
    </style:style>
    <style:style style:name="Table277.A" style:family="table-column">
      <style:table-column-properties style:column-width="2.205cm"/>
    </style:style>
    <style:style style:name="Table277.B" style:family="table-column">
      <style:table-column-properties style:column-width="2.558cm"/>
    </style:style>
    <style:style style:name="Table277.C" style:family="table-column">
      <style:table-column-properties style:column-width="2.852cm"/>
    </style:style>
    <style:style style:name="Table277.D" style:family="table-column">
      <style:table-column-properties style:column-width="2.699cm"/>
    </style:style>
    <style:style style:name="Table277.E" style:family="table-column">
      <style:table-column-properties style:column-width="2.856cm"/>
    </style:style>
    <style:style style:name="Table277.F" style:family="table-column">
      <style:table-column-properties style:column-width="3.341cm"/>
    </style:style>
    <style:style style:name="Table277.1" style:family="table-row">
      <style:table-row-properties style:keep-together="true" fo:keep-together="auto"/>
    </style:style>
    <style:style style:name="Table277.A1" style:family="table-cell">
      <style:table-cell-properties style:border-line-width="0.002cm 0.035cm 0.002cm" fo:padding="0.185cm" fo:border="0.039cm double #00000a"/>
    </style:style>
    <style:style style:name="Table278" style:family="table">
      <style:table-properties style:width="16.508cm" fo:margin-left="0.185cm" table:align="left" style:writing-mode="lr-tb"/>
    </style:style>
    <style:style style:name="Table278.A" style:family="table-column">
      <style:table-column-properties style:column-width="2.422cm"/>
    </style:style>
    <style:style style:name="Table278.B" style:family="table-column">
      <style:table-column-properties style:column-width="4.062cm"/>
    </style:style>
    <style:style style:name="Table278.C" style:family="table-column">
      <style:table-column-properties style:column-width="4.232cm"/>
    </style:style>
    <style:style style:name="Table278.D" style:family="table-column">
      <style:table-column-properties style:column-width="5.791cm"/>
    </style:style>
    <style:style style:name="Table278.1" style:family="table-row">
      <style:table-row-properties style:min-row-height="1.561cm" style:keep-together="true" fo:keep-together="auto"/>
    </style:style>
    <style:style style:name="Table278.A1" style:family="table-cell">
      <style:table-cell-properties style:border-line-width="0.002cm 0.035cm 0.002cm" fo:padding="0.185cm" fo:border="0.039cm double #00000a"/>
    </style:style>
    <style:style style:name="Table278.2" style:family="table-row">
      <style:table-row-properties style:min-row-height="1.588cm" style:keep-together="true" fo:keep-together="auto"/>
    </style:style>
    <style:style style:name="Table279" style:family="table">
      <style:table-properties style:width="16.51cm" fo:margin-left="0.185cm" table:align="left" style:writing-mode="lr-tb"/>
    </style:style>
    <style:style style:name="Table279.A" style:family="table-column">
      <style:table-column-properties style:column-width="3.607cm"/>
    </style:style>
    <style:style style:name="Table279.B" style:family="table-column">
      <style:table-column-properties style:column-width="3.388cm"/>
    </style:style>
    <style:style style:name="Table279.C" style:family="table-column">
      <style:table-column-properties style:column-width="9.513cm"/>
    </style:style>
    <style:style style:name="Table279.1" style:family="table-row">
      <style:table-row-properties style:min-row-height="1.588cm" style:keep-together="true" fo:keep-together="auto"/>
    </style:style>
    <style:style style:name="Table279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79.C1" style:family="table-cell">
      <style:table-cell-properties style:border-line-width="0.002cm 0.035cm 0.002cm" fo:padding="0.185cm" fo:border="0.039cm double #00000a"/>
    </style:style>
    <style:style style:name="Table279.12" style:family="table-row">
      <style:table-row-properties style:min-row-height="1.561cm" style:keep-together="true" fo:keep-together="auto"/>
    </style:style>
    <style:style style:name="Table280" style:family="table">
      <style:table-properties style:width="16.51cm" fo:margin-left="0.185cm" table:align="left" style:writing-mode="lr-tb"/>
    </style:style>
    <style:style style:name="Table280.A" style:family="table-column">
      <style:table-column-properties style:column-width="2.424cm"/>
    </style:style>
    <style:style style:name="Table280.B" style:family="table-column">
      <style:table-column-properties style:column-width="4.06cm"/>
    </style:style>
    <style:style style:name="Table280.C" style:family="table-column">
      <style:table-column-properties style:column-width="4.574cm"/>
    </style:style>
    <style:style style:name="Table280.D" style:family="table-column">
      <style:table-column-properties style:column-width="5.45cm"/>
    </style:style>
    <style:style style:name="Table280.1" style:family="table-row">
      <style:table-row-properties style:min-row-height="1.561cm" style:keep-together="true" fo:keep-together="auto"/>
    </style:style>
    <style:style style:name="Table280.A1" style:family="table-cell">
      <style:table-cell-properties style:border-line-width="0.002cm 0.035cm 0.002cm" fo:padding="0.185cm" fo:border="0.039cm double #000001"/>
    </style:style>
    <style:style style:name="Table281" style:family="table">
      <style:table-properties style:width="16.51cm" fo:margin-left="0.185cm" table:align="left" style:writing-mode="lr-tb"/>
    </style:style>
    <style:style style:name="Table281.A" style:family="table-column">
      <style:table-column-properties style:column-width="2.263cm"/>
    </style:style>
    <style:style style:name="Table281.B" style:family="table-column">
      <style:table-column-properties style:column-width="4.108cm"/>
    </style:style>
    <style:style style:name="Table281.C" style:family="table-column">
      <style:table-column-properties style:column-width="4.618cm"/>
    </style:style>
    <style:style style:name="Table281.D" style:family="table-column">
      <style:table-column-properties style:column-width="5.519cm"/>
    </style:style>
    <style:style style:name="Table281.1" style:family="table-row">
      <style:table-row-properties style:min-row-height="1.561cm" style:keep-together="true" fo:keep-together="auto"/>
    </style:style>
    <style:style style:name="Table281.A1" style:family="table-cell">
      <style:table-cell-properties style:border-line-width="0.002cm 0.035cm 0.002cm" fo:padding="0.185cm" fo:border="0.039cm double #000001"/>
    </style:style>
    <style:style style:name="Table282" style:family="table">
      <style:table-properties style:width="16.563cm" fo:margin-left="0.185cm" table:align="left" style:writing-mode="lr-tb"/>
    </style:style>
    <style:style style:name="Table282.A" style:family="table-column">
      <style:table-column-properties style:column-width="1.166cm"/>
    </style:style>
    <style:style style:name="Table282.B" style:family="table-column">
      <style:table-column-properties style:column-width="3.161cm"/>
    </style:style>
    <style:style style:name="Table282.C" style:family="table-column">
      <style:table-column-properties style:column-width="4.985cm"/>
    </style:style>
    <style:style style:name="Table282.D" style:family="table-column">
      <style:table-column-properties style:column-width="1.861cm"/>
    </style:style>
    <style:style style:name="Table282.E" style:family="table-column">
      <style:table-column-properties style:column-width="2.487cm"/>
    </style:style>
    <style:style style:name="Table282.F" style:family="table-column">
      <style:table-column-properties style:column-width="2.902cm"/>
    </style:style>
    <style:style style:name="Table282.1" style:family="table-row">
      <style:table-row-properties style:min-row-height="1.561cm" style:keep-together="true" fo:keep-together="auto"/>
    </style:style>
    <style:style style:name="Table282.A1" style:family="table-cell">
      <style:table-cell-properties style:border-line-width="0.002cm 0.035cm 0.002cm" fo:padding="0.185cm" fo:border="0.039cm double #00000a"/>
    </style:style>
    <style:style style:name="Table283" style:family="table">
      <style:table-properties style:width="16.51cm" fo:margin-left="0.185cm" table:align="left" style:writing-mode="lr-tb"/>
    </style:style>
    <style:style style:name="Table283.A" style:family="table-column">
      <style:table-column-properties style:column-width="2.23cm"/>
    </style:style>
    <style:style style:name="Table283.B" style:family="table-column">
      <style:table-column-properties style:column-width="2.852cm"/>
    </style:style>
    <style:style style:name="Table283.C" style:family="table-column">
      <style:table-column-properties style:column-width="2.686cm"/>
    </style:style>
    <style:style style:name="Table283.D" style:family="table-column">
      <style:table-column-properties style:column-width="3.678cm"/>
    </style:style>
    <style:style style:name="Table283.E" style:family="table-column">
      <style:table-column-properties style:column-width="2.854cm"/>
    </style:style>
    <style:style style:name="Table283.F" style:family="table-column">
      <style:table-column-properties style:column-width="2.208cm"/>
    </style:style>
    <style:style style:name="Table283.1" style:family="table-row">
      <style:table-row-properties style:keep-together="true" fo:keep-together="auto"/>
    </style:style>
    <style:style style:name="Table283.A1" style:family="table-cell">
      <style:table-cell-properties style:border-line-width="0.002cm 0.035cm 0.002cm" fo:padding="0.185cm" fo:border="0.039cm double #00000a"/>
    </style:style>
    <style:style style:name="Table284" style:family="table">
      <style:table-properties style:width="16.51cm" fo:margin-left="0.185cm" table:align="left" style:writing-mode="lr-tb"/>
    </style:style>
    <style:style style:name="Table284.A" style:family="table-column">
      <style:table-column-properties style:column-width="2.205cm"/>
    </style:style>
    <style:style style:name="Table284.B" style:family="table-column">
      <style:table-column-properties style:column-width="3.216cm"/>
    </style:style>
    <style:style style:name="Table284.C" style:family="table-column">
      <style:table-column-properties style:column-width="2.706cm"/>
    </style:style>
    <style:style style:name="Table284.D" style:family="table-column">
      <style:table-column-properties style:column-width="2.704cm"/>
    </style:style>
    <style:style style:name="Table284.E" style:family="table-column">
      <style:table-column-properties style:column-width="3.387cm"/>
    </style:style>
    <style:style style:name="Table284.F" style:family="table-column">
      <style:table-column-properties style:column-width="2.291cm"/>
    </style:style>
    <style:style style:name="Table284.1" style:family="table-row">
      <style:table-row-properties style:keep-together="true" fo:keep-together="auto"/>
    </style:style>
    <style:style style:name="Table284.A1" style:family="table-cell">
      <style:table-cell-properties style:border-line-width="0.002cm 0.035cm 0.002cm" fo:padding="0.185cm" fo:border="0.039cm double #00000a"/>
    </style:style>
    <style:style style:name="Table285" style:family="table">
      <style:table-properties style:width="16.51cm" fo:margin-left="0.185cm" table:align="left" style:writing-mode="lr-tb"/>
    </style:style>
    <style:style style:name="Table285.A" style:family="table-column">
      <style:table-column-properties style:column-width="3.013cm"/>
    </style:style>
    <style:style style:name="Table285.B" style:family="table-column">
      <style:table-column-properties style:column-width="4.447cm"/>
    </style:style>
    <style:style style:name="Table285.C" style:family="table-column">
      <style:table-column-properties style:column-width="2.223cm"/>
    </style:style>
    <style:style style:name="Table285.D" style:family="table-column">
      <style:table-column-properties style:column-width="6.826cm"/>
    </style:style>
    <style:style style:name="Table285.1" style:family="table-row">
      <style:table-row-properties style:keep-together="true" fo:keep-together="auto"/>
    </style:style>
    <style:style style:name="Table285.A1" style:family="table-cell">
      <style:table-cell-properties style:border-line-width="0.002cm 0.035cm 0.002cm" fo:padding="0.185cm" fo:border="0.039cm double #00000a"/>
    </style:style>
    <style:style style:name="Table286" style:family="table">
      <style:table-properties style:width="16.51cm" fo:margin-left="0.185cm" table:align="left" style:writing-mode="lr-tb"/>
    </style:style>
    <style:style style:name="Table286.A" style:family="table-column">
      <style:table-column-properties style:column-width="3.607cm"/>
    </style:style>
    <style:style style:name="Table286.B" style:family="table-column">
      <style:table-column-properties style:column-width="1.522cm"/>
    </style:style>
    <style:style style:name="Table286.C" style:family="table-column">
      <style:table-column-properties style:column-width="1.866cm"/>
    </style:style>
    <style:style style:name="Table286.D" style:family="table-column">
      <style:table-column-properties style:column-width="9.513cm"/>
    </style:style>
    <style:style style:name="Table286.1" style:family="table-row">
      <style:table-row-properties style:keep-together="true" fo:keep-together="auto"/>
    </style:style>
    <style:style style:name="Table286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86.D1" style:family="table-cell">
      <style:table-cell-properties style:border-line-width="0.002cm 0.035cm 0.002cm" fo:padding="0.185cm" fo:border="0.039cm double #00000a"/>
    </style:style>
    <style:style style:name="Table287" style:family="table">
      <style:table-properties style:width="16.512cm" fo:margin-left="0.185cm" table:align="left" style:writing-mode="lr-tb"/>
    </style:style>
    <style:style style:name="Table287.A" style:family="table-column">
      <style:table-column-properties style:column-width="1.311cm"/>
    </style:style>
    <style:style style:name="Table287.B" style:family="table-column">
      <style:table-column-properties style:column-width="5.175cm"/>
    </style:style>
    <style:style style:name="Table287.C" style:family="table-column">
      <style:table-column-properties style:column-width="4.574cm"/>
    </style:style>
    <style:style style:name="Table287.D" style:family="table-column">
      <style:table-column-properties style:column-width="5.45cm"/>
    </style:style>
    <style:style style:name="Table287.1" style:family="table-row">
      <style:table-row-properties style:keep-together="true" fo:keep-together="auto"/>
    </style:style>
    <style:style style:name="Table287.A1" style:family="table-cell">
      <style:table-cell-properties style:border-line-width="0.002cm 0.035cm 0.002cm" fo:padding="0.185cm" fo:border="0.039cm double #000001"/>
    </style:style>
    <style:style style:name="Table288" style:family="table">
      <style:table-properties style:width="16.51cm" fo:margin-left="0.185cm" table:align="left" style:writing-mode="lr-tb"/>
    </style:style>
    <style:style style:name="Table288.A" style:family="table-column">
      <style:table-column-properties style:column-width="1.27cm"/>
    </style:style>
    <style:style style:name="Table288.B" style:family="table-column">
      <style:table-column-properties style:column-width="5.048cm"/>
    </style:style>
    <style:style style:name="Table288.C" style:family="table-column">
      <style:table-column-properties style:column-width="4.572cm"/>
    </style:style>
    <style:style style:name="Table288.D" style:family="table-column">
      <style:table-column-properties style:column-width="5.618cm"/>
    </style:style>
    <style:style style:name="Table288.1" style:family="table-row">
      <style:table-row-properties style:keep-together="true" fo:keep-together="auto"/>
    </style:style>
    <style:style style:name="Table288.A1" style:family="table-cell">
      <style:table-cell-properties style:border-line-width="0.002cm 0.035cm 0.002cm" fo:padding="0.185cm" fo:border="0.039cm double #000001"/>
    </style:style>
    <style:style style:name="Table289" style:family="table">
      <style:table-properties style:width="16.51cm" fo:margin-left="0.185cm" table:align="left" style:writing-mode="lr-tb"/>
    </style:style>
    <style:style style:name="Table289.A" style:family="table-column">
      <style:table-column-properties style:column-width="1.311cm"/>
    </style:style>
    <style:style style:name="Table289.B" style:family="table-column">
      <style:table-column-properties style:column-width="2.335cm"/>
    </style:style>
    <style:style style:name="Table289.C" style:family="table-column">
      <style:table-column-properties style:column-width="3.016cm"/>
    </style:style>
    <style:style style:name="Table289.D" style:family="table-column">
      <style:table-column-properties style:column-width="3.81cm"/>
    </style:style>
    <style:style style:name="Table289.E" style:family="table-column">
      <style:table-column-properties style:column-width="2.538cm"/>
    </style:style>
    <style:style style:name="Table289.F" style:family="table-column">
      <style:table-column-properties style:column-width="3.498cm"/>
    </style:style>
    <style:style style:name="Table289.1" style:family="table-row">
      <style:table-row-properties style:keep-together="true" fo:keep-together="auto"/>
    </style:style>
    <style:style style:name="Table289.A1" style:family="table-cell">
      <style:table-cell-properties style:border-line-width="0.002cm 0.035cm 0.002cm" fo:padding="0.185cm" fo:border="0.039cm double #00000a"/>
    </style:style>
    <style:style style:name="Table290" style:family="table">
      <style:table-properties style:width="16.508cm" fo:margin-left="0.185cm" table:align="left" style:writing-mode="lr-tb"/>
    </style:style>
    <style:style style:name="Table290.A" style:family="table-column">
      <style:table-column-properties style:column-width="2.425cm"/>
    </style:style>
    <style:style style:name="Table290.B" style:family="table-column">
      <style:table-column-properties style:column-width="3.388cm"/>
    </style:style>
    <style:style style:name="Table290.C" style:family="table-column">
      <style:table-column-properties style:column-width="3.725cm"/>
    </style:style>
    <style:style style:name="Table290.D" style:family="table-column">
      <style:table-column-properties style:column-width="6.967cm"/>
    </style:style>
    <style:style style:name="Table290.1" style:family="table-row">
      <style:table-row-properties style:min-row-height="1.561cm" style:keep-together="true" fo:keep-together="auto"/>
    </style:style>
    <style:style style:name="Table290.A1" style:family="table-cell">
      <style:table-cell-properties style:border-line-width="0.002cm 0.035cm 0.002cm" fo:padding="0.185cm" fo:border="0.039cm double #00000a"/>
    </style:style>
    <style:style style:name="Table290.2" style:family="table-row">
      <style:table-row-properties style:min-row-height="1.588cm" style:keep-together="true" fo:keep-together="auto"/>
    </style:style>
    <style:style style:name="Table291" style:family="table">
      <style:table-properties style:width="16.51cm" fo:margin-left="0.185cm" table:align="left" style:writing-mode="lr-tb"/>
    </style:style>
    <style:style style:name="Table291.A" style:family="table-column">
      <style:table-column-properties style:column-width="3.607cm"/>
    </style:style>
    <style:style style:name="Table291.B" style:family="table-column">
      <style:table-column-properties style:column-width="3.388cm"/>
    </style:style>
    <style:style style:name="Table291.C" style:family="table-column">
      <style:table-column-properties style:column-width="9.513cm"/>
    </style:style>
    <style:style style:name="Table291.1" style:family="table-row">
      <style:table-row-properties style:min-row-height="1.588cm" style:keep-together="true" fo:keep-together="auto"/>
    </style:style>
    <style:style style:name="Table291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91.C1" style:family="table-cell">
      <style:table-cell-properties style:border-line-width="0.002cm 0.035cm 0.002cm" fo:padding="0.185cm" fo:border="0.039cm double #00000a"/>
    </style:style>
    <style:style style:name="Table291.12" style:family="table-row">
      <style:table-row-properties style:min-row-height="1.561cm" style:keep-together="true" fo:keep-together="auto"/>
    </style:style>
    <style:style style:name="Table292" style:family="table">
      <style:table-properties style:width="16.512cm" fo:margin-left="0.185cm" table:align="left" style:writing-mode="lr-tb"/>
    </style:style>
    <style:style style:name="Table292.A" style:family="table-column">
      <style:table-column-properties style:column-width="1.427cm"/>
    </style:style>
    <style:style style:name="Table292.B" style:family="table-column">
      <style:table-column-properties style:column-width="5.059cm"/>
    </style:style>
    <style:style style:name="Table292.C" style:family="table-column">
      <style:table-column-properties style:column-width="4.574cm"/>
    </style:style>
    <style:style style:name="Table292.D" style:family="table-column">
      <style:table-column-properties style:column-width="5.45cm"/>
    </style:style>
    <style:style style:name="Table292.1" style:family="table-row">
      <style:table-row-properties style:min-row-height="1.561cm" style:keep-together="true" fo:keep-together="auto"/>
    </style:style>
    <style:style style:name="Table292.A1" style:family="table-cell">
      <style:table-cell-properties style:border-line-width="0.002cm 0.035cm 0.002cm" fo:padding="0.185cm" fo:border="0.039cm double #000001"/>
    </style:style>
    <style:style style:name="Table293" style:family="table">
      <style:table-properties style:width="16.51cm" fo:margin-left="0.185cm" table:align="left" style:writing-mode="lr-tb"/>
    </style:style>
    <style:style style:name="Table293.A" style:family="table-column">
      <style:table-column-properties style:column-width="1.429cm"/>
    </style:style>
    <style:style style:name="Table293.B" style:family="table-column">
      <style:table-column-properties style:column-width="4.942cm"/>
    </style:style>
    <style:style style:name="Table293.C" style:family="table-column">
      <style:table-column-properties style:column-width="4.618cm"/>
    </style:style>
    <style:style style:name="Table293.D" style:family="table-column">
      <style:table-column-properties style:column-width="5.519cm"/>
    </style:style>
    <style:style style:name="Table293.1" style:family="table-row">
      <style:table-row-properties style:min-row-height="1.561cm" style:keep-together="true" fo:keep-together="auto"/>
    </style:style>
    <style:style style:name="Table293.A1" style:family="table-cell">
      <style:table-cell-properties style:border-line-width="0.002cm 0.035cm 0.002cm" fo:padding="0.185cm" fo:border="0.039cm double #000001"/>
    </style:style>
    <style:style style:name="Table294" style:family="table">
      <style:table-properties style:width="16.512cm" fo:margin-left="0.185cm" table:align="left" style:writing-mode="lr-tb"/>
    </style:style>
    <style:style style:name="Table294.A" style:family="table-column">
      <style:table-column-properties style:column-width="1.429cm"/>
    </style:style>
    <style:style style:name="Table294.B" style:family="table-column">
      <style:table-column-properties style:column-width="1.901cm"/>
    </style:style>
    <style:style style:name="Table294.C" style:family="table-column">
      <style:table-column-properties style:column-width="3.235cm"/>
    </style:style>
    <style:style style:name="Table294.D" style:family="table-column">
      <style:table-column-properties style:column-width="2.48cm"/>
    </style:style>
    <style:style style:name="Table294.E" style:family="table-column">
      <style:table-column-properties style:column-width="2.618cm"/>
    </style:style>
    <style:style style:name="Table294.F" style:family="table-column">
      <style:table-column-properties style:column-width="4.847cm"/>
    </style:style>
    <style:style style:name="Table294.1" style:family="table-row">
      <style:table-row-properties style:min-row-height="1.561cm" style:keep-together="true" fo:keep-together="auto"/>
    </style:style>
    <style:style style:name="Table294.A1" style:family="table-cell">
      <style:table-cell-properties style:border-line-width="0.002cm 0.035cm 0.002cm" fo:padding="0.185cm" fo:border="0.039cm double #00000a"/>
    </style:style>
    <style:style style:name="Table295" style:family="table">
      <style:table-properties style:width="16.51cm" fo:margin-left="0.185cm" table:align="left" style:writing-mode="lr-tb"/>
    </style:style>
    <style:style style:name="Table295.A" style:family="table-column">
      <style:table-column-properties style:column-width="2.23cm"/>
    </style:style>
    <style:style style:name="Table295.B" style:family="table-column">
      <style:table-column-properties style:column-width="2.852cm"/>
    </style:style>
    <style:style style:name="Table295.C" style:family="table-column">
      <style:table-column-properties style:column-width="2.686cm"/>
    </style:style>
    <style:style style:name="Table295.D" style:family="table-column">
      <style:table-column-properties style:column-width="3.678cm"/>
    </style:style>
    <style:style style:name="Table295.E" style:family="table-column">
      <style:table-column-properties style:column-width="2.854cm"/>
    </style:style>
    <style:style style:name="Table295.F" style:family="table-column">
      <style:table-column-properties style:column-width="2.208cm"/>
    </style:style>
    <style:style style:name="Table295.1" style:family="table-row">
      <style:table-row-properties style:keep-together="true" fo:keep-together="auto"/>
    </style:style>
    <style:style style:name="Table295.A1" style:family="table-cell">
      <style:table-cell-properties style:border-line-width="0.002cm 0.035cm 0.002cm" fo:padding="0.185cm" fo:border="0.039cm double #00000a"/>
    </style:style>
    <style:style style:name="Table296" style:family="table">
      <style:table-properties style:width="16.508cm" fo:margin-left="0.185cm" table:align="left" style:writing-mode="lr-tb"/>
    </style:style>
    <style:style style:name="Table296.A" style:family="table-column">
      <style:table-column-properties style:column-width="2.425cm"/>
    </style:style>
    <style:style style:name="Table296.B" style:family="table-column">
      <style:table-column-properties style:column-width="3.388cm"/>
    </style:style>
    <style:style style:name="Table296.C" style:family="table-column">
      <style:table-column-properties style:column-width="3.725cm"/>
    </style:style>
    <style:style style:name="Table296.D" style:family="table-column">
      <style:table-column-properties style:column-width="6.967cm"/>
    </style:style>
    <style:style style:name="Table296.1" style:family="table-row">
      <style:table-row-properties style:min-row-height="1.561cm" style:keep-together="true" fo:keep-together="auto"/>
    </style:style>
    <style:style style:name="Table296.A1" style:family="table-cell">
      <style:table-cell-properties style:border-line-width="0.002cm 0.035cm 0.002cm" fo:padding="0.185cm" fo:border="0.039cm double #00000a"/>
    </style:style>
    <style:style style:name="Table296.2" style:family="table-row">
      <style:table-row-properties style:min-row-height="1.588cm" style:keep-together="true" fo:keep-together="auto"/>
    </style:style>
    <style:style style:name="Table297" style:family="table">
      <style:table-properties style:width="16.51cm" fo:margin-left="0.185cm" table:align="left" style:writing-mode="lr-tb"/>
    </style:style>
    <style:style style:name="Table297.A" style:family="table-column">
      <style:table-column-properties style:column-width="3.607cm"/>
    </style:style>
    <style:style style:name="Table297.B" style:family="table-column">
      <style:table-column-properties style:column-width="3.388cm"/>
    </style:style>
    <style:style style:name="Table297.C" style:family="table-column">
      <style:table-column-properties style:column-width="9.513cm"/>
    </style:style>
    <style:style style:name="Table297.1" style:family="table-row">
      <style:table-row-properties style:min-row-height="1.588cm" style:keep-together="true" fo:keep-together="auto"/>
    </style:style>
    <style:style style:name="Table297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297.C1" style:family="table-cell">
      <style:table-cell-properties style:border-line-width="0.002cm 0.035cm 0.002cm" fo:padding="0.185cm" fo:border="0.039cm double #00000a"/>
    </style:style>
    <style:style style:name="Table297.12" style:family="table-row">
      <style:table-row-properties style:min-row-height="1.561cm" style:keep-together="true" fo:keep-together="auto"/>
    </style:style>
    <style:style style:name="Table298" style:family="table">
      <style:table-properties style:width="16.512cm" fo:margin-left="0.185cm" table:align="left" style:writing-mode="lr-tb"/>
    </style:style>
    <style:style style:name="Table298.A" style:family="table-column">
      <style:table-column-properties style:column-width="1.427cm"/>
    </style:style>
    <style:style style:name="Table298.B" style:family="table-column">
      <style:table-column-properties style:column-width="5.059cm"/>
    </style:style>
    <style:style style:name="Table298.C" style:family="table-column">
      <style:table-column-properties style:column-width="4.574cm"/>
    </style:style>
    <style:style style:name="Table298.D" style:family="table-column">
      <style:table-column-properties style:column-width="5.45cm"/>
    </style:style>
    <style:style style:name="Table298.1" style:family="table-row">
      <style:table-row-properties style:min-row-height="1.561cm" style:keep-together="true" fo:keep-together="auto"/>
    </style:style>
    <style:style style:name="Table298.A1" style:family="table-cell">
      <style:table-cell-properties style:border-line-width="0.002cm 0.035cm 0.002cm" fo:padding="0.185cm" fo:border="0.039cm double #000001"/>
    </style:style>
    <style:style style:name="Table299" style:family="table">
      <style:table-properties style:width="16.51cm" fo:margin-left="0.185cm" table:align="left" style:writing-mode="lr-tb"/>
    </style:style>
    <style:style style:name="Table299.A" style:family="table-column">
      <style:table-column-properties style:column-width="1.429cm"/>
    </style:style>
    <style:style style:name="Table299.B" style:family="table-column">
      <style:table-column-properties style:column-width="4.942cm"/>
    </style:style>
    <style:style style:name="Table299.C" style:family="table-column">
      <style:table-column-properties style:column-width="4.618cm"/>
    </style:style>
    <style:style style:name="Table299.D" style:family="table-column">
      <style:table-column-properties style:column-width="5.519cm"/>
    </style:style>
    <style:style style:name="Table299.1" style:family="table-row">
      <style:table-row-properties style:min-row-height="1.561cm" style:keep-together="true" fo:keep-together="auto"/>
    </style:style>
    <style:style style:name="Table299.A1" style:family="table-cell">
      <style:table-cell-properties style:border-line-width="0.002cm 0.035cm 0.002cm" fo:padding="0.185cm" fo:border="0.039cm double #000001"/>
    </style:style>
    <style:style style:name="Table300" style:family="table">
      <style:table-properties style:width="16.565cm" fo:margin-left="0.185cm" table:align="left" style:writing-mode="lr-tb"/>
    </style:style>
    <style:style style:name="Table300.A" style:family="table-column">
      <style:table-column-properties style:column-width="1.431cm"/>
    </style:style>
    <style:style style:name="Table300.B" style:family="table-column">
      <style:table-column-properties style:column-width="2.879cm"/>
    </style:style>
    <style:style style:name="Table300.C" style:family="table-column">
      <style:table-column-properties style:column-width="3.632cm"/>
    </style:style>
    <style:style style:name="Table300.D" style:family="table-column">
      <style:table-column-properties style:column-width="2.217cm"/>
    </style:style>
    <style:style style:name="Table300.E" style:family="table-column">
      <style:table-column-properties style:column-width="3.013cm"/>
    </style:style>
    <style:style style:name="Table300.F" style:family="table-column">
      <style:table-column-properties style:column-width="3.392cm"/>
    </style:style>
    <style:style style:name="Table300.1" style:family="table-row">
      <style:table-row-properties style:min-row-height="1.561cm" style:keep-together="true" fo:keep-together="auto"/>
    </style:style>
    <style:style style:name="Table300.A1" style:family="table-cell">
      <style:table-cell-properties style:border-line-width="0.002cm 0.035cm 0.002cm" fo:padding="0.185cm" fo:border="0.039cm double #00000a"/>
    </style:style>
    <style:style style:name="Table301" style:family="table">
      <style:table-properties style:width="16.512cm" fo:margin-left="0.185cm" table:align="left" style:writing-mode="lr-tb"/>
    </style:style>
    <style:style style:name="Table301.A" style:family="table-column">
      <style:table-column-properties style:column-width="1.429cm"/>
    </style:style>
    <style:style style:name="Table301.B" style:family="table-column">
      <style:table-column-properties style:column-width="3.655cm"/>
    </style:style>
    <style:style style:name="Table301.C" style:family="table-column">
      <style:table-column-properties style:column-width="2.688cm"/>
    </style:style>
    <style:style style:name="Table301.D" style:family="table-column">
      <style:table-column-properties style:column-width="3.676cm"/>
    </style:style>
    <style:style style:name="Table301.E" style:family="table-column">
      <style:table-column-properties style:column-width="2.856cm"/>
    </style:style>
    <style:style style:name="Table301.F" style:family="table-column">
      <style:table-column-properties style:column-width="2.207cm"/>
    </style:style>
    <style:style style:name="Table301.1" style:family="table-row">
      <style:table-row-properties style:keep-together="true" fo:keep-together="auto"/>
    </style:style>
    <style:style style:name="Table301.A1" style:family="table-cell">
      <style:table-cell-properties style:border-line-width="0.002cm 0.035cm 0.002cm" fo:padding="0.185cm" fo:border="0.039cm double #00000a"/>
    </style:style>
    <style:style style:name="Table302" style:family="table">
      <style:table-properties style:width="16.51cm" fo:margin-left="0.185cm" table:align="left" style:writing-mode="lr-tb"/>
    </style:style>
    <style:style style:name="Table302.A" style:family="table-column">
      <style:table-column-properties style:column-width="3.611cm"/>
    </style:style>
    <style:style style:name="Table302.B" style:family="table-column">
      <style:table-column-properties style:column-width="6.944cm"/>
    </style:style>
    <style:style style:name="Table302.C" style:family="table-column">
      <style:table-column-properties style:column-width="3.554cm"/>
    </style:style>
    <style:style style:name="Table302.D" style:family="table-column">
      <style:table-column-properties style:column-width="2.399cm"/>
    </style:style>
    <style:style style:name="Table302.1" style:family="table-row">
      <style:table-row-properties style:keep-together="true" fo:keep-together="auto"/>
    </style:style>
    <style:style style:name="Table302.A1" style:family="table-cell">
      <style:table-cell-properties style:border-line-width="0.002cm 0.035cm 0.002cm" fo:padding="0.185cm" fo:border="0.039cm double #00000a"/>
    </style:style>
    <style:style style:name="Table303" style:family="table">
      <style:table-properties style:width="16.51cm" fo:margin-left="0.185cm" table:align="left" style:writing-mode="lr-tb"/>
    </style:style>
    <style:style style:name="Table303.A" style:family="table-column">
      <style:table-column-properties style:column-width="3.607cm"/>
    </style:style>
    <style:style style:name="Table303.B" style:family="table-column">
      <style:table-column-properties style:column-width="3.388cm"/>
    </style:style>
    <style:style style:name="Table303.C" style:family="table-column">
      <style:table-column-properties style:column-width="9.513cm"/>
    </style:style>
    <style:style style:name="Table303.1" style:family="table-row">
      <style:table-row-properties style:keep-together="true" fo:keep-together="auto"/>
    </style:style>
    <style:style style:name="Table303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303.C1" style:family="table-cell">
      <style:table-cell-properties style:border-line-width="0.002cm 0.035cm 0.002cm" fo:padding="0.185cm" fo:border="0.039cm double #00000a"/>
    </style:style>
    <style:style style:name="Table304" style:family="table">
      <style:table-properties style:width="16.51cm" fo:margin-left="0.185cm" table:align="left" style:writing-mode="lr-tb"/>
    </style:style>
    <style:style style:name="Table304.A" style:family="table-column">
      <style:table-column-properties style:column-width="5.129cm"/>
    </style:style>
    <style:style style:name="Table304.B" style:family="table-column">
      <style:table-column-properties style:column-width="3.124cm"/>
    </style:style>
    <style:style style:name="Table304.1" style:family="table-row">
      <style:table-row-properties style:keep-together="true" fo:keep-together="auto"/>
    </style:style>
    <style:style style:name="Table304.A1" style:family="table-cell">
      <style:table-cell-properties fo:background-color="#eeece1" style:border-line-width="0.002cm 0.035cm 0.002cm" fo:padding="0.185cm" fo:border="0.039cm double #00000a">
        <style:background-image/>
      </style:table-cell-properties>
    </style:style>
    <style:style style:name="Table304.A2" style:family="table-cell">
      <style:table-cell-properties style:border-line-width="0.002cm 0.035cm 0.002cm" fo:padding="0.185cm" fo:border="0.039cm double #00000a"/>
    </style:style>
    <style:style style:name="Table305" style:family="table">
      <style:table-properties style:width="16.512cm" fo:margin-left="0.185cm" table:align="left" style:writing-mode="lr-tb"/>
    </style:style>
    <style:style style:name="Table305.A" style:family="table-column">
      <style:table-column-properties style:column-width="1.586cm"/>
    </style:style>
    <style:style style:name="Table305.B" style:family="table-column">
      <style:table-column-properties style:column-width="4.9cm"/>
    </style:style>
    <style:style style:name="Table305.C" style:family="table-column">
      <style:table-column-properties style:column-width="4.572cm"/>
    </style:style>
    <style:style style:name="Table305.D" style:family="table-column">
      <style:table-column-properties style:column-width="5.452cm"/>
    </style:style>
    <style:style style:name="Table305.1" style:family="table-row">
      <style:table-row-properties style:keep-together="true" fo:keep-together="auto"/>
    </style:style>
    <style:style style:name="Table305.A1" style:family="table-cell">
      <style:table-cell-properties style:border-line-width="0.002cm 0.035cm 0.002cm" fo:padding="0.185cm" fo:border="0.039cm double #000001"/>
    </style:style>
    <style:style style:name="Table306" style:family="table">
      <style:table-properties style:width="16.512cm" fo:margin-left="0.185cm" table:align="left" style:writing-mode="lr-tb"/>
    </style:style>
    <style:style style:name="Table306.A" style:family="table-column">
      <style:table-column-properties style:column-width="1.586cm"/>
    </style:style>
    <style:style style:name="Table306.B" style:family="table-column">
      <style:table-column-properties style:column-width="4.733cm"/>
    </style:style>
    <style:style style:name="Table306.C" style:family="table-column">
      <style:table-column-properties style:column-width="4.574cm"/>
    </style:style>
    <style:style style:name="Table306.D" style:family="table-column">
      <style:table-column-properties style:column-width="5.618cm"/>
    </style:style>
    <style:style style:name="Table306.1" style:family="table-row">
      <style:table-row-properties style:keep-together="true" fo:keep-together="auto"/>
    </style:style>
    <style:style style:name="Table306.A1" style:family="table-cell">
      <style:table-cell-properties style:border-line-width="0.002cm 0.035cm 0.002cm" fo:padding="0.185cm" fo:border="0.039cm double #000001"/>
    </style:style>
    <style:style style:name="Table307" style:family="table">
      <style:table-properties style:width="16.512cm" fo:margin-left="0.185cm" table:align="left" style:writing-mode="lr-tb"/>
    </style:style>
    <style:style style:name="Table307.A" style:family="table-column">
      <style:table-column-properties style:column-width="1.595cm"/>
    </style:style>
    <style:style style:name="Table307.B" style:family="table-column">
      <style:table-column-properties style:column-width="2.051cm"/>
    </style:style>
    <style:style style:name="Table307.C" style:family="table-column">
      <style:table-column-properties style:column-width="3.177cm"/>
    </style:style>
    <style:style style:name="Table307.D" style:family="table-column">
      <style:table-column-properties style:column-width="2.385cm"/>
    </style:style>
    <style:style style:name="Table307.E" style:family="table-column">
      <style:table-column-properties style:column-width="2.856cm"/>
    </style:style>
    <style:style style:name="Table307.F" style:family="table-column">
      <style:table-column-properties style:column-width="4.447cm"/>
    </style:style>
    <style:style style:name="Table307.1" style:family="table-row">
      <style:table-row-properties style:keep-together="true" fo:keep-together="auto"/>
    </style:style>
    <style:style style:name="Table307.A1" style:family="table-cell">
      <style:table-cell-properties style:border-line-width="0.002cm 0.035cm 0.002cm" fo:padding="0.185cm" fo:border="0.039cm double #00000a"/>
    </style:style>
    <style:style style:name="P1" style:family="paragraph" style:parent-style-name="Standard">
      <style:paragraph-properties fo:margin-top="0.049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.049cm" fo:margin-bottom="0cm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.049cm" fo:margin-bottom="0cm" fo:line-height="100%"/>
    </style:style>
    <style:style style:name="P4" style:family="paragraph" style:parent-style-name="Standard">
      <style:paragraph-properties fo:margin-top="0.049cm" fo:margin-bottom="0cm" fo:line-height="100%" fo:break-before="page"/>
    </style:style>
    <style:style style:name="P5" style:family="paragraph" style:parent-style-name="Standard">
      <style:paragraph-properties fo:margin-left="1.27cm" fo:margin-right="0cm" fo:margin-top="0.049cm" fo:margin-bottom="0cm" fo:line-height="100%" fo:text-indent="0cm" style:auto-text-indent="false"/>
    </style:style>
    <style:style style:name="P6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 text:display="none"/>
    </style:style>
    <style:style style:name="P7" style:family="paragraph" style:parent-style-name="Standard">
      <style:paragraph-properties fo:margin-top="0.049cm" fo:margin-bottom="0.203cm" fo:line-height="100%"/>
    </style:style>
    <style:style style:name="P8" style:family="paragraph" style:parent-style-name="Standard">
      <style:paragraph-properties fo:margin-top="0.049cm" fo:margin-bottom="0.203cm" fo:line-height="100%" fo:text-align="center" style:justify-single-word="false"/>
    </style:style>
    <style:style style:name="P9" style:family="paragraph" style:parent-style-name="Standard">
      <style:paragraph-properties fo:margin-top="0.049cm" fo:margin-bottom="0.203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-0.203cm" fo:margin-top="0.049cm" fo:margin-bottom="0.203cm" fo:line-height="100%" fo:text-indent="0cm" style:auto-text-indent="false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2.54cm" fo:margin-right="0cm" fo:margin-top="0.049cm" fo:margin-bottom="0cm" fo:line-height="1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9" style:family="text">
      <style:text-properties style:font-name="Times New Roman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gr1" style:family="graphic">
      <style:graphic-properties draw:stroke="none" draw:fill="none" fo:min-height="1.348cm" fo:min-width="4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fo:min-height="1.348cm" fo:min-width="4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fo:min-height="1.348cm" fo:min-width="4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fo:min-height="1.348cm" fo:min-width="3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fo:min-height="1.348cm" fo:min-width="3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fo:min-height="1.348cm" fo:min-width="3.9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fo:min-height="1.348cm" fo:min-width="4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fo:min-height="1.348cm" fo:min-width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none" fo:min-height="1.348cm" fo:min-width="4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none" fo:min-height="1.348cm" fo:min-width="4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="none" fo:min-height="1.348cm" fo:min-width="2.2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="none" fo:min-height="1.348cm" fo:min-width="6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="none" fo:min-height="1.348cm" fo:min-width="5.3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ibMS</text:span><text:span text:style-name="T2">-SuperAdmin View Pending </text:span></text:p>
      <text:p text:style-name="P3"><text:span text:style-name="T3">This page is used to show details of all pending request to register with LibMS.</text:span></text:p>
      <text:p text:style-name="P5"><text:span text:style-name="T3">1.View Pending : </text:span></text:p>
      <text:p text:style-name="P3"><text:bookmark text:name="__DdeLink__5164_51079854621"/><text:bookmark text:name="__DdeLink__24325_1289680240"/><text:span text:style-name="T3"><text:s text:c="2"/>File Name of view page: view_pending.jsp</text:span></text:p>
      <text:p text:style-name="P3"><text:span text:style-name="T5"><text:s text:c="2"/>Attributes:</text:span></text:p>
      <table:table table:name="Table233" table:style-name="Table233">
        <table:table-column table:style-name="Table233.A"/>
        <table:table-column table:style-name="Table233.B"/>
        <table:table-column table:style-name="Table233.C"/>
        <table:table-column table:style-name="Table233.D"/>
        <table:table-row table:style-name="Table233.1">
          <table:table-cell table:style-name="Table233.A1" office:value-type="string">
            <text:p text:style-name="P7"><text:span text:style-name="T5">S.No.</text:span></text:p>
          </table:table-cell>
          <table:table-cell table:style-name="Table233.A1" office:value-type="string">
            <text:p text:style-name="P7"><text:span text:style-name="T5">Column Attribute</text:span></text:p>
          </table:table-cell>
          <table:table-cell table:style-name="Table233.A1" office:value-type="string">
            <text:p text:style-name="P7"><text:span text:style-name="T5">Label </text:span></text:p>
          </table:table-cell>
          <table:table-cell table:style-name="Table233.A1" office:value-type="string">
            <text:p text:style-name="P7"><text:span text:style-name="T5">Grid Action</text:span></text:p>
          </table:table-cell>
        </table:table-row>
        <table:table-row table:style-name="Table233.2">
          <table:table-cell table:style-name="Table233.A1" office:value-type="string">
            <text:p text:style-name="P8"><text:span text:style-name="T6">1.</text:span></text:p>
          </table:table-cell>
          <table:table-cell table:style-name="Table233.A1" office:value-type="string">
            <text:p text:style-name="P7"><text:span text:style-name="T6">Registration ID</text:span></text:p>
          </table:table-cell>
          <table:table-cell table:style-name="Table233.A1" office:value-type="string">
            <text:p text:style-name="P7"><text:span text:style-name="T6">Registration_ID</text:span></text:p>
          </table:table-cell>
          <table:table-cell table:style-name="Table233.A1" office:value-type="string">
            <text:p text:style-name="P7"><text:span text:style-name="T6">/view1</text:span></text:p>
          </table:table-cell>
        </table:table-row>
        <table:table-row table:style-name="Table233.2">
          <table:table-cell table:style-name="Table233.A1" office:value-type="string">
            <text:p text:style-name="P8"><text:span text:style-name="T6">2.</text:span></text:p>
          </table:table-cell>
          <table:table-cell table:style-name="Table233.A1" office:value-type="string">
            <text:p text:style-name="P7"><text:span text:style-name="T6">Institute Name</text:span></text:p>
          </table:table-cell>
          <table:table-cell table:style-name="Table233.A1" office:value-type="string">
            <text:p text:style-name="P7"><text:span text:style-name="T6">Institute Name</text:span></text:p>
          </table:table-cell>
          <table:table-cell table:style-name="Table233.A1" office:value-type="string">
            <text:p text:style-name="P7"><text:span text:style-name="T6">/view1</text:span></text:p>
          </table:table-cell>
        </table:table-row>
        <table:table-row table:style-name="Table233.2">
          <table:table-cell table:style-name="Table233.A1" office:value-type="string">
            <text:p text:style-name="P8"><text:span text:style-name="T6">3.</text:span></text:p>
          </table:table-cell>
          <table:table-cell table:style-name="Table233.A1" office:value-type="string">
            <text:p text:style-name="P7"><text:span text:style-name="T6">User Id</text:span></text:p>
          </table:table-cell>
          <table:table-cell table:style-name="Table233.A1" office:value-type="string">
            <text:p text:style-name="P7"><text:span text:style-name="T6">User Id</text:span></text:p>
          </table:table-cell>
          <table:table-cell table:style-name="Table233.A1" office:value-type="string">
            <text:p text:style-name="P7"><text:span text:style-name="T6">/view1</text:span></text:p>
          </table:table-cell>
        </table:table-row>
        <table:table-row table:style-name="Table233.2">
          <table:table-cell table:style-name="Table233.A1" office:value-type="string">
            <text:p text:style-name="P8"><text:span text:style-name="T6">4.</text:span></text:p>
          </table:table-cell>
          <table:table-cell table:style-name="Table233.A1" office:value-type="string">
            <text:p text:style-name="P7"><text:span text:style-name="T6">Admin Email</text:span></text:p>
          </table:table-cell>
          <table:table-cell table:style-name="Table233.A1" office:value-type="string">
            <text:p text:style-name="P7"><text:span text:style-name="T6">Admin Email</text:span></text:p>
          </table:table-cell>
          <table:table-cell table:style-name="Table233.A1" office:value-type="string">
            <text:p text:style-name="P7"><text:span text:style-name="T6">/view1</text:span></text:p>
          </table:table-cell>
        </table:table-row>
        <table:table-row table:style-name="Table233.1">
          <table:table-cell table:style-name="Table233.A1" office:value-type="string">
            <text:p text:style-name="P8"><text:span text:style-name="T6">5.</text:span></text:p>
          </table:table-cell>
          <table:table-cell table:style-name="Table233.A1" office:value-type="string">
            <text:p text:style-name="P7"><text:bookmark text:name="__DdeLink__24319_1289680240"/><text:span text:style-name="T6">Action</text:span></text:p>
          </table:table-cell>
          <table:table-cell table:style-name="Table233.A1" office:value-type="string">
            <text:p text:style-name="P7"><text:span text:style-name="T6">Action</text:span></text:p>
          </table:table-cell>
          <table:table-cell table:style-name="Table233.A1" office:value-type="string">
            <text:p text:style-name="P7"><text:span text:style-name="T6">/view1</text:span></text:p>
          </table:table-cell>
        </table:table-row>
      </table:table>
      <text:p text:style-name="P1"/>
      <table:table table:name="Table234" table:style-name="Table234">
        <table:table-column table:style-name="Table234.A"/>
        <table:table-column table:style-name="Table234.B"/>
        <table:table-column table:style-name="Table234.C"/>
        <table:table-row table:style-name="Table234.1">
          <table:table-cell table:style-name="Table234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34.C1" office:value-type="string">
            <text:p text:style-name="P9"/>
          </table:table-cell>
        </table:table-row>
        <table:table-row table:style-name="Table234.1">
          <table:table-cell table:style-name="Table234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34.C1" office:value-type="string">
            <text:p text:style-name="P9"/>
          </table:table-cell>
        </table:table-row>
        <table:table-row table:style-name="Table234.1">
          <table:table-cell table:style-name="Table234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34.C1" office:value-type="string">
            <text:p text:style-name="P9"/>
          </table:table-cell>
        </table:table-row>
        <table:table-row table:style-name="Table234.1">
          <table:table-cell table:style-name="Table234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34.C1" office:value-type="string">
            <text:p text:style-name="P9"/>
          </table:table-cell>
        </table:table-row>
        <table:table-row table:style-name="Table234.1">
          <table:table-cell table:style-name="Table234.A1" table:number-columns-spanned="2" office:value-type="string">
            <text:p text:style-name="P7"><text:span text:style-name="T5">Struts Action</text:span><text:span text:style-name="T2">:</text:span></text:p>
          </table:table-cell>
          <table:covered-table-cell/>
          <table:table-cell table:style-name="Table234.C1" office:value-type="string">
            <text:p text:style-name="P9"/>
          </table:table-cell>
        </table:table-row>
        <table:table-row table:style-name="Table234.1">
          <table:table-cell table:style-name="Table234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34.C1" office:value-type="string">
            <text:p text:style-name="P7"><text:span text:style-name="T6">/view1</text:span></text:p>
          </table:table-cell>
        </table:table-row>
        <table:table-row table:style-name="Table234.1">
          <table:table-cell table:style-name="Table234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34.C1" office:value-type="string">
            <text:p text:style-name="P7"><text:bookmark text:name="__DdeLink__5164_510798546211"/><text:span text:style-name="T3">/admin/view_pending.jsp</text:span></text:p>
          </table:table-cell>
        </table:table-row>
        <table:table-row table:style-name="Table234.1">
          <table:table-cell table:style-name="Table234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34.C1" office:value-type="string">
            <text:p text:style-name="P7"><text:span text:style-name="T6">com.myapp.struts.admin.AdminPendingAction</text:span></text:p>
          </table:table-cell>
        </table:table-row>
        <text:soft-page-break/>
        <table:table-row table:style-name="Table234.1">
          <table:table-cell table:style-name="Table234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34.C1" office:value-type="string">
            <text:p text:style-name="P9"><draw:custom-shape text:anchor-type="paragraph" draw:z-index="0" draw:style-name="gr1" svg:width="4.042cm" svg:height="1.348cm" svg:x="0cm" svg:y="0cm"><text:p/><draw:enhanced-geometry draw:type="mso-spt75"/></draw:custom-shape></text:p>
          </table:table-cell>
        </table:table-row>
        <table:table-row table:style-name="Table234.1">
          <table:table-cell table:style-name="Table234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34.C1" office:value-type="string">
            <text:p text:style-name="P7"><text:span text:style-name="T6">The action is used to display details of the pending request for library.</text:span></text:p>
          </table:table-cell>
        </table:table-row>
        <table:table-row table:style-name="Table234.1">
          <table:table-cell table:style-name="Table234.A1" table:number-columns-spanned="2" office:value-type="string">
            <text:p text:style-name="P7"><text:span text:style-name="T7">Request Forwards On:</text:span></text:p>
          </table:table-cell>
          <table:covered-table-cell/>
          <table:table-cell table:style-name="Table234.A1" office:value-type="string">
            <text:p text:style-name="P7"><text:span text:style-name="T7">Purpose</text:span></text:p>
          </table:table-cell>
        </table:table-row>
        <table:table-row table:style-name="Table234.12">
          <table:table-cell table:style-name="Table234.C1" office:value-type="string">
            <text:p text:style-name="P7"><text:span text:style-name="T6">success</text:span></text:p>
          </table:table-cell>
          <table:table-cell table:style-name="Table234.C1" table:number-columns-spanned="2" office:value-type="string">
            <text:p text:style-name="P7"><text:span text:style-name="T6">/admin/admin_pending.jsp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3"><text:span text:style-name="T2"><text:s text:c="2"/>Tables used:</text:span></text:p>
      <table:table table:name="Table235" table:style-name="Table235">
        <table:table-column table:style-name="Table235.A"/>
        <table:table-column table:style-name="Table235.B"/>
        <table:table-column table:style-name="Table235.C"/>
        <table:table-column table:style-name="Table235.D"/>
        <table:table-row table:style-name="Table235.1">
          <table:table-cell table:style-name="Table235.A1" office:value-type="string">
            <text:p text:style-name="P7"><text:span text:style-name="T5">S.No.</text:span></text:p>
          </table:table-cell>
          <table:table-cell table:style-name="Table235.A1" office:value-type="string">
            <text:p text:style-name="P7"><text:span text:style-name="T5">Table name</text:span></text:p>
          </table:table-cell>
          <table:table-cell table:style-name="Table235.A1" office:value-type="string">
            <text:p text:style-name="P7"><text:span text:style-name="T5">Primary Key Detail</text:span></text:p>
          </table:table-cell>
          <table:table-cell table:style-name="Table235.A1" office:value-type="string">
            <text:p text:style-name="P7"><text:span text:style-name="T5">Use of Table</text:span></text:p>
          </table:table-cell>
        </table:table-row>
        <table:table-row table:style-name="Table235.1">
          <table:table-cell table:style-name="Table235.A1" office:value-type="string">
            <text:p text:style-name="P7"><text:span text:style-name="T6">1.</text:span></text:p>
          </table:table-cell>
          <table:table-cell table:style-name="Table235.A1" office:value-type="string">
            <text:p text:style-name="P7"><text:bookmark text:name="__DdeLink__7133_11647440711"/><text:bookmark text:name="__DdeLink__24329_1289680240"/><text:span text:style-name="T6">admin_registration</text:span></text:p>
          </table:table-cell>
          <table:table-cell table:style-name="Table235.A1" office:value-type="string">
            <text:p text:style-name="P3"><text:span text:style-name="T9">registration_id</text:span><text:span text:style-name="T6">,</text:span></text:p>
            <text:p text:style-name="P9"/>
          </table:table-cell>
          <table:table-cell table:style-name="Table235.A1" office:value-type="string">
            <text:p text:style-name="P7"><text:span text:style-name="T6">The table is used to add details of a library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3"><text:span text:style-name="T2"><text:s text:c="2"/>POJO replacement of tables:</text:span></text:p>
      <table:table table:name="Table236" table:style-name="Table236">
        <table:table-column table:style-name="Table236.A"/>
        <table:table-column table:style-name="Table236.B"/>
        <table:table-column table:style-name="Table236.C"/>
        <table:table-column table:style-name="Table236.D"/>
        <table:table-row table:style-name="Table236.1">
          <table:table-cell table:style-name="Table236.A1" office:value-type="string">
            <text:p text:style-name="P7"><text:span text:style-name="T5">S.No.</text:span></text:p>
          </table:table-cell>
          <table:table-cell table:style-name="Table236.A1" office:value-type="string">
            <text:p text:style-name="P7"><text:span text:style-name="T5">Table name</text:span></text:p>
          </table:table-cell>
          <table:table-cell table:style-name="Table236.A1" office:value-type="string">
            <text:p text:style-name="P7"><text:span text:style-name="T5">POJO Name</text:span></text:p>
          </table:table-cell>
          <table:table-cell table:style-name="Table236.A1" office:value-type="string">
            <text:p text:style-name="P7"><text:span text:style-name="T5">Hibernate Mapping Files</text:span></text:p>
          </table:table-cell>
        </table:table-row>
        <table:table-row table:style-name="Table236.1">
          <table:table-cell table:style-name="Table236.A1" office:value-type="string">
            <text:p text:style-name="P7"><text:span text:style-name="T6">1.</text:span></text:p>
          </table:table-cell>
          <table:table-cell table:style-name="Table236.A1" office:value-type="string">
            <text:p text:style-name="P7"><text:bookmark text:name="__DdeLink__7133_116474407111"/><text:bookmark text:name="__DdeLink__24333_1289680240"/><text:span text:style-name="T6">admin_registration</text:span></text:p>
          </table:table-cell>
          <table:table-cell table:style-name="Table236.A1" office:value-type="string">
            <text:p text:style-name="P7"><text:bookmark text:name="__DdeLink__7135_11647440711"/><text:bookmark text:name="__DdeLink__24452_1289680240"/><text:span text:style-name="T6">AdminRegistration</text:span></text:p>
          </table:table-cell>
          <table:table-cell table:style-name="Table236.A1" office:value-type="string">
            <text:p text:style-name="P9"><draw:custom-shape text:anchor-type="paragraph" draw:z-index="1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3"><text:span text:style-name="T2">Methods Used:</text:span></text:p>
      <table:table table:name="Table237" table:style-name="Table237">
        <table:table-column table:style-name="Table237.A"/>
        <table:table-column table:style-name="Table237.B"/>
        <table:table-column table:style-name="Table237.C"/>
        <table:table-column table:style-name="Table237.D"/>
        <table:table-column table:style-name="Table237.E"/>
        <table:table-column table:style-name="Table237.F"/>
        <table:table-row table:style-name="Table237.1">
          <table:table-cell table:style-name="Table237.A1" office:value-type="string">
            <text:p text:style-name="P7"><text:span text:style-name="T5">S.No.</text:span></text:p>
          </table:table-cell>
          <table:table-cell table:style-name="Table237.A1" office:value-type="string">
            <text:p text:style-name="P7"><text:span text:style-name="T5">POJO Name</text:span></text:p>
          </table:table-cell>
          <table:table-cell table:style-name="Table237.A1" office:value-type="string">
            <text:p text:style-name="P7"><text:span text:style-name="T5">Method Name</text:span></text:p>
          </table:table-cell>
          <table:table-cell table:style-name="Table237.A1" office:value-type="string">
            <text:p text:style-name="P7"><text:span text:style-name="T5">Select Operation</text:span></text:p>
          </table:table-cell>
          <table:table-cell table:style-name="Table237.A1" office:value-type="string">
            <text:p text:style-name="P10"><text:span text:style-name="T5">Column Used in where clause</text:span></text:p>
          </table:table-cell>
          <table:table-cell table:style-name="Table237.A1" office:value-type="string">
            <text:p text:style-name="P7"><text:span text:style-name="T5">Purpose</text:span></text:p>
          </table:table-cell>
        </table:table-row>
        <table:table-row table:style-name="Table237.1">
          <table:table-cell table:style-name="Table237.A1" office:value-type="string">
            <text:p text:style-name="P7"><text:span text:style-name="T3">1.</text:span></text:p>
          </table:table-cell>
          <table:table-cell table:style-name="Table237.A1" office:value-type="string">
            <text:p text:style-name="P7"><text:bookmark text:name="__DdeLink__7137_11647440711"/><text:span text:style-name="T3">AdminRegistration</text:span></text:p>
          </table:table-cell>
          <table:table-cell table:style-name="Table237.A1" office:value-type="string">
            <text:p text:style-name="P3"><text:span text:style-name="T3">getAdminDeatilsById()</text:span></text:p>
            <text:p text:style-name="P1"/>
            <text:p text:style-name="P1"/>
            <text:p text:style-name="P9"/>
          </table:table-cell>
          <table:table-cell table:style-name="Table237.A1" office:value-type="string">
            <text:p text:style-name="P3"><text:span text:style-name="T3">Return </text:span></text:p>
            <text:p text:style-name="P7"><text:span text:style-name="T3">list</text:span></text:p>
          </table:table-cell>
          <table:table-cell table:style-name="Table237.A1" office:value-type="string">
            <text:p text:style-name="P7"><text:span text:style-name="T4">registration_id </text:span></text:p>
          </table:table-cell>
          <table:table-cell table:style-name="Table237.A1" office:value-type="string">
            <text:p text:style-name="P7"><text:bookmark text:name="__DdeLink__24457_1289680240"/><text:bookmark text:name="__DdeLink__7133_1164744071111"/><text:span text:style-name="T3">Searches the </text:span><text:span text:style-name="T6">admin_registration</text:span><text:span text:style-name="T3"> by registration_id .</text:span></text:p>
          </table:table-cell>
        </table:table-row>
      </table:table>
      <text:p text:style-name="P3"><text:bookmark text:name="__DdeLink__4718_46192151012"/><text:span text:style-name="T1">LibMS-SuperAdmin View Pending</text:span></text:p>
      <text:p text:style-name="P3"><text:bookmark text:name="__DdeLink__24439_1289680240"/><text:span text:style-name="T3">This page is used to show all details of a non register library .</text:span></text:p>
      <text:p text:style-name="P5"><text:span text:style-name="T3">1.Admin Pending : </text:span></text:p>
      <text:p text:style-name="P3"><text:bookmark text:name="__DdeLink__5164_51079854622"/><text:soft-page-break/><text:span text:style-name="T3"><text:s/>File Name of view page: admin_pending.jsp</text:span></text:p>
      <text:p text:style-name="P3"><text:span text:style-name="T2"><text:s text:c="2"/>Attributes:</text:span></text:p>
      <table:table table:name="Table238" table:style-name="Table238">
        <table:table-column table:style-name="Table238.A"/>
        <table:table-column table:style-name="Table238.B"/>
        <table:table-column table:style-name="Table238.C"/>
        <table:table-column table:style-name="Table238.D"/>
        <table:table-column table:style-name="Table238.E"/>
        <table:table-column table:style-name="Table238.F"/>
        <table:table-row table:style-name="Table238.1">
          <table:table-cell table:style-name="Table238.A1" office:value-type="string">
            <text:p text:style-name="P7"><text:span text:style-name="T5">S.No.</text:span></text:p>
          </table:table-cell>
          <table:table-cell table:style-name="Table238.A1" office:value-type="string">
            <text:p text:style-name="P7"><text:span text:style-name="T5">Attribute Name</text:span></text:p>
          </table:table-cell>
          <table:table-cell table:style-name="Table238.A1" office:value-type="string">
            <text:p text:style-name="P7"><text:span text:style-name="T5">Label </text:span></text:p>
          </table:table-cell>
          <table:table-cell table:style-name="Table238.A1" office:value-type="string">
            <text:p text:style-name="P7"><text:span text:style-name="T5">Field Name</text:span></text:p>
          </table:table-cell>
          <table:table-cell table:style-name="Table238.A1" office:value-type="string">
            <text:p text:style-name="P7"><text:span text:style-name="T5">Type</text:span></text:p>
          </table:table-cell>
          <table:table-cell table:style-name="Table238.A1" office:value-type="string">
            <text:p text:style-name="P7"><text:span text:style-name="T5">Validation</text:span></text:p>
          </table:table-cell>
        </table:table-row>
        <table:table-row table:style-name="Table238.1">
          <table:table-cell table:style-name="Table238.A1" office:value-type="string">
            <text:p text:style-name="P8"><text:span text:style-name="T8">1.</text:span></text:p>
          </table:table-cell>
          <table:table-cell table:style-name="Table238.A1" office:value-type="string">
            <text:p text:style-name="P7"><text:bookmark text:name="__DdeLink__5079_13128240571"/><text:span text:style-name="T8">Institute Name </text:span></text:p>
          </table:table-cell>
          <table:table-cell table:style-name="Table238.A1" office:value-type="string">
            <text:p text:style-name="P7"><text:bookmark text:name="__DdeLink__5079_131282405711"/><text:span text:style-name="T8">Institute Name</text:span></text:p>
          </table:table-cell>
          <table:table-cell table:style-name="Table238.A1" office:value-type="string">
            <text:p text:style-name="P7"><text:span text:style-name="T8">institute_name</text:span></text:p>
          </table:table-cell>
          <table:table-cell table:style-name="Table238.A1" office:value-type="string">
            <text:p text:style-name="P7"><text:bookmark text:name="__DdeLink__19945_12155113181"/><text:bookmark text:name="__DdeLink__5096_13128240571"/><text:span text:style-name="T8">Input box</text:span></text:p>
          </table:table-cell>
          <table:table-cell table:style-name="Table238.A1" office:value-type="string">
            <text:p text:style-name="P11"/>
          </table:table-cell>
        </table:table-row>
        <table:table-row table:style-name="Table238.1">
          <table:table-cell table:style-name="Table238.A1" office:value-type="string">
            <text:p text:style-name="P8"><text:span text:style-name="T8">2.</text:span></text:p>
          </table:table-cell>
          <table:table-cell table:style-name="Table238.A1" office:value-type="string">
            <text:p text:style-name="P7"><text:bookmark text:name="__DdeLink__5082_13128240571"/><text:span text:style-name="T8">Registration Id</text:span></text:p>
          </table:table-cell>
          <table:table-cell table:style-name="Table238.A1" office:value-type="string">
            <text:p text:style-name="P7"><text:bookmark text:name="__DdeLink__5082_131282405711"/><text:span text:style-name="T8">Registration Id</text:span></text:p>
          </table:table-cell>
          <table:table-cell table:style-name="Table238.A1" office:value-type="string">
            <text:p text:style-name="P7"><text:bookmark text:name="__DdeLink__5144_51079854621"/><text:span text:style-name="T8">registration_request_id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><text:bookmark text:name="__DdeLink__5128_51079854611"/><text:bookmark text:name="__DdeLink__5139_51079854611"/></text:p>
          </table:table-cell>
        </table:table-row>
        <table:table-row table:style-name="Table238.1">
          <table:table-cell table:style-name="Table238.A1" office:value-type="string">
            <text:p text:style-name="P8"><text:span text:style-name="T8">3.</text:span></text:p>
          </table:table-cell>
          <table:table-cell table:style-name="Table238.A1" office:value-type="string">
            <text:p text:style-name="P7"><text:bookmark text:name="__DdeLink__5085_13128240571"/><text:span text:style-name="T8">Institute Abbrevation</text:span></text:p>
          </table:table-cell>
          <table:table-cell table:style-name="Table238.A1" office:value-type="string">
            <text:p text:style-name="P7"><text:bookmark text:name="__DdeLink__5085_131282405711"/><text:span text:style-name="T8">Institute Abbrevation</text:span></text:p>
          </table:table-cell>
          <table:table-cell table:style-name="Table238.A1" office:value-type="string">
            <text:p text:style-name="P7"><text:span text:style-name="T8">abbreviated_name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><text:bookmark text:name="__DdeLink__5136_51079854621"/></text:p>
          </table:table-cell>
        </table:table-row>
        <table:table-row table:style-name="Table238.1">
          <table:table-cell table:style-name="Table238.A1" office:value-type="string">
            <text:p text:style-name="P8"><text:span text:style-name="T8">4.</text:span></text:p>
          </table:table-cell>
          <table:table-cell table:style-name="Table238.A1" office:value-type="string">
            <text:p text:style-name="P7"><text:span text:style-name="T8">Courtesy</text:span></text:p>
          </table:table-cell>
          <table:table-cell table:style-name="Table238.A1" office:value-type="string">
            <text:p text:style-name="P7"><text:span text:style-name="T8">Courtesy</text:span></text:p>
          </table:table-cell>
          <table:table-cell table:style-name="Table238.A1" office:value-type="string">
            <text:p text:style-name="P7"><text:bookmark text:name="__DdeLink__5132_51079854621"/><text:span text:style-name="T8">courtesy</text:span></text:p>
          </table:table-cell>
          <table:table-cell table:style-name="Table238.A1" office:value-type="string">
            <text:p text:style-name="P7"><text:bookmark text:name="__DdeLink__5134_51079854621"/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5.</text:span></text:p>
          </table:table-cell>
          <table:table-cell table:style-name="Table238.A1" office:value-type="string">
            <text:p text:style-name="P7"><text:bookmark text:name="__DdeLink__5130_51079854611"/><text:span text:style-name="T8">Institute Address</text:span></text:p>
          </table:table-cell>
          <table:table-cell table:style-name="Table238.A1" office:value-type="string">
            <text:p text:style-name="P7"><text:bookmark text:name="__DdeLink__5130_510798546111"/><text:span text:style-name="T8">Institute Address</text:span></text:p>
          </table:table-cell>
          <table:table-cell table:style-name="Table238.A1" office:value-type="string">
            <text:p text:style-name="P7"><text:span text:style-name="T8">institute_address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6.</text:span></text:p>
          </table:table-cell>
          <table:table-cell table:style-name="Table238.A1" office:value-type="string">
            <text:p text:style-name="P7"><text:bookmark text:name="__DdeLink__5088_13128240571"/><text:span text:style-name="T8">First Name </text:span></text:p>
          </table:table-cell>
          <table:table-cell table:style-name="Table238.A1" office:value-type="string">
            <text:p text:style-name="P7"><text:bookmark text:name="__DdeLink__5088_131282405711"/><text:span text:style-name="T8">First Name</text:span></text:p>
          </table:table-cell>
          <table:table-cell table:style-name="Table238.A1" office:value-type="string">
            <text:p text:style-name="P7"><text:span text:style-name="T8">admin_fname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7.</text:span></text:p>
          </table:table-cell>
          <table:table-cell table:style-name="Table238.A1" office:value-type="string">
            <text:p text:style-name="P7"><text:bookmark text:name="__DdeLink__5091_13128240571"/><text:span text:style-name="T8">Library Name</text:span></text:p>
          </table:table-cell>
          <table:table-cell table:style-name="Table238.A1" office:value-type="string">
            <text:p text:style-name="P7"><text:bookmark text:name="__DdeLink__5091_131282405711"/><text:span text:style-name="T8">Library Name</text:span></text:p>
          </table:table-cell>
          <table:table-cell table:style-name="Table238.A1" office:value-type="string">
            <text:p text:style-name="P7"><text:bookmark text:name="__DdeLink__5101_13128240571"/><text:span text:style-name="T8">library_name</text:span></text:p>
          </table:table-cell>
          <table:table-cell table:style-name="Table238.A1" office:value-type="string">
            <text:p text:style-name="P7"><text:bookmark text:name="__DdeLink__24437_1289680240"/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8.</text:span></text:p>
          </table:table-cell>
          <table:table-cell table:style-name="Table238.A1" office:value-type="string">
            <text:p text:style-name="P7"><text:bookmark text:name="__DdeLink__5093_13128240571"/><text:span text:style-name="T8">Last Name</text:span></text:p>
          </table:table-cell>
          <table:table-cell table:style-name="Table238.A1" office:value-type="string">
            <text:p text:style-name="P7"><text:bookmark text:name="__DdeLink__5093_131282405711"/><text:span text:style-name="T8">Last Name</text:span></text:p>
          </table:table-cell>
          <table:table-cell table:style-name="Table238.A1" office:value-type="string">
            <text:p text:style-name="P7"><text:span text:style-name="T8">admin_lname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9.</text:span></text:p>
          </table:table-cell>
          <table:table-cell table:style-name="Table238.A1" office:value-type="string">
            <text:p text:style-name="P7"><text:span text:style-name="T8">City</text:span></text:p>
          </table:table-cell>
          <table:table-cell table:style-name="Table238.A1" office:value-type="string">
            <text:p text:style-name="P7"><text:span text:style-name="T8">City</text:span></text:p>
          </table:table-cell>
          <table:table-cell table:style-name="Table238.A1" office:value-type="string">
            <text:p text:style-name="P7"><text:bookmark text:name="__DdeLink__5141_51079854611"/><text:span text:style-name="T8">city</text:span></text:p>
          </table:table-cell>
          <table:table-cell table:style-name="Table238.A1" office:value-type="string">
            <text:p text:style-name="P7"><text:span text:style-name="T8">Button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0.</text:span></text:p>
          </table:table-cell>
          <table:table-cell table:style-name="Table238.A1" office:value-type="string">
            <text:p text:style-name="P7"><text:span text:style-name="T8">Designation</text:span></text:p>
          </table:table-cell>
          <table:table-cell table:style-name="Table238.A1" office:value-type="string">
            <text:p text:style-name="P7"><text:span text:style-name="T8">Designation</text:span></text:p>
          </table:table-cell>
          <table:table-cell table:style-name="Table238.A1" office:value-type="string">
            <text:p text:style-name="P7"><text:span text:style-name="T8">admin_designation</text:span></text:p>
          </table:table-cell>
          <table:table-cell table:style-name="Table238.A1" office:value-type="string">
            <text:p text:style-name="P7"><text:span text:style-name="T8">Button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1.</text:span></text:p>
          </table:table-cell>
          <table:table-cell table:style-name="Table238.A1" office:value-type="string">
            <text:p text:style-name="P7"><text:span text:style-name="T8">State</text:span></text:p>
          </table:table-cell>
          <table:table-cell table:style-name="Table238.A1" office:value-type="string">
            <text:p text:style-name="P7"><text:span text:style-name="T8">State</text:span></text:p>
          </table:table-cell>
          <table:table-cell table:style-name="Table238.A1" office:value-type="string">
            <text:p text:style-name="P7"><text:span text:style-name="T8">state</text:span></text:p>
          </table:table-cell>
          <table:table-cell table:style-name="Table238.A1" office:value-type="string">
            <text:p text:style-name="P9"/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2.</text:span></text:p>
          </table:table-cell>
          <table:table-cell table:style-name="Table238.A1" office:value-type="string">
            <text:p text:style-name="P7"><text:span text:style-name="T8">Mobile No.</text:span></text:p>
          </table:table-cell>
          <table:table-cell table:style-name="Table238.A1" office:value-type="string">
            <text:p text:style-name="P7"><text:span text:style-name="T8">Mobile No</text:span></text:p>
          </table:table-cell>
          <table:table-cell table:style-name="Table238.A1" office:value-type="string">
            <text:p text:style-name="P7"><text:span text:style-name="T8">mobile_no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3.</text:span></text:p>
          </table:table-cell>
          <table:table-cell table:style-name="Table238.A1" office:value-type="string">
            <text:p text:style-name="P7"><text:span text:style-name="T8">Country</text:span></text:p>
          </table:table-cell>
          <table:table-cell table:style-name="Table238.A1" office:value-type="string">
            <text:p text:style-name="P7"><text:span text:style-name="T8">Country</text:span></text:p>
          </table:table-cell>
          <table:table-cell table:style-name="Table238.A1" office:value-type="string">
            <text:p text:style-name="P7"><text:span text:style-name="T8">country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4.</text:span></text:p>
          </table:table-cell>
          <table:table-cell table:style-name="Table238.A1" office:value-type="string">
            <text:p text:style-name="P7"><text:span text:style-name="T8">Email Id</text:span></text:p>
          </table:table-cell>
          <table:table-cell table:style-name="Table238.A1" office:value-type="string">
            <text:p text:style-name="P7"><text:span text:style-name="T8">Email Id</text:span></text:p>
          </table:table-cell>
          <table:table-cell table:style-name="Table238.A1" office:value-type="string">
            <text:p text:style-name="P7"><text:span text:style-name="T8">admin_email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5.</text:span></text:p>
          </table:table-cell>
          <table:table-cell table:style-name="Table238.A1" office:value-type="string">
            <text:p text:style-name="P7"><text:span text:style-name="T8">Pin Code</text:span></text:p>
          </table:table-cell>
          <table:table-cell table:style-name="Table238.A1" office:value-type="string">
            <text:p text:style-name="P7"><text:span text:style-name="T8">Pin Code</text:span></text:p>
          </table:table-cell>
          <table:table-cell table:style-name="Table238.A1" office:value-type="string">
            <text:p text:style-name="P7"><text:span text:style-name="T8">pin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6.</text:span></text:p>
          </table:table-cell>
          <table:table-cell table:style-name="Table238.A1" office:value-type="string">
            <text:p text:style-name="P7"><text:span text:style-name="T8">Gender</text:span></text:p>
          </table:table-cell>
          <table:table-cell table:style-name="Table238.A1" office:value-type="string">
            <text:p text:style-name="P7"><text:span text:style-name="T8">Gender</text:span></text:p>
          </table:table-cell>
          <table:table-cell table:style-name="Table238.A1" office:value-type="string">
            <text:p text:style-name="P7"><text:span text:style-name="T8">gender</text:span></text:p>
          </table:table-cell>
          <table:table-cell table:style-name="Table238.A1" office:value-type="string">
            <text:p text:style-name="P7"><text:span text:style-name="T8">Combo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7.</text:span></text:p>
          </table:table-cell>
          <table:table-cell table:style-name="Table238.A1" office:value-type="string">
            <text:p text:style-name="P7"><text:span text:style-name="T8">Landline No.</text:span></text:p>
          </table:table-cell>
          <table:table-cell table:style-name="Table238.A1" office:value-type="string">
            <text:p text:style-name="P7"><text:span text:style-name="T8">Landline No.</text:span></text:p>
          </table:table-cell>
          <table:table-cell table:style-name="Table238.A1" office:value-type="string">
            <text:p text:style-name="P7"><text:span text:style-name="T8">land_line_no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8.</text:span></text:p>
          </table:table-cell>
          <table:table-cell table:style-name="Table238.A1" office:value-type="string">
            <text:p text:style-name="P7"><text:span text:style-name="T8">Password</text:span></text:p>
          </table:table-cell>
          <table:table-cell table:style-name="Table238.A1" office:value-type="string">
            <text:p text:style-name="P7"><text:span text:style-name="T8">Password</text:span></text:p>
          </table:table-cell>
          <table:table-cell table:style-name="Table238.A1" office:value-type="string">
            <text:p text:style-name="P7"><text:span text:style-name="T8">admin_password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19.</text:span></text:p>
          </table:table-cell>
          <table:table-cell table:style-name="Table238.A1" office:value-type="string">
            <text:p text:style-name="P7"><text:span text:style-name="T8">Type of institute</text:span></text:p>
          </table:table-cell>
          <table:table-cell table:style-name="Table238.A1" office:value-type="string">
            <text:p text:style-name="P7"><text:span text:style-name="T8">Type of institute</text:span></text:p>
          </table:table-cell>
          <table:table-cell table:style-name="Table238.A1" office:value-type="string">
            <text:p text:style-name="P7"><text:span text:style-name="T8">type_of_institute</text:span></text:p>
          </table:table-cell>
          <table:table-cell table:style-name="Table238.A1" office:value-type="string">
            <text:p text:style-name="P7"><text:span text:style-name="T8">Combo box</text:span></text:p>
          </table:table-cell>
          <table:table-cell table:style-name="Table238.A1" office:value-type="string">
            <text:p text:style-name="P9"/>
          </table:table-cell>
        </table:table-row>
        <text:soft-page-break/>
        <table:table-row table:style-name="Table238.1">
          <table:table-cell table:style-name="Table238.A1" office:value-type="string">
            <text:p text:style-name="P8"><text:span text:style-name="T8">20.</text:span></text:p>
          </table:table-cell>
          <table:table-cell table:style-name="Table238.A1" office:value-type="string">
            <text:p text:style-name="P7"><text:span text:style-name="T8">User Id</text:span></text:p>
          </table:table-cell>
          <table:table-cell table:style-name="Table238.A1" office:value-type="string">
            <text:p text:style-name="P7"><text:span text:style-name="T8">User Id</text:span></text:p>
          </table:table-cell>
          <table:table-cell table:style-name="Table238.A1" office:value-type="string">
            <text:p text:style-name="P7"><text:span text:style-name="T8">login_id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21.</text:span></text:p>
          </table:table-cell>
          <table:table-cell table:style-name="Table238.A1" office:value-type="string">
            <text:p text:style-name="P7"><text:span text:style-name="T8">Website Name</text:span></text:p>
          </table:table-cell>
          <table:table-cell table:style-name="Table238.A1" office:value-type="string">
            <text:p text:style-name="P7"><text:span text:style-name="T8">Website Name</text:span></text:p>
          </table:table-cell>
          <table:table-cell table:style-name="Table238.A1" office:value-type="string">
            <text:p text:style-name="P7"><text:span text:style-name="T8">institute_website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22.</text:span></text:p>
          </table:table-cell>
          <table:table-cell table:style-name="Table238.A1" office:value-type="string">
            <text:p text:style-name="P7"><text:bookmark text:name="__DdeLink__24434_1289680240"/><text:span text:style-name="T8">Library ID</text:span></text:p>
          </table:table-cell>
          <table:table-cell table:style-name="Table238.A1" office:value-type="string">
            <text:p text:style-name="P7"><text:span text:style-name="T8">Library ID</text:span></text:p>
          </table:table-cell>
          <table:table-cell table:style-name="Table238.A1" office:value-type="string">
            <text:p text:style-name="P7"><text:span text:style-name="T8">library_id</text:span></text:p>
          </table:table-cell>
          <table:table-cell table:style-name="Table238.A1" office:value-type="string">
            <text:p text:style-name="P7"><text:span text:style-name="T8">Input box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23.</text:span></text:p>
          </table:table-cell>
          <table:table-cell table:style-name="Table238.A1" office:value-type="string">
            <text:p text:style-name="P7"><text:span text:style-name="T8">Submit button</text:span></text:p>
          </table:table-cell>
          <table:table-cell table:style-name="Table238.A1" office:value-type="string">
            <text:p text:style-name="P7"><text:span text:style-name="T8">Accept</text:span></text:p>
          </table:table-cell>
          <table:table-cell table:style-name="Table238.A1" office:value-type="string">
            <text:p text:style-name="P7"><text:span text:style-name="T8">button</text:span></text:p>
          </table:table-cell>
          <table:table-cell table:style-name="Table238.A1" office:value-type="string">
            <text:p text:style-name="P7"><text:span text:style-name="T8">Button</text:span></text:p>
          </table:table-cell>
          <table:table-cell table:style-name="Table238.A1" office:value-type="string">
            <text:p text:style-name="P9"/>
          </table:table-cell>
        </table:table-row>
        <table:table-row table:style-name="Table238.1">
          <table:table-cell table:style-name="Table238.A1" office:value-type="string">
            <text:p text:style-name="P8"><text:span text:style-name="T8">24.</text:span></text:p>
          </table:table-cell>
          <table:table-cell table:style-name="Table238.A1" office:value-type="string">
            <text:p text:style-name="P7"><text:span text:style-name="T8">button</text:span></text:p>
          </table:table-cell>
          <table:table-cell table:style-name="Table238.A1" office:value-type="string">
            <text:p text:style-name="P7"><text:span text:style-name="T8">Back</text:span></text:p>
          </table:table-cell>
          <table:table-cell table:style-name="Table238.A1" office:value-type="string">
            <text:p text:style-name="P7"><text:span text:style-name="T8">button</text:span></text:p>
          </table:table-cell>
          <table:table-cell table:style-name="Table238.A1" office:value-type="string">
            <text:p text:style-name="P7"><text:span text:style-name="T8">Button</text:span></text:p>
          </table:table-cell>
          <table:table-cell table:style-name="Table238.A1" office:value-type="string">
            <text:p text:style-name="P9"/>
          </table:table-cell>
        </table:table-row>
      </table:table>
      <text:p text:style-name="P1"/>
      <text:p text:style-name="P3"><text:span text:style-name="T3"><text:s text:c="2"/>Technology Used:</text:span></text:p>
      <text:p text:style-name="P3"><text:span text:style-name="T3"><text:s text:c="2"/>Struts Validation: </text:span></text:p>
      <table:table table:name="Table239" table:style-name="Table239">
        <table:table-column table:style-name="Table239.A"/>
        <table:table-column table:style-name="Table239.B"/>
        <table:table-column table:style-name="Table239.C"/>
        <table:table-column table:style-name="Table239.D"/>
        <table:table-row table:style-name="Table239.1">
          <table:table-cell table:style-name="Table239.A1" office:value-type="string">
            <text:p text:style-name="P7"><text:span text:style-name="T5">Attribute Name </text:span></text:p>
          </table:table-cell>
          <table:table-cell table:style-name="Table239.A1" office:value-type="string">
            <text:p text:style-name="P7"><text:span text:style-name="T5">Form Bean Name </text:span></text:p>
          </table:table-cell>
          <table:table-cell table:style-name="Table239.A1" office:value-type="string">
            <text:p text:style-name="P7"><text:span text:style-name="T5">Property</text:span></text:p>
          </table:table-cell>
          <table:table-cell table:style-name="Table239.A1" office:value-type="string">
            <text:p text:style-name="P7"><text:span text:style-name="T5">Purpose</text:span></text:p>
          </table:table-cell>
        </table:table-row>
        <table:table-row table:style-name="Table239.1">
          <table:table-cell table:style-name="Table239.A1" office:value-type="string">
            <text:p text:style-name="P9"/>
          </table:table-cell>
          <table:table-cell table:style-name="Table239.A1" office:value-type="string">
            <text:p text:style-name="P9"><text:bookmark text:name="__DdeLink__5103_13128240571"/></text:p>
          </table:table-cell>
          <table:table-cell table:style-name="Table239.A1" office:value-type="string">
            <text:p text:style-name="P9"/>
          </table:table-cell>
          <table:table-cell table:style-name="Table239.A1" office:value-type="string">
            <text:p text:style-name="P9"/>
          </table:table-cell>
        </table:table-row>
        <table:table-row table:style-name="Table239.1">
          <table:table-cell table:style-name="Table239.A1" office:value-type="string">
            <text:p text:style-name="P9"/>
          </table:table-cell>
          <table:table-cell table:style-name="Table239.A1" office:value-type="string">
            <text:p text:style-name="P9"><text:bookmark text:name="__DdeLink__5162_51079854611"/></text:p>
          </table:table-cell>
          <table:table-cell table:style-name="Table239.A1" office:value-type="string">
            <text:p text:style-name="P9"/>
          </table:table-cell>
          <table:table-cell table:style-name="Table239.A1" office:value-type="string">
            <text:p text:style-name="P9"/>
          </table:table-cell>
        </table:table-row>
      </table:table>
      <text:p text:style-name="P6"/>
      <table:table table:name="Table240" table:style-name="Table240">
        <table:table-column table:style-name="Table240.A"/>
        <table:table-column table:style-name="Table240.B"/>
        <table:table-column table:style-name="Table240.C"/>
        <table:table-row table:style-name="Table240.1">
          <table:table-cell table:style-name="Table240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40.C1" office:value-type="string">
            <text:p text:style-name="P9"/>
          </table:table-cell>
        </table:table-row>
        <table:table-row table:style-name="Table240.1">
          <table:table-cell table:style-name="Table240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40.C1" office:value-type="string">
            <text:p text:style-name="P7"><text:span text:style-name="T6">AdminViewActionForm</text:span></text:p>
          </table:table-cell>
        </table:table-row>
        <table:table-row table:style-name="Table240.1">
          <table:table-cell table:style-name="Table240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40.C1" office:value-type="string">
            <text:p text:style-name="P9"><draw:custom-shape text:anchor-type="paragraph" draw:z-index="2" draw:style-name="gr3" svg:width="4.308cm" svg:height="1.348cm" svg:x="0cm" svg:y="0cm"><text:p/><draw:enhanced-geometry draw:type="mso-spt75"/></draw:custom-shape></text:p>
          </table:table-cell>
        </table:table-row>
        <table:table-row table:style-name="Table240.1">
          <table:table-cell table:style-name="Table240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40.C1" office:value-type="string">
            <text:p text:style-name="P7"><text:span text:style-name="T6">For defining setter and getter variables.</text:span></text:p>
          </table:table-cell>
        </table:table-row>
        <table:table-row table:style-name="Table240.1">
          <table:table-cell table:style-name="Table240.A1" table:number-columns-spanned="2" office:value-type="string">
            <text:p text:style-name="P7"><text:span text:style-name="T6">Struts Action:</text:span></text:p>
          </table:table-cell>
          <table:covered-table-cell/>
          <table:table-cell table:style-name="Table240.C1" office:value-type="string">
            <text:p text:style-name="P9"/>
          </table:table-cell>
        </table:table-row>
        <table:table-row table:style-name="Table240.1">
          <table:table-cell table:style-name="Table240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40.C1" office:value-type="string">
            <text:p text:style-name="P7"><text:span text:style-name="T6">/confirm</text:span></text:p>
          </table:table-cell>
        </table:table-row>
        <table:table-row table:style-name="Table240.1">
          <table:table-cell table:style-name="Table240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40.C1" office:value-type="string">
            <text:p text:style-name="P7"><text:span text:style-name="T6">/admin/admin_pending.jsp</text:span></text:p>
          </table:table-cell>
        </table:table-row>
        <table:table-row table:style-name="Table240.1">
          <table:table-cell table:style-name="Table240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40.C1" office:value-type="string">
            <text:p text:style-name="P7"><text:span text:style-name="T6">com.myapp.struts.admin.AdminViewAction1</text:span></text:p>
          </table:table-cell>
        </table:table-row>
        <table:table-row table:style-name="Table240.1">
          <table:table-cell table:style-name="Table240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40.C1" office:value-type="string">
            <text:p text:style-name="P9"><draw:custom-shape text:anchor-type="paragraph" draw:z-index="3" draw:style-name="gr4" svg:width="3.733cm" svg:height="1.348cm" svg:x="0cm" svg:y="0cm"><text:p/><draw:enhanced-geometry draw:type="mso-spt75"/></draw:custom-shape></text:p>
          </table:table-cell>
        </table:table-row>
        <table:table-row table:style-name="Table240.1">
          <table:table-cell table:style-name="Table240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40.C1" office:value-type="string">
            <text:p text:style-name="P7"><text:bookmark text:name="__DdeLink__10290_51079854612"/><text:bookmark text:name="__DdeLink__5106_13128240571"/><text:span text:style-name="T6">The action class is used to search titles according to the given values for which search is to be made</text:span></text:p>
          </table:table-cell>
        </table:table-row>
        <table:table-row table:style-name="Table240.1">
          <table:table-cell table:style-name="Table240.A1" table:number-columns-spanned="2" office:value-type="string">
            <text:p text:style-name="P7"><text:span text:style-name="T5">Request Forwards On:</text:span></text:p>
          </table:table-cell>
          <table:covered-table-cell/>
          <table:table-cell table:style-name="Table240.A1" office:value-type="string">
            <text:p text:style-name="P7"><text:span text:style-name="T3">Purpose</text:span></text:p>
          </table:table-cell>
        </table:table-row>
        <table:table-row table:style-name="Table240.1">
          <table:table-cell table:style-name="Table240.C1" office:value-type="string">
            <text:p text:style-name="P7"><text:span text:style-name="T8">success </text:span></text:p>
          </table:table-cell>
          <table:table-cell table:style-name="Table240.C1" table:number-columns-spanned="2" office:value-type="string">
            <text:p text:style-name="P7"><text:span text:style-name="T8">/admin/accept_message.jsp</text:span></text:p>
          </table:table-cell>
          <table:covered-table-cell/>
        </table:table-row>
        <text:soft-page-break/>
        <table:table-row table:style-name="Table240.1">
          <table:table-cell table:style-name="Table240.C1" office:value-type="string">
            <text:p text:style-name="P7"><text:span text:style-name="T8">failure</text:span></text:p>
          </table:table-cell>
          <table:table-cell table:style-name="Table240.C1" table:number-columns-spanned="2" office:value-type="string">
            <text:p text:style-name="P7"><text:span text:style-name="T8">/admin/admin_pending.jsp</text:span></text:p>
          </table:table-cell>
          <table:covered-table-cell/>
        </table:table-row>
      </table:table>
      <text:p text:style-name="P1"/>
      <table:table table:name="Table241" table:style-name="Table241">
        <table:table-column table:style-name="Table241.A"/>
        <table:table-column table:style-name="Table241.B"/>
        <table:table-row table:style-name="Table241.1">
          <table:table-cell table:style-name="Table241.A1" table:number-columns-spanned="2" office:value-type="string">
            <text:p text:style-name="P7"><text:span text:style-name="T5">Struts ActionClass Name</text:span></text:p>
          </table:table-cell>
          <table:covered-table-cell/>
        </table:table-row>
        <table:table-row table:style-name="Table241.1">
          <table:table-cell table:style-name="Table241.A2" office:value-type="string">
            <text:p text:style-name="P7"><text:span text:style-name="T6">Logical Name</text:span></text:p>
          </table:table-cell>
          <table:table-cell table:style-name="Table241.A2" office:value-type="string">
            <text:p text:style-name="P7"><text:span text:style-name="T6">SimpleSearchAction</text:span></text:p>
          </table:table-cell>
        </table:table-row>
        <table:table-row table:style-name="Table241.1">
          <table:table-cell table:style-name="Table241.A2" office:value-type="string">
            <text:p text:style-name="P7"><text:span text:style-name="T6">Description:</text:span></text:p>
          </table:table-cell>
          <table:table-cell table:style-name="Table241.A2" office:value-type="string">
            <text:p text:style-name="P7"><text:span text:style-name="T3">This action is used to show all details of a non register library .</text:span></text:p>
          </table:table-cell>
        </table:table-row>
        <table:table-row table:style-name="Table241.1">
          <table:table-cell table:style-name="Table241.A2" office:value-type="string">
            <text:p text:style-name="P7"><text:span text:style-name="T6">Method </text:span></text:p>
          </table:table-cell>
          <table:table-cell table:style-name="Table241.A2" office:value-type="string">
            <text:p text:style-name="P7"><text:span text:style-name="T6">No Special Method Defined</text:span></text:p>
          </table:table-cell>
        </table:table-row>
      </table:table>
      <text:p text:style-name="P1"/>
      <text:p text:style-name="P3"><text:span text:style-name="T2"><text:s text:c="2"/>Tables used:</text:span></text:p>
      <table:table table:name="Table242" table:style-name="Table242">
        <table:table-column table:style-name="Table242.A"/>
        <table:table-column table:style-name="Table242.B"/>
        <table:table-column table:style-name="Table242.C"/>
        <table:table-column table:style-name="Table242.D"/>
        <table:table-row table:style-name="Table242.1">
          <table:table-cell table:style-name="Table242.A1" office:value-type="string">
            <text:p text:style-name="P7"><text:span text:style-name="T5">S.No.</text:span></text:p>
          </table:table-cell>
          <table:table-cell table:style-name="Table242.A1" office:value-type="string">
            <text:p text:style-name="P7"><text:span text:style-name="T5">Table name</text:span></text:p>
          </table:table-cell>
          <table:table-cell table:style-name="Table242.A1" office:value-type="string">
            <text:p text:style-name="P7"><text:span text:style-name="T5">Primary Key Detail</text:span></text:p>
          </table:table-cell>
          <table:table-cell table:style-name="Table242.A1" office:value-type="string">
            <text:p text:style-name="P7"><text:span text:style-name="T5">Use of Table</text:span></text:p>
          </table:table-cell>
        </table:table-row>
        <table:table-row table:style-name="Table242.1">
          <table:table-cell table:style-name="Table242.A1" office:value-type="string">
            <text:p text:style-name="P7"><text:span text:style-name="T6">1</text:span></text:p>
          </table:table-cell>
          <table:table-cell table:style-name="Table242.A1" office:value-type="string">
            <text:p text:style-name="P7"><text:bookmark text:name="__DdeLink__7133_1164744071112"/><text:bookmark text:name="__DdeLink__10292_51079854611"/><text:span text:style-name="T6">admin_registration</text:span></text:p>
          </table:table-cell>
          <table:table-cell table:style-name="Table242.A1" office:value-type="string">
            <text:p text:style-name="P7"><text:span text:style-name="T9">registration_id</text:span></text:p>
          </table:table-cell>
          <table:table-cell table:style-name="Table242.A1" office:value-type="string">
            <text:p text:style-name="P7"><text:span text:style-name="T6">The table is used to add details of a library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3"><text:span text:style-name="T2"><text:s text:c="2"/>POJO replacement of tables:</text:span></text:p>
      <table:table table:name="Table243" table:style-name="Table243">
        <table:table-column table:style-name="Table243.A"/>
        <table:table-column table:style-name="Table243.B"/>
        <table:table-column table:style-name="Table243.C"/>
        <table:table-column table:style-name="Table243.D"/>
        <table:table-row table:style-name="Table243.1">
          <table:table-cell table:style-name="Table243.A1" office:value-type="string">
            <text:p text:style-name="P7"><text:span text:style-name="T7">S.No.</text:span></text:p>
          </table:table-cell>
          <table:table-cell table:style-name="Table243.A1" office:value-type="string">
            <text:p text:style-name="P7"><text:span text:style-name="T7">Table name</text:span></text:p>
          </table:table-cell>
          <table:table-cell table:style-name="Table243.A1" office:value-type="string">
            <text:p text:style-name="P7"><text:span text:style-name="T7">POJO Name</text:span></text:p>
          </table:table-cell>
          <table:table-cell table:style-name="Table243.A1" office:value-type="string">
            <text:p text:style-name="P7"><text:span text:style-name="T7">Hibernate Mapping Files</text:span></text:p>
          </table:table-cell>
        </table:table-row>
        <table:table-row table:style-name="Table243.1">
          <table:table-cell table:style-name="Table243.A1" office:value-type="string">
            <text:p text:style-name="P7"><text:span text:style-name="T3">1</text:span></text:p>
          </table:table-cell>
          <table:table-cell table:style-name="Table243.A1" office:value-type="string">
            <text:p text:style-name="P7"><text:bookmark text:name="__DdeLink__7133_11647440711121"/><text:span text:style-name="T6">admin_registration</text:span></text:p>
          </table:table-cell>
          <table:table-cell table:style-name="Table243.A1" office:value-type="string">
            <text:p text:style-name="P7"><text:bookmark text:name="__DdeLink__10294_51079854611"/><text:bookmark text:name="__DdeLink__24454_1289680240"/><text:span text:style-name="T6">AdminRegistration</text:span></text:p>
          </table:table-cell>
          <table:table-cell table:style-name="Table243.A1" office:value-type="string">
            <text:p text:style-name="P9"><draw:custom-shape text:anchor-type="paragraph" draw:z-index="4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3"><text:span text:style-name="T3">Methods Used:</text:span></text:p>
      <table:table table:name="Table244" table:style-name="Table244">
        <table:table-column table:style-name="Table244.A"/>
        <table:table-column table:style-name="Table244.B"/>
        <table:table-column table:style-name="Table244.C"/>
        <table:table-column table:style-name="Table244.D"/>
        <table:table-column table:style-name="Table244.E"/>
        <table:table-column table:style-name="Table244.F"/>
        <table:table-row table:style-name="Table244.1">
          <table:table-cell table:style-name="Table244.A1" office:value-type="string">
            <text:p text:style-name="P7"><text:span text:style-name="T5">S.No.</text:span></text:p>
          </table:table-cell>
          <table:table-cell table:style-name="Table244.A1" office:value-type="string">
            <text:p text:style-name="P7"><text:span text:style-name="T5">POJO Class Name</text:span></text:p>
          </table:table-cell>
          <table:table-cell table:style-name="Table244.A1" office:value-type="string">
            <text:p text:style-name="P7"><text:span text:style-name="T5">Method Name</text:span></text:p>
          </table:table-cell>
          <table:table-cell table:style-name="Table244.A1" office:value-type="string">
            <text:p text:style-name="P7"><text:span text:style-name="T5">Select Operation</text:span></text:p>
          </table:table-cell>
          <table:table-cell table:style-name="Table244.A1" office:value-type="string">
            <text:p text:style-name="P10"><text:span text:style-name="T5">Column Used in where clause</text:span></text:p>
          </table:table-cell>
          <table:table-cell table:style-name="Table244.A1" office:value-type="string">
            <text:p text:style-name="P7"><text:span text:style-name="T5">Purpose</text:span></text:p>
          </table:table-cell>
        </table:table-row>
        <table:table-row table:style-name="Table244.1">
          <table:table-cell table:style-name="Table244.A1" office:value-type="string">
            <text:p text:style-name="P7"><text:span text:style-name="T6">1</text:span></text:p>
          </table:table-cell>
          <table:table-cell table:style-name="Table244.A1" office:value-type="string">
            <text:p text:style-name="P7"><text:span text:style-name="T6">AdminRegistration</text:span></text:p>
          </table:table-cell>
          <table:table-cell table:style-name="Table244.A1" office:value-type="string">
            <text:p text:style-name="P3"><text:span text:style-name="T6">getAdminInstituteDetailsById()</text:span></text:p>
            <text:p text:style-name="P1"/>
            <text:p text:style-name="P9"/>
          </table:table-cell>
          <table:table-cell table:style-name="Table244.A1" office:value-type="string">
            <text:p text:style-name="P7"><text:span text:style-name="T6">Return list</text:span></text:p>
          </table:table-cell>
          <table:table-cell table:style-name="Table244.A1" office:value-type="string">
            <text:p text:style-name="P3"><text:span text:style-name="T9">registration_id,</text:span></text:p>
            <text:p text:style-name="P9"/>
          </table:table-cell>
          <table:table-cell table:style-name="Table244.A1" office:value-type="string">
            <text:p text:style-name="P7"><text:bookmark text:name="__DdeLink__7133_11647440711111"/><text:span text:style-name="T3">Searches the </text:span><text:span text:style-name="T6">admin_registration</text:span><text:span text:style-name="T3"> by registration_id .</text:span></text:p>
          </table:table-cell>
        </table:table-row>
      </table:table>
      <text:p text:style-name="P1"/>
      <text:p text:style-name="P3"><text:bookmark text:name="__DdeLink__4718_461921510111"/><text:bookmark text:name="__DdeLink__24397_12896802401"/><text:bookmark text:name="__DdeLink__24709_1289680240"/><text:bookmark text:name="__DdeLink__24513_1289680240"/><text:span text:style-name="T1">LibMS</text:span><text:span text:style-name="T2">-SuperAdmin View Approved </text:span></text:p>
      <text:p text:style-name="P3"><text:span text:style-name="T3">This page is used to show details of all the approved institute with LibMS.</text:span></text:p>
      <text:p text:style-name="P5"><text:span text:style-name="T3">1.View Approved : </text:span></text:p>
      <text:p text:style-name="P3"><text:bookmark text:name="__DdeLink__5164_510798546212"/><text:bookmark text:name="__DdeLink__24325_12896802401"/><text:span text:style-name="T3"><text:s text:c="2"/>File Name of view page: view_approved.jsp</text:span></text:p>
      <text:p text:style-name="P3"><text:span text:style-name="T5"><text:s text:c="2"/>Attributes:</text:span></text:p>
      <table:table table:name="Table245" table:style-name="Table245">
        <table:table-column table:style-name="Table245.A"/>
        <table:table-column table:style-name="Table245.B"/>
        <table:table-column table:style-name="Table245.C"/>
        <table:table-column table:style-name="Table245.D"/>
        <text:soft-page-break/>
        <table:table-row table:style-name="Table245.1">
          <table:table-cell table:style-name="Table245.A1" office:value-type="string">
            <text:p text:style-name="P7"><text:span text:style-name="T5">S.No.</text:span></text:p>
          </table:table-cell>
          <table:table-cell table:style-name="Table245.A1" office:value-type="string">
            <text:p text:style-name="P7"><text:span text:style-name="T5">Column Attribute</text:span></text:p>
          </table:table-cell>
          <table:table-cell table:style-name="Table245.A1" office:value-type="string">
            <text:p text:style-name="P7"><text:span text:style-name="T5">Label </text:span></text:p>
          </table:table-cell>
          <table:table-cell table:style-name="Table245.A1" office:value-type="string">
            <text:p text:style-name="P7"><text:span text:style-name="T5">Grid Action</text:span></text:p>
          </table:table-cell>
        </table:table-row>
        <table:table-row table:style-name="Table245.2">
          <table:table-cell table:style-name="Table245.A1" office:value-type="string">
            <text:p text:style-name="P8"><text:span text:style-name="T6">1.</text:span></text:p>
          </table:table-cell>
          <table:table-cell table:style-name="Table245.A1" office:value-type="string">
            <text:p text:style-name="P7"><text:span text:style-name="T6">Registration ID</text:span></text:p>
          </table:table-cell>
          <table:table-cell table:style-name="Table245.A1" office:value-type="string">
            <text:p text:style-name="P7"><text:span text:style-name="T6">Registration_ID</text:span></text:p>
          </table:table-cell>
          <table:table-cell table:style-name="Table245.A1" office:value-type="string">
            <text:p text:style-name="P7"><text:bookmark text:name="__DdeLink__24321_12896802401"/><text:bookmark text:name="__DdeLink__24499_1289680240"/><text:span text:style-name="T6">index.jsp(hyperlink)</text:span></text:p>
          </table:table-cell>
        </table:table-row>
        <table:table-row table:style-name="Table245.2">
          <table:table-cell table:style-name="Table245.A1" office:value-type="string">
            <text:p text:style-name="P8"><text:span text:style-name="T6">2.</text:span></text:p>
          </table:table-cell>
          <table:table-cell table:style-name="Table245.A1" office:value-type="string">
            <text:p text:style-name="P7"><text:span text:style-name="T6">Institute Name</text:span></text:p>
          </table:table-cell>
          <table:table-cell table:style-name="Table245.A1" office:value-type="string">
            <text:p text:style-name="P7"><text:span text:style-name="T6">Institute Name</text:span></text:p>
          </table:table-cell>
          <table:table-cell table:style-name="Table245.A1" office:value-type="string">
            <text:p text:style-name="P7"><text:bookmark text:name="__DdeLink__24321_128968024011"/><text:span text:style-name="T6">index.jsp(hyperlink)</text:span></text:p>
          </table:table-cell>
        </table:table-row>
        <table:table-row table:style-name="Table245.1">
          <table:table-cell table:style-name="Table245.A1" office:value-type="string">
            <text:p text:style-name="P8"><text:span text:style-name="T6">3.</text:span></text:p>
          </table:table-cell>
          <table:table-cell table:style-name="Table245.A1" office:value-type="string">
            <text:p text:style-name="P7"><text:span text:style-name="T6">Admin Email</text:span></text:p>
          </table:table-cell>
          <table:table-cell table:style-name="Table245.A1" office:value-type="string">
            <text:p text:style-name="P7"><text:span text:style-name="T6">Admin Email</text:span></text:p>
          </table:table-cell>
          <table:table-cell table:style-name="Table245.A1" office:value-type="string">
            <text:p text:style-name="P7"><text:bookmark text:name="__DdeLink__24321_128968024012"/><text:bookmark text:name="__DdeLink__5119_131282405711"/><text:bookmark text:name="__DdeLink__15424_510798546111"/><text:span text:style-name="T6">index.jsp(hyperlink)</text:span></text:p>
          </table:table-cell>
        </table:table-row>
      </table:table>
      <text:p text:style-name="P1"/>
      <table:table table:name="Table246" table:style-name="Table246">
        <table:table-column table:style-name="Table246.A"/>
        <table:table-column table:style-name="Table246.B"/>
        <table:table-column table:style-name="Table246.C"/>
        <table:table-row table:style-name="Table246.1">
          <table:table-cell table:style-name="Table246.A1" table:number-columns-spanned="2" office:value-type="string">
            <text:p text:style-name="P7"><text:span text:style-name="T7">Request Forwards On:</text:span></text:p>
          </table:table-cell>
          <table:covered-table-cell/>
          <table:table-cell table:style-name="Table246.A1" office:value-type="string">
            <text:p text:style-name="P7"><text:span text:style-name="T7">Purpose</text:span></text:p>
          </table:table-cell>
        </table:table-row>
        <table:table-row table:style-name="Table246.1">
          <table:table-cell table:style-name="Table246.A2" office:value-type="string">
            <text:p text:style-name="P7"><text:span text:style-name="T6">success</text:span></text:p>
          </table:table-cell>
          <table:table-cell table:style-name="Table246.A2" table:number-columns-spanned="2" office:value-type="string">
            <text:p text:style-name="P7"><text:span text:style-name="T6">/admin/index.jsp</text:span></text:p>
          </table:table-cell>
          <table:covered-table-cell/>
        </table:table-row>
      </table:table>
      <text:p text:style-name="P1"/>
      <text:p text:style-name="P3"><text:span text:style-name="T2"><text:s text:c="2"/>Tables used:</text:span></text:p>
      <table:table table:name="Table247" table:style-name="Table247">
        <table:table-column table:style-name="Table247.A"/>
        <table:table-column table:style-name="Table247.B"/>
        <table:table-column table:style-name="Table247.C"/>
        <table:table-column table:style-name="Table247.D"/>
        <table:table-row table:style-name="Table247.1">
          <table:table-cell table:style-name="Table247.A1" office:value-type="string">
            <text:p text:style-name="P7"><text:span text:style-name="T5">S.No.</text:span></text:p>
          </table:table-cell>
          <table:table-cell table:style-name="Table247.A1" office:value-type="string">
            <text:p text:style-name="P7"><text:span text:style-name="T5">Table name</text:span></text:p>
          </table:table-cell>
          <table:table-cell table:style-name="Table247.A1" office:value-type="string">
            <text:p text:style-name="P7"><text:span text:style-name="T5">Primary Key Detail</text:span></text:p>
          </table:table-cell>
          <table:table-cell table:style-name="Table247.A1" office:value-type="string">
            <text:p text:style-name="P7"><text:span text:style-name="T5">Use of Table</text:span></text:p>
          </table:table-cell>
        </table:table-row>
        <table:table-row table:style-name="Table247.1">
          <table:table-cell table:style-name="Table247.A1" office:value-type="string">
            <text:p text:style-name="P7"><text:span text:style-name="T6">1.</text:span></text:p>
          </table:table-cell>
          <table:table-cell table:style-name="Table247.A1" office:value-type="string">
            <text:p text:style-name="P7"><text:bookmark text:name="__DdeLink__7133_116474407112"/><text:bookmark text:name="__DdeLink__24329_12896802401"/><text:span text:style-name="T6">admin_registration</text:span></text:p>
          </table:table-cell>
          <table:table-cell table:style-name="Table247.A1" office:value-type="string">
            <text:p text:style-name="P3"><text:span text:style-name="T9">registration_id</text:span><text:span text:style-name="T6">,</text:span></text:p>
            <text:p text:style-name="P9"/>
          </table:table-cell>
          <table:table-cell table:style-name="Table247.A1" office:value-type="string">
            <text:p text:style-name="P7"><text:span text:style-name="T6">The table is used to add details of a library.</text:span></text:p>
          </table:table-cell>
        </table:table-row>
      </table:table>
      <text:p text:style-name="P1"/>
      <text:p text:style-name="P1"/>
      <text:p text:style-name="P1"/>
      <text:p text:style-name="P3"><text:span text:style-name="T2"><text:s/>POJO replacement of tables:</text:span></text:p>
      <table:table table:name="Table248" table:style-name="Table248">
        <table:table-column table:style-name="Table248.A"/>
        <table:table-column table:style-name="Table248.B"/>
        <table:table-column table:style-name="Table248.C"/>
        <table:table-column table:style-name="Table248.D"/>
        <table:table-row table:style-name="Table248.1">
          <table:table-cell table:style-name="Table248.A1" office:value-type="string">
            <text:p text:style-name="P7"><text:span text:style-name="T5">S.No.</text:span></text:p>
          </table:table-cell>
          <table:table-cell table:style-name="Table248.A1" office:value-type="string">
            <text:p text:style-name="P7"><text:span text:style-name="T5">Table name</text:span></text:p>
          </table:table-cell>
          <table:table-cell table:style-name="Table248.A1" office:value-type="string">
            <text:p text:style-name="P7"><text:span text:style-name="T5">POJO Name</text:span></text:p>
          </table:table-cell>
          <table:table-cell table:style-name="Table248.A1" office:value-type="string">
            <text:p text:style-name="P7"><text:span text:style-name="T5">Hibernate Mapping Files</text:span></text:p>
          </table:table-cell>
        </table:table-row>
        <table:table-row table:style-name="Table248.1">
          <table:table-cell table:style-name="Table248.A1" office:value-type="string">
            <text:p text:style-name="P7"><text:span text:style-name="T6">1.</text:span></text:p>
          </table:table-cell>
          <table:table-cell table:style-name="Table248.A1" office:value-type="string">
            <text:p text:style-name="P7"><text:bookmark text:name="__DdeLink__7133_1164744071113"/><text:bookmark text:name="__DdeLink__24333_12896802401"/><text:span text:style-name="T6">admin_registration</text:span></text:p>
          </table:table-cell>
          <table:table-cell table:style-name="Table248.A1" office:value-type="string">
            <text:p text:style-name="P7"><text:bookmark text:name="__DdeLink__7135_116474407111"/><text:bookmark text:name="__DdeLink__24452_12896802401"/><text:span text:style-name="T6">AdminRegistration</text:span></text:p>
          </table:table-cell>
          <table:table-cell table:style-name="Table248.A1" office:value-type="string">
            <text:p text:style-name="P9"><draw:custom-shape text:anchor-type="paragraph" draw:z-index="5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2"><text:bookmark text:name="__DdeLink__4718_4619215101111"/><text:bookmark text:name="__DdeLink__24397_128968024011"/></text:p>
      <text:p text:style-name="P3"><text:span text:style-name="T1">LibMS</text:span><text:span text:style-name="T2">-SuperAdmin View Approved </text:span></text:p>
      <text:p text:style-name="P3"><text:bookmark text:name="__DdeLink__24533_1289680240"/><text:span text:style-name="T3">This page is used to show details of all the approved institute with LibMS.</text:span></text:p>
      <text:p text:style-name="P5"><text:span text:style-name="T3">1.Index : </text:span></text:p>
      <text:p text:style-name="P3"><text:bookmark text:name="__DdeLink__24325_128968024011"/><text:bookmark text:name="__DdeLink__5164_5107985462121"/><text:span text:style-name="T3">File Name of view page: index.jsp</text:span></text:p>
      <text:p text:style-name="P3"><text:span text:style-name="T5">Attributes:</text:span></text:p>
      <table:table table:name="Table249" table:style-name="Table249">
        <table:table-column table:style-name="Table249.A"/>
        <table:table-column table:style-name="Table249.B"/>
        <table:table-column table:style-name="Table249.C"/>
        <table:table-column table:style-name="Table249.D"/>
        <table:table-row table:style-name="Table249.1">
          <table:table-cell table:style-name="Table249.A1" office:value-type="string">
            <text:p text:style-name="P7"><text:span text:style-name="T5">S.No.</text:span></text:p>
          </table:table-cell>
          <table:table-cell table:style-name="Table249.A1" office:value-type="string">
            <text:p text:style-name="P7"><text:span text:style-name="T5">Column Attribute</text:span></text:p>
          </table:table-cell>
          <table:table-cell table:style-name="Table249.A1" office:value-type="string">
            <text:p text:style-name="P7"><text:span text:style-name="T5">Label </text:span></text:p>
          </table:table-cell>
          <table:table-cell table:style-name="Table249.A1" office:value-type="string">
            <text:p text:style-name="P7"><text:span text:style-name="T5">Grid Action</text:span></text:p>
          </table:table-cell>
        </table:table-row>
        <text:soft-page-break/>
        <table:table-row table:style-name="Table249.1">
          <table:table-cell table:style-name="Table249.A1" office:value-type="string">
            <text:p text:style-name="P8"><text:span text:style-name="T6">1.</text:span></text:p>
          </table:table-cell>
          <table:table-cell table:style-name="Table249.A1" office:value-type="string">
            <text:p text:style-name="P9"/>
          </table:table-cell>
          <table:table-cell table:style-name="Table249.A1" office:value-type="string">
            <text:p text:style-name="P9"/>
          </table:table-cell>
          <table:table-cell table:style-name="Table249.A1" office:value-type="string">
            <text:p text:style-name="P7"><text:bookmark text:name="__DdeLink__24529_1289680240"/><text:bookmark text:name="__DdeLink__24321_128968024013"/><text:bookmark text:name="__DdeLink__24499_12896802401"/><text:span text:style-name="T6">/admin/view</text:span></text:p>
          </table:table-cell>
        </table:table-row>
      </table:table>
      <text:p text:style-name="P1"/>
      <table:table table:name="Table250" table:style-name="Table250">
        <table:table-column table:style-name="Table250.A"/>
        <table:table-column table:style-name="Table250.B"/>
        <table:table-column table:style-name="Table250.C"/>
        <table:table-row table:style-name="Table250.1">
          <table:table-cell table:style-name="Table250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50.C1" office:value-type="string">
            <text:p text:style-name="P9"/>
          </table:table-cell>
        </table:table-row>
        <table:table-row table:style-name="Table250.1">
          <table:table-cell table:style-name="Table250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50.C1" office:value-type="string">
            <text:p text:style-name="P9"/>
          </table:table-cell>
        </table:table-row>
        <table:table-row table:style-name="Table250.1">
          <table:table-cell table:style-name="Table250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50.C1" office:value-type="string">
            <text:p text:style-name="P9"/>
          </table:table-cell>
        </table:table-row>
        <table:table-row table:style-name="Table250.1">
          <table:table-cell table:style-name="Table250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50.C1" office:value-type="string">
            <text:p text:style-name="P9"/>
          </table:table-cell>
        </table:table-row>
        <table:table-row table:style-name="Table250.1">
          <table:table-cell table:style-name="Table250.A1" table:number-columns-spanned="2" office:value-type="string">
            <text:p text:style-name="P7"><text:span text:style-name="T5">Struts Action</text:span><text:span text:style-name="T2">:</text:span></text:p>
          </table:table-cell>
          <table:covered-table-cell/>
          <table:table-cell table:style-name="Table250.C1" office:value-type="string">
            <text:p text:style-name="P9"/>
          </table:table-cell>
        </table:table-row>
        <table:table-row table:style-name="Table250.1">
          <table:table-cell table:style-name="Table250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50.C1" office:value-type="string">
            <text:p text:style-name="P7"><text:bookmark text:name="__DdeLink__24321_1289680240131"/><text:bookmark text:name="__DdeLink__24499_128968024011"/><text:span text:style-name="T6">/admin/view</text:span></text:p>
          </table:table-cell>
        </table:table-row>
        <table:table-row table:style-name="Table250.1">
          <table:table-cell table:style-name="Table250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50.C1" office:value-type="string">
            <text:p text:style-name="P7"><text:bookmark text:name="__DdeLink__5164_5107985462111"/><text:span text:style-name="T3">/admin/index.jsp</text:span></text:p>
          </table:table-cell>
        </table:table-row>
        <table:table-row table:style-name="Table250.1">
          <table:table-cell table:style-name="Table250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50.C1" office:value-type="string">
            <text:p text:style-name="P7"><text:span text:style-name="T6">com.myapp.struts.admin.AdminViewAction</text:span></text:p>
          </table:table-cell>
        </table:table-row>
        <table:table-row table:style-name="Table250.1">
          <table:table-cell table:style-name="Table250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50.C1" office:value-type="string">
            <text:p text:style-name="P9"><draw:custom-shape text:anchor-type="paragraph" draw:z-index="6" draw:style-name="gr5" svg:width="3.513cm" svg:height="1.348cm" svg:x="0cm" svg:y="0cm"><text:p/><draw:enhanced-geometry draw:type="mso-spt75"/></draw:custom-shape></text:p>
          </table:table-cell>
        </table:table-row>
        <table:table-row table:style-name="Table250.1">
          <table:table-cell table:style-name="Table250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50.C1" office:value-type="string">
            <text:p text:style-name="P7"><text:span text:style-name="T3">This action is used to show details of all the approved institute with LibMS.</text:span></text:p>
          </table:table-cell>
        </table:table-row>
        <table:table-row table:style-name="Table250.1">
          <table:table-cell table:style-name="Table250.A1" table:number-columns-spanned="2" office:value-type="string">
            <text:p text:style-name="P7"><text:span text:style-name="T7">Request Forwards On:</text:span></text:p>
          </table:table-cell>
          <table:covered-table-cell/>
          <table:table-cell table:style-name="Table250.A1" office:value-type="string">
            <text:p text:style-name="P7"><text:span text:style-name="T7">Purpose</text:span></text:p>
          </table:table-cell>
        </table:table-row>
        <table:table-row table:style-name="Table250.12">
          <table:table-cell table:style-name="Table250.C1" office:value-type="string">
            <text:p text:style-name="P7"><text:span text:style-name="T6">success</text:span></text:p>
          </table:table-cell>
          <table:table-cell table:style-name="Table250.C1" table:number-columns-spanned="2" office:value-type="string">
            <text:p text:style-name="P7"><text:span text:style-name="T6">/admin/admin_approved.jsp</text:span></text:p>
          </table:table-cell>
          <table:covered-table-cell/>
        </table:table-row>
      </table:table>
      <text:p text:style-name="P1"/>
      <text:p text:style-name="P3"><text:bookmark text:name="__DdeLink__4718_461921510121"/><text:bookmark text:name="__DdeLink__29142_1128523722"/><text:span text:style-name="T1">LibMS-SuperAdmin View Approved</text:span></text:p>
      <text:p text:style-name="P3"><text:bookmark text:name="__DdeLink__24439_12896802401"/><text:span text:style-name="T3">This page is used to show all details of a approved library .</text:span></text:p>
      <text:p text:style-name="P5"><text:span text:style-name="T3">1.Admin Approved : </text:span></text:p>
      <text:p text:style-name="P3"><text:bookmark text:name="__DdeLink__5164_510798546221"/><text:span text:style-name="T3">File Name of view page: admin_approved.jsp</text:span></text:p>
      <text:p text:style-name="P12"/>
      <text:p text:style-name="P12"/>
      <text:p text:style-name="P3"><text:span text:style-name="T2"><text:s/>Attributes:</text:span></text:p>
      <table:table table:name="Table251" table:style-name="Table251">
        <table:table-column table:style-name="Table251.A"/>
        <table:table-column table:style-name="Table251.B"/>
        <table:table-column table:style-name="Table251.C"/>
        <table:table-column table:style-name="Table251.D"/>
        <table:table-column table:style-name="Table251.E"/>
        <table:table-column table:style-name="Table251.F"/>
        <text:soft-page-break/>
        <table:table-row table:style-name="Table251.1">
          <table:table-cell table:style-name="Table251.A1" office:value-type="string">
            <text:p text:style-name="P7"><text:span text:style-name="T5">S.No.</text:span></text:p>
          </table:table-cell>
          <table:table-cell table:style-name="Table251.A1" office:value-type="string">
            <text:p text:style-name="P7"><text:span text:style-name="T5">Attribute Name</text:span></text:p>
          </table:table-cell>
          <table:table-cell table:style-name="Table251.A1" office:value-type="string">
            <text:p text:style-name="P7"><text:span text:style-name="T5">Label </text:span></text:p>
          </table:table-cell>
          <table:table-cell table:style-name="Table251.A1" office:value-type="string">
            <text:p text:style-name="P7"><text:span text:style-name="T5">Field Name</text:span></text:p>
          </table:table-cell>
          <table:table-cell table:style-name="Table251.A1" office:value-type="string">
            <text:p text:style-name="P7"><text:span text:style-name="T5">Type</text:span></text:p>
          </table:table-cell>
          <table:table-cell table:style-name="Table251.A1" office:value-type="string">
            <text:p text:style-name="P7"><text:span text:style-name="T5">Validation</text:span></text:p>
          </table:table-cell>
        </table:table-row>
        <table:table-row table:style-name="Table251.1">
          <table:table-cell table:style-name="Table251.A1" office:value-type="string">
            <text:p text:style-name="P8"><text:span text:style-name="T8">1.</text:span></text:p>
          </table:table-cell>
          <table:table-cell table:style-name="Table251.A1" office:value-type="string">
            <text:p text:style-name="P7"><text:bookmark text:name="__DdeLink__5079_131282405712"/><text:span text:style-name="T8">Institute Name </text:span></text:p>
          </table:table-cell>
          <table:table-cell table:style-name="Table251.A1" office:value-type="string">
            <text:p text:style-name="P7"><text:bookmark text:name="__DdeLink__5079_1312824057111"/><text:span text:style-name="T8">Institute Name</text:span></text:p>
          </table:table-cell>
          <table:table-cell table:style-name="Table251.A1" office:value-type="string">
            <text:p text:style-name="P7"><text:span text:style-name="T8">institute_name</text:span></text:p>
          </table:table-cell>
          <table:table-cell table:style-name="Table251.A1" office:value-type="string">
            <text:p text:style-name="P7"><text:bookmark text:name="__DdeLink__19945_121551131811"/><text:bookmark text:name="__DdeLink__5096_131282405711"/><text:span text:style-name="T8">Input box</text:span></text:p>
          </table:table-cell>
          <table:table-cell table:style-name="Table251.A1" office:value-type="string">
            <text:p text:style-name="P11"/>
          </table:table-cell>
        </table:table-row>
        <table:table-row table:style-name="Table251.1">
          <table:table-cell table:style-name="Table251.A1" office:value-type="string">
            <text:p text:style-name="P8"><text:span text:style-name="T8">2.</text:span></text:p>
          </table:table-cell>
          <table:table-cell table:style-name="Table251.A1" office:value-type="string">
            <text:p text:style-name="P7"><text:bookmark text:name="__DdeLink__5082_131282405712"/><text:span text:style-name="T8">Registration Id</text:span></text:p>
          </table:table-cell>
          <table:table-cell table:style-name="Table251.A1" office:value-type="string">
            <text:p text:style-name="P7"><text:bookmark text:name="__DdeLink__5082_1312824057111"/><text:span text:style-name="T8">Registration Id</text:span></text:p>
          </table:table-cell>
          <table:table-cell table:style-name="Table251.A1" office:value-type="string">
            <text:p text:style-name="P7"><text:bookmark text:name="__DdeLink__5144_510798546211"/><text:span text:style-name="T8">registration_request_id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><text:bookmark text:name="__DdeLink__5128_510798546111"/><text:bookmark text:name="__DdeLink__5139_510798546111"/></text:p>
          </table:table-cell>
        </table:table-row>
        <table:table-row table:style-name="Table251.1">
          <table:table-cell table:style-name="Table251.A1" office:value-type="string">
            <text:p text:style-name="P8"><text:span text:style-name="T8">3.</text:span></text:p>
          </table:table-cell>
          <table:table-cell table:style-name="Table251.A1" office:value-type="string">
            <text:p text:style-name="P7"><text:bookmark text:name="__DdeLink__5085_131282405712"/><text:span text:style-name="T8">Institute Abbrevation</text:span></text:p>
          </table:table-cell>
          <table:table-cell table:style-name="Table251.A1" office:value-type="string">
            <text:p text:style-name="P7"><text:bookmark text:name="__DdeLink__5085_1312824057111"/><text:span text:style-name="T8">Institute Abbrevation</text:span></text:p>
          </table:table-cell>
          <table:table-cell table:style-name="Table251.A1" office:value-type="string">
            <text:p text:style-name="P7"><text:span text:style-name="T8">abbreviated_name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><text:bookmark text:name="__DdeLink__5136_510798546211"/></text:p>
          </table:table-cell>
        </table:table-row>
        <table:table-row table:style-name="Table251.1">
          <table:table-cell table:style-name="Table251.A1" office:value-type="string">
            <text:p text:style-name="P8"><text:span text:style-name="T8">4.</text:span></text:p>
          </table:table-cell>
          <table:table-cell table:style-name="Table251.A1" office:value-type="string">
            <text:p text:style-name="P7"><text:span text:style-name="T8">Courtesy</text:span></text:p>
          </table:table-cell>
          <table:table-cell table:style-name="Table251.A1" office:value-type="string">
            <text:p text:style-name="P7"><text:span text:style-name="T8">Courtesy</text:span></text:p>
          </table:table-cell>
          <table:table-cell table:style-name="Table251.A1" office:value-type="string">
            <text:p text:style-name="P7"><text:bookmark text:name="__DdeLink__5132_510798546211"/><text:span text:style-name="T8">courtesy</text:span></text:p>
          </table:table-cell>
          <table:table-cell table:style-name="Table251.A1" office:value-type="string">
            <text:p text:style-name="P7"><text:bookmark text:name="__DdeLink__5134_510798546211"/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5.</text:span></text:p>
          </table:table-cell>
          <table:table-cell table:style-name="Table251.A1" office:value-type="string">
            <text:p text:style-name="P7"><text:bookmark text:name="__DdeLink__5130_510798546112"/><text:span text:style-name="T8">Institute Address</text:span></text:p>
          </table:table-cell>
          <table:table-cell table:style-name="Table251.A1" office:value-type="string">
            <text:p text:style-name="P7"><text:bookmark text:name="__DdeLink__5130_5107985461111"/><text:span text:style-name="T8">Institute Address</text:span></text:p>
          </table:table-cell>
          <table:table-cell table:style-name="Table251.A1" office:value-type="string">
            <text:p text:style-name="P7"><text:span text:style-name="T8">institute_address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6.</text:span></text:p>
          </table:table-cell>
          <table:table-cell table:style-name="Table251.A1" office:value-type="string">
            <text:p text:style-name="P7"><text:bookmark text:name="__DdeLink__5088_131282405712"/><text:span text:style-name="T8">First Name </text:span></text:p>
          </table:table-cell>
          <table:table-cell table:style-name="Table251.A1" office:value-type="string">
            <text:p text:style-name="P7"><text:bookmark text:name="__DdeLink__5088_1312824057111"/><text:span text:style-name="T8">First Name</text:span></text:p>
          </table:table-cell>
          <table:table-cell table:style-name="Table251.A1" office:value-type="string">
            <text:p text:style-name="P7"><text:span text:style-name="T8">admin_fname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7.</text:span></text:p>
          </table:table-cell>
          <table:table-cell table:style-name="Table251.A1" office:value-type="string">
            <text:p text:style-name="P7"><text:bookmark text:name="__DdeLink__5091_131282405712"/><text:span text:style-name="T8">Library Name</text:span></text:p>
          </table:table-cell>
          <table:table-cell table:style-name="Table251.A1" office:value-type="string">
            <text:p text:style-name="P7"><text:bookmark text:name="__DdeLink__5091_1312824057111"/><text:span text:style-name="T8">Library Name</text:span></text:p>
          </table:table-cell>
          <table:table-cell table:style-name="Table251.A1" office:value-type="string">
            <text:p text:style-name="P7"><text:bookmark text:name="__DdeLink__5101_131282405711"/><text:span text:style-name="T8">library_name</text:span></text:p>
          </table:table-cell>
          <table:table-cell table:style-name="Table251.A1" office:value-type="string">
            <text:p text:style-name="P7"><text:bookmark text:name="__DdeLink__24437_12896802401"/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8.</text:span></text:p>
          </table:table-cell>
          <table:table-cell table:style-name="Table251.A1" office:value-type="string">
            <text:p text:style-name="P7"><text:bookmark text:name="__DdeLink__5093_131282405712"/><text:span text:style-name="T8">Last Name</text:span></text:p>
          </table:table-cell>
          <table:table-cell table:style-name="Table251.A1" office:value-type="string">
            <text:p text:style-name="P7"><text:bookmark text:name="__DdeLink__5093_1312824057111"/><text:span text:style-name="T8">Last Name</text:span></text:p>
          </table:table-cell>
          <table:table-cell table:style-name="Table251.A1" office:value-type="string">
            <text:p text:style-name="P7"><text:span text:style-name="T8">admin_lname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9.</text:span></text:p>
          </table:table-cell>
          <table:table-cell table:style-name="Table251.A1" office:value-type="string">
            <text:p text:style-name="P7"><text:span text:style-name="T8">City</text:span></text:p>
          </table:table-cell>
          <table:table-cell table:style-name="Table251.A1" office:value-type="string">
            <text:p text:style-name="P7"><text:span text:style-name="T8">City</text:span></text:p>
          </table:table-cell>
          <table:table-cell table:style-name="Table251.A1" office:value-type="string">
            <text:p text:style-name="P7"><text:bookmark text:name="__DdeLink__5141_510798546111"/><text:span text:style-name="T8">city</text:span></text:p>
          </table:table-cell>
          <table:table-cell table:style-name="Table251.A1" office:value-type="string">
            <text:p text:style-name="P7"><text:span text:style-name="T8">Button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0.</text:span></text:p>
          </table:table-cell>
          <table:table-cell table:style-name="Table251.A1" office:value-type="string">
            <text:p text:style-name="P7"><text:span text:style-name="T8">Designation</text:span></text:p>
          </table:table-cell>
          <table:table-cell table:style-name="Table251.A1" office:value-type="string">
            <text:p text:style-name="P7"><text:span text:style-name="T8">Designation</text:span></text:p>
          </table:table-cell>
          <table:table-cell table:style-name="Table251.A1" office:value-type="string">
            <text:p text:style-name="P7"><text:span text:style-name="T8">admin_designation</text:span></text:p>
          </table:table-cell>
          <table:table-cell table:style-name="Table251.A1" office:value-type="string">
            <text:p text:style-name="P7"><text:span text:style-name="T8">Button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1.</text:span></text:p>
          </table:table-cell>
          <table:table-cell table:style-name="Table251.A1" office:value-type="string">
            <text:p text:style-name="P7"><text:span text:style-name="T8">State</text:span></text:p>
          </table:table-cell>
          <table:table-cell table:style-name="Table251.A1" office:value-type="string">
            <text:p text:style-name="P7"><text:span text:style-name="T8">State</text:span></text:p>
          </table:table-cell>
          <table:table-cell table:style-name="Table251.A1" office:value-type="string">
            <text:p text:style-name="P7"><text:span text:style-name="T8">state</text:span></text:p>
          </table:table-cell>
          <table:table-cell table:style-name="Table251.A1" office:value-type="string">
            <text:p text:style-name="P9"/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2.</text:span></text:p>
          </table:table-cell>
          <table:table-cell table:style-name="Table251.A1" office:value-type="string">
            <text:p text:style-name="P7"><text:span text:style-name="T8">Mobile No.</text:span></text:p>
          </table:table-cell>
          <table:table-cell table:style-name="Table251.A1" office:value-type="string">
            <text:p text:style-name="P7"><text:span text:style-name="T8">Mobile No</text:span></text:p>
          </table:table-cell>
          <table:table-cell table:style-name="Table251.A1" office:value-type="string">
            <text:p text:style-name="P7"><text:span text:style-name="T8">mobile_no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3.</text:span></text:p>
          </table:table-cell>
          <table:table-cell table:style-name="Table251.A1" office:value-type="string">
            <text:p text:style-name="P7"><text:span text:style-name="T8">Country</text:span></text:p>
          </table:table-cell>
          <table:table-cell table:style-name="Table251.A1" office:value-type="string">
            <text:p text:style-name="P7"><text:span text:style-name="T8">Country</text:span></text:p>
          </table:table-cell>
          <table:table-cell table:style-name="Table251.A1" office:value-type="string">
            <text:p text:style-name="P7"><text:span text:style-name="T8">country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4.</text:span></text:p>
          </table:table-cell>
          <table:table-cell table:style-name="Table251.A1" office:value-type="string">
            <text:p text:style-name="P7"><text:span text:style-name="T8">Email Id</text:span></text:p>
          </table:table-cell>
          <table:table-cell table:style-name="Table251.A1" office:value-type="string">
            <text:p text:style-name="P7"><text:span text:style-name="T8">Email Id</text:span></text:p>
          </table:table-cell>
          <table:table-cell table:style-name="Table251.A1" office:value-type="string">
            <text:p text:style-name="P7"><text:span text:style-name="T8">admin_email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5.</text:span></text:p>
          </table:table-cell>
          <table:table-cell table:style-name="Table251.A1" office:value-type="string">
            <text:p text:style-name="P7"><text:span text:style-name="T8">Pin Code</text:span></text:p>
          </table:table-cell>
          <table:table-cell table:style-name="Table251.A1" office:value-type="string">
            <text:p text:style-name="P7"><text:span text:style-name="T8">Pin Code</text:span></text:p>
          </table:table-cell>
          <table:table-cell table:style-name="Table251.A1" office:value-type="string">
            <text:p text:style-name="P7"><text:span text:style-name="T8">pin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6.</text:span></text:p>
          </table:table-cell>
          <table:table-cell table:style-name="Table251.A1" office:value-type="string">
            <text:p text:style-name="P7"><text:span text:style-name="T8">Gender</text:span></text:p>
          </table:table-cell>
          <table:table-cell table:style-name="Table251.A1" office:value-type="string">
            <text:p text:style-name="P7"><text:span text:style-name="T8">Gender</text:span></text:p>
          </table:table-cell>
          <table:table-cell table:style-name="Table251.A1" office:value-type="string">
            <text:p text:style-name="P7"><text:span text:style-name="T8">gender</text:span></text:p>
          </table:table-cell>
          <table:table-cell table:style-name="Table251.A1" office:value-type="string">
            <text:p text:style-name="P7"><text:span text:style-name="T8">Combo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7.</text:span></text:p>
          </table:table-cell>
          <table:table-cell table:style-name="Table251.A1" office:value-type="string">
            <text:p text:style-name="P7"><text:span text:style-name="T8">Landline No.</text:span></text:p>
          </table:table-cell>
          <table:table-cell table:style-name="Table251.A1" office:value-type="string">
            <text:p text:style-name="P7"><text:span text:style-name="T8">Landline No.</text:span></text:p>
          </table:table-cell>
          <table:table-cell table:style-name="Table251.A1" office:value-type="string">
            <text:p text:style-name="P7"><text:span text:style-name="T8">land_line_no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8.</text:span></text:p>
          </table:table-cell>
          <table:table-cell table:style-name="Table251.A1" office:value-type="string">
            <text:p text:style-name="P7"><text:span text:style-name="T8">Password</text:span></text:p>
          </table:table-cell>
          <table:table-cell table:style-name="Table251.A1" office:value-type="string">
            <text:p text:style-name="P7"><text:span text:style-name="T8">Password</text:span></text:p>
          </table:table-cell>
          <table:table-cell table:style-name="Table251.A1" office:value-type="string">
            <text:p text:style-name="P7"><text:span text:style-name="T8">admin_password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19.</text:span></text:p>
          </table:table-cell>
          <table:table-cell table:style-name="Table251.A1" office:value-type="string">
            <text:p text:style-name="P7"><text:span text:style-name="T8">Type of institute</text:span></text:p>
          </table:table-cell>
          <table:table-cell table:style-name="Table251.A1" office:value-type="string">
            <text:p text:style-name="P7"><text:span text:style-name="T8">Type of institute</text:span></text:p>
          </table:table-cell>
          <table:table-cell table:style-name="Table251.A1" office:value-type="string">
            <text:p text:style-name="P7"><text:span text:style-name="T8">type_of_institute</text:span></text:p>
          </table:table-cell>
          <table:table-cell table:style-name="Table251.A1" office:value-type="string">
            <text:p text:style-name="P7"><text:span text:style-name="T8">Combo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20.</text:span></text:p>
          </table:table-cell>
          <table:table-cell table:style-name="Table251.A1" office:value-type="string">
            <text:p text:style-name="P7"><text:span text:style-name="T8">User Id</text:span></text:p>
          </table:table-cell>
          <table:table-cell table:style-name="Table251.A1" office:value-type="string">
            <text:p text:style-name="P7"><text:span text:style-name="T8">User Id</text:span></text:p>
          </table:table-cell>
          <table:table-cell table:style-name="Table251.A1" office:value-type="string">
            <text:p text:style-name="P7"><text:span text:style-name="T8">login_id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ext:soft-page-break/>
        <table:table-row table:style-name="Table251.1">
          <table:table-cell table:style-name="Table251.A1" office:value-type="string">
            <text:p text:style-name="P8"><text:span text:style-name="T8">21.</text:span></text:p>
          </table:table-cell>
          <table:table-cell table:style-name="Table251.A1" office:value-type="string">
            <text:p text:style-name="P7"><text:span text:style-name="T8">Website Name</text:span></text:p>
          </table:table-cell>
          <table:table-cell table:style-name="Table251.A1" office:value-type="string">
            <text:p text:style-name="P7"><text:span text:style-name="T8">Website Name</text:span></text:p>
          </table:table-cell>
          <table:table-cell table:style-name="Table251.A1" office:value-type="string">
            <text:p text:style-name="P7"><text:span text:style-name="T8">institute_website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22.</text:span></text:p>
          </table:table-cell>
          <table:table-cell table:style-name="Table251.A1" office:value-type="string">
            <text:p text:style-name="P7"><text:bookmark text:name="__DdeLink__24434_12896802401"/><text:span text:style-name="T8">Library ID</text:span></text:p>
          </table:table-cell>
          <table:table-cell table:style-name="Table251.A1" office:value-type="string">
            <text:p text:style-name="P7"><text:span text:style-name="T8">Library ID</text:span></text:p>
          </table:table-cell>
          <table:table-cell table:style-name="Table251.A1" office:value-type="string">
            <text:p text:style-name="P7"><text:span text:style-name="T8">library_id</text:span></text:p>
          </table:table-cell>
          <table:table-cell table:style-name="Table251.A1" office:value-type="string">
            <text:p text:style-name="P7"><text:span text:style-name="T8">Input box</text:span></text:p>
          </table:table-cell>
          <table:table-cell table:style-name="Table251.A1" office:value-type="string">
            <text:p text:style-name="P9"/>
          </table:table-cell>
        </table:table-row>
        <table:table-row table:style-name="Table251.1">
          <table:table-cell table:style-name="Table251.A1" office:value-type="string">
            <text:p text:style-name="P8"><text:span text:style-name="T8">23.</text:span></text:p>
          </table:table-cell>
          <table:table-cell table:style-name="Table251.A1" office:value-type="string">
            <text:p text:style-name="P7"><text:span text:style-name="T8">button</text:span></text:p>
          </table:table-cell>
          <table:table-cell table:style-name="Table251.A1" office:value-type="string">
            <text:p text:style-name="P7"><text:span text:style-name="T8">Back</text:span></text:p>
          </table:table-cell>
          <table:table-cell table:style-name="Table251.A1" office:value-type="string">
            <text:p text:style-name="P7"><text:span text:style-name="T8">button</text:span></text:p>
          </table:table-cell>
          <table:table-cell table:style-name="Table251.A1" office:value-type="string">
            <text:p text:style-name="P7"><text:span text:style-name="T8">Button</text:span></text:p>
          </table:table-cell>
          <table:table-cell table:style-name="Table251.A1" office:value-type="string">
            <text:p text:style-name="P9"/>
          </table:table-cell>
        </table:table-row>
      </table:table>
      <text:p text:style-name="P1"/>
      <text:p text:style-name="P1"/>
      <text:p text:style-name="P3"><text:bookmark text:name="__DdeLink__4718_4619215101112"/><text:bookmark text:name="__DdeLink__24397_128968024012"/><text:bookmark text:name="__DdeLink__24513_12896802401"/><text:span text:style-name="T1">LibMS</text:span><text:span text:style-name="T2">-SuperAdmin View All </text:span></text:p>
      <text:p text:style-name="P3"><text:span text:style-name="T3">This page is used to show details of all the approved and non approved institute with LibMS.</text:span></text:p>
      <text:p text:style-name="P5"><text:span text:style-name="T3">1.View All : </text:span></text:p>
      <text:p text:style-name="P3"><text:bookmark text:name="__DdeLink__24325_128968024012"/><text:bookmark text:name="__DdeLink__5164_5107985462122"/><text:span text:style-name="T3">File Name of view page: view_all.jsp</text:span></text:p>
      <text:p text:style-name="P3"><text:span text:style-name="T5"><text:s/>Attributes:</text:span></text:p>
      <table:table table:name="Table252" table:style-name="Table252">
        <table:table-column table:style-name="Table252.A"/>
        <table:table-column table:style-name="Table252.B"/>
        <table:table-column table:style-name="Table252.C"/>
        <table:table-column table:style-name="Table252.D"/>
        <table:table-row table:style-name="Table252.1">
          <table:table-cell table:style-name="Table252.A1" office:value-type="string">
            <text:p text:style-name="P7"><text:span text:style-name="T5">S.No.</text:span></text:p>
          </table:table-cell>
          <table:table-cell table:style-name="Table252.A1" office:value-type="string">
            <text:p text:style-name="P7"><text:span text:style-name="T5">Column Attribute</text:span></text:p>
          </table:table-cell>
          <table:table-cell table:style-name="Table252.A1" office:value-type="string">
            <text:p text:style-name="P7"><text:span text:style-name="T5">Label </text:span></text:p>
          </table:table-cell>
          <table:table-cell table:style-name="Table252.A1" office:value-type="string">
            <text:p text:style-name="P7"><text:span text:style-name="T5">Grid Action</text:span></text:p>
          </table:table-cell>
        </table:table-row>
        <table:table-row table:style-name="Table252.2">
          <table:table-cell table:style-name="Table252.A1" office:value-type="string">
            <text:p text:style-name="P8"><text:span text:style-name="T6">1.</text:span></text:p>
          </table:table-cell>
          <table:table-cell table:style-name="Table252.A1" office:value-type="string">
            <text:p text:style-name="P7"><text:span text:style-name="T6">Registration ID</text:span></text:p>
          </table:table-cell>
          <table:table-cell table:style-name="Table252.A1" office:value-type="string">
            <text:p text:style-name="P7"><text:span text:style-name="T6">Registration_ID</text:span></text:p>
          </table:table-cell>
          <table:table-cell table:style-name="Table252.A1" office:value-type="string">
            <text:p text:style-name="P7"><text:bookmark text:name="__DdeLink__24321_128968024014"/><text:bookmark text:name="__DdeLink__24499_12896802402"/><text:span text:style-name="T6">index3.jsp(hyperlink)</text:span></text:p>
          </table:table-cell>
        </table:table-row>
        <table:table-row table:style-name="Table252.2">
          <table:table-cell table:style-name="Table252.A1" office:value-type="string">
            <text:p text:style-name="P8"><text:span text:style-name="T6">2.</text:span></text:p>
          </table:table-cell>
          <table:table-cell table:style-name="Table252.A1" office:value-type="string">
            <text:p text:style-name="P7"><text:span text:style-name="T6">Institute Name</text:span></text:p>
          </table:table-cell>
          <table:table-cell table:style-name="Table252.A1" office:value-type="string">
            <text:p text:style-name="P7"><text:span text:style-name="T6">Institute Name</text:span></text:p>
          </table:table-cell>
          <table:table-cell table:style-name="Table252.A1" office:value-type="string">
            <text:p text:style-name="P7"><text:bookmark text:name="__DdeLink__24321_1289680240111"/><text:span text:style-name="T6">index3.jsp(hyperlink)</text:span></text:p>
          </table:table-cell>
        </table:table-row>
        <table:table-row table:style-name="Table252.2">
          <table:table-cell table:style-name="Table252.A1" office:value-type="string">
            <text:p text:style-name="P8"><text:span text:style-name="T6">3.</text:span></text:p>
          </table:table-cell>
          <table:table-cell table:style-name="Table252.A1" office:value-type="string">
            <text:p text:style-name="P7"><text:span text:style-name="T6">Admin Email</text:span></text:p>
          </table:table-cell>
          <table:table-cell table:style-name="Table252.A1" office:value-type="string">
            <text:p text:style-name="P7"><text:span text:style-name="T6">Admin Email</text:span></text:p>
          </table:table-cell>
          <table:table-cell table:style-name="Table252.A1" office:value-type="string">
            <text:p text:style-name="P7"><text:bookmark text:name="__DdeLink__24321_1289680240121"/><text:bookmark text:name="__DdeLink__5119_1312824057111"/><text:bookmark text:name="__DdeLink__15424_5107985461111"/><text:bookmark text:name="__DdeLink__24771_1289680240"/><text:span text:style-name="T6">index3.jsp(hyperlink)</text:span></text:p>
          </table:table-cell>
        </table:table-row>
        <table:table-row table:style-name="Table252.1">
          <table:table-cell table:style-name="Table252.A1" office:value-type="string">
            <text:p text:style-name="P8"><text:span text:style-name="T6">4.</text:span></text:p>
          </table:table-cell>
          <table:table-cell table:style-name="Table252.A1" office:value-type="string">
            <text:p text:style-name="P7"><text:bookmark text:name="__DdeLink__24768_1289680240"/><text:span text:style-name="T6">Status</text:span></text:p>
          </table:table-cell>
          <table:table-cell table:style-name="Table252.A1" office:value-type="string">
            <text:p text:style-name="P7"><text:span text:style-name="T6">Status</text:span></text:p>
          </table:table-cell>
          <table:table-cell table:style-name="Table252.A1" office:value-type="string">
            <text:p text:style-name="P7"><text:bookmark text:name="__DdeLink__24321_12896802401211"/><text:span text:style-name="T6">index3.jsp(hyperlink)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253" table:style-name="Table253">
        <table:table-column table:style-name="Table253.A"/>
        <table:table-column table:style-name="Table253.B"/>
        <table:table-column table:style-name="Table253.C"/>
        <table:table-row table:style-name="Table253.1">
          <table:table-cell table:style-name="Table253.A1" table:number-columns-spanned="2" office:value-type="string">
            <text:p text:style-name="P7"><text:span text:style-name="T7">Request Forwards On:</text:span></text:p>
          </table:table-cell>
          <table:covered-table-cell/>
          <table:table-cell table:style-name="Table253.A1" office:value-type="string">
            <text:p text:style-name="P7"><text:span text:style-name="T7">Purpose</text:span></text:p>
          </table:table-cell>
        </table:table-row>
        <table:table-row table:style-name="Table253.1">
          <table:table-cell table:style-name="Table253.A2" office:value-type="string">
            <text:p text:style-name="P7"><text:span text:style-name="T6">success</text:span></text:p>
          </table:table-cell>
          <table:table-cell table:style-name="Table253.A2" table:number-columns-spanned="2" office:value-type="string">
            <text:p text:style-name="P7"><text:span text:style-name="T6">/admin/index3.jsp</text:span></text:p>
          </table:table-cell>
          <table:covered-table-cell/>
        </table:table-row>
      </table:table>
      <text:p text:style-name="P1"/>
      <text:p text:style-name="P1"/>
      <text:p text:style-name="P3"><text:span text:style-name="T2"><text:s/>Tables used:</text:span></text:p>
      <table:table table:name="Table254" table:style-name="Table254">
        <table:table-column table:style-name="Table254.A"/>
        <table:table-column table:style-name="Table254.B"/>
        <table:table-column table:style-name="Table254.C"/>
        <table:table-column table:style-name="Table254.D"/>
        <table:table-row table:style-name="Table254.1">
          <table:table-cell table:style-name="Table254.A1" office:value-type="string">
            <text:p text:style-name="P7"><text:span text:style-name="T5">S.No.</text:span></text:p>
          </table:table-cell>
          <table:table-cell table:style-name="Table254.A1" office:value-type="string">
            <text:p text:style-name="P7"><text:span text:style-name="T5">Table name</text:span></text:p>
          </table:table-cell>
          <table:table-cell table:style-name="Table254.A1" office:value-type="string">
            <text:p text:style-name="P7"><text:span text:style-name="T5">Primary Key Detail</text:span></text:p>
          </table:table-cell>
          <table:table-cell table:style-name="Table254.A1" office:value-type="string">
            <text:p text:style-name="P7"><text:span text:style-name="T5">Use of Table</text:span></text:p>
          </table:table-cell>
        </table:table-row>
        <text:soft-page-break/>
        <table:table-row table:style-name="Table254.1">
          <table:table-cell table:style-name="Table254.A1" office:value-type="string">
            <text:p text:style-name="P7"><text:span text:style-name="T6">1.</text:span></text:p>
          </table:table-cell>
          <table:table-cell table:style-name="Table254.A1" office:value-type="string">
            <text:p text:style-name="P7"><text:bookmark text:name="__DdeLink__7133_1164744071121"/><text:bookmark text:name="__DdeLink__24329_128968024011"/><text:span text:style-name="T6">admin_registration</text:span></text:p>
          </table:table-cell>
          <table:table-cell table:style-name="Table254.A1" office:value-type="string">
            <text:p text:style-name="P3"><text:span text:style-name="T9">registration_id</text:span><text:span text:style-name="T6">,</text:span></text:p>
            <text:p text:style-name="P9"/>
          </table:table-cell>
          <table:table-cell table:style-name="Table254.A1" office:value-type="string">
            <text:p text:style-name="P7"><text:span text:style-name="T6">The table is used to display details of a library.</text:span></text:p>
          </table:table-cell>
        </table:table-row>
      </table:table>
      <text:p text:style-name="P1"/>
      <text:p text:style-name="P1"/>
      <text:p text:style-name="P1"/>
      <text:p text:style-name="P3"><text:span text:style-name="T2">POJO replacement of tables:</text:span></text:p>
      <table:table table:name="Table255" table:style-name="Table255">
        <table:table-column table:style-name="Table255.A"/>
        <table:table-column table:style-name="Table255.B"/>
        <table:table-column table:style-name="Table255.C"/>
        <table:table-column table:style-name="Table255.D"/>
        <table:table-row table:style-name="Table255.1">
          <table:table-cell table:style-name="Table255.A1" office:value-type="string">
            <text:p text:style-name="P7"><text:span text:style-name="T5">S.No.</text:span></text:p>
          </table:table-cell>
          <table:table-cell table:style-name="Table255.A1" office:value-type="string">
            <text:p text:style-name="P7"><text:span text:style-name="T5">Table name</text:span></text:p>
          </table:table-cell>
          <table:table-cell table:style-name="Table255.A1" office:value-type="string">
            <text:p text:style-name="P7"><text:span text:style-name="T5">POJO Name</text:span></text:p>
          </table:table-cell>
          <table:table-cell table:style-name="Table255.A1" office:value-type="string">
            <text:p text:style-name="P7"><text:span text:style-name="T5">Hibernate Mapping Files</text:span></text:p>
          </table:table-cell>
        </table:table-row>
        <table:table-row table:style-name="Table255.1">
          <table:table-cell table:style-name="Table255.A1" office:value-type="string">
            <text:p text:style-name="P7"><text:span text:style-name="T6">1.</text:span></text:p>
          </table:table-cell>
          <table:table-cell table:style-name="Table255.A1" office:value-type="string">
            <text:p text:style-name="P7"><text:bookmark text:name="__DdeLink__7133_11647440711131"/><text:bookmark text:name="__DdeLink__24333_128968024011"/><text:span text:style-name="T6">admin_registration</text:span></text:p>
          </table:table-cell>
          <table:table-cell table:style-name="Table255.A1" office:value-type="string">
            <text:p text:style-name="P7"><text:bookmark text:name="__DdeLink__7135_1164744071111"/><text:bookmark text:name="__DdeLink__24452_128968024011"/><text:span text:style-name="T6">AdminRegistration</text:span></text:p>
          </table:table-cell>
          <table:table-cell table:style-name="Table255.A1" office:value-type="string">
            <text:p text:style-name="P9"><draw:custom-shape text:anchor-type="paragraph" draw:z-index="7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1"/>
      <text:p text:style-name="P3"><text:bookmark text:name="__DdeLink__4718_46192151011111"/><text:bookmark text:name="__DdeLink__24397_1289680240111"/><text:span text:style-name="T1">LibMS</text:span><text:span text:style-name="T2">-SuperAdmin View All </text:span></text:p>
      <text:p text:style-name="P3"><text:bookmark text:name="__DdeLink__24775_1289680240"/><text:bookmark text:name="__DdeLink__24533_12896802401"/><text:span text:style-name="T3">This page is used to show details of all the approved and non approved institute with LibMS.</text:span></text:p>
      <text:p text:style-name="P5"><text:span text:style-name="T3">1.Index : </text:span></text:p>
      <text:p text:style-name="P3"><text:bookmark text:name="__DdeLink__24325_1289680240111"/><text:bookmark text:name="__DdeLink__5164_51079854621211"/><text:span text:style-name="T3">File Name of view page: index3.jsp</text:span></text:p>
      <text:p text:style-name="P3"><text:span text:style-name="T5">Attributes:</text:span></text:p>
      <table:table table:name="Table256" table:style-name="Table256">
        <table:table-column table:style-name="Table256.A"/>
        <table:table-column table:style-name="Table256.B"/>
        <table:table-column table:style-name="Table256.C"/>
        <table:table-column table:style-name="Table256.D"/>
        <table:table-row table:style-name="Table256.1">
          <table:table-cell table:style-name="Table256.A1" office:value-type="string">
            <text:p text:style-name="P7"><text:span text:style-name="T5">S.No.</text:span></text:p>
          </table:table-cell>
          <table:table-cell table:style-name="Table256.A1" office:value-type="string">
            <text:p text:style-name="P7"><text:span text:style-name="T5">Column Attribute</text:span></text:p>
          </table:table-cell>
          <table:table-cell table:style-name="Table256.A1" office:value-type="string">
            <text:p text:style-name="P7"><text:span text:style-name="T5">Label </text:span></text:p>
          </table:table-cell>
          <table:table-cell table:style-name="Table256.A1" office:value-type="string">
            <text:p text:style-name="P7"><text:span text:style-name="T5">Grid Action</text:span></text:p>
          </table:table-cell>
        </table:table-row>
        <table:table-row table:style-name="Table256.1">
          <table:table-cell table:style-name="Table256.A1" office:value-type="string">
            <text:p text:style-name="P8"><text:span text:style-name="T6">1.</text:span></text:p>
          </table:table-cell>
          <table:table-cell table:style-name="Table256.A1" office:value-type="string">
            <text:p text:style-name="P9"/>
          </table:table-cell>
          <table:table-cell table:style-name="Table256.A1" office:value-type="string">
            <text:p text:style-name="P9"/>
          </table:table-cell>
          <table:table-cell table:style-name="Table256.A1" office:value-type="string">
            <text:p text:style-name="P7"><text:bookmark text:name="__DdeLink__24499_128968024012"/><text:bookmark text:name="__DdeLink__24529_12896802401"/><text:span text:style-name="T6">/admin/view3</text:span></text:p>
          </table:table-cell>
        </table:table-row>
      </table:table>
      <text:p text:style-name="P1"/>
      <table:table table:name="Table257" table:style-name="Table257">
        <table:table-column table:style-name="Table257.A"/>
        <table:table-column table:style-name="Table257.B"/>
        <table:table-column table:style-name="Table257.C"/>
        <table:table-row table:style-name="Table257.1">
          <table:table-cell table:style-name="Table257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57.C1" office:value-type="string">
            <text:p text:style-name="P9"/>
          </table:table-cell>
        </table:table-row>
        <table:table-row table:style-name="Table257.1">
          <table:table-cell table:style-name="Table257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57.C1" office:value-type="string">
            <text:p text:style-name="P9"/>
          </table:table-cell>
        </table:table-row>
        <table:table-row table:style-name="Table257.1">
          <table:table-cell table:style-name="Table257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57.C1" office:value-type="string">
            <text:p text:style-name="P9"/>
          </table:table-cell>
        </table:table-row>
        <table:table-row table:style-name="Table257.1">
          <table:table-cell table:style-name="Table257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57.C1" office:value-type="string">
            <text:p text:style-name="P9"/>
          </table:table-cell>
        </table:table-row>
        <table:table-row table:style-name="Table257.1">
          <table:table-cell table:style-name="Table257.A1" table:number-columns-spanned="2" office:value-type="string">
            <text:p text:style-name="P7"><text:span text:style-name="T5">Struts Action</text:span><text:span text:style-name="T2">:</text:span></text:p>
          </table:table-cell>
          <table:covered-table-cell/>
          <table:table-cell table:style-name="Table257.C1" office:value-type="string">
            <text:p text:style-name="P9"/>
          </table:table-cell>
        </table:table-row>
        <table:table-row table:style-name="Table257.1">
          <table:table-cell table:style-name="Table257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57.C1" office:value-type="string">
            <text:p text:style-name="P7"><text:bookmark text:name="__DdeLink__24499_1289680240111"/><text:span text:style-name="T6">/admin/view3</text:span></text:p>
          </table:table-cell>
        </table:table-row>
        <text:soft-page-break/>
        <table:table-row table:style-name="Table257.1">
          <table:table-cell table:style-name="Table257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57.C1" office:value-type="string">
            <text:p text:style-name="P7"><text:bookmark text:name="__DdeLink__5164_51079854621111"/><text:span text:style-name="T3">/admin/index3.jsp</text:span></text:p>
          </table:table-cell>
        </table:table-row>
        <table:table-row table:style-name="Table257.1">
          <table:table-cell table:style-name="Table257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57.C1" office:value-type="string">
            <text:p text:style-name="P7"><text:span text:style-name="T6">com.myapp.struts.admin.AdminUpdateAction</text:span></text:p>
          </table:table-cell>
        </table:table-row>
        <table:table-row table:style-name="Table257.1">
          <table:table-cell table:style-name="Table257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57.C1" office:value-type="string">
            <text:p text:style-name="P9"><draw:custom-shape text:anchor-type="paragraph" draw:z-index="8" draw:style-name="gr6" svg:width="3.977cm" svg:height="1.348cm" svg:x="0cm" svg:y="0cm"><text:p/><draw:enhanced-geometry draw:type="mso-spt75"/></draw:custom-shape></text:p>
          </table:table-cell>
        </table:table-row>
        <table:table-row table:style-name="Table257.1">
          <table:table-cell table:style-name="Table257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57.C1" office:value-type="string">
            <text:p text:style-name="P7"><text:span text:style-name="T3">This page is used to show details of all the approved and non approved institute with LibMS.</text:span></text:p>
          </table:table-cell>
        </table:table-row>
        <table:table-row table:style-name="Table257.1">
          <table:table-cell table:style-name="Table257.A1" table:number-columns-spanned="2" office:value-type="string">
            <text:p text:style-name="P7"><text:span text:style-name="T7">Request Forwards On:</text:span></text:p>
          </table:table-cell>
          <table:covered-table-cell/>
          <table:table-cell table:style-name="Table257.A1" office:value-type="string">
            <text:p text:style-name="P7"><text:span text:style-name="T7">Purpose</text:span></text:p>
          </table:table-cell>
        </table:table-row>
        <table:table-row table:style-name="Table257.12">
          <table:table-cell table:style-name="Table257.C1" office:value-type="string">
            <text:p text:style-name="P7"><text:span text:style-name="T6">success</text:span></text:p>
          </table:table-cell>
          <table:table-cell table:style-name="Table257.C1" table:number-columns-spanned="2" office:value-type="string">
            <text:p text:style-name="P7"><text:span text:style-name="T6">/admin/admin_approved.jsp</text:span></text:p>
          </table:table-cell>
          <table:covered-table-cell/>
        </table:table-row>
      </table:table>
      <text:p text:style-name="P1"/>
      <text:p text:style-name="P3"><text:bookmark text:name="__DdeLink__4718_4619215101211"/><text:span text:style-name="T1">LibMS-SuperAdmin View All</text:span></text:p>
      <text:p text:style-name="P3"><text:bookmark text:name="__DdeLink__24439_128968024011"/><text:span text:style-name="T3">This page is used to show all details of a approved and non approved library .</text:span></text:p>
      <text:p text:style-name="P5"><text:span text:style-name="T3">1.Admin Approved : </text:span></text:p>
      <text:p text:style-name="P3"><text:bookmark text:name="__DdeLink__5164_5107985462211"/><text:span text:style-name="T3">File Name of view page: admin_approved.jsp</text:span></text:p>
      <text:p text:style-name="P3"><text:span text:style-name="T2">Attributes:</text:span></text:p>
      <table:table table:name="Table258" table:style-name="Table258">
        <table:table-column table:style-name="Table258.A"/>
        <table:table-column table:style-name="Table258.B"/>
        <table:table-column table:style-name="Table258.C"/>
        <table:table-column table:style-name="Table258.D"/>
        <table:table-column table:style-name="Table258.E"/>
        <table:table-column table:style-name="Table258.F"/>
        <table:table-row table:style-name="Table258.1">
          <table:table-cell table:style-name="Table258.A1" office:value-type="string">
            <text:p text:style-name="P7"><text:span text:style-name="T5">S.No.</text:span></text:p>
          </table:table-cell>
          <table:table-cell table:style-name="Table258.A1" office:value-type="string">
            <text:p text:style-name="P7"><text:span text:style-name="T5">Attribute Name</text:span></text:p>
          </table:table-cell>
          <table:table-cell table:style-name="Table258.A1" office:value-type="string">
            <text:p text:style-name="P7"><text:span text:style-name="T5">Label </text:span></text:p>
          </table:table-cell>
          <table:table-cell table:style-name="Table258.A1" office:value-type="string">
            <text:p text:style-name="P7"><text:span text:style-name="T5">Field Name</text:span></text:p>
          </table:table-cell>
          <table:table-cell table:style-name="Table258.A1" office:value-type="string">
            <text:p text:style-name="P7"><text:span text:style-name="T5">Type</text:span></text:p>
          </table:table-cell>
          <table:table-cell table:style-name="Table258.A1" office:value-type="string">
            <text:p text:style-name="P7"><text:span text:style-name="T5">Validation</text:span></text:p>
          </table:table-cell>
        </table:table-row>
        <table:table-row table:style-name="Table258.1">
          <table:table-cell table:style-name="Table258.A1" office:value-type="string">
            <text:p text:style-name="P8"><text:span text:style-name="T8">1.</text:span></text:p>
          </table:table-cell>
          <table:table-cell table:style-name="Table258.A1" office:value-type="string">
            <text:p text:style-name="P7"><text:bookmark text:name="__DdeLink__5079_1312824057121"/><text:span text:style-name="T8">Institute Name </text:span></text:p>
          </table:table-cell>
          <table:table-cell table:style-name="Table258.A1" office:value-type="string">
            <text:p text:style-name="P7"><text:bookmark text:name="__DdeLink__5079_13128240571111"/><text:span text:style-name="T8">Institute Name</text:span></text:p>
          </table:table-cell>
          <table:table-cell table:style-name="Table258.A1" office:value-type="string">
            <text:p text:style-name="P7"><text:span text:style-name="T8">institute_name</text:span></text:p>
          </table:table-cell>
          <table:table-cell table:style-name="Table258.A1" office:value-type="string">
            <text:p text:style-name="P7"><text:bookmark text:name="__DdeLink__19945_1215511318111"/><text:bookmark text:name="__DdeLink__5096_1312824057111"/><text:span text:style-name="T8">Input box</text:span></text:p>
          </table:table-cell>
          <table:table-cell table:style-name="Table258.A1" office:value-type="string">
            <text:p text:style-name="P11"/>
          </table:table-cell>
        </table:table-row>
        <table:table-row table:style-name="Table258.1">
          <table:table-cell table:style-name="Table258.A1" office:value-type="string">
            <text:p text:style-name="P8"><text:span text:style-name="T8">2.</text:span></text:p>
          </table:table-cell>
          <table:table-cell table:style-name="Table258.A1" office:value-type="string">
            <text:p text:style-name="P7"><text:bookmark text:name="__DdeLink__5082_1312824057121"/><text:span text:style-name="T8">Registration Id</text:span></text:p>
          </table:table-cell>
          <table:table-cell table:style-name="Table258.A1" office:value-type="string">
            <text:p text:style-name="P7"><text:bookmark text:name="__DdeLink__5082_13128240571111"/><text:span text:style-name="T8">Registration Id</text:span></text:p>
          </table:table-cell>
          <table:table-cell table:style-name="Table258.A1" office:value-type="string">
            <text:p text:style-name="P7"><text:bookmark text:name="__DdeLink__5144_5107985462111"/><text:span text:style-name="T8">registration_request_id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><text:bookmark text:name="__DdeLink__5128_5107985461111"/><text:bookmark text:name="__DdeLink__5139_5107985461111"/></text:p>
          </table:table-cell>
        </table:table-row>
        <table:table-row table:style-name="Table258.1">
          <table:table-cell table:style-name="Table258.A1" office:value-type="string">
            <text:p text:style-name="P8"><text:span text:style-name="T8">3.</text:span></text:p>
          </table:table-cell>
          <table:table-cell table:style-name="Table258.A1" office:value-type="string">
            <text:p text:style-name="P7"><text:bookmark text:name="__DdeLink__5085_1312824057121"/><text:span text:style-name="T8">Institute Abbrevation</text:span></text:p>
          </table:table-cell>
          <table:table-cell table:style-name="Table258.A1" office:value-type="string">
            <text:p text:style-name="P7"><text:bookmark text:name="__DdeLink__5085_13128240571111"/><text:span text:style-name="T8">Institute Abbrevation</text:span></text:p>
          </table:table-cell>
          <table:table-cell table:style-name="Table258.A1" office:value-type="string">
            <text:p text:style-name="P7"><text:span text:style-name="T8">abbreviated_name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><text:bookmark text:name="__DdeLink__5136_5107985462111"/></text:p>
          </table:table-cell>
        </table:table-row>
        <table:table-row table:style-name="Table258.1">
          <table:table-cell table:style-name="Table258.A1" office:value-type="string">
            <text:p text:style-name="P8"><text:span text:style-name="T8">4.</text:span></text:p>
          </table:table-cell>
          <table:table-cell table:style-name="Table258.A1" office:value-type="string">
            <text:p text:style-name="P7"><text:span text:style-name="T8">Courtesy</text:span></text:p>
          </table:table-cell>
          <table:table-cell table:style-name="Table258.A1" office:value-type="string">
            <text:p text:style-name="P7"><text:span text:style-name="T8">Courtesy</text:span></text:p>
          </table:table-cell>
          <table:table-cell table:style-name="Table258.A1" office:value-type="string">
            <text:p text:style-name="P7"><text:bookmark text:name="__DdeLink__5132_5107985462111"/><text:span text:style-name="T8">courtesy</text:span></text:p>
          </table:table-cell>
          <table:table-cell table:style-name="Table258.A1" office:value-type="string">
            <text:p text:style-name="P7"><text:bookmark text:name="__DdeLink__5134_5107985462111"/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5.</text:span></text:p>
          </table:table-cell>
          <table:table-cell table:style-name="Table258.A1" office:value-type="string">
            <text:p text:style-name="P7"><text:bookmark text:name="__DdeLink__5130_5107985461121"/><text:span text:style-name="T8">Institute Address</text:span></text:p>
          </table:table-cell>
          <table:table-cell table:style-name="Table258.A1" office:value-type="string">
            <text:p text:style-name="P7"><text:bookmark text:name="__DdeLink__5130_51079854611111"/><text:span text:style-name="T8">Institute Address</text:span></text:p>
          </table:table-cell>
          <table:table-cell table:style-name="Table258.A1" office:value-type="string">
            <text:p text:style-name="P7"><text:span text:style-name="T8">institute_address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6.</text:span></text:p>
          </table:table-cell>
          <table:table-cell table:style-name="Table258.A1" office:value-type="string">
            <text:p text:style-name="P7"><text:bookmark text:name="__DdeLink__5088_1312824057121"/><text:span text:style-name="T8">First Name </text:span></text:p>
          </table:table-cell>
          <table:table-cell table:style-name="Table258.A1" office:value-type="string">
            <text:p text:style-name="P7"><text:bookmark text:name="__DdeLink__5088_13128240571111"/><text:span text:style-name="T8">First Name</text:span></text:p>
          </table:table-cell>
          <table:table-cell table:style-name="Table258.A1" office:value-type="string">
            <text:p text:style-name="P7"><text:span text:style-name="T8">admin_fname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7.</text:span></text:p>
          </table:table-cell>
          <table:table-cell table:style-name="Table258.A1" office:value-type="string">
            <text:p text:style-name="P7"><text:bookmark text:name="__DdeLink__5091_1312824057121"/><text:span text:style-name="T8">Library Name</text:span></text:p>
          </table:table-cell>
          <table:table-cell table:style-name="Table258.A1" office:value-type="string">
            <text:p text:style-name="P7"><text:bookmark text:name="__DdeLink__5091_13128240571111"/><text:span text:style-name="T8">Library Name</text:span></text:p>
          </table:table-cell>
          <table:table-cell table:style-name="Table258.A1" office:value-type="string">
            <text:p text:style-name="P7"><text:bookmark text:name="__DdeLink__5101_1312824057111"/><text:span text:style-name="T8">library_name</text:span></text:p>
          </table:table-cell>
          <table:table-cell table:style-name="Table258.A1" office:value-type="string">
            <text:p text:style-name="P7"><text:bookmark text:name="__DdeLink__24437_128968024011"/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8.</text:span></text:p>
          </table:table-cell>
          <table:table-cell table:style-name="Table258.A1" office:value-type="string">
            <text:p text:style-name="P7"><text:bookmark text:name="__DdeLink__5093_1312824057121"/><text:span text:style-name="T8">Last Name</text:span></text:p>
          </table:table-cell>
          <table:table-cell table:style-name="Table258.A1" office:value-type="string">
            <text:p text:style-name="P7"><text:bookmark text:name="__DdeLink__5093_13128240571111"/><text:span text:style-name="T8">Last Name</text:span></text:p>
          </table:table-cell>
          <table:table-cell table:style-name="Table258.A1" office:value-type="string">
            <text:p text:style-name="P7"><text:span text:style-name="T8">admin_lname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9.</text:span></text:p>
          </table:table-cell>
          <table:table-cell table:style-name="Table258.A1" office:value-type="string">
            <text:p text:style-name="P7"><text:span text:style-name="T8">City</text:span></text:p>
          </table:table-cell>
          <table:table-cell table:style-name="Table258.A1" office:value-type="string">
            <text:p text:style-name="P7"><text:span text:style-name="T8">City</text:span></text:p>
          </table:table-cell>
          <table:table-cell table:style-name="Table258.A1" office:value-type="string">
            <text:p text:style-name="P7"><text:bookmark text:name="__DdeLink__5141_5107985461111"/><text:span text:style-name="T8">city</text:span></text:p>
          </table:table-cell>
          <table:table-cell table:style-name="Table258.A1" office:value-type="string">
            <text:p text:style-name="P7"><text:span text:style-name="T8">Button</text:span></text:p>
          </table:table-cell>
          <table:table-cell table:style-name="Table258.A1" office:value-type="string">
            <text:p text:style-name="P9"/>
          </table:table-cell>
        </table:table-row>
        <text:soft-page-break/>
        <table:table-row table:style-name="Table258.1">
          <table:table-cell table:style-name="Table258.A1" office:value-type="string">
            <text:p text:style-name="P8"><text:span text:style-name="T8">10.</text:span></text:p>
          </table:table-cell>
          <table:table-cell table:style-name="Table258.A1" office:value-type="string">
            <text:p text:style-name="P7"><text:span text:style-name="T8">Designation</text:span></text:p>
          </table:table-cell>
          <table:table-cell table:style-name="Table258.A1" office:value-type="string">
            <text:p text:style-name="P7"><text:span text:style-name="T8">Designation</text:span></text:p>
          </table:table-cell>
          <table:table-cell table:style-name="Table258.A1" office:value-type="string">
            <text:p text:style-name="P7"><text:span text:style-name="T8">admin_designation</text:span></text:p>
          </table:table-cell>
          <table:table-cell table:style-name="Table258.A1" office:value-type="string">
            <text:p text:style-name="P7"><text:span text:style-name="T8">Button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11.</text:span></text:p>
          </table:table-cell>
          <table:table-cell table:style-name="Table258.A1" office:value-type="string">
            <text:p text:style-name="P7"><text:span text:style-name="T8">State</text:span></text:p>
          </table:table-cell>
          <table:table-cell table:style-name="Table258.A1" office:value-type="string">
            <text:p text:style-name="P7"><text:span text:style-name="T8">State</text:span></text:p>
          </table:table-cell>
          <table:table-cell table:style-name="Table258.A1" office:value-type="string">
            <text:p text:style-name="P7"><text:span text:style-name="T8">state</text:span></text:p>
          </table:table-cell>
          <table:table-cell table:style-name="Table258.A1" office:value-type="string">
            <text:p text:style-name="P9"/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12.</text:span></text:p>
          </table:table-cell>
          <table:table-cell table:style-name="Table258.A1" office:value-type="string">
            <text:p text:style-name="P7"><text:span text:style-name="T8">Mobile No.</text:span></text:p>
          </table:table-cell>
          <table:table-cell table:style-name="Table258.A1" office:value-type="string">
            <text:p text:style-name="P7"><text:span text:style-name="T8">Mobile No</text:span></text:p>
          </table:table-cell>
          <table:table-cell table:style-name="Table258.A1" office:value-type="string">
            <text:p text:style-name="P7"><text:span text:style-name="T8">mobile_no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13.</text:span></text:p>
          </table:table-cell>
          <table:table-cell table:style-name="Table258.A1" office:value-type="string">
            <text:p text:style-name="P7"><text:span text:style-name="T8">Country</text:span></text:p>
          </table:table-cell>
          <table:table-cell table:style-name="Table258.A1" office:value-type="string">
            <text:p text:style-name="P7"><text:span text:style-name="T8">Country</text:span></text:p>
          </table:table-cell>
          <table:table-cell table:style-name="Table258.A1" office:value-type="string">
            <text:p text:style-name="P7"><text:span text:style-name="T8">country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14.</text:span></text:p>
          </table:table-cell>
          <table:table-cell table:style-name="Table258.A1" office:value-type="string">
            <text:p text:style-name="P7"><text:span text:style-name="T8">Email Id</text:span></text:p>
          </table:table-cell>
          <table:table-cell table:style-name="Table258.A1" office:value-type="string">
            <text:p text:style-name="P7"><text:span text:style-name="T8">Email Id</text:span></text:p>
          </table:table-cell>
          <table:table-cell table:style-name="Table258.A1" office:value-type="string">
            <text:p text:style-name="P7"><text:span text:style-name="T8">admin_email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15.</text:span></text:p>
          </table:table-cell>
          <table:table-cell table:style-name="Table258.A1" office:value-type="string">
            <text:p text:style-name="P7"><text:span text:style-name="T8">Pin Code</text:span></text:p>
          </table:table-cell>
          <table:table-cell table:style-name="Table258.A1" office:value-type="string">
            <text:p text:style-name="P7"><text:span text:style-name="T8">Pin Code</text:span></text:p>
          </table:table-cell>
          <table:table-cell table:style-name="Table258.A1" office:value-type="string">
            <text:p text:style-name="P7"><text:span text:style-name="T8">pin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16.</text:span></text:p>
          </table:table-cell>
          <table:table-cell table:style-name="Table258.A1" office:value-type="string">
            <text:p text:style-name="P7"><text:span text:style-name="T8">Gender</text:span></text:p>
          </table:table-cell>
          <table:table-cell table:style-name="Table258.A1" office:value-type="string">
            <text:p text:style-name="P7"><text:span text:style-name="T8">Gender</text:span></text:p>
          </table:table-cell>
          <table:table-cell table:style-name="Table258.A1" office:value-type="string">
            <text:p text:style-name="P7"><text:span text:style-name="T8">gender</text:span></text:p>
          </table:table-cell>
          <table:table-cell table:style-name="Table258.A1" office:value-type="string">
            <text:p text:style-name="P7"><text:span text:style-name="T8">Combo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17.</text:span></text:p>
          </table:table-cell>
          <table:table-cell table:style-name="Table258.A1" office:value-type="string">
            <text:p text:style-name="P7"><text:span text:style-name="T8">Landline No.</text:span></text:p>
          </table:table-cell>
          <table:table-cell table:style-name="Table258.A1" office:value-type="string">
            <text:p text:style-name="P7"><text:span text:style-name="T8">Landline No.</text:span></text:p>
          </table:table-cell>
          <table:table-cell table:style-name="Table258.A1" office:value-type="string">
            <text:p text:style-name="P7"><text:span text:style-name="T8">land_line_no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18.</text:span></text:p>
          </table:table-cell>
          <table:table-cell table:style-name="Table258.A1" office:value-type="string">
            <text:p text:style-name="P7"><text:span text:style-name="T8">Password</text:span></text:p>
          </table:table-cell>
          <table:table-cell table:style-name="Table258.A1" office:value-type="string">
            <text:p text:style-name="P7"><text:span text:style-name="T8">Password</text:span></text:p>
          </table:table-cell>
          <table:table-cell table:style-name="Table258.A1" office:value-type="string">
            <text:p text:style-name="P7"><text:span text:style-name="T8">admin_password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19.</text:span></text:p>
          </table:table-cell>
          <table:table-cell table:style-name="Table258.A1" office:value-type="string">
            <text:p text:style-name="P7"><text:span text:style-name="T8">Type of institute</text:span></text:p>
          </table:table-cell>
          <table:table-cell table:style-name="Table258.A1" office:value-type="string">
            <text:p text:style-name="P7"><text:span text:style-name="T8">Type of institute</text:span></text:p>
          </table:table-cell>
          <table:table-cell table:style-name="Table258.A1" office:value-type="string">
            <text:p text:style-name="P7"><text:span text:style-name="T8">type_of_institute</text:span></text:p>
          </table:table-cell>
          <table:table-cell table:style-name="Table258.A1" office:value-type="string">
            <text:p text:style-name="P7"><text:span text:style-name="T8">Combo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20.</text:span></text:p>
          </table:table-cell>
          <table:table-cell table:style-name="Table258.A1" office:value-type="string">
            <text:p text:style-name="P7"><text:span text:style-name="T8">User Id</text:span></text:p>
          </table:table-cell>
          <table:table-cell table:style-name="Table258.A1" office:value-type="string">
            <text:p text:style-name="P7"><text:span text:style-name="T8">User Id</text:span></text:p>
          </table:table-cell>
          <table:table-cell table:style-name="Table258.A1" office:value-type="string">
            <text:p text:style-name="P7"><text:span text:style-name="T8">login_id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21.</text:span></text:p>
          </table:table-cell>
          <table:table-cell table:style-name="Table258.A1" office:value-type="string">
            <text:p text:style-name="P7"><text:span text:style-name="T8">Website Name</text:span></text:p>
          </table:table-cell>
          <table:table-cell table:style-name="Table258.A1" office:value-type="string">
            <text:p text:style-name="P7"><text:span text:style-name="T8">Website Name</text:span></text:p>
          </table:table-cell>
          <table:table-cell table:style-name="Table258.A1" office:value-type="string">
            <text:p text:style-name="P7"><text:span text:style-name="T8">institute_website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22.</text:span></text:p>
          </table:table-cell>
          <table:table-cell table:style-name="Table258.A1" office:value-type="string">
            <text:p text:style-name="P7"><text:bookmark text:name="__DdeLink__24434_128968024011"/><text:span text:style-name="T8">Library ID</text:span></text:p>
          </table:table-cell>
          <table:table-cell table:style-name="Table258.A1" office:value-type="string">
            <text:p text:style-name="P7"><text:span text:style-name="T8">Library ID</text:span></text:p>
          </table:table-cell>
          <table:table-cell table:style-name="Table258.A1" office:value-type="string">
            <text:p text:style-name="P7"><text:span text:style-name="T8">library_id</text:span></text:p>
          </table:table-cell>
          <table:table-cell table:style-name="Table258.A1" office:value-type="string">
            <text:p text:style-name="P7"><text:span text:style-name="T8">Input box</text:span></text:p>
          </table:table-cell>
          <table:table-cell table:style-name="Table258.A1" office:value-type="string">
            <text:p text:style-name="P9"/>
          </table:table-cell>
        </table:table-row>
        <table:table-row table:style-name="Table258.1">
          <table:table-cell table:style-name="Table258.A1" office:value-type="string">
            <text:p text:style-name="P8"><text:span text:style-name="T8">23.</text:span></text:p>
          </table:table-cell>
          <table:table-cell table:style-name="Table258.A1" office:value-type="string">
            <text:p text:style-name="P7"><text:span text:style-name="T8">button</text:span></text:p>
          </table:table-cell>
          <table:table-cell table:style-name="Table258.A1" office:value-type="string">
            <text:p text:style-name="P7"><text:span text:style-name="T8">Back</text:span></text:p>
          </table:table-cell>
          <table:table-cell table:style-name="Table258.A1" office:value-type="string">
            <text:p text:style-name="P7"><text:span text:style-name="T8">button</text:span></text:p>
          </table:table-cell>
          <table:table-cell table:style-name="Table258.A1" office:value-type="string">
            <text:p text:style-name="P7"><text:span text:style-name="T8">Button</text:span></text:p>
          </table:table-cell>
          <table:table-cell table:style-name="Table258.A1" office:value-type="string">
            <text:p text:style-name="P9"/>
          </table:table-cell>
        </table:table-row>
      </table:table>
      <text:p text:style-name="P1"/>
      <text:p text:style-name="P3"><text:bookmark text:name="__DdeLink__31132_1076407884"/><text:bookmark text:name="__DdeLink__24478_12896802401"/><text:bookmark text:name="__DdeLink__4718_461921510112"/><text:bookmark text:name="__DdeLink__28809_846382278"/><text:bookmark text:name="__DdeLink__29057_1128523722"/><text:bookmark text:name="__DdeLink__24397_12896802402"/><text:span text:style-name="T1">LibMS</text:span><text:span text:style-name="T2">-SuperAdmin Modify Institute Record </text:span></text:p>
      <text:p text:style-name="P3"><text:bookmark text:name="__DdeLink__28805_846382278"/><text:span text:style-name="T3">This page is used to modify details of all approved institute with LibMS.</text:span></text:p>
      <text:p text:style-name="P5"><text:span text:style-name="T3">1.Update Admin : </text:span></text:p>
      <text:p text:style-name="P3"><text:bookmark text:name="__DdeLink__24325_12896802402"/><text:bookmark text:name="__DdeLink__5164_510798546213"/><text:span text:style-name="T3">File Name of view page: update_admin.jsp</text:span></text:p>
      <text:p text:style-name="P3"><text:span text:style-name="T5"><text:s text:c="2"/>Attributes:</text:span></text:p>
      <table:table table:name="Table259" table:style-name="Table259">
        <table:table-column table:style-name="Table259.A"/>
        <table:table-column table:style-name="Table259.B"/>
        <table:table-column table:style-name="Table259.C"/>
        <table:table-column table:style-name="Table259.D"/>
        <table:table-row table:style-name="Table259.1">
          <table:table-cell table:style-name="Table259.A1" office:value-type="string">
            <text:p text:style-name="P7"><text:span text:style-name="T5">S.No.</text:span></text:p>
          </table:table-cell>
          <table:table-cell table:style-name="Table259.A1" office:value-type="string">
            <text:p text:style-name="P7"><text:span text:style-name="T5">Column Attribute</text:span></text:p>
          </table:table-cell>
          <table:table-cell table:style-name="Table259.A1" office:value-type="string">
            <text:p text:style-name="P7"><text:span text:style-name="T5">Label </text:span></text:p>
          </table:table-cell>
          <table:table-cell table:style-name="Table259.A1" office:value-type="string">
            <text:p text:style-name="P7"><text:span text:style-name="T5">Grid Action</text:span></text:p>
          </table:table-cell>
        </table:table-row>
        <table:table-row table:style-name="Table259.2">
          <table:table-cell table:style-name="Table259.A1" office:value-type="string">
            <text:p text:style-name="P8"><text:span text:style-name="T6">1.</text:span></text:p>
          </table:table-cell>
          <table:table-cell table:style-name="Table259.A1" office:value-type="string">
            <text:p text:style-name="P7"><text:span text:style-name="T6">Registration ID</text:span></text:p>
          </table:table-cell>
          <table:table-cell table:style-name="Table259.A1" office:value-type="string">
            <text:p text:style-name="P7"><text:span text:style-name="T6">Registration_ID</text:span></text:p>
          </table:table-cell>
          <table:table-cell table:style-name="Table259.A1" office:value-type="string">
            <text:p text:style-name="P7"><text:bookmark text:name="__DdeLink__24321_12896802406"/><text:bookmark text:name="__DdeLink__24321_12896802402"/><text:span text:style-name="T6">/admin/index5.jsp(hyperlink)</text:span></text:p>
          </table:table-cell>
        </table:table-row>
        <table:table-row table:style-name="Table259.2">
          <table:table-cell table:style-name="Table259.A1" office:value-type="string">
            <text:p text:style-name="P8"><text:span text:style-name="T6">2.</text:span></text:p>
          </table:table-cell>
          <table:table-cell table:style-name="Table259.A1" office:value-type="string">
            <text:p text:style-name="P7"><text:span text:style-name="T6">Institute Name</text:span></text:p>
          </table:table-cell>
          <table:table-cell table:style-name="Table259.A1" office:value-type="string">
            <text:p text:style-name="P7"><text:span text:style-name="T6">Institute Name</text:span></text:p>
          </table:table-cell>
          <table:table-cell table:style-name="Table259.A1" office:value-type="string">
            <text:p text:style-name="P7"><text:bookmark text:name="__DdeLink__24321_128968024061"/><text:span text:style-name="T6">/admin/index5.jsp(hyperlink)</text:span></text:p>
          </table:table-cell>
        </table:table-row>
        <text:soft-page-break/>
        <table:table-row table:style-name="Table259.2">
          <table:table-cell table:style-name="Table259.A1" office:value-type="string">
            <text:p text:style-name="P8"><text:span text:style-name="T6">3.</text:span></text:p>
          </table:table-cell>
          <table:table-cell table:style-name="Table259.A1" office:value-type="string">
            <text:p text:style-name="P7"><text:span text:style-name="T6">Admin Email</text:span></text:p>
          </table:table-cell>
          <table:table-cell table:style-name="Table259.A1" office:value-type="string">
            <text:p text:style-name="P7"><text:span text:style-name="T6">Admin Email</text:span></text:p>
          </table:table-cell>
          <table:table-cell table:style-name="Table259.A1" office:value-type="string">
            <text:p text:style-name="P7"><text:bookmark text:name="__DdeLink__24321_128968024062"/><text:span text:style-name="T6">/admin/index5.jsp(hyperlink)</text:span></text:p>
          </table:table-cell>
        </table:table-row>
        <table:table-row table:style-name="Table259.2">
          <table:table-cell table:style-name="Table259.A1" office:value-type="string">
            <text:p text:style-name="P8"><text:span text:style-name="T6">4.</text:span></text:p>
          </table:table-cell>
          <table:table-cell table:style-name="Table259.A1" office:value-type="string">
            <text:p text:style-name="P7"><text:bookmark text:name="__DdeLink__24896_1289680240"/><text:span text:style-name="T6">Status</text:span></text:p>
          </table:table-cell>
          <table:table-cell table:style-name="Table259.A1" office:value-type="string">
            <text:p text:style-name="P7"><text:span text:style-name="T6">Status</text:span></text:p>
          </table:table-cell>
          <table:table-cell table:style-name="Table259.A1" office:value-type="string">
            <text:p text:style-name="P7"><text:bookmark text:name="__DdeLink__24321_128968024063"/><text:bookmark text:name="__DdeLink__5119_131282405712"/><text:bookmark text:name="__DdeLink__15424_510798546112"/><text:span text:style-name="T6">/admin/index5.jsp(hyperlink)</text:span></text:p>
          </table:table-cell>
        </table:table-row>
        <table:table-row table:style-name="Table259.1">
          <table:table-cell table:style-name="Table259.A1" office:value-type="string">
            <text:p text:style-name="P8"><text:span text:style-name="T6">5.</text:span></text:p>
          </table:table-cell>
          <table:table-cell table:style-name="Table259.A1" office:value-type="string">
            <text:p text:style-name="P7"><text:bookmark text:name="__DdeLink__24319_12896802401"/><text:span text:style-name="T6">Action</text:span></text:p>
          </table:table-cell>
          <table:table-cell table:style-name="Table259.A1" office:value-type="string">
            <text:p text:style-name="P7"><text:span text:style-name="T6">Action</text:span></text:p>
          </table:table-cell>
          <table:table-cell table:style-name="Table259.A1" office:value-type="string">
            <text:p text:style-name="P7"><text:bookmark text:name="__DdeLink__24321_128968024064"/><text:span text:style-name="T6">/admin/index5.jsp(hyperlink)</text:span></text:p>
          </table:table-cell>
        </table:table-row>
      </table:table>
      <text:p text:style-name="P1"/>
      <table:table table:name="Table260" table:style-name="Table260">
        <table:table-column table:style-name="Table260.A"/>
        <table:table-column table:style-name="Table260.B"/>
        <table:table-column table:style-name="Table260.C"/>
        <table:table-row table:style-name="Table260.1">
          <table:table-cell table:style-name="Table260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60.C1" office:value-type="string">
            <text:p text:style-name="P9"/>
          </table:table-cell>
        </table:table-row>
        <table:table-row table:style-name="Table260.1">
          <table:table-cell table:style-name="Table260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60.C1" office:value-type="string">
            <text:p text:style-name="P9"/>
          </table:table-cell>
        </table:table-row>
        <table:table-row table:style-name="Table260.1">
          <table:table-cell table:style-name="Table260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60.C1" office:value-type="string">
            <text:p text:style-name="P9"/>
          </table:table-cell>
        </table:table-row>
        <table:table-row table:style-name="Table260.1">
          <table:table-cell table:style-name="Table260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60.C1" office:value-type="string">
            <text:p text:style-name="P9"/>
          </table:table-cell>
        </table:table-row>
        <table:table-row table:style-name="Table260.1">
          <table:table-cell table:style-name="Table260.A1" table:number-columns-spanned="2" office:value-type="string">
            <text:p text:style-name="P7"><text:span text:style-name="T5">Struts Action</text:span><text:span text:style-name="T2">:</text:span></text:p>
          </table:table-cell>
          <table:covered-table-cell/>
          <table:table-cell table:style-name="Table260.C1" office:value-type="string">
            <text:p text:style-name="P9"/>
          </table:table-cell>
        </table:table-row>
        <table:table-row table:style-name="Table260.1">
          <table:table-cell table:style-name="Table260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60.C1" office:value-type="string">
            <text:p text:style-name="P7"><text:span text:style-name="T6">/view5</text:span></text:p>
          </table:table-cell>
        </table:table-row>
        <table:table-row table:style-name="Table260.1">
          <table:table-cell table:style-name="Table260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60.C1" office:value-type="string">
            <text:p text:style-name="P7"><text:bookmark text:name="__DdeLink__5164_5107985462112"/><text:span text:style-name="T3">/admin/index.jsp</text:span></text:p>
          </table:table-cell>
        </table:table-row>
        <table:table-row table:style-name="Table260.1">
          <table:table-cell table:style-name="Table260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60.C1" office:value-type="string">
            <text:p text:style-name="P7"><text:bookmark text:name="__DdeLink__28803_846382278"/><text:span text:style-name="T6">com.myapp.struts.admin.AdminViewAction</text:span></text:p>
          </table:table-cell>
        </table:table-row>
        <table:table-row table:style-name="Table260.1">
          <table:table-cell table:style-name="Table260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60.C1" office:value-type="string">
            <text:p text:style-name="P9"><draw:custom-shape text:anchor-type="paragraph" draw:z-index="9" draw:style-name="gr5" svg:width="3.513cm" svg:height="1.348cm" svg:x="0cm" svg:y="0cm"><text:p/><draw:enhanced-geometry draw:type="mso-spt75"/></draw:custom-shape></text:p>
          </table:table-cell>
        </table:table-row>
        <table:table-row table:style-name="Table260.1">
          <table:table-cell table:style-name="Table260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60.C1" office:value-type="string">
            <text:p text:style-name="P7"><text:span text:style-name="T3">This action is used to modify details of all approved institute with LibMS.</text:span></text:p>
          </table:table-cell>
        </table:table-row>
        <table:table-row table:style-name="Table260.1">
          <table:table-cell table:style-name="Table260.A1" table:number-columns-spanned="2" office:value-type="string">
            <text:p text:style-name="P7"><text:span text:style-name="T7">Request Forwards On:</text:span></text:p>
          </table:table-cell>
          <table:covered-table-cell/>
          <table:table-cell table:style-name="Table260.A1" office:value-type="string">
            <text:p text:style-name="P7"><text:span text:style-name="T7">Purpose</text:span></text:p>
          </table:table-cell>
        </table:table-row>
        <table:table-row table:style-name="Table260.12">
          <table:table-cell table:style-name="Table260.C1" office:value-type="string">
            <text:p text:style-name="P7"><text:span text:style-name="T6">success</text:span></text:p>
          </table:table-cell>
          <table:table-cell table:style-name="Table260.C1" table:number-columns-spanned="2" office:value-type="string">
            <text:p text:style-name="P7"><text:span text:style-name="T6">/admin/update_admin_detail.jsp</text:span></text:p>
          </table:table-cell>
          <table:covered-table-cell/>
        </table:table-row>
      </table:table>
      <text:p text:style-name="P1"/>
      <text:p text:style-name="P1"/>
      <text:p text:style-name="P1"><text:soft-page-break/></text:p>
      <text:p text:style-name="P3"><text:span text:style-name="T2"><text:s/>Tables used:</text:span></text:p>
      <table:table table:name="Table261" table:style-name="Table261">
        <table:table-column table:style-name="Table261.A"/>
        <table:table-column table:style-name="Table261.B"/>
        <table:table-column table:style-name="Table261.C"/>
        <table:table-column table:style-name="Table261.D"/>
        <table:table-row table:style-name="Table261.1">
          <table:table-cell table:style-name="Table261.A1" office:value-type="string">
            <text:p text:style-name="P7"><text:span text:style-name="T5">S.No.</text:span></text:p>
          </table:table-cell>
          <table:table-cell table:style-name="Table261.A1" office:value-type="string">
            <text:p text:style-name="P7"><text:span text:style-name="T5">Table name</text:span></text:p>
          </table:table-cell>
          <table:table-cell table:style-name="Table261.A1" office:value-type="string">
            <text:p text:style-name="P7"><text:span text:style-name="T5">Primary Key Detail</text:span></text:p>
          </table:table-cell>
          <table:table-cell table:style-name="Table261.A1" office:value-type="string">
            <text:p text:style-name="P7"><text:span text:style-name="T5">Use of Table</text:span></text:p>
          </table:table-cell>
        </table:table-row>
        <table:table-row table:style-name="Table261.1">
          <table:table-cell table:style-name="Table261.A1" office:value-type="string">
            <text:p text:style-name="P7"><text:span text:style-name="T6">1.</text:span></text:p>
          </table:table-cell>
          <table:table-cell table:style-name="Table261.A1" office:value-type="string">
            <text:p text:style-name="P7"><text:bookmark text:name="__DdeLink__7133_116474407113"/><text:bookmark text:name="__DdeLink__24329_12896802402"/><text:span text:style-name="T6">admin_registration</text:span></text:p>
          </table:table-cell>
          <table:table-cell table:style-name="Table261.A1" office:value-type="string">
            <text:p text:style-name="P3"><text:span text:style-name="T9">registration_id</text:span><text:span text:style-name="T6">,</text:span></text:p>
            <text:p text:style-name="P9"/>
          </table:table-cell>
          <table:table-cell table:style-name="Table261.A1" office:value-type="string">
            <text:p text:style-name="P7"><text:span text:style-name="T6">The table is used to add details of a library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3"><text:span text:style-name="T2"><text:s text:c="2"/>POJO replacement of tables:</text:span></text:p>
      <table:table table:name="Table262" table:style-name="Table262">
        <table:table-column table:style-name="Table262.A"/>
        <table:table-column table:style-name="Table262.B"/>
        <table:table-column table:style-name="Table262.C"/>
        <table:table-column table:style-name="Table262.D"/>
        <table:table-row table:style-name="Table262.1">
          <table:table-cell table:style-name="Table262.A1" office:value-type="string">
            <text:p text:style-name="P7"><text:span text:style-name="T5">S.No.</text:span></text:p>
          </table:table-cell>
          <table:table-cell table:style-name="Table262.A1" office:value-type="string">
            <text:p text:style-name="P7"><text:span text:style-name="T5">Table name</text:span></text:p>
          </table:table-cell>
          <table:table-cell table:style-name="Table262.A1" office:value-type="string">
            <text:p text:style-name="P7"><text:span text:style-name="T5">POJO Name</text:span></text:p>
          </table:table-cell>
          <table:table-cell table:style-name="Table262.A1" office:value-type="string">
            <text:p text:style-name="P7"><text:span text:style-name="T5">Hibernate Mapping Files</text:span></text:p>
          </table:table-cell>
        </table:table-row>
        <table:table-row table:style-name="Table262.1">
          <table:table-cell table:style-name="Table262.A1" office:value-type="string">
            <text:p text:style-name="P7"><text:span text:style-name="T6">1.</text:span></text:p>
          </table:table-cell>
          <table:table-cell table:style-name="Table262.A1" office:value-type="string">
            <text:p text:style-name="P7"><text:bookmark text:name="__DdeLink__7133_1164744071114"/><text:bookmark text:name="__DdeLink__24333_12896802402"/><text:span text:style-name="T6">admin_registration</text:span></text:p>
          </table:table-cell>
          <table:table-cell table:style-name="Table262.A1" office:value-type="string">
            <text:p text:style-name="P7"><text:bookmark text:name="__DdeLink__7135_116474407112"/><text:bookmark text:name="__DdeLink__24452_12896802402"/><text:span text:style-name="T6">AdminRegistration</text:span></text:p>
          </table:table-cell>
          <table:table-cell table:style-name="Table262.A1" office:value-type="string">
            <text:p text:style-name="P9"><draw:custom-shape text:anchor-type="paragraph" draw:z-index="10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3"><text:span text:style-name="T2">Methods Used:</text:span></text:p>
      <table:table table:name="Table263" table:style-name="Table263">
        <table:table-column table:style-name="Table263.A"/>
        <table:table-column table:style-name="Table263.B"/>
        <table:table-column table:style-name="Table263.C"/>
        <table:table-column table:style-name="Table263.D"/>
        <table:table-column table:style-name="Table263.E"/>
        <table:table-column table:style-name="Table263.F"/>
        <table:table-row table:style-name="Table263.1">
          <table:table-cell table:style-name="Table263.A1" office:value-type="string">
            <text:p text:style-name="P7"><text:span text:style-name="T5">S.No.</text:span></text:p>
          </table:table-cell>
          <table:table-cell table:style-name="Table263.A1" office:value-type="string">
            <text:p text:style-name="P7"><text:span text:style-name="T5">POJO Name</text:span></text:p>
          </table:table-cell>
          <table:table-cell table:style-name="Table263.A1" office:value-type="string">
            <text:p text:style-name="P7"><text:span text:style-name="T5">Method Name</text:span></text:p>
          </table:table-cell>
          <table:table-cell table:style-name="Table263.A1" office:value-type="string">
            <text:p text:style-name="P7"><text:span text:style-name="T5">Select Operation</text:span></text:p>
          </table:table-cell>
          <table:table-cell table:style-name="Table263.A1" office:value-type="string">
            <text:p text:style-name="P10"><text:span text:style-name="T5">Column Used in where clause</text:span></text:p>
          </table:table-cell>
          <table:table-cell table:style-name="Table263.A1" office:value-type="string">
            <text:p text:style-name="P7"><text:span text:style-name="T5">Purpose</text:span></text:p>
          </table:table-cell>
        </table:table-row>
        <table:table-row table:style-name="Table263.1">
          <table:table-cell table:style-name="Table263.A1" office:value-type="string">
            <text:p text:style-name="P7"><text:span text:style-name="T3">1.</text:span></text:p>
          </table:table-cell>
          <table:table-cell table:style-name="Table263.A1" office:value-type="string">
            <text:p text:style-name="P7"><text:bookmark text:name="__DdeLink__7137_116474407111"/><text:span text:style-name="T3">AdminRegistration</text:span></text:p>
          </table:table-cell>
          <table:table-cell table:style-name="Table263.A1" office:value-type="string">
            <text:p text:style-name="P3"><text:span text:style-name="T3">getAdminInstituteDetailsById()</text:span></text:p>
            <text:p text:style-name="P1"/>
            <text:p text:style-name="P1"/>
            <text:p text:style-name="P9"/>
          </table:table-cell>
          <table:table-cell table:style-name="Table263.A1" office:value-type="string">
            <text:p text:style-name="P3"><text:span text:style-name="T3">Return </text:span></text:p>
            <text:p text:style-name="P7"><text:span text:style-name="T3">list</text:span></text:p>
          </table:table-cell>
          <table:table-cell table:style-name="Table263.A1" office:value-type="string">
            <text:p text:style-name="P7"><text:span text:style-name="T4">registration_id </text:span></text:p>
          </table:table-cell>
          <table:table-cell table:style-name="Table263.A1" office:value-type="string">
            <text:p text:style-name="P7"><text:bookmark text:name="__DdeLink__24457_12896802401"/><text:bookmark text:name="__DdeLink__7133_11647440711112"/><text:span text:style-name="T3">Searches the </text:span><text:span text:style-name="T6">admin_registration</text:span><text:span text:style-name="T3"> by registration_id .</text:span></text:p>
          </table:table-cell>
        </table:table-row>
      </table:table>
      <text:p text:style-name="P3"><text:bookmark text:name="__DdeLink__4718_461921510122"/><text:bookmark text:name="__DdeLink__24397_128968024021"/><text:span text:style-name="T1">LibMS-SuperAdmin Modify Institute Record </text:span></text:p>
      <text:p text:style-name="P3"><text:bookmark text:name="__DdeLink__24439_12896802402"/><text:bookmark text:name="__DdeLink__28812_846382278"/><text:span text:style-name="T3">This page is used to show all details of a non register library .</text:span></text:p>
      <text:p text:style-name="P5"><text:span text:style-name="T3">1.Admin Update Record : </text:span></text:p>
      <text:p text:style-name="P3"><text:span text:style-name="T3">File Name of view page: </text:span><text:span text:style-name="T6">/admin/update_admin_detail.jsp</text:span></text:p>
      <text:p text:style-name="P3"><text:span text:style-name="T2"><text:s/>Attributes:</text:span></text:p>
      <table:table table:name="Table264" table:style-name="Table264">
        <table:table-column table:style-name="Table264.A"/>
        <table:table-column table:style-name="Table264.B"/>
        <table:table-column table:style-name="Table264.C"/>
        <table:table-column table:style-name="Table264.D"/>
        <table:table-column table:style-name="Table264.E"/>
        <table:table-column table:style-name="Table264.F"/>
        <table:table-row table:style-name="Table264.1">
          <table:table-cell table:style-name="Table264.A1" office:value-type="string">
            <text:p text:style-name="P7"><text:span text:style-name="T5">S.No.</text:span></text:p>
          </table:table-cell>
          <table:table-cell table:style-name="Table264.A1" office:value-type="string">
            <text:p text:style-name="P7"><text:span text:style-name="T5">Attribute Name</text:span></text:p>
          </table:table-cell>
          <table:table-cell table:style-name="Table264.A1" office:value-type="string">
            <text:p text:style-name="P7"><text:span text:style-name="T5">Label </text:span></text:p>
          </table:table-cell>
          <table:table-cell table:style-name="Table264.A1" office:value-type="string">
            <text:p text:style-name="P7"><text:span text:style-name="T5">Field Name</text:span></text:p>
          </table:table-cell>
          <table:table-cell table:style-name="Table264.A1" office:value-type="string">
            <text:p text:style-name="P7"><text:span text:style-name="T5">Type</text:span></text:p>
          </table:table-cell>
          <table:table-cell table:style-name="Table264.A1" office:value-type="string">
            <text:p text:style-name="P7"><text:span text:style-name="T5">Validation</text:span></text:p>
          </table:table-cell>
        </table:table-row>
        <table:table-row table:style-name="Table264.1">
          <table:table-cell table:style-name="Table264.A1" office:value-type="string">
            <text:p text:style-name="P8"><text:span text:style-name="T8">1.</text:span></text:p>
          </table:table-cell>
          <table:table-cell table:style-name="Table264.A1" office:value-type="string">
            <text:p text:style-name="P7"><text:bookmark text:name="__DdeLink__5079_131282405713"/><text:span text:style-name="T8">Institute Name </text:span></text:p>
          </table:table-cell>
          <table:table-cell table:style-name="Table264.A1" office:value-type="string">
            <text:p text:style-name="P7"><text:bookmark text:name="__DdeLink__5079_1312824057112"/><text:span text:style-name="T8">Institute Name</text:span></text:p>
          </table:table-cell>
          <table:table-cell table:style-name="Table264.A1" office:value-type="string">
            <text:p text:style-name="P7"><text:span text:style-name="T8">institute_name</text:span></text:p>
          </table:table-cell>
          <table:table-cell table:style-name="Table264.A1" office:value-type="string">
            <text:p text:style-name="P7"><text:bookmark text:name="__DdeLink__19945_121551131812"/><text:bookmark text:name="__DdeLink__5096_131282405712"/><text:span text:style-name="T8">Input box</text:span></text:p>
          </table:table-cell>
          <table:table-cell table:style-name="Table264.A1" office:value-type="string">
            <text:p text:style-name="P11"/>
          </table:table-cell>
        </table:table-row>
        <table:table-row table:style-name="Table264.1">
          <table:table-cell table:style-name="Table264.A1" office:value-type="string">
            <text:p text:style-name="P8"><text:span text:style-name="T8">2.</text:span></text:p>
          </table:table-cell>
          <table:table-cell table:style-name="Table264.A1" office:value-type="string">
            <text:p text:style-name="P7"><text:bookmark text:name="__DdeLink__5082_131282405713"/><text:span text:style-name="T8">Registration Id</text:span></text:p>
          </table:table-cell>
          <table:table-cell table:style-name="Table264.A1" office:value-type="string">
            <text:p text:style-name="P7"><text:bookmark text:name="__DdeLink__5082_1312824057112"/><text:span text:style-name="T8">Registration Id</text:span></text:p>
          </table:table-cell>
          <table:table-cell table:style-name="Table264.A1" office:value-type="string">
            <text:p text:style-name="P7"><text:bookmark text:name="__DdeLink__5144_510798546212"/><text:span text:style-name="T8">registration_request_id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><text:bookmark text:name="__DdeLink__5128_510798546112"/><text:bookmark text:name="__DdeLink__5139_510798546112"/></text:p>
          </table:table-cell>
        </table:table-row>
        <table:table-row table:style-name="Table264.1">
          <table:table-cell table:style-name="Table264.A1" office:value-type="string">
            <text:p text:style-name="P8"><text:span text:style-name="T8">3.</text:span></text:p>
          </table:table-cell>
          <table:table-cell table:style-name="Table264.A1" office:value-type="string">
            <text:p text:style-name="P7"><text:bookmark text:name="__DdeLink__5085_131282405713"/><text:span text:style-name="T8">Institute Abbrevation</text:span></text:p>
          </table:table-cell>
          <table:table-cell table:style-name="Table264.A1" office:value-type="string">
            <text:p text:style-name="P7"><text:bookmark text:name="__DdeLink__5085_1312824057112"/><text:span text:style-name="T8">Institute Abbrevation</text:span></text:p>
          </table:table-cell>
          <table:table-cell table:style-name="Table264.A1" office:value-type="string">
            <text:p text:style-name="P7"><text:span text:style-name="T8">abbreviated_name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><text:bookmark text:name="__DdeLink__5136_510798546212"/></text:p>
          </table:table-cell>
        </table:table-row>
        <text:soft-page-break/>
        <table:table-row table:style-name="Table264.1">
          <table:table-cell table:style-name="Table264.A1" office:value-type="string">
            <text:p text:style-name="P8"><text:span text:style-name="T8">4.</text:span></text:p>
          </table:table-cell>
          <table:table-cell table:style-name="Table264.A1" office:value-type="string">
            <text:p text:style-name="P7"><text:span text:style-name="T8">Courtesy</text:span></text:p>
          </table:table-cell>
          <table:table-cell table:style-name="Table264.A1" office:value-type="string">
            <text:p text:style-name="P7"><text:span text:style-name="T8">Courtesy</text:span></text:p>
          </table:table-cell>
          <table:table-cell table:style-name="Table264.A1" office:value-type="string">
            <text:p text:style-name="P7"><text:bookmark text:name="__DdeLink__5132_510798546212"/><text:span text:style-name="T8">courtesy</text:span></text:p>
          </table:table-cell>
          <table:table-cell table:style-name="Table264.A1" office:value-type="string">
            <text:p text:style-name="P7"><text:bookmark text:name="__DdeLink__5134_510798546212"/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5.</text:span></text:p>
          </table:table-cell>
          <table:table-cell table:style-name="Table264.A1" office:value-type="string">
            <text:p text:style-name="P7"><text:bookmark text:name="__DdeLink__5130_510798546113"/><text:span text:style-name="T8">Institute Address</text:span></text:p>
          </table:table-cell>
          <table:table-cell table:style-name="Table264.A1" office:value-type="string">
            <text:p text:style-name="P7"><text:bookmark text:name="__DdeLink__5130_5107985461112"/><text:span text:style-name="T8">Institute Address</text:span></text:p>
          </table:table-cell>
          <table:table-cell table:style-name="Table264.A1" office:value-type="string">
            <text:p text:style-name="P7"><text:span text:style-name="T8">institute_address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6.</text:span></text:p>
          </table:table-cell>
          <table:table-cell table:style-name="Table264.A1" office:value-type="string">
            <text:p text:style-name="P7"><text:bookmark text:name="__DdeLink__5088_131282405713"/><text:span text:style-name="T8">First Name </text:span></text:p>
          </table:table-cell>
          <table:table-cell table:style-name="Table264.A1" office:value-type="string">
            <text:p text:style-name="P7"><text:bookmark text:name="__DdeLink__5088_1312824057112"/><text:span text:style-name="T8">First Name</text:span></text:p>
          </table:table-cell>
          <table:table-cell table:style-name="Table264.A1" office:value-type="string">
            <text:p text:style-name="P7"><text:span text:style-name="T8">admin_fname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7.</text:span></text:p>
          </table:table-cell>
          <table:table-cell table:style-name="Table264.A1" office:value-type="string">
            <text:p text:style-name="P7"><text:bookmark text:name="__DdeLink__5091_131282405713"/><text:span text:style-name="T8">Library Name</text:span></text:p>
          </table:table-cell>
          <table:table-cell table:style-name="Table264.A1" office:value-type="string">
            <text:p text:style-name="P7"><text:bookmark text:name="__DdeLink__5091_1312824057112"/><text:span text:style-name="T8">Library Name</text:span></text:p>
          </table:table-cell>
          <table:table-cell table:style-name="Table264.A1" office:value-type="string">
            <text:p text:style-name="P7"><text:bookmark text:name="__DdeLink__5101_131282405712"/><text:span text:style-name="T8">library_name</text:span></text:p>
          </table:table-cell>
          <table:table-cell table:style-name="Table264.A1" office:value-type="string">
            <text:p text:style-name="P7"><text:bookmark text:name="__DdeLink__24437_12896802402"/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8.</text:span></text:p>
          </table:table-cell>
          <table:table-cell table:style-name="Table264.A1" office:value-type="string">
            <text:p text:style-name="P7"><text:bookmark text:name="__DdeLink__5093_131282405713"/><text:span text:style-name="T8">Last Name</text:span></text:p>
          </table:table-cell>
          <table:table-cell table:style-name="Table264.A1" office:value-type="string">
            <text:p text:style-name="P7"><text:bookmark text:name="__DdeLink__5093_1312824057112"/><text:span text:style-name="T8">Last Name</text:span></text:p>
          </table:table-cell>
          <table:table-cell table:style-name="Table264.A1" office:value-type="string">
            <text:p text:style-name="P7"><text:span text:style-name="T8">admin_lname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9.</text:span></text:p>
          </table:table-cell>
          <table:table-cell table:style-name="Table264.A1" office:value-type="string">
            <text:p text:style-name="P7"><text:span text:style-name="T8">City</text:span></text:p>
          </table:table-cell>
          <table:table-cell table:style-name="Table264.A1" office:value-type="string">
            <text:p text:style-name="P7"><text:span text:style-name="T8">City</text:span></text:p>
          </table:table-cell>
          <table:table-cell table:style-name="Table264.A1" office:value-type="string">
            <text:p text:style-name="P7"><text:bookmark text:name="__DdeLink__5141_510798546112"/><text:span text:style-name="T8">city</text:span></text:p>
          </table:table-cell>
          <table:table-cell table:style-name="Table264.A1" office:value-type="string">
            <text:p text:style-name="P7"><text:span text:style-name="T8">Button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0.</text:span></text:p>
          </table:table-cell>
          <table:table-cell table:style-name="Table264.A1" office:value-type="string">
            <text:p text:style-name="P7"><text:span text:style-name="T8">Designation</text:span></text:p>
          </table:table-cell>
          <table:table-cell table:style-name="Table264.A1" office:value-type="string">
            <text:p text:style-name="P7"><text:span text:style-name="T8">Designation</text:span></text:p>
          </table:table-cell>
          <table:table-cell table:style-name="Table264.A1" office:value-type="string">
            <text:p text:style-name="P7"><text:span text:style-name="T8">admin_designation</text:span></text:p>
          </table:table-cell>
          <table:table-cell table:style-name="Table264.A1" office:value-type="string">
            <text:p text:style-name="P7"><text:span text:style-name="T8">Button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1.</text:span></text:p>
          </table:table-cell>
          <table:table-cell table:style-name="Table264.A1" office:value-type="string">
            <text:p text:style-name="P7"><text:span text:style-name="T8">State</text:span></text:p>
          </table:table-cell>
          <table:table-cell table:style-name="Table264.A1" office:value-type="string">
            <text:p text:style-name="P7"><text:span text:style-name="T8">State</text:span></text:p>
          </table:table-cell>
          <table:table-cell table:style-name="Table264.A1" office:value-type="string">
            <text:p text:style-name="P7"><text:span text:style-name="T8">state</text:span></text:p>
          </table:table-cell>
          <table:table-cell table:style-name="Table264.A1" office:value-type="string">
            <text:p text:style-name="P9"/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2.</text:span></text:p>
          </table:table-cell>
          <table:table-cell table:style-name="Table264.A1" office:value-type="string">
            <text:p text:style-name="P7"><text:span text:style-name="T8">Mobile No.</text:span></text:p>
          </table:table-cell>
          <table:table-cell table:style-name="Table264.A1" office:value-type="string">
            <text:p text:style-name="P7"><text:span text:style-name="T8">Mobile No</text:span></text:p>
          </table:table-cell>
          <table:table-cell table:style-name="Table264.A1" office:value-type="string">
            <text:p text:style-name="P7"><text:span text:style-name="T8">mobile_no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3.</text:span></text:p>
          </table:table-cell>
          <table:table-cell table:style-name="Table264.A1" office:value-type="string">
            <text:p text:style-name="P7"><text:span text:style-name="T8">Country</text:span></text:p>
          </table:table-cell>
          <table:table-cell table:style-name="Table264.A1" office:value-type="string">
            <text:p text:style-name="P7"><text:span text:style-name="T8">Country</text:span></text:p>
          </table:table-cell>
          <table:table-cell table:style-name="Table264.A1" office:value-type="string">
            <text:p text:style-name="P7"><text:span text:style-name="T8">country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4.</text:span></text:p>
          </table:table-cell>
          <table:table-cell table:style-name="Table264.A1" office:value-type="string">
            <text:p text:style-name="P7"><text:span text:style-name="T8">Email Id</text:span></text:p>
          </table:table-cell>
          <table:table-cell table:style-name="Table264.A1" office:value-type="string">
            <text:p text:style-name="P7"><text:span text:style-name="T8">Email Id</text:span></text:p>
          </table:table-cell>
          <table:table-cell table:style-name="Table264.A1" office:value-type="string">
            <text:p text:style-name="P7"><text:span text:style-name="T8">admin_email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5.</text:span></text:p>
          </table:table-cell>
          <table:table-cell table:style-name="Table264.A1" office:value-type="string">
            <text:p text:style-name="P7"><text:span text:style-name="T8">Pin Code</text:span></text:p>
          </table:table-cell>
          <table:table-cell table:style-name="Table264.A1" office:value-type="string">
            <text:p text:style-name="P7"><text:span text:style-name="T8">Pin Code</text:span></text:p>
          </table:table-cell>
          <table:table-cell table:style-name="Table264.A1" office:value-type="string">
            <text:p text:style-name="P7"><text:span text:style-name="T8">pin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6.</text:span></text:p>
          </table:table-cell>
          <table:table-cell table:style-name="Table264.A1" office:value-type="string">
            <text:p text:style-name="P7"><text:span text:style-name="T8">Gender</text:span></text:p>
          </table:table-cell>
          <table:table-cell table:style-name="Table264.A1" office:value-type="string">
            <text:p text:style-name="P7"><text:span text:style-name="T8">Gender</text:span></text:p>
          </table:table-cell>
          <table:table-cell table:style-name="Table264.A1" office:value-type="string">
            <text:p text:style-name="P7"><text:span text:style-name="T8">gender</text:span></text:p>
          </table:table-cell>
          <table:table-cell table:style-name="Table264.A1" office:value-type="string">
            <text:p text:style-name="P7"><text:span text:style-name="T8">Combo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7.</text:span></text:p>
          </table:table-cell>
          <table:table-cell table:style-name="Table264.A1" office:value-type="string">
            <text:p text:style-name="P7"><text:span text:style-name="T8">Landline No.</text:span></text:p>
          </table:table-cell>
          <table:table-cell table:style-name="Table264.A1" office:value-type="string">
            <text:p text:style-name="P7"><text:span text:style-name="T8">Landline No.</text:span></text:p>
          </table:table-cell>
          <table:table-cell table:style-name="Table264.A1" office:value-type="string">
            <text:p text:style-name="P7"><text:span text:style-name="T8">land_line_no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8.</text:span></text:p>
          </table:table-cell>
          <table:table-cell table:style-name="Table264.A1" office:value-type="string">
            <text:p text:style-name="P7"><text:span text:style-name="T8">Password</text:span></text:p>
          </table:table-cell>
          <table:table-cell table:style-name="Table264.A1" office:value-type="string">
            <text:p text:style-name="P7"><text:span text:style-name="T8">Password</text:span></text:p>
          </table:table-cell>
          <table:table-cell table:style-name="Table264.A1" office:value-type="string">
            <text:p text:style-name="P7"><text:span text:style-name="T8">admin_password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19.</text:span></text:p>
          </table:table-cell>
          <table:table-cell table:style-name="Table264.A1" office:value-type="string">
            <text:p text:style-name="P7"><text:span text:style-name="T8">Type of institute</text:span></text:p>
          </table:table-cell>
          <table:table-cell table:style-name="Table264.A1" office:value-type="string">
            <text:p text:style-name="P7"><text:span text:style-name="T8">Type of institute</text:span></text:p>
          </table:table-cell>
          <table:table-cell table:style-name="Table264.A1" office:value-type="string">
            <text:p text:style-name="P7"><text:span text:style-name="T8">type_of_institute</text:span></text:p>
          </table:table-cell>
          <table:table-cell table:style-name="Table264.A1" office:value-type="string">
            <text:p text:style-name="P7"><text:span text:style-name="T8">Combo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20.</text:span></text:p>
          </table:table-cell>
          <table:table-cell table:style-name="Table264.A1" office:value-type="string">
            <text:p text:style-name="P7"><text:span text:style-name="T8">User Id</text:span></text:p>
          </table:table-cell>
          <table:table-cell table:style-name="Table264.A1" office:value-type="string">
            <text:p text:style-name="P7"><text:span text:style-name="T8">User Id</text:span></text:p>
          </table:table-cell>
          <table:table-cell table:style-name="Table264.A1" office:value-type="string">
            <text:p text:style-name="P7"><text:span text:style-name="T8">login_id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21.</text:span></text:p>
          </table:table-cell>
          <table:table-cell table:style-name="Table264.A1" office:value-type="string">
            <text:p text:style-name="P7"><text:span text:style-name="T8">Website Name</text:span></text:p>
          </table:table-cell>
          <table:table-cell table:style-name="Table264.A1" office:value-type="string">
            <text:p text:style-name="P7"><text:span text:style-name="T8">Website Name</text:span></text:p>
          </table:table-cell>
          <table:table-cell table:style-name="Table264.A1" office:value-type="string">
            <text:p text:style-name="P7"><text:span text:style-name="T8">institute_website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22.</text:span></text:p>
          </table:table-cell>
          <table:table-cell table:style-name="Table264.A1" office:value-type="string">
            <text:p text:style-name="P7"><text:bookmark text:name="__DdeLink__24434_12896802402"/><text:span text:style-name="T8">Library ID</text:span></text:p>
          </table:table-cell>
          <table:table-cell table:style-name="Table264.A1" office:value-type="string">
            <text:p text:style-name="P7"><text:span text:style-name="T8">Library ID</text:span></text:p>
          </table:table-cell>
          <table:table-cell table:style-name="Table264.A1" office:value-type="string">
            <text:p text:style-name="P7"><text:span text:style-name="T8">library_id</text:span></text:p>
          </table:table-cell>
          <table:table-cell table:style-name="Table264.A1" office:value-type="string">
            <text:p text:style-name="P7"><text:span text:style-name="T8">Input box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23.</text:span></text:p>
          </table:table-cell>
          <table:table-cell table:style-name="Table264.A1" office:value-type="string">
            <text:p text:style-name="P7"><text:span text:style-name="T8">Submit button</text:span></text:p>
          </table:table-cell>
          <table:table-cell table:style-name="Table264.A1" office:value-type="string">
            <text:p text:style-name="P7"><text:span text:style-name="T8">Update</text:span></text:p>
          </table:table-cell>
          <table:table-cell table:style-name="Table264.A1" office:value-type="string">
            <text:p text:style-name="P7"><text:span text:style-name="T8">button</text:span></text:p>
          </table:table-cell>
          <table:table-cell table:style-name="Table264.A1" office:value-type="string">
            <text:p text:style-name="P7"><text:span text:style-name="T8">Button</text:span></text:p>
          </table:table-cell>
          <table:table-cell table:style-name="Table264.A1" office:value-type="string">
            <text:p text:style-name="P9"/>
          </table:table-cell>
        </table:table-row>
        <table:table-row table:style-name="Table264.1">
          <table:table-cell table:style-name="Table264.A1" office:value-type="string">
            <text:p text:style-name="P8"><text:span text:style-name="T8">24.</text:span></text:p>
          </table:table-cell>
          <table:table-cell table:style-name="Table264.A1" office:value-type="string">
            <text:p text:style-name="P7"><text:span text:style-name="T8">button</text:span></text:p>
          </table:table-cell>
          <table:table-cell table:style-name="Table264.A1" office:value-type="string">
            <text:p text:style-name="P7"><text:span text:style-name="T8">Back</text:span></text:p>
          </table:table-cell>
          <table:table-cell table:style-name="Table264.A1" office:value-type="string">
            <text:p text:style-name="P7"><text:span text:style-name="T8">button</text:span></text:p>
          </table:table-cell>
          <table:table-cell table:style-name="Table264.A1" office:value-type="string">
            <text:p text:style-name="P7"><text:span text:style-name="T8">Button</text:span></text:p>
          </table:table-cell>
          <table:table-cell table:style-name="Table264.A1" office:value-type="string">
            <text:p text:style-name="P9"/>
          </table:table-cell>
        </table:table-row>
      </table:table>
      <text:p text:style-name="P1"/>
      <text:p text:style-name="P3"><text:span text:style-name="T3"><text:s/>Technology Used:</text:span></text:p>
      <text:p text:style-name="P3"><text:soft-page-break/><text:span text:style-name="T3"><text:s/>Struts Validation: </text:span></text:p>
      <table:table table:name="Table265" table:style-name="Table265">
        <table:table-column table:style-name="Table265.A"/>
        <table:table-column table:style-name="Table265.B"/>
        <table:table-column table:style-name="Table265.C"/>
        <table:table-column table:style-name="Table265.D"/>
        <table:table-row table:style-name="Table265.1">
          <table:table-cell table:style-name="Table265.A1" office:value-type="string">
            <text:p text:style-name="P7"><text:span text:style-name="T5">Attribute Name </text:span></text:p>
          </table:table-cell>
          <table:table-cell table:style-name="Table265.A1" office:value-type="string">
            <text:p text:style-name="P7"><text:span text:style-name="T5">Form Bean Name </text:span></text:p>
          </table:table-cell>
          <table:table-cell table:style-name="Table265.A1" office:value-type="string">
            <text:p text:style-name="P7"><text:span text:style-name="T5">Property</text:span></text:p>
          </table:table-cell>
          <table:table-cell table:style-name="Table265.A1" office:value-type="string">
            <text:p text:style-name="P7"><text:span text:style-name="T5">Purpose</text:span></text:p>
          </table:table-cell>
        </table:table-row>
        <table:table-row table:style-name="Table265.1">
          <table:table-cell table:style-name="Table265.A1" office:value-type="string">
            <text:p text:style-name="P9"/>
          </table:table-cell>
          <table:table-cell table:style-name="Table265.A1" office:value-type="string">
            <text:p text:style-name="P9"><text:bookmark text:name="__DdeLink__5103_131282405711"/></text:p>
          </table:table-cell>
          <table:table-cell table:style-name="Table265.A1" office:value-type="string">
            <text:p text:style-name="P9"/>
          </table:table-cell>
          <table:table-cell table:style-name="Table265.A1" office:value-type="string">
            <text:p text:style-name="P9"/>
          </table:table-cell>
        </table:table-row>
        <table:table-row table:style-name="Table265.1">
          <table:table-cell table:style-name="Table265.A1" office:value-type="string">
            <text:p text:style-name="P9"/>
          </table:table-cell>
          <table:table-cell table:style-name="Table265.A1" office:value-type="string">
            <text:p text:style-name="P9"><text:bookmark text:name="__DdeLink__5162_510798546111"/></text:p>
          </table:table-cell>
          <table:table-cell table:style-name="Table265.A1" office:value-type="string">
            <text:p text:style-name="P9"/>
          </table:table-cell>
          <table:table-cell table:style-name="Table265.A1" office:value-type="string">
            <text:p text:style-name="P9"/>
          </table:table-cell>
        </table:table-row>
      </table:table>
      <text:p text:style-name="P6"/>
      <table:table table:name="Table266" table:style-name="Table266">
        <table:table-column table:style-name="Table266.A"/>
        <table:table-column table:style-name="Table266.B"/>
        <table:table-column table:style-name="Table266.C"/>
        <table:table-row table:style-name="Table266.1">
          <table:table-cell table:style-name="Table266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66.C1" office:value-type="string">
            <text:p text:style-name="P9"/>
          </table:table-cell>
        </table:table-row>
        <table:table-row table:style-name="Table266.1">
          <table:table-cell table:style-name="Table266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66.C1" office:value-type="string">
            <text:p text:style-name="P7"><text:span text:style-name="T6">AdminViewActionForm</text:span></text:p>
          </table:table-cell>
        </table:table-row>
        <table:table-row table:style-name="Table266.1">
          <table:table-cell table:style-name="Table266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66.C1" office:value-type="string">
            <text:p text:style-name="P9"><draw:custom-shape text:anchor-type="paragraph" draw:z-index="11" draw:style-name="gr3" svg:width="4.308cm" svg:height="1.348cm" svg:x="0cm" svg:y="0cm"><text:p/><draw:enhanced-geometry draw:type="mso-spt75"/></draw:custom-shape></text:p>
          </table:table-cell>
        </table:table-row>
        <table:table-row table:style-name="Table266.1">
          <table:table-cell table:style-name="Table266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66.C1" office:value-type="string">
            <text:p text:style-name="P7"><text:span text:style-name="T6">For defining setter and getter variables.</text:span></text:p>
          </table:table-cell>
        </table:table-row>
        <table:table-row table:style-name="Table266.1">
          <table:table-cell table:style-name="Table266.A1" table:number-columns-spanned="2" office:value-type="string">
            <text:p text:style-name="P7"><text:span text:style-name="T6">Struts Action:</text:span></text:p>
          </table:table-cell>
          <table:covered-table-cell/>
          <table:table-cell table:style-name="Table266.C1" office:value-type="string">
            <text:p text:style-name="P9"/>
          </table:table-cell>
        </table:table-row>
        <table:table-row table:style-name="Table266.1">
          <table:table-cell table:style-name="Table266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66.C1" office:value-type="string">
            <text:p text:style-name="P7"><text:span text:style-name="T6">/adminupdate</text:span></text:p>
          </table:table-cell>
        </table:table-row>
        <table:table-row table:style-name="Table266.1">
          <table:table-cell table:style-name="Table266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66.C1" office:value-type="string">
            <text:p text:style-name="P7"><text:span text:style-name="T6">/admin/update_admin_detail.jsp</text:span></text:p>
          </table:table-cell>
        </table:table-row>
        <table:table-row table:style-name="Table266.1">
          <table:table-cell table:style-name="Table266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66.C1" office:value-type="string">
            <text:p text:style-name="P7"><text:span text:style-name="T6">com.myapp.struts.admin.AdminUpdateAction1</text:span></text:p>
          </table:table-cell>
        </table:table-row>
        <table:table-row table:style-name="Table266.1">
          <table:table-cell table:style-name="Table266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66.C1" office:value-type="string">
            <text:p text:style-name="P9"><draw:custom-shape text:anchor-type="paragraph" draw:z-index="12" draw:style-name="gr7" svg:width="4.153cm" svg:height="1.348cm" svg:x="0cm" svg:y="0cm"><text:p/><draw:enhanced-geometry draw:type="mso-spt75"/></draw:custom-shape></text:p>
          </table:table-cell>
        </table:table-row>
        <table:table-row table:style-name="Table266.1">
          <table:table-cell table:style-name="Table266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66.C1" office:value-type="string">
            <text:p text:style-name="P7"><text:bookmark text:name="__DdeLink__28815_846382278"/><text:bookmark text:name="__DdeLink__5106_131282405711"/><text:span text:style-name="T3">This action is used to update all details of a register library .</text:span></text:p>
          </table:table-cell>
        </table:table-row>
        <table:table-row table:style-name="Table266.1">
          <table:table-cell table:style-name="Table266.A1" table:number-columns-spanned="2" office:value-type="string">
            <text:p text:style-name="P7"><text:span text:style-name="T5">Request Forwards On:</text:span></text:p>
          </table:table-cell>
          <table:covered-table-cell/>
          <table:table-cell table:style-name="Table266.A1" office:value-type="string">
            <text:p text:style-name="P7"><text:span text:style-name="T3">Purpose</text:span></text:p>
          </table:table-cell>
        </table:table-row>
        <table:table-row table:style-name="Table266.1">
          <table:table-cell table:style-name="Table266.C1" office:value-type="string">
            <text:p text:style-name="P7"><text:span text:style-name="T8">success </text:span></text:p>
          </table:table-cell>
          <table:table-cell table:style-name="Table266.C1" table:number-columns-spanned="2" office:value-type="string">
            <text:p text:style-name="P7"><text:span text:style-name="T8">/admin/update_admin.jsp</text:span></text:p>
          </table:table-cell>
          <table:covered-table-cell/>
        </table:table-row>
        <table:table-row table:style-name="Table266.1">
          <table:table-cell table:style-name="Table266.C1" office:value-type="string">
            <text:p text:style-name="P7"><text:span text:style-name="T8">failure</text:span></text:p>
          </table:table-cell>
          <table:table-cell table:style-name="Table266.C1" table:number-columns-spanned="2" office:value-type="string">
            <text:p text:style-name="P7"><text:span text:style-name="T8">/admin/update_admin_detail.jsp</text:span></text:p>
          </table:table-cell>
          <table:covered-table-cell/>
        </table:table-row>
      </table:table>
      <text:p text:style-name="P1"/>
      <table:table table:name="Table267" table:style-name="Table267">
        <table:table-column table:style-name="Table267.A"/>
        <table:table-column table:style-name="Table267.B"/>
        <table:table-row table:style-name="Table267.1">
          <table:table-cell table:style-name="Table267.A1" table:number-columns-spanned="2" office:value-type="string">
            <text:p text:style-name="P7"><text:span text:style-name="T5">Struts ActionClass Name</text:span></text:p>
          </table:table-cell>
          <table:covered-table-cell/>
        </table:table-row>
        <table:table-row table:style-name="Table267.1">
          <table:table-cell table:style-name="Table267.A2" office:value-type="string">
            <text:p text:style-name="P7"><text:span text:style-name="T6">Logical Name</text:span></text:p>
          </table:table-cell>
          <table:table-cell table:style-name="Table267.A2" office:value-type="string">
            <text:p text:style-name="P7"><text:span text:style-name="T6">AdminUpdateAction1</text:span></text:p>
          </table:table-cell>
        </table:table-row>
        <table:table-row table:style-name="Table267.1">
          <table:table-cell table:style-name="Table267.A2" office:value-type="string">
            <text:p text:style-name="P7"><text:span text:style-name="T6">Description:</text:span></text:p>
          </table:table-cell>
          <table:table-cell table:style-name="Table267.A2" office:value-type="string">
            <text:p text:style-name="P7"><text:span text:style-name="T3">This action is used to update all details of a register library .</text:span></text:p>
          </table:table-cell>
        </table:table-row>
        <table:table-row table:style-name="Table267.1">
          <table:table-cell table:style-name="Table267.A2" office:value-type="string">
            <text:p text:style-name="P7"><text:span text:style-name="T6">Method </text:span></text:p>
          </table:table-cell>
          <table:table-cell table:style-name="Table267.A2" office:value-type="string">
            <text:p text:style-name="P7"><text:span text:style-name="T6">No Special Method Defined</text:span></text:p>
          </table:table-cell>
        </table:table-row>
      </table:table>
      <text:p text:style-name="P1"/>
      <text:p text:style-name="P1"/>
      <text:p text:style-name="P3"><text:soft-page-break/><text:span text:style-name="T2">Tables used:</text:span></text:p>
      <table:table table:name="Table268" table:style-name="Table268">
        <table:table-column table:style-name="Table268.A"/>
        <table:table-column table:style-name="Table268.B"/>
        <table:table-column table:style-name="Table268.C"/>
        <table:table-column table:style-name="Table268.D"/>
        <table:table-row table:style-name="Table268.1">
          <table:table-cell table:style-name="Table268.A1" office:value-type="string">
            <text:p text:style-name="P7"><text:span text:style-name="T5">S.No.</text:span></text:p>
          </table:table-cell>
          <table:table-cell table:style-name="Table268.A1" office:value-type="string">
            <text:p text:style-name="P7"><text:span text:style-name="T5">Table name</text:span></text:p>
          </table:table-cell>
          <table:table-cell table:style-name="Table268.A1" office:value-type="string">
            <text:p text:style-name="P7"><text:span text:style-name="T5">Primary Key Detail</text:span></text:p>
          </table:table-cell>
          <table:table-cell table:style-name="Table268.A1" office:value-type="string">
            <text:p text:style-name="P7"><text:span text:style-name="T5">Use of Table</text:span></text:p>
          </table:table-cell>
        </table:table-row>
        <table:table-row table:style-name="Table268.1">
          <table:table-cell table:style-name="Table268.A1" office:value-type="string">
            <text:p text:style-name="P7"><text:span text:style-name="T6">1</text:span></text:p>
          </table:table-cell>
          <table:table-cell table:style-name="Table268.A1" office:value-type="string">
            <text:p text:style-name="P7"><text:bookmark text:name="__DdeLink__7133_11647440711122"/><text:bookmark text:name="__DdeLink__10292_510798546111"/><text:span text:style-name="T6">admin_registration</text:span></text:p>
          </table:table-cell>
          <table:table-cell table:style-name="Table268.A1" office:value-type="string">
            <text:p text:style-name="P7"><text:span text:style-name="T9">registration_id</text:span></text:p>
          </table:table-cell>
          <table:table-cell table:style-name="Table268.A1" office:value-type="string">
            <text:p text:style-name="P7"><text:span text:style-name="T6">The table is used to add details of a library.</text:span></text:p>
          </table:table-cell>
        </table:table-row>
      </table:table>
      <text:p text:style-name="P1"/>
      <text:p text:style-name="P1"/>
      <text:p text:style-name="P3"><text:span text:style-name="T2">POJO replacement of tables:</text:span></text:p>
      <table:table table:name="Table269" table:style-name="Table269">
        <table:table-column table:style-name="Table269.A"/>
        <table:table-column table:style-name="Table269.B"/>
        <table:table-column table:style-name="Table269.C"/>
        <table:table-column table:style-name="Table269.D"/>
        <table:table-row table:style-name="Table269.1">
          <table:table-cell table:style-name="Table269.A1" office:value-type="string">
            <text:p text:style-name="P7"><text:span text:style-name="T7">S.No.</text:span></text:p>
          </table:table-cell>
          <table:table-cell table:style-name="Table269.A1" office:value-type="string">
            <text:p text:style-name="P7"><text:span text:style-name="T7">Table name</text:span></text:p>
          </table:table-cell>
          <table:table-cell table:style-name="Table269.A1" office:value-type="string">
            <text:p text:style-name="P7"><text:span text:style-name="T7">POJO Name</text:span></text:p>
          </table:table-cell>
          <table:table-cell table:style-name="Table269.A1" office:value-type="string">
            <text:p text:style-name="P7"><text:span text:style-name="T7">Hibernate Mapping Files</text:span></text:p>
          </table:table-cell>
        </table:table-row>
        <table:table-row table:style-name="Table269.1">
          <table:table-cell table:style-name="Table269.A1" office:value-type="string">
            <text:p text:style-name="P7"><text:span text:style-name="T3">1</text:span></text:p>
          </table:table-cell>
          <table:table-cell table:style-name="Table269.A1" office:value-type="string">
            <text:p text:style-name="P7"><text:bookmark text:name="__DdeLink__7133_116474407111211"/><text:span text:style-name="T6">admin_registration</text:span></text:p>
          </table:table-cell>
          <table:table-cell table:style-name="Table269.A1" office:value-type="string">
            <text:p text:style-name="P7"><text:bookmark text:name="__DdeLink__10294_510798546111"/><text:bookmark text:name="__DdeLink__24454_12896802401"/><text:span text:style-name="T6">AdminRegistration</text:span></text:p>
          </table:table-cell>
          <table:table-cell table:style-name="Table269.A1" office:value-type="string">
            <text:p text:style-name="P9"><draw:custom-shape text:anchor-type="paragraph" draw:z-index="13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1"/>
      <text:p text:style-name="P3"><text:span text:style-name="T3"><text:s/>Methods Used:</text:span></text:p>
      <table:table table:name="Table270" table:style-name="Table270">
        <table:table-column table:style-name="Table270.A"/>
        <table:table-column table:style-name="Table270.B"/>
        <table:table-column table:style-name="Table270.C"/>
        <table:table-column table:style-name="Table270.D"/>
        <table:table-column table:style-name="Table270.E"/>
        <table:table-column table:style-name="Table270.F"/>
        <table:table-row table:style-name="Table270.1">
          <table:table-cell table:style-name="Table270.A1" office:value-type="string">
            <text:p text:style-name="P7"><text:span text:style-name="T5">S.No.</text:span></text:p>
          </table:table-cell>
          <table:table-cell table:style-name="Table270.A1" office:value-type="string">
            <text:p text:style-name="P7"><text:span text:style-name="T5">POJO Class Name</text:span></text:p>
          </table:table-cell>
          <table:table-cell table:style-name="Table270.A1" office:value-type="string">
            <text:p text:style-name="P7"><text:span text:style-name="T5">Method Name</text:span></text:p>
          </table:table-cell>
          <table:table-cell table:style-name="Table270.A1" office:value-type="string">
            <text:p text:style-name="P7"><text:span text:style-name="T5">Select Operation</text:span></text:p>
          </table:table-cell>
          <table:table-cell table:style-name="Table270.A1" office:value-type="string">
            <text:p text:style-name="P10"><text:span text:style-name="T5">Column Used in where clause</text:span></text:p>
          </table:table-cell>
          <table:table-cell table:style-name="Table270.A1" office:value-type="string">
            <text:p text:style-name="P7"><text:span text:style-name="T5">Purpose</text:span></text:p>
          </table:table-cell>
        </table:table-row>
        <table:table-row table:style-name="Table270.1">
          <table:table-cell table:style-name="Table270.A1" office:value-type="string">
            <text:p text:style-name="P7"><text:span text:style-name="T6">1</text:span></text:p>
          </table:table-cell>
          <table:table-cell table:style-name="Table270.A1" office:value-type="string">
            <text:p text:style-name="P7"><text:bookmark text:name="__DdeLink__28835_846382278"/><text:bookmark text:name="__DdeLink__28817_846382278"/><text:span text:style-name="T6">AdminRegistration</text:span></text:p>
          </table:table-cell>
          <table:table-cell table:style-name="Table270.A1" office:value-type="string">
            <text:p text:style-name="P3"><text:span text:style-name="T6">searchInstituteAdmin()</text:span></text:p>
            <text:p text:style-name="P1"/>
            <text:p text:style-name="P9"/>
          </table:table-cell>
          <table:table-cell table:style-name="Table270.A1" office:value-type="string">
            <text:p text:style-name="P3"><text:bookmark text:name="__DdeLink__28837_846382278"/><text:bookmark text:name="__DdeLink__28824_846382278"/><text:span text:style-name="T6">Return object</text:span></text:p>
            <text:p text:style-name="P7"><text:span text:style-name="T6">AdminRegistration</text:span></text:p>
          </table:table-cell>
          <table:table-cell table:style-name="Table270.A1" office:value-type="string">
            <text:p text:style-name="P3"><text:span text:style-name="T9">registration_id,</text:span></text:p>
            <text:p text:style-name="P9"/>
          </table:table-cell>
          <table:table-cell table:style-name="Table270.A1" office:value-type="string">
            <text:p text:style-name="P7"><text:bookmark text:name="__DdeLink__28860_846382278"/><text:bookmark text:name="__DdeLink__7133_116474407111111"/><text:bookmark text:name="__DdeLink__28821_846382278"/><text:span text:style-name="T3">Searches the </text:span><text:span text:style-name="T6">admin_registration</text:span><text:span text:style-name="T3"> by registration_id .</text:span></text:p>
          </table:table-cell>
        </table:table-row>
        <table:table-row table:style-name="Table270.1">
          <table:table-cell table:style-name="Table270.A1" office:value-type="string">
            <text:p text:style-name="P7"><text:span text:style-name="T6">2</text:span></text:p>
          </table:table-cell>
          <table:table-cell table:style-name="Table270.A1" office:value-type="string">
            <text:p text:style-name="P7"><text:bookmark text:name="__DdeLink__28854_846382278"/><text:span text:style-name="T6">AdminRegistration</text:span></text:p>
          </table:table-cell>
          <table:table-cell table:style-name="Table270.A1" office:value-type="string">
            <text:p text:style-name="P7"><text:span text:style-name="T6">update1()</text:span></text:p>
          </table:table-cell>
          <table:table-cell table:style-name="Table270.A1" office:value-type="string">
            <text:p text:style-name="P7"><text:span text:style-name="T6">boolean</text:span></text:p>
          </table:table-cell>
          <table:table-cell table:style-name="Table270.A1" office:value-type="string">
            <text:p text:style-name="P3"><text:span text:style-name="T6">Object of</text:span></text:p>
            <text:p text:style-name="P7"><text:span text:style-name="T9">AdminRegistration</text:span></text:p>
          </table:table-cell>
          <table:table-cell table:style-name="Table270.A1" office:value-type="string">
            <text:p text:style-name="P3"><text:span text:style-name="T3">Update record of</text:span></text:p>
            <text:p text:style-name="P7"><text:bookmark text:name="__DdeLink__7133_1164744071111111"/><text:span text:style-name="T6">admin_registration</text:span></text:p>
          </table:table-cell>
        </table:table-row>
        <table:table-row table:style-name="Table270.1">
          <table:table-cell table:style-name="Table270.A1" office:value-type="string">
            <text:p text:style-name="P7"><text:span text:style-name="T6">3</text:span></text:p>
          </table:table-cell>
          <table:table-cell table:style-name="Table270.A1" office:value-type="string">
            <text:p text:style-name="P7"><text:span text:style-name="T6">Library</text:span></text:p>
          </table:table-cell>
          <table:table-cell table:style-name="Table270.A1" office:value-type="string">
            <text:p text:style-name="P7"><text:span text:style-name="T6">getInstituteDetails()</text:span></text:p>
          </table:table-cell>
          <table:table-cell table:style-name="Table270.A1" office:value-type="string">
            <text:p text:style-name="P7"><text:span text:style-name="T6">Return object of Library</text:span></text:p>
          </table:table-cell>
          <table:table-cell table:style-name="Table270.A1" office:value-type="string">
            <text:p text:style-name="P7"><text:bookmark text:name="__DdeLink__28833_846382278"/><text:span text:style-name="T6">institute_id</text:span></text:p>
          </table:table-cell>
          <table:table-cell table:style-name="Table270.A1" office:value-type="string">
            <text:p text:style-name="P7"><text:bookmark text:name="__DdeLink__7133_1164744071111112"/><text:bookmark text:name="__DdeLink__28821_8463822781"/><text:span text:style-name="T3">Searches the </text:span><text:span text:style-name="T6">admin_registration</text:span><text:span text:style-name="T3"> by </text:span><text:span text:style-name="T6">institute_id</text:span><text:span text:style-name="T3"> </text:span></text:p>
          </table:table-cell>
        </table:table-row>
        <table:table-row table:style-name="Table270.1">
          <table:table-cell table:style-name="Table270.A1" office:value-type="string">
            <text:p text:style-name="P7"><text:span text:style-name="T6">4</text:span></text:p>
          </table:table-cell>
          <table:table-cell table:style-name="Table270.A1" office:value-type="string">
            <text:p text:style-name="P7"><text:span text:style-name="T6">AdminRegistration</text:span></text:p>
          </table:table-cell>
          <table:table-cell table:style-name="Table270.A1" office:value-type="string">
            <text:p text:style-name="P7"><text:span text:style-name="T6">getAdminDeatilsByUserId()</text:span></text:p>
          </table:table-cell>
          <table:table-cell table:style-name="Table270.A1" office:value-type="string">
            <text:p text:style-name="P7"><text:bookmark text:name="__DdeLink__28846_846382278"/><text:span text:style-name="T6">Return list</text:span></text:p>
          </table:table-cell>
          <table:table-cell table:style-name="Table270.A1" office:value-type="string">
            <text:p text:style-name="P7"><text:bookmark text:name="__DdeLink__28844_846382278"/><text:span text:style-name="T6">user_id</text:span></text:p>
          </table:table-cell>
          <table:table-cell table:style-name="Table270.A1" office:value-type="string">
            <text:p text:style-name="P7"><text:bookmark text:name="__DdeLink__28850_846382278"/><text:bookmark text:name="__DdeLink__7133_11647440711111121"/><text:bookmark text:name="__DdeLink__28821_84638227811"/><text:span text:style-name="T3">Searches the </text:span><text:span text:style-name="T6">admin_registration</text:span><text:span text:style-name="T3"> by </text:span><text:span text:style-name="T6">user_id</text:span></text:p>
          </table:table-cell>
        </table:table-row>
        <table:table-row table:style-name="Table270.1">
          <table:table-cell table:style-name="Table270.A1" office:value-type="string">
            <text:p text:style-name="P7"><text:span text:style-name="T6">5</text:span></text:p>
          </table:table-cell>
          <table:table-cell table:style-name="Table270.A1" office:value-type="string">
            <text:p text:style-name="P7"><text:span text:style-name="T6">StaffDetail</text:span></text:p>
          </table:table-cell>
          <table:table-cell table:style-name="Table270.A1" office:value-type="string">
            <text:p text:style-name="P7"><text:span text:style-name="T6">getStaffDetails()</text:span></text:p>
          </table:table-cell>
          <table:table-cell table:style-name="Table270.A1" office:value-type="string">
            <text:p text:style-name="P7"><text:bookmark text:name="__DdeLink__28856_846382278"/><text:span text:style-name="T6">Return list</text:span></text:p>
          </table:table-cell>
          <table:table-cell table:style-name="Table270.A1" office:value-type="string">
            <text:p text:style-name="P7"><text:span text:style-name="T6">staff_id, institute_id</text:span></text:p>
          </table:table-cell>
          <table:table-cell table:style-name="Table270.A1" office:value-type="string">
            <text:p text:style-name="P7"><text:bookmark text:name="__DdeLink__28821_846382278111"/><text:bookmark text:name="__DdeLink__7133_116474407111111211"/><text:bookmark text:name="__DdeLink__28875_846382278"/><text:span text:style-name="T3">Searches the </text:span><text:span text:style-name="T6">staff_detail</text:span><text:span text:style-name="T3"> by </text:span><text:span text:style-name="T6">user_id</text:span></text:p>
          </table:table-cell>
        </table:table-row>
        <table:table-row table:style-name="Table270.1">
          <table:table-cell table:style-name="Table270.A1" office:value-type="string">
            <text:p text:style-name="P7"><text:span text:style-name="T6">6</text:span></text:p>
          </table:table-cell>
          <table:table-cell table:style-name="Table270.A1" office:value-type="string">
            <text:p text:style-name="P7"><text:span text:style-name="T6">AdminRegis</text:span><text:soft-page-break/><text:span text:style-name="T6">tration</text:span></text:p>
          </table:table-cell>
          <table:table-cell table:style-name="Table270.A1" office:value-type="string">
            <text:p text:style-name="P7"><text:span text:style-name="T6">getAdminDeatilsByI</text:span><text:soft-page-break/><text:span text:style-name="T6">d()</text:span></text:p>
          </table:table-cell>
          <table:table-cell table:style-name="Table270.A1" office:value-type="string">
            <text:p text:style-name="P7"><text:span text:style-name="T6">Return list</text:span></text:p>
          </table:table-cell>
          <table:table-cell table:style-name="Table270.A1" office:value-type="string">
            <text:p text:style-name="P7"><text:span text:style-name="T6">registration_id</text:span></text:p>
          </table:table-cell>
          <table:table-cell table:style-name="Table270.A1" office:value-type="string">
            <text:p text:style-name="P7"><text:bookmark text:name="__DdeLink__7133_1164744071111113"/><text:bookmark text:name="__DdeLink__28821_8463822782"/><text:span text:style-name="T3">Searches the </text:span><text:soft-page-break/><text:span text:style-name="T6">admin_registration</text:span><text:span text:style-name="T3"> by registration_id .</text:span></text:p>
          </table:table-cell>
        </table:table-row>
        <table:table-row table:style-name="Table270.1">
          <table:table-cell table:style-name="Table270.A1" office:value-type="string">
            <text:p text:style-name="P7"><text:span text:style-name="T6">7</text:span></text:p>
          </table:table-cell>
          <table:table-cell table:style-name="Table270.A1" office:value-type="string">
            <text:p text:style-name="P7"><text:bookmark text:name="__DdeLink__28865_846382278"/><text:span text:style-name="T6">StaffDetail</text:span></text:p>
          </table:table-cell>
          <table:table-cell table:style-name="Table270.A1" office:value-type="string">
            <text:p text:style-name="P7"><text:span text:style-name="T6">searchStaffId()</text:span></text:p>
          </table:table-cell>
          <table:table-cell table:style-name="Table270.A1" office:value-type="string">
            <text:p text:style-name="P7"><text:span text:style-name="T6">Return object of StaffDetail</text:span></text:p>
          </table:table-cell>
          <table:table-cell table:style-name="Table270.A1" office:value-type="string">
            <text:p text:style-name="P7"><text:span text:style-name="T6">staff_id, institute_id</text:span></text:p>
          </table:table-cell>
          <table:table-cell table:style-name="Table270.A1" office:value-type="string">
            <text:p text:style-name="P7"><text:bookmark text:name="__DdeLink__28821_8463822781111"/><text:bookmark text:name="__DdeLink__7133_1164744071111112111"/><text:bookmark text:name="__DdeLink__28821_84638227821"/><text:span text:style-name="T3">Searches the </text:span><text:span text:style-name="T6">staff_detail</text:span><text:span text:style-name="T3"> by </text:span><text:span text:style-name="T6">staff_id, institute_id</text:span><text:span text:style-name="T3"> </text:span></text:p>
          </table:table-cell>
        </table:table-row>
        <table:table-row table:style-name="Table270.1">
          <table:table-cell table:style-name="Table270.A1" office:value-type="string">
            <text:p text:style-name="P7"><text:span text:style-name="T6">8</text:span></text:p>
          </table:table-cell>
          <table:table-cell table:style-name="Table270.A1" office:value-type="string">
            <text:p text:style-name="P7"><text:span text:style-name="T6">Login</text:span></text:p>
          </table:table-cell>
          <table:table-cell table:style-name="Table270.A1" office:value-type="string">
            <text:p text:style-name="P7"><text:span text:style-name="T6">searchLoginID()</text:span></text:p>
          </table:table-cell>
          <table:table-cell table:style-name="Table270.A1" office:value-type="string">
            <text:p text:style-name="P7"><text:span text:style-name="T6">Return object of Login</text:span></text:p>
          </table:table-cell>
          <table:table-cell table:style-name="Table270.A1" office:value-type="string">
            <text:p text:style-name="P7"><text:bookmark text:name="__DdeLink__28888_846382278"/><text:span text:style-name="T6">user_id</text:span></text:p>
          </table:table-cell>
          <table:table-cell table:style-name="Table270.A1" office:value-type="string">
            <text:p text:style-name="P7"><text:bookmark text:name="__DdeLink__28821_846382278211"/><text:span text:style-name="T3">Searches the </text:span><text:span text:style-name="T6">login</text:span><text:span text:style-name="T3"> by </text:span><text:span text:style-name="T6">user_id</text:span></text:p>
          </table:table-cell>
        </table:table-row>
      </table:table>
      <text:p text:style-name="P4"><text:bookmark text:name="__DdeLink__4718_46192151013"/><text:bookmark text:name="__DdeLink__29212_1128523722"/><text:bookmark text:name="__DdeLink__24397_128968024022"/><text:span text:style-name="T1">LibMS-SuperAdmin Search Institute </text:span></text:p>
      <text:p text:style-name="P3"><text:bookmark text:name="__DdeLink__29086_1128523722"/><text:span text:style-name="T3">This page is used to search institute registered with LibMS.The user enters starting keyword word to search institute.</text:span></text:p>
      <text:p text:style-name="P5"><text:span text:style-name="T3">1.Simple Institute : </text:span></text:p>
      <text:p text:style-name="P3"><text:bookmark text:name="__DdeLink__29084_1128523722"/><text:span text:style-name="T3">File Name of view page: /admin/search_admin.jsp</text:span></text:p>
      <text:p text:style-name="P3"><text:span text:style-name="T2"><text:s/>Attributes:</text:span></text:p>
      <table:table table:name="Table271" table:style-name="Table271">
        <table:table-column table:style-name="Table271.A"/>
        <table:table-column table:style-name="Table271.B"/>
        <table:table-column table:style-name="Table271.C"/>
        <table:table-column table:style-name="Table271.D"/>
        <table:table-column table:style-name="Table271.E"/>
        <table:table-column table:style-name="Table271.F"/>
        <table:table-row table:style-name="Table271.1">
          <table:table-cell table:style-name="Table271.A1" office:value-type="string">
            <text:p text:style-name="P7"><text:span text:style-name="T5">S.No.</text:span></text:p>
          </table:table-cell>
          <table:table-cell table:style-name="Table271.A1" office:value-type="string">
            <text:p text:style-name="P7"><text:span text:style-name="T5">Attribute Name</text:span></text:p>
          </table:table-cell>
          <table:table-cell table:style-name="Table271.A1" office:value-type="string">
            <text:p text:style-name="P7"><text:span text:style-name="T5">Label </text:span></text:p>
          </table:table-cell>
          <table:table-cell table:style-name="Table271.A1" office:value-type="string">
            <text:p text:style-name="P7"><text:span text:style-name="T5">Field Name</text:span></text:p>
          </table:table-cell>
          <table:table-cell table:style-name="Table271.A1" office:value-type="string">
            <text:p text:style-name="P7"><text:span text:style-name="T5">Type</text:span></text:p>
          </table:table-cell>
          <table:table-cell table:style-name="Table271.A1" office:value-type="string">
            <text:p text:style-name="P7"><text:span text:style-name="T5">Validation</text:span></text:p>
          </table:table-cell>
        </table:table-row>
        <table:table-row table:style-name="Table271.1">
          <table:table-cell table:style-name="Table271.A1" office:value-type="string">
            <text:p text:style-name="P8"><text:span text:style-name="T8">1.</text:span></text:p>
          </table:table-cell>
          <table:table-cell table:style-name="Table271.A1" office:value-type="string">
            <text:p text:style-name="P7"><text:bookmark text:name="__DdeLink__5079_13128240572"/><text:bookmark text:name="__DdeLink__29061_1128523722"/><text:span text:style-name="T8">Enter Starting Keyword</text:span></text:p>
          </table:table-cell>
          <table:table-cell table:style-name="Table271.A1" office:value-type="string">
            <text:p text:style-name="P7"><text:bookmark text:name="__DdeLink__5079_131282405721"/><text:span text:style-name="T8">Enter Starting Keyword</text:span></text:p>
          </table:table-cell>
          <table:table-cell table:style-name="Table271.A1" office:value-type="string">
            <text:p text:style-name="P7"><text:span text:style-name="T8">search_keyword</text:span></text:p>
          </table:table-cell>
          <table:table-cell table:style-name="Table271.A1" office:value-type="string">
            <text:p text:style-name="P7"><text:bookmark text:name="__DdeLink__19945_12155113182"/><text:bookmark text:name="__DdeLink__5096_13128240572"/><text:span text:style-name="T8">Input box</text:span></text:p>
          </table:table-cell>
          <table:table-cell table:style-name="Table271.A1" office:value-type="string">
            <text:p text:style-name="P7"><text:span text:style-name="T8">onkeyup="fun()"</text:span></text:p>
          </table:table-cell>
        </table:table-row>
        <table:table-row table:style-name="Table271.1">
          <table:table-cell table:style-name="Table271.A1" office:value-type="string">
            <text:p text:style-name="P8"><text:span text:style-name="T8">2.</text:span></text:p>
          </table:table-cell>
          <table:table-cell table:style-name="Table271.A1" office:value-type="string">
            <text:p text:style-name="P7"><text:bookmark text:name="__DdeLink__5082_13128240572"/><text:bookmark text:name="__DdeLink__29065_1128523722"/><text:span text:style-name="T8">In Field</text:span></text:p>
          </table:table-cell>
          <table:table-cell table:style-name="Table271.A1" office:value-type="string">
            <text:p text:style-name="P7"><text:bookmark text:name="__DdeLink__5082_131282405721"/><text:span text:style-name="T8">In Field</text:span></text:p>
          </table:table-cell>
          <table:table-cell table:style-name="Table271.A1" office:value-type="string">
            <text:p text:style-name="P7"><text:bookmark text:name="__DdeLink__5144_51079854622"/><text:span text:style-name="T8">search_by</text:span></text:p>
          </table:table-cell>
          <table:table-cell table:style-name="Table271.A1" office:value-type="string">
            <text:p text:style-name="P7"><text:span text:style-name="T8">Combo box</text:span></text:p>
          </table:table-cell>
          <table:table-cell table:style-name="Table271.A1" office:value-type="string">
            <text:p text:style-name="P7"><text:bookmark text:name="__DdeLink__5128_51079854612"/><text:bookmark text:name="__DdeLink__5139_51079854612"/><text:span text:style-name="T8">onChange="fun()"</text:span></text:p>
          </table:table-cell>
        </table:table-row>
        <table:table-row table:style-name="Table271.1">
          <table:table-cell table:style-name="Table271.A1" office:value-type="string">
            <text:p text:style-name="P8"><text:span text:style-name="T8">3.</text:span></text:p>
          </table:table-cell>
          <table:table-cell table:style-name="Table271.A1" office:value-type="string">
            <text:p text:style-name="P7"><text:bookmark text:name="__DdeLink__5085_13128240572"/><text:bookmark text:name="__DdeLink__29074_1128523722"/><text:span text:style-name="T8">Field</text:span></text:p>
          </table:table-cell>
          <table:table-cell table:style-name="Table271.A1" office:value-type="string">
            <text:p text:style-name="P7"><text:span text:style-name="T8">Field</text:span></text:p>
          </table:table-cell>
          <table:table-cell table:style-name="Table271.A1" office:value-type="string">
            <text:p text:style-name="P7"><text:span text:style-name="T8">sort_by</text:span></text:p>
          </table:table-cell>
          <table:table-cell table:style-name="Table271.A1" office:value-type="string">
            <text:p text:style-name="P7"><text:span text:style-name="T8">Combo box</text:span></text:p>
          </table:table-cell>
          <table:table-cell table:style-name="Table271.A1" office:value-type="string">
            <text:p text:style-name="P7"><text:bookmark text:name="__DdeLink__5136_51079854622"/><text:span text:style-name="T8">onChange="fun()"</text:span></text:p>
          </table:table-cell>
        </table:table-row>
        <table:table-row table:style-name="Table271.1">
          <table:table-cell table:style-name="Table271.A1" office:value-type="string">
            <text:p text:style-name="P8"><text:span text:style-name="T8">4.</text:span></text:p>
          </table:table-cell>
          <table:table-cell table:style-name="Table271.A1" office:value-type="string">
            <text:p text:style-name="P7"><text:span text:style-name="T8">Reset button</text:span></text:p>
          </table:table-cell>
          <table:table-cell table:style-name="Table271.A1" office:value-type="string">
            <text:p text:style-name="P7"><text:span text:style-name="T8">Clear</text:span></text:p>
          </table:table-cell>
          <table:table-cell table:style-name="Table271.A1" office:value-type="string">
            <text:p text:style-name="P7"><text:span text:style-name="T8">Button</text:span></text:p>
          </table:table-cell>
          <table:table-cell table:style-name="Table271.A1" office:value-type="string">
            <text:p text:style-name="P7"><text:span text:style-name="T8">Button</text:span></text:p>
          </table:table-cell>
          <table:table-cell table:style-name="Table271.A1" office:value-type="string">
            <text:p text:style-name="P9"/>
          </table:table-cell>
        </table:table-row>
      </table:table>
      <text:p text:style-name="P1"/>
      <text:p text:style-name="P3"><text:span text:style-name="T3">Technology Used:</text:span></text:p>
      <text:p text:style-name="P3"><text:span text:style-name="T3">Struts Validation: </text:span></text:p>
      <table:table table:name="Table272" table:style-name="Table272">
        <table:table-column table:style-name="Table272.A"/>
        <table:table-column table:style-name="Table272.B"/>
        <table:table-column table:style-name="Table272.C"/>
        <table:table-column table:style-name="Table272.D"/>
        <table:table-row table:style-name="Table272.1">
          <table:table-cell table:style-name="Table272.A1" office:value-type="string">
            <text:p text:style-name="P7"><text:span text:style-name="T5">Attribute Name </text:span></text:p>
          </table:table-cell>
          <table:table-cell table:style-name="Table272.A1" office:value-type="string">
            <text:p text:style-name="P7"><text:span text:style-name="T5">Form Bean Name </text:span></text:p>
          </table:table-cell>
          <table:table-cell table:style-name="Table272.A1" office:value-type="string">
            <text:p text:style-name="P7"><text:span text:style-name="T5">Property</text:span></text:p>
          </table:table-cell>
          <table:table-cell table:style-name="Table272.A1" office:value-type="string">
            <text:p text:style-name="P7"><text:span text:style-name="T5">Purpose</text:span></text:p>
          </table:table-cell>
        </table:table-row>
        <table:table-row table:style-name="Table272.1">
          <table:table-cell table:style-name="Table272.A1" office:value-type="string">
            <text:p text:style-name="P7"><text:bookmark text:name="__DdeLink__5079_131282405722"/><text:span text:style-name="T8">Enter Starting Keyword</text:span></text:p>
          </table:table-cell>
          <table:table-cell table:style-name="Table272.A1" office:value-type="string">
            <text:p text:style-name="P7"><text:bookmark text:name="__DdeLink__5103_13128240572"/><text:span text:style-name="T6">SearchInstituteActionForm</text:span></text:p>
          </table:table-cell>
          <table:table-cell table:style-name="Table272.A1" office:value-type="string">
            <text:p text:style-name="P7"><text:span text:style-name="T8">search_keyword</text:span></text:p>
          </table:table-cell>
          <table:table-cell table:style-name="Table272.A1" office:value-type="string">
            <text:p text:style-name="P7"><text:span text:style-name="T6">To search database on selected starting word(ajax calling) </text:span></text:p>
          </table:table-cell>
        </table:table-row>
        <table:table-row table:style-name="Table272.1">
          <table:table-cell table:style-name="Table272.A1" office:value-type="string">
            <text:p text:style-name="P7"><text:bookmark text:name="__DdeLink__5082_131282405722"/><text:span text:style-name="T8">In Field</text:span></text:p>
          </table:table-cell>
          <table:table-cell table:style-name="Table272.A1" office:value-type="string">
            <text:p text:style-name="P7"><text:bookmark text:name="__DdeLink__5162_51079854612"/><text:span text:style-name="T6">SearchInstituteActionForm</text:span></text:p>
          </table:table-cell>
          <table:table-cell table:style-name="Table272.A1" office:value-type="string">
            <text:p text:style-name="P7"><text:span text:style-name="T8">search_by</text:span></text:p>
          </table:table-cell>
          <table:table-cell table:style-name="Table272.A1" office:value-type="string">
            <text:p text:style-name="P7"><text:span text:style-name="T6">To search database on selected field(ajax calling) </text:span></text:p>
          </table:table-cell>
        </table:table-row>
        <table:table-row table:style-name="Table272.1">
          <table:table-cell table:style-name="Table272.A1" office:value-type="string">
            <text:p text:style-name="P7"><text:span text:style-name="T8">Field</text:span></text:p>
          </table:table-cell>
          <table:table-cell table:style-name="Table272.A1" office:value-type="string">
            <text:p text:style-name="P7"><text:bookmark text:name="__DdeLink__29082_1128523722"/><text:span text:style-name="T6">SearchInstituteActionForm</text:span></text:p>
          </table:table-cell>
          <table:table-cell table:style-name="Table272.A1" office:value-type="string">
            <text:p text:style-name="P7"><text:span text:style-name="T8">sort_by</text:span></text:p>
          </table:table-cell>
          <table:table-cell table:style-name="Table272.A1" office:value-type="string">
            <text:p text:style-name="P7"><text:span text:style-name="T6">To search database on selected field(ajax calling) </text:span></text:p>
          </table:table-cell>
        </table:table-row>
      </table:table>
      <text:p text:style-name="P1"/>
      <table:table table:name="Table273" table:style-name="Table273">
        <table:table-column table:style-name="Table273.A"/>
        <table:table-column table:style-name="Table273.B"/>
        <table:table-column table:style-name="Table273.C"/>
        <table:table-row table:style-name="Table273.1">
          <table:table-cell table:style-name="Table273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73.C1" office:value-type="string">
            <text:p text:style-name="P9"/>
          </table:table-cell>
        </table:table-row>
        <table:table-row table:style-name="Table273.1">
          <table:table-cell table:style-name="Table273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73.C1" office:value-type="string">
            <text:p text:style-name="P7"><text:span text:style-name="T6">SearchInstituteActionForm</text:span><text:soft-page-break/></text:p>
          </table:table-cell>
        </table:table-row>
        <table:table-row table:style-name="Table273.1">
          <table:table-cell table:style-name="Table273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73.C1" office:value-type="string">
            <text:p text:style-name="P9"><draw:custom-shape text:anchor-type="paragraph" draw:z-index="14" draw:style-name="gr8" svg:width="5.081cm" svg:height="1.348cm" svg:x="0cm" svg:y="0cm"><text:p/><draw:enhanced-geometry draw:type="mso-spt75"/></draw:custom-shape></text:p>
          </table:table-cell>
        </table:table-row>
        <table:table-row table:style-name="Table273.1">
          <table:table-cell table:style-name="Table273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73.C1" office:value-type="string">
            <text:p text:style-name="P7"><text:span text:style-name="T6">For defining setter and getter variables.</text:span></text:p>
          </table:table-cell>
        </table:table-row>
        <table:table-row table:style-name="Table273.1">
          <table:table-cell table:style-name="Table273.A1" table:number-columns-spanned="2" office:value-type="string">
            <text:p text:style-name="P7"><text:span text:style-name="T6">Struts Action:</text:span></text:p>
          </table:table-cell>
          <table:covered-table-cell/>
          <table:table-cell table:style-name="Table273.C1" office:value-type="string">
            <text:p text:style-name="P9"/>
          </table:table-cell>
        </table:table-row>
        <table:table-row table:style-name="Table273.1">
          <table:table-cell table:style-name="Table273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73.C1" office:value-type="string">
            <text:p text:style-name="P7"><text:span text:style-name="T6">/admin/search_institute</text:span></text:p>
          </table:table-cell>
        </table:table-row>
        <table:table-row table:style-name="Table273.1">
          <table:table-cell table:style-name="Table273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73.C1" office:value-type="string">
            <text:p text:style-name="P7"><text:span text:style-name="T3">/admin/search_admin.jsp</text:span></text:p>
          </table:table-cell>
        </table:table-row>
        <table:table-row table:style-name="Table273.1">
          <table:table-cell table:style-name="Table273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73.C1" office:value-type="string">
            <text:p text:style-name="P7"><text:span text:style-name="T6">com.myapp.struts.admin.SearchInstituteAction</text:span></text:p>
          </table:table-cell>
        </table:table-row>
        <table:table-row table:style-name="Table273.1">
          <table:table-cell table:style-name="Table273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73.C1" office:value-type="string">
            <text:p text:style-name="P9"><draw:custom-shape text:anchor-type="paragraph" draw:z-index="15" draw:style-name="gr9" svg:width="4.285cm" svg:height="1.348cm" svg:x="0cm" svg:y="0cm"><text:p/><draw:enhanced-geometry draw:type="mso-spt75"/></draw:custom-shape></text:p>
          </table:table-cell>
        </table:table-row>
        <table:table-row table:style-name="Table273.1">
          <table:table-cell table:style-name="Table273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73.C1" office:value-type="string">
            <text:p text:style-name="P7"><text:bookmark text:name="__DdeLink__5106_13128240572"/><text:bookmark text:name="__DdeLink__29089_1128523722"/><text:span text:style-name="T3">This action is used to search institute registered with LibMS</text:span></text:p>
          </table:table-cell>
        </table:table-row>
        <table:table-row table:style-name="Table273.1">
          <table:table-cell table:style-name="Table273.A1" table:number-columns-spanned="2" office:value-type="string">
            <text:p text:style-name="P7"><text:span text:style-name="T5">Request Forwards On:</text:span></text:p>
          </table:table-cell>
          <table:covered-table-cell/>
          <table:table-cell table:style-name="Table273.A1" office:value-type="string">
            <text:p text:style-name="P7"><text:span text:style-name="T3">Purpose</text:span></text:p>
          </table:table-cell>
        </table:table-row>
        <table:table-row table:style-name="Table273.1">
          <table:table-cell table:style-name="Table273.C1" office:value-type="string">
            <text:p text:style-name="P7"><text:span text:style-name="T8">success </text:span></text:p>
          </table:table-cell>
          <table:table-cell table:style-name="Table273.C1" table:number-columns-spanned="2" office:value-type="string">
            <text:p text:style-name="P7"><text:span text:style-name="T8">/admin/search_admin_grid.jsp</text:span></text:p>
          </table:table-cell>
          <table:covered-table-cell/>
        </table:table-row>
      </table:table>
      <text:p text:style-name="P1"/>
      <table:table table:name="Table274" table:style-name="Table274">
        <table:table-column table:style-name="Table274.A"/>
        <table:table-column table:style-name="Table274.B"/>
        <table:table-row table:style-name="Table274.1">
          <table:table-cell table:style-name="Table274.A1" table:number-columns-spanned="2" office:value-type="string">
            <text:p text:style-name="P7"><text:span text:style-name="T5">Struts ActionClass Name</text:span></text:p>
          </table:table-cell>
          <table:covered-table-cell/>
        </table:table-row>
        <table:table-row table:style-name="Table274.1">
          <table:table-cell table:style-name="Table274.A2" office:value-type="string">
            <text:p text:style-name="P7"><text:span text:style-name="T6">Logical Name</text:span></text:p>
          </table:table-cell>
          <table:table-cell table:style-name="Table274.A2" office:value-type="string">
            <text:p text:style-name="P7"><text:span text:style-name="T6">SearchInstituteAction</text:span></text:p>
          </table:table-cell>
        </table:table-row>
        <table:table-row table:style-name="Table274.1">
          <table:table-cell table:style-name="Table274.A2" office:value-type="string">
            <text:p text:style-name="P7"><text:span text:style-name="T6">Description:</text:span></text:p>
          </table:table-cell>
          <table:table-cell table:style-name="Table274.A2" office:value-type="string">
            <text:p text:style-name="P7"><text:span text:style-name="T3">This action is used to search institute registered with LibMS</text:span><text:span text:style-name="T6">.</text:span></text:p>
          </table:table-cell>
        </table:table-row>
        <table:table-row table:style-name="Table274.1">
          <table:table-cell table:style-name="Table274.A2" office:value-type="string">
            <text:p text:style-name="P7"><text:span text:style-name="T6">Method </text:span></text:p>
          </table:table-cell>
          <table:table-cell table:style-name="Table274.A2" office:value-type="string">
            <text:p text:style-name="P7"><text:span text:style-name="T6">No Special Method Defined</text:span></text:p>
          </table:table-cell>
        </table:table-row>
      </table:table>
      <text:p text:style-name="P1"/>
      <text:p text:style-name="P3"><text:span text:style-name="T2">Tables used:</text:span></text:p>
      <table:table table:name="Table275" table:style-name="Table275">
        <table:table-column table:style-name="Table275.A"/>
        <table:table-column table:style-name="Table275.B"/>
        <table:table-column table:style-name="Table275.C"/>
        <table:table-column table:style-name="Table275.D"/>
        <table:table-row table:style-name="Table275.1">
          <table:table-cell table:style-name="Table275.A1" office:value-type="string">
            <text:p text:style-name="P7"><text:span text:style-name="T5">S.No.</text:span></text:p>
          </table:table-cell>
          <table:table-cell table:style-name="Table275.A1" office:value-type="string">
            <text:p text:style-name="P7"><text:span text:style-name="T5">Table name</text:span></text:p>
          </table:table-cell>
          <table:table-cell table:style-name="Table275.A1" office:value-type="string">
            <text:p text:style-name="P7"><text:span text:style-name="T5">Primary Key Detail</text:span></text:p>
          </table:table-cell>
          <table:table-cell table:style-name="Table275.A1" office:value-type="string">
            <text:p text:style-name="P7"><text:span text:style-name="T5">Use of Table</text:span></text:p>
          </table:table-cell>
        </table:table-row>
        <table:table-row table:style-name="Table275.1">
          <table:table-cell table:style-name="Table275.A1" office:value-type="string">
            <text:p text:style-name="P7"><text:span text:style-name="T6">1</text:span></text:p>
          </table:table-cell>
          <table:table-cell table:style-name="Table275.A1" office:value-type="string">
            <text:p text:style-name="P7"><text:bookmark text:name="__DdeLink__10292_51079854612"/><text:span text:style-name="T6">admin_registration</text:span></text:p>
          </table:table-cell>
          <table:table-cell table:style-name="Table275.A1" office:value-type="string">
            <text:p text:style-name="P7"><text:span text:style-name="T6">registration_id </text:span></text:p>
          </table:table-cell>
          <table:table-cell table:style-name="Table275.A1" office:value-type="string">
            <text:p text:style-name="P7"><text:span text:style-name="T6">The table is used to search details of a institute.</text:span></text:p>
          </table:table-cell>
        </table:table-row>
      </table:table>
      <text:p text:style-name="P1"/>
      <text:p text:style-name="P3"><text:span text:style-name="T2">POJO replacement of tables:</text:span></text:p>
      <table:table table:name="Table276" table:style-name="Table276">
        <table:table-column table:style-name="Table276.A"/>
        <table:table-column table:style-name="Table276.B"/>
        <table:table-column table:style-name="Table276.C"/>
        <table:table-column table:style-name="Table276.D"/>
        <table:table-row table:style-name="Table276.1">
          <table:table-cell table:style-name="Table276.A1" office:value-type="string">
            <text:p text:style-name="P7"><text:span text:style-name="T7">S.No.</text:span></text:p>
          </table:table-cell>
          <table:table-cell table:style-name="Table276.A1" office:value-type="string">
            <text:p text:style-name="P7"><text:span text:style-name="T7">Table name</text:span></text:p>
          </table:table-cell>
          <table:table-cell table:style-name="Table276.A1" office:value-type="string">
            <text:p text:style-name="P7"><text:span text:style-name="T7">POJO Name</text:span></text:p>
          </table:table-cell>
          <table:table-cell table:style-name="Table276.A1" office:value-type="string">
            <text:p text:style-name="P7"><text:span text:style-name="T7">Hibernate Mapping Files</text:span></text:p>
          </table:table-cell>
        </table:table-row>
        <text:soft-page-break/>
        <table:table-row table:style-name="Table276.1">
          <table:table-cell table:style-name="Table276.A1" office:value-type="string">
            <text:p text:style-name="P7"><text:span text:style-name="T3">1</text:span></text:p>
          </table:table-cell>
          <table:table-cell table:style-name="Table276.A1" office:value-type="string">
            <text:p text:style-name="P7"><text:span text:style-name="T6">admin_registration</text:span></text:p>
          </table:table-cell>
          <table:table-cell table:style-name="Table276.A1" office:value-type="string">
            <text:p text:style-name="P7"><text:bookmark text:name="__DdeLink__10294_51079854612"/><text:bookmark text:name="__DdeLink__29092_1128523722"/><text:bookmark text:name="__DdeLink__29175_1128523722"/><text:span text:style-name="T3">AdminRegistration</text:span></text:p>
          </table:table-cell>
          <table:table-cell table:style-name="Table276.A1" office:value-type="string">
            <text:p text:style-name="P9"><draw:custom-shape text:anchor-type="paragraph" draw:z-index="16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3"><text:span text:style-name="T3">Methods Used:</text:span></text:p>
      <table:table table:name="Table277" table:style-name="Table277">
        <table:table-column table:style-name="Table277.A"/>
        <table:table-column table:style-name="Table277.B"/>
        <table:table-column table:style-name="Table277.C"/>
        <table:table-column table:style-name="Table277.D"/>
        <table:table-column table:style-name="Table277.E"/>
        <table:table-column table:style-name="Table277.F"/>
        <table:table-row table:style-name="Table277.1">
          <table:table-cell table:style-name="Table277.A1" office:value-type="string">
            <text:p text:style-name="P7"><text:span text:style-name="T5">S.No.</text:span></text:p>
          </table:table-cell>
          <table:table-cell table:style-name="Table277.A1" office:value-type="string">
            <text:p text:style-name="P7"><text:span text:style-name="T5">POJO Class Name</text:span></text:p>
          </table:table-cell>
          <table:table-cell table:style-name="Table277.A1" office:value-type="string">
            <text:p text:style-name="P7"><text:span text:style-name="T5">Method Name</text:span></text:p>
          </table:table-cell>
          <table:table-cell table:style-name="Table277.A1" office:value-type="string">
            <text:p text:style-name="P7"><text:span text:style-name="T5">Select Operation</text:span></text:p>
          </table:table-cell>
          <table:table-cell table:style-name="Table277.A1" office:value-type="string">
            <text:p text:style-name="P10"><text:span text:style-name="T5">Column Used in where clause</text:span></text:p>
          </table:table-cell>
          <table:table-cell table:style-name="Table277.A1" office:value-type="string">
            <text:p text:style-name="P7"><text:span text:style-name="T5">Purpose</text:span></text:p>
          </table:table-cell>
        </table:table-row>
        <table:table-row table:style-name="Table277.1">
          <table:table-cell table:style-name="Table277.A1" office:value-type="string">
            <text:p text:style-name="P7"><text:span text:style-name="T6">1</text:span></text:p>
          </table:table-cell>
          <table:table-cell table:style-name="Table277.A1" office:value-type="string">
            <text:p text:style-name="P7"><text:span text:style-name="T6">admin_registration</text:span></text:p>
          </table:table-cell>
          <table:table-cell table:style-name="Table277.A1" office:value-type="string">
            <text:p text:style-name="P3"><text:span text:style-name="T6">getLibrarySearch()</text:span></text:p>
            <text:p text:style-name="P1"/>
            <text:p text:style-name="P9"/>
          </table:table-cell>
          <table:table-cell table:style-name="Table277.A1" office:value-type="string">
            <text:p text:style-name="P7"><text:span text:style-name="T6">Return list</text:span></text:p>
          </table:table-cell>
          <table:table-cell table:style-name="Table277.A1" office:value-type="string">
            <text:p text:style-name="P3"><text:span text:style-name="T9">Search_by,,</text:span></text:p>
            <text:p text:style-name="P3"><text:span text:style-name="T9">search_keyword,</text:span></text:p>
            <text:p text:style-name="P7"><text:span text:style-name="T9">sort_by</text:span></text:p>
          </table:table-cell>
          <table:table-cell table:style-name="Table277.A1" office:value-type="string">
            <text:p text:style-name="P3"><text:span text:style-name="T6">Searches admin_registration table by </text:span><text:span text:style-name="T9">Search_by,</text:span></text:p>
            <text:p text:style-name="P3"><text:span text:style-name="T9">search_keyword,</text:span></text:p>
            <text:p text:style-name="P7"><text:span text:style-name="T9">sort_by</text:span><text:span text:style-name="T6"> .</text:span></text:p>
          </table:table-cell>
        </table:table-row>
      </table:table>
      <text:p text:style-name="P1"/>
      <text:p text:style-name="P2"><text:bookmark text:name="__DdeLink__29099_1128523722"/><text:bookmark text:name="__DdeLink__29180_1128523722"/><text:bookmark text:name="__DdeLink__24397_1289680240221"/></text:p>
      <text:p text:style-name="P2"/>
      <text:p text:style-name="P3"><text:span text:style-name="T1">LibMS-SuperAdmin Search Institute Grid Page</text:span></text:p>
      <text:p text:style-name="P3"><text:span text:style-name="T3">This page is used to show all titles on grid that are selected by simple search activity.</text:span></text:p>
      <text:p text:style-name="P5"><text:span text:style-name="T3">Search Institute Grid Page: </text:span></text:p>
      <text:p text:style-name="P3"><text:span text:style-name="T3">File Name of view page: /admin/search_admin_grid.jsp</text:span></text:p>
      <text:p text:style-name="P1"/>
      <text:p text:style-name="P3"><text:span text:style-name="T5"><text:s/>Attributes:</text:span></text:p>
      <table:table table:name="Table278" table:style-name="Table278">
        <table:table-column table:style-name="Table278.A"/>
        <table:table-column table:style-name="Table278.B"/>
        <table:table-column table:style-name="Table278.C"/>
        <table:table-column table:style-name="Table278.D"/>
        <table:table-row table:style-name="Table278.1">
          <table:table-cell table:style-name="Table278.A1" office:value-type="string">
            <text:p text:style-name="P7"><text:span text:style-name="T5">S.No.</text:span></text:p>
          </table:table-cell>
          <table:table-cell table:style-name="Table278.A1" office:value-type="string">
            <text:p text:style-name="P7"><text:span text:style-name="T5">Column Attribute</text:span></text:p>
          </table:table-cell>
          <table:table-cell table:style-name="Table278.A1" office:value-type="string">
            <text:p text:style-name="P7"><text:span text:style-name="T5">Label </text:span></text:p>
          </table:table-cell>
          <table:table-cell table:style-name="Table278.A1" office:value-type="string">
            <text:p text:style-name="P7"><text:span text:style-name="T5">Grid Action</text:span></text:p>
          </table:table-cell>
        </table:table-row>
        <table:table-row table:style-name="Table278.2">
          <table:table-cell table:style-name="Table278.A1" office:value-type="string">
            <text:p text:style-name="P8"><text:span text:style-name="T6">1.</text:span></text:p>
          </table:table-cell>
          <table:table-cell table:style-name="Table278.A1" office:value-type="string">
            <text:p text:style-name="P7"><text:bookmark text:name="__DdeLink__29101_1128523722"/><text:span text:style-name="T6">Registration ID</text:span></text:p>
          </table:table-cell>
          <table:table-cell table:style-name="Table278.A1" office:value-type="string">
            <text:p text:style-name="P7"><text:span text:style-name="T6">Registration ID</text:span></text:p>
          </table:table-cell>
          <table:table-cell table:style-name="Table278.A1" office:value-type="string">
            <text:p text:style-name="P7"><text:bookmark text:name="__DdeLink__29110_1128523722"/><text:span text:style-name="T6">/admin/index7.jsp(hyperlink)</text:span></text:p>
          </table:table-cell>
        </table:table-row>
        <table:table-row table:style-name="Table278.2">
          <table:table-cell table:style-name="Table278.A1" office:value-type="string">
            <text:p text:style-name="P8"><text:span text:style-name="T6">2.</text:span></text:p>
          </table:table-cell>
          <table:table-cell table:style-name="Table278.A1" office:value-type="string">
            <text:p text:style-name="P7"><text:span text:style-name="T6">Institute Name</text:span></text:p>
          </table:table-cell>
          <table:table-cell table:style-name="Table278.A1" office:value-type="string">
            <text:p text:style-name="P7"><text:span text:style-name="T6">Institute Name</text:span></text:p>
          </table:table-cell>
          <table:table-cell table:style-name="Table278.A1" office:value-type="string">
            <text:p text:style-name="P7"><text:span text:style-name="T6">/admin/index7.jsp(hyperlink)</text:span></text:p>
          </table:table-cell>
        </table:table-row>
        <table:table-row table:style-name="Table278.2">
          <table:table-cell table:style-name="Table278.A1" office:value-type="string">
            <text:p text:style-name="P8"><text:span text:style-name="T6">3.</text:span></text:p>
          </table:table-cell>
          <table:table-cell table:style-name="Table278.A1" office:value-type="string">
            <text:p text:style-name="P7"><text:span text:style-name="T6">Admin Email</text:span></text:p>
          </table:table-cell>
          <table:table-cell table:style-name="Table278.A1" office:value-type="string">
            <text:p text:style-name="P7"><text:span text:style-name="T6">Admin Email</text:span></text:p>
          </table:table-cell>
          <table:table-cell table:style-name="Table278.A1" office:value-type="string">
            <text:p text:style-name="P7"><text:span text:style-name="T6">/admin/index7.jsp(hyperlink)</text:span></text:p>
          </table:table-cell>
        </table:table-row>
        <table:table-row table:style-name="Table278.2">
          <table:table-cell table:style-name="Table278.A1" office:value-type="string">
            <text:p text:style-name="P8"><text:span text:style-name="T6">4.</text:span></text:p>
          </table:table-cell>
          <table:table-cell table:style-name="Table278.A1" office:value-type="string">
            <text:p text:style-name="P7"><text:span text:style-name="T6">City</text:span></text:p>
          </table:table-cell>
          <table:table-cell table:style-name="Table278.A1" office:value-type="string">
            <text:p text:style-name="P7"><text:span text:style-name="T6">City</text:span></text:p>
          </table:table-cell>
          <table:table-cell table:style-name="Table278.A1" office:value-type="string">
            <text:p text:style-name="P7"><text:bookmark text:name="__DdeLink__5119_13128240571"/><text:bookmark text:name="__DdeLink__15424_51079854611"/><text:span text:style-name="T6">/admin/index7.jsp(hyperlink)</text:span></text:p>
          </table:table-cell>
        </table:table-row>
        <table:table-row table:style-name="Table278.2">
          <table:table-cell table:style-name="Table278.A1" office:value-type="string">
            <text:p text:style-name="P8"><text:span text:style-name="T6">5.</text:span></text:p>
          </table:table-cell>
          <table:table-cell table:style-name="Table278.A1" office:value-type="string">
            <text:p text:style-name="P7"><text:span text:style-name="T6">Institute ID</text:span></text:p>
          </table:table-cell>
          <table:table-cell table:style-name="Table278.A1" office:value-type="string">
            <text:p text:style-name="P7"><text:span text:style-name="T6">Institute ID</text:span></text:p>
          </table:table-cell>
          <table:table-cell table:style-name="Table278.A1" office:value-type="string">
            <text:p text:style-name="P7"><text:span text:style-name="T6">/admin/index7.jsp(hyperlink)</text:span></text:p>
          </table:table-cell>
        </table:table-row>
        <table:table-row table:style-name="Table278.1">
          <table:table-cell table:style-name="Table278.A1" office:value-type="string">
            <text:p text:style-name="P8"><text:span text:style-name="T6">6.</text:span></text:p>
          </table:table-cell>
          <table:table-cell table:style-name="Table278.A1" office:value-type="string">
            <text:p text:style-name="P7"><text:bookmark text:name="__DdeLink__29108_1128523722"/><text:span text:style-name="T6">Status</text:span></text:p>
          </table:table-cell>
          <table:table-cell table:style-name="Table278.A1" office:value-type="string">
            <text:p text:style-name="P7"><text:span text:style-name="T6">Status</text:span></text:p>
          </table:table-cell>
          <table:table-cell table:style-name="Table278.A1" office:value-type="string">
            <text:p text:style-name="P7"><text:bookmark text:name="__DdeLink__29112_1128523722"/><text:span text:style-name="T6">/admin/index7.jsp(hyperlink)</text:span></text:p>
          </table:table-cell>
        </table:table-row>
      </table:table>
      <text:p text:style-name="P1"/>
      <table:table table:name="Table279" table:style-name="Table279">
        <table:table-column table:style-name="Table279.A"/>
        <table:table-column table:style-name="Table279.B"/>
        <table:table-column table:style-name="Table279.C"/>
        <text:soft-page-break/>
        <table:table-row table:style-name="Table279.1">
          <table:table-cell table:style-name="Table279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79.C1" office:value-type="string">
            <text:p text:style-name="P9"/>
          </table:table-cell>
        </table:table-row>
        <table:table-row table:style-name="Table279.1">
          <table:table-cell table:style-name="Table279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79.C1" office:value-type="string">
            <text:p text:style-name="P9"/>
          </table:table-cell>
        </table:table-row>
        <table:table-row table:style-name="Table279.1">
          <table:table-cell table:style-name="Table279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79.C1" office:value-type="string">
            <text:p text:style-name="P9"/>
          </table:table-cell>
        </table:table-row>
        <table:table-row table:style-name="Table279.1">
          <table:table-cell table:style-name="Table279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79.C1" office:value-type="string">
            <text:p text:style-name="P9"/>
          </table:table-cell>
        </table:table-row>
        <table:table-row table:style-name="Table279.1">
          <table:table-cell table:style-name="Table279.A1" table:number-columns-spanned="2" office:value-type="string">
            <text:p text:style-name="P7"><text:span text:style-name="T5">Struts Action</text:span><text:span text:style-name="T2">:</text:span></text:p>
          </table:table-cell>
          <table:covered-table-cell/>
          <table:table-cell table:style-name="Table279.C1" office:value-type="string">
            <text:p text:style-name="P9"/>
          </table:table-cell>
        </table:table-row>
        <table:table-row table:style-name="Table279.1">
          <table:table-cell table:style-name="Table279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79.C1" office:value-type="string">
            <text:p text:style-name="P7"><text:span text:style-name="T6">/admin/view3</text:span></text:p>
          </table:table-cell>
        </table:table-row>
        <table:table-row table:style-name="Table279.1">
          <table:table-cell table:style-name="Table279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79.C1" office:value-type="string">
            <text:p text:style-name="P7"><text:span text:style-name="T6">/admin/index7.jsp</text:span></text:p>
          </table:table-cell>
        </table:table-row>
        <table:table-row table:style-name="Table279.1">
          <table:table-cell table:style-name="Table279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79.C1" office:value-type="string">
            <text:p text:style-name="P7"><text:span text:style-name="T6">com.myapp.struts.admin.AdminUpdateAction</text:span></text:p>
          </table:table-cell>
        </table:table-row>
        <table:table-row table:style-name="Table279.1">
          <table:table-cell table:style-name="Table279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79.C1" office:value-type="string">
            <text:p text:style-name="P9"><draw:custom-shape text:anchor-type="paragraph" draw:z-index="17" draw:style-name="gr6" svg:width="3.977cm" svg:height="1.348cm" svg:x="0cm" svg:y="0cm"><text:p/><draw:enhanced-geometry draw:type="mso-spt75"/></draw:custom-shape></text:p>
          </table:table-cell>
        </table:table-row>
        <table:table-row table:style-name="Table279.1">
          <table:table-cell table:style-name="Table279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79.C1" office:value-type="string">
            <text:p text:style-name="P7"><text:span text:style-name="T6">The action is used to display details of the institute on which it is clicked.</text:span></text:p>
          </table:table-cell>
        </table:table-row>
        <table:table-row table:style-name="Table279.1">
          <table:table-cell table:style-name="Table279.A1" table:number-columns-spanned="2" office:value-type="string">
            <text:p text:style-name="P7"><text:span text:style-name="T7">Request Forwards On:</text:span></text:p>
          </table:table-cell>
          <table:covered-table-cell/>
          <table:table-cell table:style-name="Table279.A1" office:value-type="string">
            <text:p text:style-name="P7"><text:span text:style-name="T7">Purpose</text:span></text:p>
          </table:table-cell>
        </table:table-row>
        <table:table-row table:style-name="Table279.12">
          <table:table-cell table:style-name="Table279.C1" office:value-type="string">
            <text:p text:style-name="P7"><text:span text:style-name="T6">success</text:span></text:p>
          </table:table-cell>
          <table:table-cell table:style-name="Table279.C1" table:number-columns-spanned="2" office:value-type="string">
            <text:p text:style-name="P7"><text:span text:style-name="T6">/admin/admin_approved.jsp</text:span></text:p>
          </table:table-cell>
          <table:covered-table-cell/>
        </table:table-row>
      </table:table>
      <text:p text:style-name="P1"/>
      <text:p text:style-name="P3"><text:span text:style-name="T2">Tables used:</text:span></text:p>
      <table:table table:name="Table280" table:style-name="Table280">
        <table:table-column table:style-name="Table280.A"/>
        <table:table-column table:style-name="Table280.B"/>
        <table:table-column table:style-name="Table280.C"/>
        <table:table-column table:style-name="Table280.D"/>
        <table:table-row table:style-name="Table280.1">
          <table:table-cell table:style-name="Table280.A1" office:value-type="string">
            <text:p text:style-name="P7"><text:span text:style-name="T5">S.No.</text:span></text:p>
          </table:table-cell>
          <table:table-cell table:style-name="Table280.A1" office:value-type="string">
            <text:p text:style-name="P7"><text:span text:style-name="T5">Table name</text:span></text:p>
          </table:table-cell>
          <table:table-cell table:style-name="Table280.A1" office:value-type="string">
            <text:p text:style-name="P7"><text:span text:style-name="T5">Primary Key Detail</text:span></text:p>
          </table:table-cell>
          <table:table-cell table:style-name="Table280.A1" office:value-type="string">
            <text:p text:style-name="P7"><text:span text:style-name="T5">Use of Table</text:span></text:p>
          </table:table-cell>
        </table:table-row>
        <table:table-row table:style-name="Table280.1">
          <table:table-cell table:style-name="Table280.A1" office:value-type="string">
            <text:p text:style-name="P7"><text:span text:style-name="T6">1.</text:span></text:p>
          </table:table-cell>
          <table:table-cell table:style-name="Table280.A1" office:value-type="string">
            <text:p text:style-name="P7"><text:bookmark text:name="__DdeLink__7133_11647440712"/><text:span text:style-name="T6">admin_registration</text:span></text:p>
          </table:table-cell>
          <table:table-cell table:style-name="Table280.A1" office:value-type="string">
            <text:p text:style-name="P3"><text:span text:style-name="T9">registration_id</text:span><text:span text:style-name="T6">,</text:span></text:p>
            <text:p text:style-name="P9"/>
          </table:table-cell>
          <table:table-cell table:style-name="Table280.A1" office:value-type="string">
            <text:p text:style-name="P7"><text:span text:style-name="T6">The table is used to search details of a institute..</text:span></text:p>
          </table:table-cell>
        </table:table-row>
      </table:table>
      <text:p text:style-name="P1"/>
      <text:p text:style-name="P3"><text:span text:style-name="T2"><text:s/>POJO replacement of tables:</text:span></text:p>
      <table:table table:name="Table281" table:style-name="Table281">
        <table:table-column table:style-name="Table281.A"/>
        <table:table-column table:style-name="Table281.B"/>
        <table:table-column table:style-name="Table281.C"/>
        <table:table-column table:style-name="Table281.D"/>
        <text:soft-page-break/>
        <table:table-row table:style-name="Table281.1">
          <table:table-cell table:style-name="Table281.A1" office:value-type="string">
            <text:p text:style-name="P7"><text:span text:style-name="T5">S.No.</text:span></text:p>
          </table:table-cell>
          <table:table-cell table:style-name="Table281.A1" office:value-type="string">
            <text:p text:style-name="P7"><text:span text:style-name="T5">Table name</text:span></text:p>
          </table:table-cell>
          <table:table-cell table:style-name="Table281.A1" office:value-type="string">
            <text:p text:style-name="P7"><text:span text:style-name="T5">POJO Name</text:span></text:p>
          </table:table-cell>
          <table:table-cell table:style-name="Table281.A1" office:value-type="string">
            <text:p text:style-name="P7"><text:span text:style-name="T5">Hibernate Mapping Files</text:span></text:p>
          </table:table-cell>
        </table:table-row>
        <table:table-row table:style-name="Table281.1">
          <table:table-cell table:style-name="Table281.A1" office:value-type="string">
            <text:p text:style-name="P7"><text:span text:style-name="T6">1.</text:span></text:p>
          </table:table-cell>
          <table:table-cell table:style-name="Table281.A1" office:value-type="string">
            <text:p text:style-name="P7"><text:span text:style-name="T6">admin_registration</text:span></text:p>
          </table:table-cell>
          <table:table-cell table:style-name="Table281.A1" office:value-type="string">
            <text:p text:style-name="P7"><text:bookmark text:name="__DdeLink__7135_11647440712"/><text:span text:style-name="T3">AdminRegistration</text:span></text:p>
          </table:table-cell>
          <table:table-cell table:style-name="Table281.A1" office:value-type="string">
            <text:p text:style-name="P9"><draw:custom-shape text:anchor-type="paragraph" draw:z-index="18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3"><text:span text:style-name="T2"><text:s/>Methods Used:</text:span></text:p>
      <table:table table:name="Table282" table:style-name="Table282">
        <table:table-column table:style-name="Table282.A"/>
        <table:table-column table:style-name="Table282.B"/>
        <table:table-column table:style-name="Table282.C"/>
        <table:table-column table:style-name="Table282.D"/>
        <table:table-column table:style-name="Table282.E"/>
        <table:table-column table:style-name="Table282.F"/>
        <table:table-row table:style-name="Table282.1">
          <table:table-cell table:style-name="Table282.A1" office:value-type="string">
            <text:p text:style-name="P7"><text:span text:style-name="T5">S.No.</text:span></text:p>
          </table:table-cell>
          <table:table-cell table:style-name="Table282.A1" office:value-type="string">
            <text:p text:style-name="P7"><text:span text:style-name="T5">POJO Name</text:span></text:p>
          </table:table-cell>
          <table:table-cell table:style-name="Table282.A1" office:value-type="string">
            <text:p text:style-name="P7"><text:span text:style-name="T5">Method Name</text:span></text:p>
          </table:table-cell>
          <table:table-cell table:style-name="Table282.A1" office:value-type="string">
            <text:p text:style-name="P7"><text:span text:style-name="T5">Select Operation</text:span></text:p>
          </table:table-cell>
          <table:table-cell table:style-name="Table282.A1" office:value-type="string">
            <text:p text:style-name="P10"><text:span text:style-name="T5">Column Used in where clause</text:span></text:p>
          </table:table-cell>
          <table:table-cell table:style-name="Table282.A1" office:value-type="string">
            <text:p text:style-name="P7"><text:span text:style-name="T5">Purpose</text:span></text:p>
          </table:table-cell>
        </table:table-row>
        <table:table-row table:style-name="Table282.1">
          <table:table-cell table:style-name="Table282.A1" office:value-type="string">
            <text:p text:style-name="P7"><text:span text:style-name="T3">1.</text:span></text:p>
          </table:table-cell>
          <table:table-cell table:style-name="Table282.A1" office:value-type="string">
            <text:p text:style-name="P7"><text:bookmark text:name="__DdeLink__7137_11647440712"/><text:span text:style-name="T3">AdminRegistration</text:span></text:p>
          </table:table-cell>
          <table:table-cell table:style-name="Table282.A1" office:value-type="string">
            <text:p text:style-name="P3"><text:span text:style-name="T3">getAdminInstituteDetailsById()</text:span></text:p>
            <text:p text:style-name="P1"/>
            <text:p text:style-name="P1"/>
            <text:p text:style-name="P9"/>
          </table:table-cell>
          <table:table-cell table:style-name="Table282.A1" office:value-type="string">
            <text:p text:style-name="P3"><text:span text:style-name="T3">Return </text:span></text:p>
            <text:p text:style-name="P7"><text:span text:style-name="T3">list</text:span></text:p>
          </table:table-cell>
          <table:table-cell table:style-name="Table282.A1" office:value-type="string">
            <text:p text:style-name="P7"><text:span text:style-name="T9">registration_id,</text:span></text:p>
          </table:table-cell>
          <table:table-cell table:style-name="Table282.A1" office:value-type="string">
            <text:p text:style-name="P7"><text:span text:style-name="T3">Searches the </text:span><text:span text:style-name="T6">admin_registration</text:span><text:span text:style-name="T3"> by registration_id .</text:span></text:p>
          </table:table-cell>
        </table:table-row>
      </table:table>
      <text:p text:style-name="P2"><text:bookmark text:name="__DdeLink__24397_12896802402211"/></text:p>
      <text:p text:style-name="P2"/>
      <text:p text:style-name="P3"><text:span text:style-name="T1">LibMS-SuperAdmin Search Institute </text:span></text:p>
      <text:p text:style-name="P3"><text:bookmark text:name="__DdeLink__24439_128968024012"/><text:span text:style-name="T3">This page is used to show all details of a approved library .</text:span></text:p>
      <text:p text:style-name="P5"><text:span text:style-name="T3">1.Admin Approved : </text:span></text:p>
      <text:p text:style-name="P3"><text:bookmark text:name="__DdeLink__5164_5107985462212"/><text:span text:style-name="T3">File Name of view page: admin_approved.jsp</text:span></text:p>
      <text:p text:style-name="P3"><text:span text:style-name="T2"><text:s/>Attributes:</text:span></text:p>
      <table:table table:name="Table283" table:style-name="Table283">
        <table:table-column table:style-name="Table283.A"/>
        <table:table-column table:style-name="Table283.B"/>
        <table:table-column table:style-name="Table283.C"/>
        <table:table-column table:style-name="Table283.D"/>
        <table:table-column table:style-name="Table283.E"/>
        <table:table-column table:style-name="Table283.F"/>
        <table:table-row table:style-name="Table283.1">
          <table:table-cell table:style-name="Table283.A1" office:value-type="string">
            <text:p text:style-name="P7"><text:span text:style-name="T5">S.No.</text:span></text:p>
          </table:table-cell>
          <table:table-cell table:style-name="Table283.A1" office:value-type="string">
            <text:p text:style-name="P7"><text:span text:style-name="T5">Attribute Name</text:span></text:p>
          </table:table-cell>
          <table:table-cell table:style-name="Table283.A1" office:value-type="string">
            <text:p text:style-name="P7"><text:span text:style-name="T5">Label </text:span></text:p>
          </table:table-cell>
          <table:table-cell table:style-name="Table283.A1" office:value-type="string">
            <text:p text:style-name="P7"><text:span text:style-name="T5">Field Name</text:span></text:p>
          </table:table-cell>
          <table:table-cell table:style-name="Table283.A1" office:value-type="string">
            <text:p text:style-name="P7"><text:span text:style-name="T5">Type</text:span></text:p>
          </table:table-cell>
          <table:table-cell table:style-name="Table283.A1" office:value-type="string">
            <text:p text:style-name="P7"><text:span text:style-name="T5">Validation</text:span></text:p>
          </table:table-cell>
        </table:table-row>
        <table:table-row table:style-name="Table283.1">
          <table:table-cell table:style-name="Table283.A1" office:value-type="string">
            <text:p text:style-name="P8"><text:span text:style-name="T8">1.</text:span></text:p>
          </table:table-cell>
          <table:table-cell table:style-name="Table283.A1" office:value-type="string">
            <text:p text:style-name="P7"><text:bookmark text:name="__DdeLink__5079_1312824057122"/><text:span text:style-name="T8">Institute Name </text:span></text:p>
          </table:table-cell>
          <table:table-cell table:style-name="Table283.A1" office:value-type="string">
            <text:p text:style-name="P7"><text:bookmark text:name="__DdeLink__5079_13128240571112"/><text:span text:style-name="T8">Institute Name</text:span></text:p>
          </table:table-cell>
          <table:table-cell table:style-name="Table283.A1" office:value-type="string">
            <text:p text:style-name="P7"><text:span text:style-name="T8">institute_name</text:span></text:p>
          </table:table-cell>
          <table:table-cell table:style-name="Table283.A1" office:value-type="string">
            <text:p text:style-name="P7"><text:bookmark text:name="__DdeLink__19945_1215511318112"/><text:bookmark text:name="__DdeLink__5096_1312824057112"/><text:span text:style-name="T8">Input box</text:span></text:p>
          </table:table-cell>
          <table:table-cell table:style-name="Table283.A1" office:value-type="string">
            <text:p text:style-name="P11"/>
          </table:table-cell>
        </table:table-row>
        <table:table-row table:style-name="Table283.1">
          <table:table-cell table:style-name="Table283.A1" office:value-type="string">
            <text:p text:style-name="P8"><text:span text:style-name="T8">2.</text:span></text:p>
          </table:table-cell>
          <table:table-cell table:style-name="Table283.A1" office:value-type="string">
            <text:p text:style-name="P7"><text:bookmark text:name="__DdeLink__5082_1312824057122"/><text:span text:style-name="T8">Registration Id</text:span></text:p>
          </table:table-cell>
          <table:table-cell table:style-name="Table283.A1" office:value-type="string">
            <text:p text:style-name="P7"><text:bookmark text:name="__DdeLink__5082_13128240571112"/><text:span text:style-name="T8">Registration Id</text:span></text:p>
          </table:table-cell>
          <table:table-cell table:style-name="Table283.A1" office:value-type="string">
            <text:p text:style-name="P7"><text:bookmark text:name="__DdeLink__5144_5107985462112"/><text:span text:style-name="T8">registration_request_id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><text:bookmark text:name="__DdeLink__5128_5107985461112"/><text:bookmark text:name="__DdeLink__5139_5107985461112"/></text:p>
          </table:table-cell>
        </table:table-row>
        <table:table-row table:style-name="Table283.1">
          <table:table-cell table:style-name="Table283.A1" office:value-type="string">
            <text:p text:style-name="P8"><text:span text:style-name="T8">3.</text:span></text:p>
          </table:table-cell>
          <table:table-cell table:style-name="Table283.A1" office:value-type="string">
            <text:p text:style-name="P7"><text:bookmark text:name="__DdeLink__5085_1312824057122"/><text:span text:style-name="T8">Institute Abbrevation</text:span></text:p>
          </table:table-cell>
          <table:table-cell table:style-name="Table283.A1" office:value-type="string">
            <text:p text:style-name="P7"><text:bookmark text:name="__DdeLink__5085_13128240571112"/><text:span text:style-name="T8">Institute Abbrevation</text:span></text:p>
          </table:table-cell>
          <table:table-cell table:style-name="Table283.A1" office:value-type="string">
            <text:p text:style-name="P7"><text:span text:style-name="T8">abbreviated_name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><text:bookmark text:name="__DdeLink__5136_5107985462112"/></text:p>
          </table:table-cell>
        </table:table-row>
        <table:table-row table:style-name="Table283.1">
          <table:table-cell table:style-name="Table283.A1" office:value-type="string">
            <text:p text:style-name="P8"><text:span text:style-name="T8">4.</text:span></text:p>
          </table:table-cell>
          <table:table-cell table:style-name="Table283.A1" office:value-type="string">
            <text:p text:style-name="P7"><text:span text:style-name="T8">Courtesy</text:span></text:p>
          </table:table-cell>
          <table:table-cell table:style-name="Table283.A1" office:value-type="string">
            <text:p text:style-name="P7"><text:span text:style-name="T8">Courtesy</text:span></text:p>
          </table:table-cell>
          <table:table-cell table:style-name="Table283.A1" office:value-type="string">
            <text:p text:style-name="P7"><text:bookmark text:name="__DdeLink__5132_5107985462112"/><text:span text:style-name="T8">courtesy</text:span></text:p>
          </table:table-cell>
          <table:table-cell table:style-name="Table283.A1" office:value-type="string">
            <text:p text:style-name="P7"><text:bookmark text:name="__DdeLink__5134_5107985462112"/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5.</text:span></text:p>
          </table:table-cell>
          <table:table-cell table:style-name="Table283.A1" office:value-type="string">
            <text:p text:style-name="P7"><text:bookmark text:name="__DdeLink__5130_5107985461122"/><text:span text:style-name="T8">Institute Address</text:span></text:p>
          </table:table-cell>
          <table:table-cell table:style-name="Table283.A1" office:value-type="string">
            <text:p text:style-name="P7"><text:bookmark text:name="__DdeLink__5130_51079854611112"/><text:span text:style-name="T8">Institute Address</text:span></text:p>
          </table:table-cell>
          <table:table-cell table:style-name="Table283.A1" office:value-type="string">
            <text:p text:style-name="P7"><text:span text:style-name="T8">institute_address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6.</text:span></text:p>
          </table:table-cell>
          <table:table-cell table:style-name="Table283.A1" office:value-type="string">
            <text:p text:style-name="P7"><text:bookmark text:name="__DdeLink__5088_1312824057122"/><text:span text:style-name="T8">First Name </text:span></text:p>
          </table:table-cell>
          <table:table-cell table:style-name="Table283.A1" office:value-type="string">
            <text:p text:style-name="P7"><text:bookmark text:name="__DdeLink__5088_13128240571112"/><text:span text:style-name="T8">First Name</text:span></text:p>
          </table:table-cell>
          <table:table-cell table:style-name="Table283.A1" office:value-type="string">
            <text:p text:style-name="P7"><text:span text:style-name="T8">admin_fname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7.</text:span></text:p>
          </table:table-cell>
          <table:table-cell table:style-name="Table283.A1" office:value-type="string">
            <text:p text:style-name="P7"><text:bookmark text:name="__DdeLink__5091_1312824057122"/><text:span text:style-name="T8">Library Name</text:span></text:p>
          </table:table-cell>
          <table:table-cell table:style-name="Table283.A1" office:value-type="string">
            <text:p text:style-name="P7"><text:bookmark text:name="__DdeLink__5091_13128240571112"/><text:span text:style-name="T8">Library Name</text:span></text:p>
          </table:table-cell>
          <table:table-cell table:style-name="Table283.A1" office:value-type="string">
            <text:p text:style-name="P7"><text:bookmark text:name="__DdeLink__5101_1312824057112"/><text:span text:style-name="T8">library_name</text:span></text:p>
          </table:table-cell>
          <table:table-cell table:style-name="Table283.A1" office:value-type="string">
            <text:p text:style-name="P7"><text:bookmark text:name="__DdeLink__24437_128968024012"/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8.</text:span></text:p>
          </table:table-cell>
          <table:table-cell table:style-name="Table283.A1" office:value-type="string">
            <text:p text:style-name="P7"><text:bookmark text:name="__DdeLink__5093_1312824057122"/><text:span text:style-name="T8">Last Name</text:span></text:p>
          </table:table-cell>
          <table:table-cell table:style-name="Table283.A1" office:value-type="string">
            <text:p text:style-name="P7"><text:bookmark text:name="__DdeLink__5093_13128240571112"/><text:span text:style-name="T8">Last Name</text:span></text:p>
          </table:table-cell>
          <table:table-cell table:style-name="Table283.A1" office:value-type="string">
            <text:p text:style-name="P7"><text:span text:style-name="T8">admin_lname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ext:soft-page-break/>
        <table:table-row table:style-name="Table283.1">
          <table:table-cell table:style-name="Table283.A1" office:value-type="string">
            <text:p text:style-name="P8"><text:span text:style-name="T8">9.</text:span></text:p>
          </table:table-cell>
          <table:table-cell table:style-name="Table283.A1" office:value-type="string">
            <text:p text:style-name="P7"><text:span text:style-name="T8">City</text:span></text:p>
          </table:table-cell>
          <table:table-cell table:style-name="Table283.A1" office:value-type="string">
            <text:p text:style-name="P7"><text:span text:style-name="T8">City</text:span></text:p>
          </table:table-cell>
          <table:table-cell table:style-name="Table283.A1" office:value-type="string">
            <text:p text:style-name="P7"><text:bookmark text:name="__DdeLink__5141_5107985461112"/><text:span text:style-name="T8">city</text:span></text:p>
          </table:table-cell>
          <table:table-cell table:style-name="Table283.A1" office:value-type="string">
            <text:p text:style-name="P7"><text:span text:style-name="T8">Button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0.</text:span></text:p>
          </table:table-cell>
          <table:table-cell table:style-name="Table283.A1" office:value-type="string">
            <text:p text:style-name="P7"><text:span text:style-name="T8">Designation</text:span></text:p>
          </table:table-cell>
          <table:table-cell table:style-name="Table283.A1" office:value-type="string">
            <text:p text:style-name="P7"><text:span text:style-name="T8">Designation</text:span></text:p>
          </table:table-cell>
          <table:table-cell table:style-name="Table283.A1" office:value-type="string">
            <text:p text:style-name="P7"><text:span text:style-name="T8">admin_designation</text:span></text:p>
          </table:table-cell>
          <table:table-cell table:style-name="Table283.A1" office:value-type="string">
            <text:p text:style-name="P7"><text:span text:style-name="T8">Button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1.</text:span></text:p>
          </table:table-cell>
          <table:table-cell table:style-name="Table283.A1" office:value-type="string">
            <text:p text:style-name="P7"><text:span text:style-name="T8">State</text:span></text:p>
          </table:table-cell>
          <table:table-cell table:style-name="Table283.A1" office:value-type="string">
            <text:p text:style-name="P7"><text:span text:style-name="T8">State</text:span></text:p>
          </table:table-cell>
          <table:table-cell table:style-name="Table283.A1" office:value-type="string">
            <text:p text:style-name="P7"><text:span text:style-name="T8">state</text:span></text:p>
          </table:table-cell>
          <table:table-cell table:style-name="Table283.A1" office:value-type="string">
            <text:p text:style-name="P9"/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2.</text:span></text:p>
          </table:table-cell>
          <table:table-cell table:style-name="Table283.A1" office:value-type="string">
            <text:p text:style-name="P7"><text:span text:style-name="T8">Mobile No.</text:span></text:p>
          </table:table-cell>
          <table:table-cell table:style-name="Table283.A1" office:value-type="string">
            <text:p text:style-name="P7"><text:span text:style-name="T8">Mobile No</text:span></text:p>
          </table:table-cell>
          <table:table-cell table:style-name="Table283.A1" office:value-type="string">
            <text:p text:style-name="P7"><text:span text:style-name="T8">mobile_no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3.</text:span></text:p>
          </table:table-cell>
          <table:table-cell table:style-name="Table283.A1" office:value-type="string">
            <text:p text:style-name="P7"><text:span text:style-name="T8">Country</text:span></text:p>
          </table:table-cell>
          <table:table-cell table:style-name="Table283.A1" office:value-type="string">
            <text:p text:style-name="P7"><text:span text:style-name="T8">Country</text:span></text:p>
          </table:table-cell>
          <table:table-cell table:style-name="Table283.A1" office:value-type="string">
            <text:p text:style-name="P7"><text:span text:style-name="T8">country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4.</text:span></text:p>
          </table:table-cell>
          <table:table-cell table:style-name="Table283.A1" office:value-type="string">
            <text:p text:style-name="P7"><text:span text:style-name="T8">Email Id</text:span></text:p>
          </table:table-cell>
          <table:table-cell table:style-name="Table283.A1" office:value-type="string">
            <text:p text:style-name="P7"><text:span text:style-name="T8">Email Id</text:span></text:p>
          </table:table-cell>
          <table:table-cell table:style-name="Table283.A1" office:value-type="string">
            <text:p text:style-name="P7"><text:span text:style-name="T8">admin_email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5.</text:span></text:p>
          </table:table-cell>
          <table:table-cell table:style-name="Table283.A1" office:value-type="string">
            <text:p text:style-name="P7"><text:span text:style-name="T8">Pin Code</text:span></text:p>
          </table:table-cell>
          <table:table-cell table:style-name="Table283.A1" office:value-type="string">
            <text:p text:style-name="P7"><text:span text:style-name="T8">Pin Code</text:span></text:p>
          </table:table-cell>
          <table:table-cell table:style-name="Table283.A1" office:value-type="string">
            <text:p text:style-name="P7"><text:span text:style-name="T8">pin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6.</text:span></text:p>
          </table:table-cell>
          <table:table-cell table:style-name="Table283.A1" office:value-type="string">
            <text:p text:style-name="P7"><text:span text:style-name="T8">Gender</text:span></text:p>
          </table:table-cell>
          <table:table-cell table:style-name="Table283.A1" office:value-type="string">
            <text:p text:style-name="P7"><text:span text:style-name="T8">Gender</text:span></text:p>
          </table:table-cell>
          <table:table-cell table:style-name="Table283.A1" office:value-type="string">
            <text:p text:style-name="P7"><text:span text:style-name="T8">gender</text:span></text:p>
          </table:table-cell>
          <table:table-cell table:style-name="Table283.A1" office:value-type="string">
            <text:p text:style-name="P7"><text:span text:style-name="T8">Combo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7.</text:span></text:p>
          </table:table-cell>
          <table:table-cell table:style-name="Table283.A1" office:value-type="string">
            <text:p text:style-name="P7"><text:span text:style-name="T8">Landline No.</text:span></text:p>
          </table:table-cell>
          <table:table-cell table:style-name="Table283.A1" office:value-type="string">
            <text:p text:style-name="P7"><text:span text:style-name="T8">Landline No.</text:span></text:p>
          </table:table-cell>
          <table:table-cell table:style-name="Table283.A1" office:value-type="string">
            <text:p text:style-name="P7"><text:span text:style-name="T8">land_line_no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8.</text:span></text:p>
          </table:table-cell>
          <table:table-cell table:style-name="Table283.A1" office:value-type="string">
            <text:p text:style-name="P7"><text:span text:style-name="T8">Password</text:span></text:p>
          </table:table-cell>
          <table:table-cell table:style-name="Table283.A1" office:value-type="string">
            <text:p text:style-name="P7"><text:span text:style-name="T8">Password</text:span></text:p>
          </table:table-cell>
          <table:table-cell table:style-name="Table283.A1" office:value-type="string">
            <text:p text:style-name="P7"><text:span text:style-name="T8">admin_password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19.</text:span></text:p>
          </table:table-cell>
          <table:table-cell table:style-name="Table283.A1" office:value-type="string">
            <text:p text:style-name="P7"><text:span text:style-name="T8">Type of institute</text:span></text:p>
          </table:table-cell>
          <table:table-cell table:style-name="Table283.A1" office:value-type="string">
            <text:p text:style-name="P7"><text:span text:style-name="T8">Type of institute</text:span></text:p>
          </table:table-cell>
          <table:table-cell table:style-name="Table283.A1" office:value-type="string">
            <text:p text:style-name="P7"><text:span text:style-name="T8">type_of_institute</text:span></text:p>
          </table:table-cell>
          <table:table-cell table:style-name="Table283.A1" office:value-type="string">
            <text:p text:style-name="P7"><text:span text:style-name="T8">Combo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20.</text:span></text:p>
          </table:table-cell>
          <table:table-cell table:style-name="Table283.A1" office:value-type="string">
            <text:p text:style-name="P7"><text:span text:style-name="T8">User Id</text:span></text:p>
          </table:table-cell>
          <table:table-cell table:style-name="Table283.A1" office:value-type="string">
            <text:p text:style-name="P7"><text:span text:style-name="T8">User Id</text:span></text:p>
          </table:table-cell>
          <table:table-cell table:style-name="Table283.A1" office:value-type="string">
            <text:p text:style-name="P7"><text:span text:style-name="T8">login_id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21.</text:span></text:p>
          </table:table-cell>
          <table:table-cell table:style-name="Table283.A1" office:value-type="string">
            <text:p text:style-name="P7"><text:span text:style-name="T8">Website Name</text:span></text:p>
          </table:table-cell>
          <table:table-cell table:style-name="Table283.A1" office:value-type="string">
            <text:p text:style-name="P7"><text:span text:style-name="T8">Website Name</text:span></text:p>
          </table:table-cell>
          <table:table-cell table:style-name="Table283.A1" office:value-type="string">
            <text:p text:style-name="P7"><text:span text:style-name="T8">institute_website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22.</text:span></text:p>
          </table:table-cell>
          <table:table-cell table:style-name="Table283.A1" office:value-type="string">
            <text:p text:style-name="P7"><text:bookmark text:name="__DdeLink__24434_128968024012"/><text:span text:style-name="T8">Library ID</text:span></text:p>
          </table:table-cell>
          <table:table-cell table:style-name="Table283.A1" office:value-type="string">
            <text:p text:style-name="P7"><text:span text:style-name="T8">Library ID</text:span></text:p>
          </table:table-cell>
          <table:table-cell table:style-name="Table283.A1" office:value-type="string">
            <text:p text:style-name="P7"><text:span text:style-name="T8">library_id</text:span></text:p>
          </table:table-cell>
          <table:table-cell table:style-name="Table283.A1" office:value-type="string">
            <text:p text:style-name="P7"><text:span text:style-name="T8">Input box</text:span></text:p>
          </table:table-cell>
          <table:table-cell table:style-name="Table283.A1" office:value-type="string">
            <text:p text:style-name="P9"/>
          </table:table-cell>
        </table:table-row>
        <table:table-row table:style-name="Table283.1">
          <table:table-cell table:style-name="Table283.A1" office:value-type="string">
            <text:p text:style-name="P8"><text:span text:style-name="T8">23.</text:span></text:p>
          </table:table-cell>
          <table:table-cell table:style-name="Table283.A1" office:value-type="string">
            <text:p text:style-name="P7"><text:span text:style-name="T8">button</text:span></text:p>
          </table:table-cell>
          <table:table-cell table:style-name="Table283.A1" office:value-type="string">
            <text:p text:style-name="P7"><text:span text:style-name="T8">Back</text:span></text:p>
          </table:table-cell>
          <table:table-cell table:style-name="Table283.A1" office:value-type="string">
            <text:p text:style-name="P7"><text:span text:style-name="T8">button</text:span></text:p>
          </table:table-cell>
          <table:table-cell table:style-name="Table283.A1" office:value-type="string">
            <text:p text:style-name="P7"><text:span text:style-name="T8">Button</text:span></text:p>
          </table:table-cell>
          <table:table-cell table:style-name="Table283.A1" office:value-type="string">
            <text:p text:style-name="P9"/>
          </table:table-cell>
        </table:table-row>
      </table:table>
      <text:p text:style-name="P1"/>
      <text:p text:style-name="P3"><text:bookmark text:name="__DdeLink__4718_461921510131"/><text:bookmark text:name="__DdeLink__24397_1289680240222"/><text:span text:style-name="T1">LibMS-SuperAdmin Manage Super Admin Account </text:span></text:p>
      <text:p text:style-name="P3"><text:bookmark text:name="__DdeLink__29307_1128523722"/><text:bookmark text:name="__DdeLink__29086_11285237221"/><text:span text:style-name="T3">This page is used to change superadmin password.The user enters new password which replaces old one.</text:span></text:p>
      <text:p text:style-name="P5"><text:span text:style-name="T3">1.Manage Superadmin Account: </text:span></text:p>
      <text:p text:style-name="P3"><text:bookmark text:name="__DdeLink__29084_11285237221"/><text:span text:style-name="T3">File Name of view page: /manage_superadmin.jsp</text:span></text:p>
      <text:p text:style-name="P12"/>
      <text:p text:style-name="P3"><text:span text:style-name="T2">Attributes:</text:span></text:p>
      <table:table table:name="Table284" table:style-name="Table284">
        <table:table-column table:style-name="Table284.A"/>
        <table:table-column table:style-name="Table284.B"/>
        <table:table-column table:style-name="Table284.C"/>
        <table:table-column table:style-name="Table284.D"/>
        <table:table-column table:style-name="Table284.E"/>
        <table:table-column table:style-name="Table284.F"/>
        <table:table-row table:style-name="Table284.1">
          <table:table-cell table:style-name="Table284.A1" office:value-type="string">
            <text:p text:style-name="P7"><text:span text:style-name="T5">S.No.</text:span></text:p>
          </table:table-cell>
          <table:table-cell table:style-name="Table284.A1" office:value-type="string">
            <text:p text:style-name="P7"><text:span text:style-name="T5">Attribute Name</text:span></text:p>
          </table:table-cell>
          <table:table-cell table:style-name="Table284.A1" office:value-type="string">
            <text:p text:style-name="P7"><text:span text:style-name="T5">Label </text:span></text:p>
          </table:table-cell>
          <table:table-cell table:style-name="Table284.A1" office:value-type="string">
            <text:p text:style-name="P7"><text:span text:style-name="T5">Field Name</text:span></text:p>
          </table:table-cell>
          <table:table-cell table:style-name="Table284.A1" office:value-type="string">
            <text:p text:style-name="P7"><text:span text:style-name="T5">Type</text:span></text:p>
          </table:table-cell>
          <table:table-cell table:style-name="Table284.A1" office:value-type="string">
            <text:p text:style-name="P7"><text:span text:style-name="T5">Validation</text:span></text:p>
          </table:table-cell>
        </table:table-row>
        <table:table-row table:style-name="Table284.1">
          <table:table-cell table:style-name="Table284.A1" office:value-type="string">
            <text:p text:style-name="P8"><text:span text:style-name="T8">1.</text:span></text:p>
          </table:table-cell>
          <table:table-cell table:style-name="Table284.A1" office:value-type="string">
            <text:p text:style-name="P7"><text:bookmark text:name="__DdeLink__29061_11285237221"/><text:span text:style-name="T8">Old Login Id</text:span></text:p>
          </table:table-cell>
          <table:table-cell table:style-name="Table284.A1" office:value-type="string">
            <text:p text:style-name="P7"><text:bookmark text:name="__DdeLink__29061_112852372211"/><text:span text:style-name="T8">Old Login Id</text:span></text:p>
          </table:table-cell>
          <table:table-cell table:style-name="Table284.A1" office:value-type="string">
            <text:p text:style-name="P7"><text:span text:style-name="T8">user_id1</text:span></text:p>
          </table:table-cell>
          <table:table-cell table:style-name="Table284.A1" office:value-type="string">
            <text:p text:style-name="P7"><text:bookmark text:name="__DdeLink__19945_121551131821"/><text:bookmark text:name="__DdeLink__5096_131282405721"/><text:bookmark text:name="__DdeLink__29272_1128523722"/><text:span text:style-name="T8">Input box</text:span></text:p>
          </table:table-cell>
          <table:table-cell table:style-name="Table284.A1" office:value-type="string">
            <text:p text:style-name="P9"/>
          </table:table-cell>
        </table:table-row>
        <table:table-row table:style-name="Table284.1">
          <table:table-cell table:style-name="Table284.A1" office:value-type="string">
            <text:p text:style-name="P8"><text:span text:style-name="T8">2.</text:span></text:p>
          </table:table-cell>
          <table:table-cell table:style-name="Table284.A1" office:value-type="string">
            <text:p text:style-name="P7"><text:bookmark text:name="__DdeLink__5082_131282405723"/><text:bookmark text:name="__DdeLink__29065_11285237221"/><text:bookmark text:name="__DdeLink__29245_1128523722"/><text:span text:style-name="T8">Old Password</text:span></text:p>
          </table:table-cell>
          <table:table-cell table:style-name="Table284.A1" office:value-type="string">
            <text:p text:style-name="P7"><text:bookmark text:name="__DdeLink__5082_1312824057232"/><text:bookmark text:name="__DdeLink__29065_112852372212"/><text:span text:style-name="T8">Old Password</text:span></text:p>
          </table:table-cell>
          <table:table-cell table:style-name="Table284.A1" office:value-type="string">
            <text:p text:style-name="P7"><text:bookmark text:name="__DdeLink__5144_510798546221"/><text:span text:style-name="T8">password1</text:span></text:p>
          </table:table-cell>
          <table:table-cell table:style-name="Table284.A1" office:value-type="string">
            <text:p text:style-name="P7"><text:bookmark text:name="__DdeLink__29274_1128523722"/><text:span text:style-name="T8">Input box</text:span></text:p>
          </table:table-cell>
          <table:table-cell table:style-name="Table284.A1" office:value-type="string">
            <text:p text:style-name="P7"><text:bookmark text:name="__DdeLink__5128_510798546121"/><text:bookmark text:name="__DdeLink__5139_510798546121"/><text:span text:style-name="T8">onblur="retu</text:span><text:soft-page-break/><text:span text:style-name="T8">rn search1()"</text:span></text:p>
          </table:table-cell>
        </table:table-row>
        <table:table-row table:style-name="Table284.1">
          <table:table-cell table:style-name="Table284.A1" office:value-type="string">
            <text:p text:style-name="P8"><text:span text:style-name="T8">3.</text:span></text:p>
          </table:table-cell>
          <table:table-cell table:style-name="Table284.A1" office:value-type="string">
            <text:p text:style-name="P7"><text:bookmark text:name="__DdeLink__5082_1312824057231"/><text:bookmark text:name="__DdeLink__29065_112852372211"/><text:bookmark text:name="__DdeLink__5085_131282405721"/><text:bookmark text:name="__DdeLink__29074_11285237221"/><text:span text:style-name="T8">New Password</text:span></text:p>
          </table:table-cell>
          <table:table-cell table:style-name="Table284.A1" office:value-type="string">
            <text:p text:style-name="P7"><text:bookmark text:name="__DdeLink__5082_13128240572311"/><text:bookmark text:name="__DdeLink__29065_1128523722111"/><text:bookmark text:name="__DdeLink__5085_1312824057211"/><text:bookmark text:name="__DdeLink__29074_112852372211"/><text:span text:style-name="T8">New Password</text:span></text:p>
          </table:table-cell>
          <table:table-cell table:style-name="Table284.A1" office:value-type="string">
            <text:p text:style-name="P7"><text:span text:style-name="T8">password2</text:span></text:p>
          </table:table-cell>
          <table:table-cell table:style-name="Table284.A1" office:value-type="string">
            <text:p text:style-name="P7"><text:bookmark text:name="__DdeLink__29276_1128523722"/><text:span text:style-name="T8">Input box</text:span></text:p>
          </table:table-cell>
          <table:table-cell table:style-name="Table284.A1" office:value-type="string">
            <text:p text:style-name="P7"><text:bookmark text:name="__DdeLink__5136_510798546221"/><text:span text:style-name="T8">onblur="checkPass()"/</text:span></text:p>
          </table:table-cell>
        </table:table-row>
        <table:table-row table:style-name="Table284.1">
          <table:table-cell table:style-name="Table284.A1" office:value-type="string">
            <text:p text:style-name="P8"><text:span text:style-name="T8">4.</text:span></text:p>
          </table:table-cell>
          <table:table-cell table:style-name="Table284.A1" office:value-type="string">
            <text:p text:style-name="P7"><text:bookmark text:name="__DdeLink__29270_1128523722"/><text:span text:style-name="T8">Re Enter Password</text:span></text:p>
          </table:table-cell>
          <table:table-cell table:style-name="Table284.A1" office:value-type="string">
            <text:p text:style-name="P7"><text:span text:style-name="T8">Re Enter Password</text:span></text:p>
          </table:table-cell>
          <table:table-cell table:style-name="Table284.A1" office:value-type="string">
            <text:p text:style-name="P7"><text:span text:style-name="T8">password3</text:span></text:p>
          </table:table-cell>
          <table:table-cell table:style-name="Table284.A1" office:value-type="string">
            <text:p text:style-name="P7"><text:span text:style-name="T8">Input box</text:span></text:p>
          </table:table-cell>
          <table:table-cell table:style-name="Table284.A1" office:value-type="string">
            <text:p text:style-name="P7"><text:span text:style-name="T8">onblur="return check();"</text:span></text:p>
          </table:table-cell>
        </table:table-row>
        <table:table-row table:style-name="Table284.1">
          <table:table-cell table:style-name="Table284.A1" office:value-type="string">
            <text:p text:style-name="P8"><text:span text:style-name="T8">5.</text:span></text:p>
          </table:table-cell>
          <table:table-cell table:style-name="Table284.A1" office:value-type="string">
            <text:p text:style-name="P3"><text:bookmark text:name="__DdeLink__29278_1128523722"/><text:span text:style-name="T8">Change Password</text:span></text:p>
            <text:p text:style-name="P7"><text:span text:style-name="T8">button</text:span></text:p>
          </table:table-cell>
          <table:table-cell table:style-name="Table284.A1" office:value-type="string">
            <text:p text:style-name="P7"><text:span text:style-name="T8">Change Password</text:span></text:p>
          </table:table-cell>
          <table:table-cell table:style-name="Table284.A1" office:value-type="string">
            <text:p text:style-name="P7"><text:span text:style-name="T8">button1</text:span></text:p>
          </table:table-cell>
          <table:table-cell table:style-name="Table284.A1" office:value-type="string">
            <text:p text:style-name="P7"><text:span text:style-name="T8">Button</text:span></text:p>
          </table:table-cell>
          <table:table-cell table:style-name="Table284.A1" office:value-type="string">
            <text:p text:style-name="P7"><text:span text:style-name="T8">onclick="return check();"</text:span></text:p>
          </table:table-cell>
        </table:table-row>
        <table:table-row table:style-name="Table284.1">
          <table:table-cell table:style-name="Table284.A1" office:value-type="string">
            <text:p text:style-name="P8"><text:span text:style-name="T8">6.</text:span></text:p>
          </table:table-cell>
          <table:table-cell table:style-name="Table284.A1" office:value-type="string">
            <text:p text:style-name="P7"><text:span text:style-name="T8">Clear button</text:span></text:p>
          </table:table-cell>
          <table:table-cell table:style-name="Table284.A1" office:value-type="string">
            <text:p text:style-name="P7"><text:span text:style-name="T8">Clear</text:span></text:p>
          </table:table-cell>
          <table:table-cell table:style-name="Table284.A1" office:value-type="string">
            <text:p text:style-name="P7"><text:bookmark text:name="__DdeLink__29302_1128523722"/><text:span text:style-name="T8">button2</text:span></text:p>
          </table:table-cell>
          <table:table-cell table:style-name="Table284.A1" office:value-type="string">
            <text:p text:style-name="P7"><text:span text:style-name="T8">Button</text:span></text:p>
          </table:table-cell>
          <table:table-cell table:style-name="Table284.A1" office:value-type="string">
            <text:p text:style-name="P7"><text:span text:style-name="T8">onclick="return clearme();"</text:span></text:p>
          </table:table-cell>
        </table:table-row>
      </table:table>
      <text:p text:style-name="P1"/>
      <text:p text:style-name="P3"><text:span text:style-name="T3">Technology Used:</text:span></text:p>
      <text:p text:style-name="P3"><text:span text:style-name="T3">Java Script Validation: </text:span></text:p>
      <table:table table:name="Table285" table:style-name="Table285">
        <table:table-column table:style-name="Table285.A"/>
        <table:table-column table:style-name="Table285.B"/>
        <table:table-column table:style-name="Table285.C"/>
        <table:table-column table:style-name="Table285.D"/>
        <table:table-row table:style-name="Table285.1">
          <table:table-cell table:style-name="Table285.A1" office:value-type="string">
            <text:p text:style-name="P7"><text:span text:style-name="T5">Attribute Name </text:span></text:p>
          </table:table-cell>
          <table:table-cell table:style-name="Table285.A1" office:value-type="string">
            <text:p text:style-name="P7"><text:span text:style-name="T5">Form Bean Name </text:span></text:p>
          </table:table-cell>
          <table:table-cell table:style-name="Table285.A1" office:value-type="string">
            <text:p text:style-name="P7"><text:span text:style-name="T5">Property</text:span></text:p>
          </table:table-cell>
          <table:table-cell table:style-name="Table285.A1" office:value-type="string">
            <text:p text:style-name="P7"><text:span text:style-name="T5">Purpose</text:span></text:p>
          </table:table-cell>
        </table:table-row>
        <table:table-row table:style-name="Table285.1">
          <table:table-cell table:style-name="Table285.A1" office:value-type="string">
            <text:p text:style-name="P7"><text:bookmark text:name="__DdeLink__5082_1312824057233"/><text:bookmark text:name="__DdeLink__29065_112852372213"/><text:span text:style-name="T8">Old Password</text:span></text:p>
          </table:table-cell>
          <table:table-cell table:style-name="Table285.A1" office:value-type="string">
            <text:p text:style-name="P7"><text:bookmark text:name="__DdeLink__5103_131282405721"/><text:span text:style-name="T6">SuperAdminActionForm</text:span></text:p>
          </table:table-cell>
          <table:table-cell table:style-name="Table285.A1" office:value-type="string">
            <text:p text:style-name="P7"><text:span text:style-name="T8">password1</text:span></text:p>
          </table:table-cell>
          <table:table-cell table:style-name="Table285.A1" office:value-type="string">
            <text:p text:style-name="P7"><text:span text:style-name="T6">To search old password by Ajax calling</text:span></text:p>
          </table:table-cell>
        </table:table-row>
        <table:table-row table:style-name="Table285.1">
          <table:table-cell table:style-name="Table285.A1" office:value-type="string">
            <text:p text:style-name="P7"><text:bookmark text:name="__DdeLink__5082_13128240572312"/><text:bookmark text:name="__DdeLink__29065_1128523722112"/><text:bookmark text:name="__DdeLink__5085_1312824057212"/><text:bookmark text:name="__DdeLink__29074_112852372212"/><text:span text:style-name="T8">New Password</text:span></text:p>
          </table:table-cell>
          <table:table-cell table:style-name="Table285.A1" office:value-type="string">
            <text:p text:style-name="P7"><text:bookmark text:name="__DdeLink__5162_510798546121"/><text:span text:style-name="T6">SuperAdminActionForm</text:span></text:p>
          </table:table-cell>
          <table:table-cell table:style-name="Table285.A1" office:value-type="string">
            <text:p text:style-name="P7"><text:span text:style-name="T8">password2</text:span></text:p>
          </table:table-cell>
          <table:table-cell table:style-name="Table285.A1" office:value-type="string">
            <text:p text:style-name="P7"><text:bookmark text:name="__DdeLink__29304_1128523722"/><text:span text:style-name="T6">To check old password word with new one by java script</text:span></text:p>
          </table:table-cell>
        </table:table-row>
        <table:table-row table:style-name="Table285.1">
          <table:table-cell table:style-name="Table285.A1" office:value-type="string">
            <text:p text:style-name="P7"><text:span text:style-name="T8">Re Enter Password</text:span></text:p>
          </table:table-cell>
          <table:table-cell table:style-name="Table285.A1" office:value-type="string">
            <text:p text:style-name="P7"><text:bookmark text:name="__DdeLink__29082_11285237221"/><text:span text:style-name="T6">SuperAdminActionForm</text:span></text:p>
          </table:table-cell>
          <table:table-cell table:style-name="Table285.A1" office:value-type="string">
            <text:p text:style-name="P7"><text:span text:style-name="T8">password3</text:span></text:p>
          </table:table-cell>
          <table:table-cell table:style-name="Table285.A1" office:value-type="string">
            <text:p text:style-name="P7"><text:span text:style-name="T6">To check new password with re entered password </text:span></text:p>
          </table:table-cell>
        </table:table-row>
        <table:table-row table:style-name="Table285.1">
          <table:table-cell table:style-name="Table285.A1" office:value-type="string">
            <text:p text:style-name="P7"><text:span text:style-name="T8">Change Password</text:span></text:p>
          </table:table-cell>
          <table:table-cell table:style-name="Table285.A1" office:value-type="string">
            <text:p text:style-name="P7"><text:span text:style-name="T6">SuperAdminActionForm</text:span></text:p>
          </table:table-cell>
          <table:table-cell table:style-name="Table285.A1" office:value-type="string">
            <text:p text:style-name="P7"><text:span text:style-name="T8">button1</text:span></text:p>
          </table:table-cell>
          <table:table-cell table:style-name="Table285.A1" office:value-type="string">
            <text:p text:style-name="P7"><text:span text:style-name="T6">To check old password word with new one by java script</text:span></text:p>
          </table:table-cell>
        </table:table-row>
        <table:table-row table:style-name="Table285.1">
          <table:table-cell table:style-name="Table285.A1" office:value-type="string">
            <text:p text:style-name="P7"><text:span text:style-name="T8">Clear</text:span></text:p>
          </table:table-cell>
          <table:table-cell table:style-name="Table285.A1" office:value-type="string">
            <text:p text:style-name="P7"><text:span text:style-name="T6">SuperAdminActionForm</text:span></text:p>
          </table:table-cell>
          <table:table-cell table:style-name="Table285.A1" office:value-type="string">
            <text:p text:style-name="P7"><text:span text:style-name="T8">button2</text:span></text:p>
          </table:table-cell>
          <table:table-cell table:style-name="Table285.A1" office:value-type="string">
            <text:p text:style-name="P7"><text:span text:style-name="T6">To clear new password</text:span></text:p>
          </table:table-cell>
        </table:table-row>
      </table:table>
      <text:p text:style-name="P1"/>
      <table:table table:name="Table286" table:style-name="Table286">
        <table:table-column table:style-name="Table286.A"/>
        <table:table-column table:style-name="Table286.B"/>
        <table:table-column table:style-name="Table286.C"/>
        <table:table-column table:style-name="Table286.D"/>
        <table:table-row table:style-name="Table286.1">
          <table:table-cell table:style-name="Table286.A1" table:number-columns-spanned="3" office:value-type="string">
            <text:p text:style-name="P7"><text:span text:style-name="T5">Struts Form Bean Mapping:</text:span></text:p>
          </table:table-cell>
          <table:covered-table-cell/>
          <table:covered-table-cell/>
          <table:table-cell table:style-name="Table286.D1" office:value-type="string">
            <text:p text:style-name="P9"/>
          </table:table-cell>
        </table:table-row>
        <table:table-row table:style-name="Table286.1">
          <table:table-cell table:style-name="Table286.D1" table:number-columns-spanned="3" office:value-type="string">
            <text:p text:style-name="P7"><text:span text:style-name="T6">Logical Name</text:span></text:p>
          </table:table-cell>
          <table:covered-table-cell/>
          <table:covered-table-cell/>
          <table:table-cell table:style-name="Table286.D1" office:value-type="string">
            <text:p text:style-name="P7"><text:span text:style-name="T6">SuperAdminActionForm</text:span></text:p>
          </table:table-cell>
        </table:table-row>
        <table:table-row table:style-name="Table286.1">
          <table:table-cell table:style-name="Table286.D1" table:number-columns-spanned="3" office:value-type="string">
            <text:p text:style-name="P7"><text:span text:style-name="T6">Code:</text:span></text:p>
          </table:table-cell>
          <table:covered-table-cell/>
          <table:covered-table-cell/>
          <table:table-cell table:style-name="Table286.D1" office:value-type="string">
            <text:p text:style-name="P9"><draw:custom-shape text:anchor-type="paragraph" draw:z-index="19" draw:style-name="gr10" svg:width="4.529cm" svg:height="1.348cm" svg:x="0cm" svg:y="0cm"><text:p/><draw:enhanced-geometry draw:type="mso-spt75"/></draw:custom-shape></text:p>
          </table:table-cell>
        </table:table-row>
        <table:table-row table:style-name="Table286.1">
          <table:table-cell table:style-name="Table286.D1" table:number-columns-spanned="3" office:value-type="string">
            <text:p text:style-name="P7"><text:span text:style-name="T6">Description:</text:span></text:p>
          </table:table-cell>
          <table:covered-table-cell/>
          <table:covered-table-cell/>
          <table:table-cell table:style-name="Table286.D1" office:value-type="string">
            <text:p text:style-name="P7"><text:span text:style-name="T6">For defining setter and getter variables.</text:span></text:p>
          </table:table-cell>
        </table:table-row>
        <table:table-row table:style-name="Table286.1">
          <table:table-cell table:style-name="Table286.A1" table:number-columns-spanned="3" office:value-type="string">
            <text:p text:style-name="P7"><text:span text:style-name="T6">Struts Action:</text:span></text:p>
          </table:table-cell>
          <table:covered-table-cell/>
          <table:covered-table-cell/>
          <table:table-cell table:style-name="Table286.D1" office:value-type="string">
            <text:p text:style-name="P9"/>
          </table:table-cell>
        </table:table-row>
        <text:soft-page-break/>
        <table:table-row table:style-name="Table286.1">
          <table:table-cell table:style-name="Table286.D1" table:number-columns-spanned="3" office:value-type="string">
            <text:p text:style-name="P7"><text:span text:style-name="T6">Logical Name:</text:span></text:p>
          </table:table-cell>
          <table:covered-table-cell/>
          <table:covered-table-cell/>
          <table:table-cell table:style-name="Table286.D1" office:value-type="string">
            <text:p text:style-name="P7"><text:span text:style-name="T6">/manage_superadmin</text:span></text:p>
          </table:table-cell>
        </table:table-row>
        <table:table-row table:style-name="Table286.1">
          <table:table-cell table:style-name="Table286.D1" table:number-columns-spanned="3" office:value-type="string">
            <text:p text:style-name="P7"><text:span text:style-name="T6">Input JSP Form:</text:span></text:p>
          </table:table-cell>
          <table:covered-table-cell/>
          <table:covered-table-cell/>
          <table:table-cell table:style-name="Table286.D1" office:value-type="string">
            <text:p text:style-name="P7"><text:span text:style-name="T3">/manage_superadmin.jsp</text:span></text:p>
          </table:table-cell>
        </table:table-row>
        <table:table-row table:style-name="Table286.1">
          <table:table-cell table:style-name="Table286.D1" table:number-columns-spanned="3" office:value-type="string">
            <text:p text:style-name="P7"><text:span text:style-name="T6">Physical Path:</text:span></text:p>
          </table:table-cell>
          <table:covered-table-cell/>
          <table:covered-table-cell/>
          <table:table-cell table:style-name="Table286.D1" office:value-type="string">
            <text:p text:style-name="P7"><text:span text:style-name="T6">com.myapp.struts.SuperAdminAction</text:span></text:p>
          </table:table-cell>
        </table:table-row>
        <table:table-row table:style-name="Table286.1">
          <table:table-cell table:style-name="Table286.D1" table:number-columns-spanned="3" office:value-type="string">
            <text:p text:style-name="P7"><text:span text:style-name="T6">Code:</text:span></text:p>
          </table:table-cell>
          <table:covered-table-cell/>
          <table:covered-table-cell/>
          <table:table-cell table:style-name="Table286.D1" office:value-type="string">
            <text:p text:style-name="P9"><draw:custom-shape text:anchor-type="paragraph" draw:z-index="20" draw:style-name="gr4" svg:width="3.733cm" svg:height="1.348cm" svg:x="0cm" svg:y="0cm"><text:p/><draw:enhanced-geometry draw:type="mso-spt75"/></draw:custom-shape></text:p>
          </table:table-cell>
        </table:table-row>
        <table:table-row table:style-name="Table286.1">
          <table:table-cell table:style-name="Table286.D1" table:number-columns-spanned="3" office:value-type="string">
            <text:p text:style-name="P7"><text:span text:style-name="T6">Description:</text:span></text:p>
          </table:table-cell>
          <table:covered-table-cell/>
          <table:covered-table-cell/>
          <table:table-cell table:style-name="Table286.D1" office:value-type="string">
            <text:p text:style-name="P7"><text:bookmark text:name="__DdeLink__29086_112852372211"/><text:bookmark text:name="__DdeLink__5106_131282405721"/><text:bookmark text:name="__DdeLink__29089_11285237221"/><text:bookmark text:name="__DdeLink__29314_1128523722"/><text:span text:style-name="T3">This action is used to change superadmin password.</text:span></text:p>
          </table:table-cell>
        </table:table-row>
        <table:table-row table:style-name="Table286.1">
          <table:table-cell table:style-name="Table286.A1" table:number-columns-spanned="3" office:value-type="string">
            <text:p text:style-name="P7"><text:span text:style-name="T5">Request Forwards On:</text:span></text:p>
          </table:table-cell>
          <table:covered-table-cell/>
          <table:covered-table-cell/>
          <table:table-cell table:style-name="Table286.A1" office:value-type="string">
            <text:p text:style-name="P7"><text:span text:style-name="T3">Purpose</text:span></text:p>
          </table:table-cell>
        </table:table-row>
        <table:table-row table:style-name="Table286.1">
          <table:table-cell table:style-name="Table286.D1" office:value-type="string">
            <text:p text:style-name="P7"><text:span text:style-name="T8">success </text:span></text:p>
          </table:table-cell>
          <table:table-cell table:style-name="Table286.D1" table:number-columns-spanned="3" office:value-type="string">
            <text:p text:style-name="P7"><text:span text:style-name="T8">/manage_superadmin.jsp</text:span></text:p>
          </table:table-cell>
          <table:covered-table-cell/>
          <table:covered-table-cell/>
        </table:table-row>
        <table:table-row table:style-name="Table286.1">
          <table:table-cell table:style-name="Table286.D1" office:value-type="string">
            <text:p text:style-name="P7"><text:span text:style-name="T8">failure</text:span></text:p>
          </table:table-cell>
          <table:table-cell table:style-name="Table286.D1" table:number-columns-spanned="3" office:value-type="string">
            <text:p text:style-name="P7"><text:span text:style-name="T8">/manage_superadmin.jsp</text:span></text:p>
          </table:table-cell>
          <table:covered-table-cell/>
          <table:covered-table-cell/>
        </table:table-row>
        <table:table-row table:style-name="Table286.1">
          <table:table-cell table:style-name="Table286.A1" table:number-columns-spanned="4" office:value-type="string">
            <text:p text:style-name="P7"><text:span text:style-name="T5">Struts ActionClass Name</text:span></text:p>
          </table:table-cell>
          <table:covered-table-cell/>
          <table:covered-table-cell/>
          <table:covered-table-cell/>
        </table:table-row>
        <table:table-row table:style-name="Table286.1">
          <table:table-cell table:style-name="Table286.D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86.D1" table:number-columns-spanned="2" office:value-type="string">
            <text:p text:style-name="P7"><text:span text:style-name="T6">SuperAdminAction</text:span></text:p>
          </table:table-cell>
          <table:covered-table-cell/>
        </table:table-row>
        <table:table-row table:style-name="Table286.1">
          <table:table-cell table:style-name="Table286.D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86.D1" table:number-columns-spanned="2" office:value-type="string">
            <text:p text:style-name="P7"><text:bookmark text:name="__DdeLink__29086_1128523722111"/><text:bookmark text:name="__DdeLink__5106_1312824057211"/><text:bookmark text:name="__DdeLink__29089_112852372211"/><text:span text:style-name="T3">This action is used to change superadmin password.</text:span></text:p>
          </table:table-cell>
          <table:covered-table-cell/>
        </table:table-row>
        <table:table-row table:style-name="Table286.1">
          <table:table-cell table:style-name="Table286.D1" table:number-columns-spanned="2" office:value-type="string">
            <text:p text:style-name="P7"><text:span text:style-name="T6">Method </text:span></text:p>
          </table:table-cell>
          <table:covered-table-cell/>
          <table:table-cell table:style-name="Table286.D1" table:number-columns-spanned="2" office:value-type="string">
            <text:p text:style-name="P7"><text:span text:style-name="T6">No Special Method Defined</text:span></text:p>
          </table:table-cell>
          <table:covered-table-cell/>
        </table:table-row>
      </table:table>
      <text:p text:style-name="P3"><text:span text:style-name="T2">Tables used:</text:span></text:p>
      <table:table table:name="Table287" table:style-name="Table287">
        <table:table-column table:style-name="Table287.A"/>
        <table:table-column table:style-name="Table287.B"/>
        <table:table-column table:style-name="Table287.C"/>
        <table:table-column table:style-name="Table287.D"/>
        <table:table-row table:style-name="Table287.1">
          <table:table-cell table:style-name="Table287.A1" office:value-type="string">
            <text:p text:style-name="P7"><text:span text:style-name="T5">S.No.</text:span></text:p>
          </table:table-cell>
          <table:table-cell table:style-name="Table287.A1" office:value-type="string">
            <text:p text:style-name="P7"><text:span text:style-name="T5">Table name</text:span></text:p>
          </table:table-cell>
          <table:table-cell table:style-name="Table287.A1" office:value-type="string">
            <text:p text:style-name="P7"><text:span text:style-name="T5">Primary Key Detail</text:span></text:p>
          </table:table-cell>
          <table:table-cell table:style-name="Table287.A1" office:value-type="string">
            <text:p text:style-name="P7"><text:span text:style-name="T5">Use of Table</text:span></text:p>
          </table:table-cell>
        </table:table-row>
        <table:table-row table:style-name="Table287.1">
          <table:table-cell table:style-name="Table287.A1" office:value-type="string">
            <text:p text:style-name="P7"><text:span text:style-name="T6">1</text:span></text:p>
          </table:table-cell>
          <table:table-cell table:style-name="Table287.A1" office:value-type="string">
            <text:p text:style-name="P7"><text:bookmark text:name="__DdeLink__10292_510798546121"/><text:span text:style-name="T6">login</text:span></text:p>
          </table:table-cell>
          <table:table-cell table:style-name="Table287.A1" office:value-type="string">
            <text:p text:style-name="P7"><text:span text:style-name="T6">library_id,staff_id </text:span></text:p>
          </table:table-cell>
          <table:table-cell table:style-name="Table287.A1" office:value-type="string">
            <text:p text:style-name="P7"><text:span text:style-name="T6">The table is used to search details of a superadmin.</text:span></text:p>
          </table:table-cell>
        </table:table-row>
      </table:table>
      <text:p text:style-name="P3"><text:span text:style-name="T2"><text:s/>POJO replacement of tables:</text:span></text:p>
      <table:table table:name="Table288" table:style-name="Table288">
        <table:table-column table:style-name="Table288.A"/>
        <table:table-column table:style-name="Table288.B"/>
        <table:table-column table:style-name="Table288.C"/>
        <table:table-column table:style-name="Table288.D"/>
        <table:table-row table:style-name="Table288.1">
          <table:table-cell table:style-name="Table288.A1" office:value-type="string">
            <text:p text:style-name="P7"><text:span text:style-name="T7">S.No.</text:span></text:p>
          </table:table-cell>
          <table:table-cell table:style-name="Table288.A1" office:value-type="string">
            <text:p text:style-name="P7"><text:span text:style-name="T7">Table name</text:span></text:p>
          </table:table-cell>
          <table:table-cell table:style-name="Table288.A1" office:value-type="string">
            <text:p text:style-name="P7"><text:span text:style-name="T7">POJO Name</text:span></text:p>
          </table:table-cell>
          <table:table-cell table:style-name="Table288.A1" office:value-type="string">
            <text:p text:style-name="P7"><text:span text:style-name="T7">Hibernate Mapping Files</text:span></text:p>
          </table:table-cell>
        </table:table-row>
        <table:table-row table:style-name="Table288.1">
          <table:table-cell table:style-name="Table288.A1" office:value-type="string">
            <text:p text:style-name="P7"><text:span text:style-name="T3">1</text:span></text:p>
          </table:table-cell>
          <table:table-cell table:style-name="Table288.A1" office:value-type="string">
            <text:p text:style-name="P7"><text:bookmark text:name="__DdeLink__10292_5107985461211"/><text:span text:style-name="T6">login</text:span></text:p>
          </table:table-cell>
          <table:table-cell table:style-name="Table288.A1" office:value-type="string">
            <text:p text:style-name="P7"><text:bookmark text:name="__DdeLink__10294_510798546121"/><text:bookmark text:name="__DdeLink__29092_11285237221"/><text:bookmark text:name="__DdeLink__29175_11285237221"/><text:bookmark text:name="__DdeLink__29325_1128523722"/><text:span text:style-name="T3">Login</text:span></text:p>
          </table:table-cell>
          <table:table-cell table:style-name="Table288.A1" office:value-type="string">
            <text:p text:style-name="P9"><draw:custom-shape text:anchor-type="paragraph" draw:z-index="21" draw:style-name="gr11" svg:width="2.297cm" svg:height="1.348cm" svg:x="0cm" svg:y="0cm"><text:p/><draw:enhanced-geometry draw:type="mso-spt75"/></draw:custom-shape></text:p>
          </table:table-cell>
        </table:table-row>
      </table:table>
      <text:p text:style-name="P3"><text:span text:style-name="T3"><text:s/>Methods Used:</text:span></text:p>
      <table:table table:name="Table289" table:style-name="Table289">
        <table:table-column table:style-name="Table289.A"/>
        <table:table-column table:style-name="Table289.B"/>
        <table:table-column table:style-name="Table289.C"/>
        <table:table-column table:style-name="Table289.D"/>
        <table:table-column table:style-name="Table289.E"/>
        <table:table-column table:style-name="Table289.F"/>
        <table:table-row table:style-name="Table289.1">
          <table:table-cell table:style-name="Table289.A1" office:value-type="string">
            <text:p text:style-name="P7"><text:span text:style-name="T5">S.No.</text:span></text:p>
          </table:table-cell>
          <table:table-cell table:style-name="Table289.A1" office:value-type="string">
            <text:p text:style-name="P7"><text:span text:style-name="T5">POJO Class Name</text:span></text:p>
          </table:table-cell>
          <table:table-cell table:style-name="Table289.A1" office:value-type="string">
            <text:p text:style-name="P7"><text:span text:style-name="T5">Method Name</text:span></text:p>
          </table:table-cell>
          <table:table-cell table:style-name="Table289.A1" office:value-type="string">
            <text:p text:style-name="P7"><text:span text:style-name="T5">Select Operation</text:span></text:p>
          </table:table-cell>
          <table:table-cell table:style-name="Table289.A1" office:value-type="string">
            <text:p text:style-name="P10"><text:span text:style-name="T5">Column Used in where clause</text:span></text:p>
          </table:table-cell>
          <table:table-cell table:style-name="Table289.A1" office:value-type="string">
            <text:p text:style-name="P7"><text:span text:style-name="T5">Purpose</text:span></text:p>
          </table:table-cell>
        </table:table-row>
        <table:table-row table:style-name="Table289.1">
          <table:table-cell table:style-name="Table289.A1" office:value-type="string">
            <text:p text:style-name="P7"><text:span text:style-name="T6">1</text:span></text:p>
          </table:table-cell>
          <table:table-cell table:style-name="Table289.A1" office:value-type="string">
            <text:p text:style-name="P7"><text:bookmark text:name="__DdeLink__10294_5107985461211"/><text:bookmark text:name="__DdeLink__29092_112852372211"/><text:bookmark text:name="__DdeLink__29175_112852372211"/><text:span text:style-name="T3">Login</text:span></text:p>
          </table:table-cell>
          <table:table-cell table:style-name="Table289.A1" office:value-type="string">
            <text:p text:style-name="P3"><text:span text:style-name="T6">getSuperAdminLoginDetails()</text:span></text:p>
            <text:p text:style-name="P1"/>
            <text:p text:style-name="P9"><text:soft-page-break/></text:p>
          </table:table-cell>
          <table:table-cell table:style-name="Table289.A1" office:value-type="string">
            <text:p text:style-name="P7"><text:span text:style-name="T6">Return object of Login</text:span></text:p>
          </table:table-cell>
          <table:table-cell table:style-name="Table289.A1" office:value-type="string">
            <text:p text:style-name="P3"><text:span text:style-name="T9">user_id,</text:span></text:p>
            <text:p text:style-name="P3"><text:span text:style-name="T9">password,</text:span></text:p>
            <text:p text:style-name="P7"><text:span text:style-name="T9">role</text:span></text:p>
          </table:table-cell>
          <table:table-cell table:style-name="Table289.A1" office:value-type="string">
            <text:p text:style-name="P7"><text:span text:style-name="T6">Searches login table by user_id,password and role.</text:span></text:p>
          </table:table-cell>
        </table:table-row>
      </table:table>
      <text:p text:style-name="P1"/>
      <text:p text:style-name="P1"/>
      <text:p text:style-name="P3"><text:bookmark text:name="__DdeLink__24478_128968024011"/><text:bookmark text:name="__DdeLink__4718_4619215101121"/><text:bookmark text:name="__DdeLink__28809_8463822781"/><text:bookmark text:name="__DdeLink__29057_11285237221"/><text:bookmark text:name="__DdeLink__31202_1076407884"/><text:bookmark text:name="__DdeLink__24397_128968024023"/><text:span text:style-name="T1">LibMS</text:span><text:span text:style-name="T2">-SuperAdmin Delinquent Institute Record </text:span></text:p>
      <text:p text:style-name="P3"><text:bookmark text:name="__DdeLink__28805_8463822781"/><text:bookmark text:name="__DdeLink__31197_1076407884"/><text:span text:style-name="T3">This page is used to show details of all blocked institute of LibMS.</text:span></text:p>
      <text:p text:style-name="P5"><text:span text:style-name="T3">1.Block Admin : </text:span></text:p>
      <text:p text:style-name="P3"><text:bookmark text:name="__DdeLink__24325_128968024021"/><text:bookmark text:name="__DdeLink__5164_5107985462131"/><text:span text:style-name="T3"><text:s/>File Name of view page: block_admin.jsp</text:span></text:p>
      <text:p text:style-name="P3"><text:span text:style-name="T5"><text:s/>Attributes:</text:span></text:p>
      <table:table table:name="Table290" table:style-name="Table290">
        <table:table-column table:style-name="Table290.A"/>
        <table:table-column table:style-name="Table290.B"/>
        <table:table-column table:style-name="Table290.C"/>
        <table:table-column table:style-name="Table290.D"/>
        <table:table-row table:style-name="Table290.1">
          <table:table-cell table:style-name="Table290.A1" office:value-type="string">
            <text:p text:style-name="P7"><text:span text:style-name="T5">S.No.</text:span></text:p>
          </table:table-cell>
          <table:table-cell table:style-name="Table290.A1" office:value-type="string">
            <text:p text:style-name="P7"><text:span text:style-name="T5">Column Attribute</text:span></text:p>
          </table:table-cell>
          <table:table-cell table:style-name="Table290.A1" office:value-type="string">
            <text:p text:style-name="P7"><text:span text:style-name="T5">Label </text:span></text:p>
          </table:table-cell>
          <table:table-cell table:style-name="Table290.A1" office:value-type="string">
            <text:p text:style-name="P7"><text:span text:style-name="T5">Grid Action</text:span></text:p>
          </table:table-cell>
        </table:table-row>
        <table:table-row table:style-name="Table290.2">
          <table:table-cell table:style-name="Table290.A1" office:value-type="string">
            <text:p text:style-name="P8"><text:span text:style-name="T6">1.</text:span></text:p>
          </table:table-cell>
          <table:table-cell table:style-name="Table290.A1" office:value-type="string">
            <text:p text:style-name="P7"><text:span text:style-name="T6">Registration ID</text:span></text:p>
          </table:table-cell>
          <table:table-cell table:style-name="Table290.A1" office:value-type="string">
            <text:p text:style-name="P7"><text:span text:style-name="T6">Registration_ID</text:span></text:p>
          </table:table-cell>
          <table:table-cell table:style-name="Table290.A1" office:value-type="string">
            <text:p text:style-name="P7"><text:bookmark text:name="__DdeLink__24321_128968024065"/><text:bookmark text:name="__DdeLink__24321_128968024021"/><text:span text:style-name="T6">/admin/index3.jsp(hyperlink)</text:span></text:p>
          </table:table-cell>
        </table:table-row>
        <table:table-row table:style-name="Table290.2">
          <table:table-cell table:style-name="Table290.A1" office:value-type="string">
            <text:p text:style-name="P8"><text:span text:style-name="T6">2.</text:span></text:p>
          </table:table-cell>
          <table:table-cell table:style-name="Table290.A1" office:value-type="string">
            <text:p text:style-name="P7"><text:span text:style-name="T6">Institute Name</text:span></text:p>
          </table:table-cell>
          <table:table-cell table:style-name="Table290.A1" office:value-type="string">
            <text:p text:style-name="P7"><text:span text:style-name="T6">Institute Name</text:span></text:p>
          </table:table-cell>
          <table:table-cell table:style-name="Table290.A1" office:value-type="string">
            <text:p text:style-name="P7"><text:bookmark text:name="__DdeLink__24321_1289680240611"/><text:span text:style-name="T6">/admin/index3.jsp(hyperlink)</text:span></text:p>
          </table:table-cell>
        </table:table-row>
        <table:table-row table:style-name="Table290.2">
          <table:table-cell table:style-name="Table290.A1" office:value-type="string">
            <text:p text:style-name="P8"><text:span text:style-name="T6">3.</text:span></text:p>
          </table:table-cell>
          <table:table-cell table:style-name="Table290.A1" office:value-type="string">
            <text:p text:style-name="P7"><text:span text:style-name="T6">Admin Email</text:span></text:p>
          </table:table-cell>
          <table:table-cell table:style-name="Table290.A1" office:value-type="string">
            <text:p text:style-name="P7"><text:span text:style-name="T6">Admin Email</text:span></text:p>
          </table:table-cell>
          <table:table-cell table:style-name="Table290.A1" office:value-type="string">
            <text:p text:style-name="P7"><text:bookmark text:name="__DdeLink__24321_1289680240621"/><text:span text:style-name="T6">/admin/index3.jsp(hyperlink)</text:span></text:p>
          </table:table-cell>
        </table:table-row>
        <table:table-row table:style-name="Table290.2">
          <table:table-cell table:style-name="Table290.A1" office:value-type="string">
            <text:p text:style-name="P8"><text:span text:style-name="T6">4.</text:span></text:p>
          </table:table-cell>
          <table:table-cell table:style-name="Table290.A1" office:value-type="string">
            <text:p text:style-name="P7"><text:bookmark text:name="__DdeLink__24896_12896802401"/><text:span text:style-name="T6">Status</text:span></text:p>
          </table:table-cell>
          <table:table-cell table:style-name="Table290.A1" office:value-type="string">
            <text:p text:style-name="P7"><text:span text:style-name="T6">Status</text:span></text:p>
          </table:table-cell>
          <table:table-cell table:style-name="Table290.A1" office:value-type="string">
            <text:p text:style-name="P7"><text:bookmark text:name="__DdeLink__24321_1289680240631"/><text:bookmark text:name="__DdeLink__5119_1312824057121"/><text:bookmark text:name="__DdeLink__15424_5107985461121"/><text:span text:style-name="T6">/admin/index3.jsp(hyperlink)</text:span></text:p>
          </table:table-cell>
        </table:table-row>
        <table:table-row table:style-name="Table290.1">
          <table:table-cell table:style-name="Table290.A1" office:value-type="string">
            <text:p text:style-name="P8"><text:span text:style-name="T6">5.</text:span></text:p>
          </table:table-cell>
          <table:table-cell table:style-name="Table290.A1" office:value-type="string">
            <text:p text:style-name="P7"><text:bookmark text:name="__DdeLink__24319_128968024011"/><text:bookmark text:name="__DdeLink__31194_1076407884"/><text:span text:style-name="T6">Working Status</text:span></text:p>
          </table:table-cell>
          <table:table-cell table:style-name="Table290.A1" office:value-type="string">
            <text:p text:style-name="P7"><text:bookmark text:name="__DdeLink__24319_1289680240111"/><text:span text:style-name="T6">Working Status</text:span></text:p>
          </table:table-cell>
          <table:table-cell table:style-name="Table290.A1" office:value-type="string">
            <text:p text:style-name="P7"><text:bookmark text:name="__DdeLink__24321_1289680240641"/><text:span text:style-name="T6">/admin/index3.jsp(hyperlink)</text:span></text:p>
          </table:table-cell>
        </table:table-row>
      </table:table>
      <text:p text:style-name="P1"/>
      <table:table table:name="Table291" table:style-name="Table291">
        <table:table-column table:style-name="Table291.A"/>
        <table:table-column table:style-name="Table291.B"/>
        <table:table-column table:style-name="Table291.C"/>
        <table:table-row table:style-name="Table291.1">
          <table:table-cell table:style-name="Table291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91.C1" office:value-type="string">
            <text:p text:style-name="P9"/>
          </table:table-cell>
        </table:table-row>
        <table:table-row table:style-name="Table291.1">
          <table:table-cell table:style-name="Table291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91.C1" office:value-type="string">
            <text:p text:style-name="P9"/>
          </table:table-cell>
        </table:table-row>
        <table:table-row table:style-name="Table291.1">
          <table:table-cell table:style-name="Table291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91.C1" office:value-type="string">
            <text:p text:style-name="P9"/>
          </table:table-cell>
        </table:table-row>
        <table:table-row table:style-name="Table291.1">
          <table:table-cell table:style-name="Table291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91.C1" office:value-type="string">
            <text:p text:style-name="P9"/>
          </table:table-cell>
        </table:table-row>
        <table:table-row table:style-name="Table291.1">
          <table:table-cell table:style-name="Table291.A1" table:number-columns-spanned="2" office:value-type="string">
            <text:p text:style-name="P7"><text:span text:style-name="T5">Struts Action</text:span><text:span text:style-name="T2">:</text:span></text:p>
          </table:table-cell>
          <table:covered-table-cell/>
          <table:table-cell table:style-name="Table291.C1" office:value-type="string">
            <text:p text:style-name="P9"/>
          </table:table-cell>
        </table:table-row>
        <table:table-row table:style-name="Table291.1">
          <table:table-cell table:style-name="Table291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91.C1" office:value-type="string">
            <text:p text:style-name="P7"><text:span text:style-name="T6">/view3</text:span></text:p>
          </table:table-cell>
        </table:table-row>
        <text:soft-page-break/>
        <table:table-row table:style-name="Table291.1">
          <table:table-cell table:style-name="Table291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91.C1" office:value-type="string">
            <text:p text:style-name="P7"><text:bookmark text:name="__DdeLink__5164_51079854621121"/><text:span text:style-name="T3">/admin/index3.jsp</text:span></text:p>
          </table:table-cell>
        </table:table-row>
        <table:table-row table:style-name="Table291.1">
          <table:table-cell table:style-name="Table291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91.C1" office:value-type="string">
            <text:p text:style-name="P7"><text:bookmark text:name="__DdeLink__28803_8463822781"/><text:span text:style-name="T6">com.myapp.struts.admin.AdminUpdateAction</text:span></text:p>
          </table:table-cell>
        </table:table-row>
        <table:table-row table:style-name="Table291.1">
          <table:table-cell table:style-name="Table291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91.C1" office:value-type="string">
            <text:p text:style-name="P9"><draw:custom-shape text:anchor-type="paragraph" draw:z-index="22" draw:style-name="gr6" svg:width="3.977cm" svg:height="1.348cm" svg:x="0cm" svg:y="0cm"><text:p/><draw:enhanced-geometry draw:type="mso-spt75"/></draw:custom-shape></text:p>
          </table:table-cell>
        </table:table-row>
        <table:table-row table:style-name="Table291.1">
          <table:table-cell table:style-name="Table291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91.C1" office:value-type="string">
            <text:p text:style-name="P7"><text:span text:style-name="T3">This action is used to show details of all blocked institute of LibMS.</text:span></text:p>
          </table:table-cell>
        </table:table-row>
        <table:table-row table:style-name="Table291.1">
          <table:table-cell table:style-name="Table291.A1" table:number-columns-spanned="2" office:value-type="string">
            <text:p text:style-name="P7"><text:span text:style-name="T7">Request Forwards On:</text:span></text:p>
          </table:table-cell>
          <table:covered-table-cell/>
          <table:table-cell table:style-name="Table291.A1" office:value-type="string">
            <text:p text:style-name="P7"><text:span text:style-name="T7">Purpose</text:span></text:p>
          </table:table-cell>
        </table:table-row>
        <table:table-row table:style-name="Table291.12">
          <table:table-cell table:style-name="Table291.C1" office:value-type="string">
            <text:p text:style-name="P7"><text:span text:style-name="T6">success</text:span></text:p>
          </table:table-cell>
          <table:table-cell table:style-name="Table291.C1" table:number-columns-spanned="2" office:value-type="string">
            <text:p text:style-name="P7"><text:bookmark text:name="__DdeLink__31199_1076407884"/><text:span text:style-name="T6">/admin/admin_approved.jsp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3"><text:span text:style-name="T2">Tables used:</text:span></text:p>
      <table:table table:name="Table292" table:style-name="Table292">
        <table:table-column table:style-name="Table292.A"/>
        <table:table-column table:style-name="Table292.B"/>
        <table:table-column table:style-name="Table292.C"/>
        <table:table-column table:style-name="Table292.D"/>
        <table:table-row table:style-name="Table292.1">
          <table:table-cell table:style-name="Table292.A1" office:value-type="string">
            <text:p text:style-name="P7"><text:span text:style-name="T5">S.No.</text:span></text:p>
          </table:table-cell>
          <table:table-cell table:style-name="Table292.A1" office:value-type="string">
            <text:p text:style-name="P7"><text:span text:style-name="T5">Table name</text:span></text:p>
          </table:table-cell>
          <table:table-cell table:style-name="Table292.A1" office:value-type="string">
            <text:p text:style-name="P7"><text:span text:style-name="T5">Primary Key Detail</text:span></text:p>
          </table:table-cell>
          <table:table-cell table:style-name="Table292.A1" office:value-type="string">
            <text:p text:style-name="P7"><text:span text:style-name="T5">Use of Table</text:span></text:p>
          </table:table-cell>
        </table:table-row>
        <table:table-row table:style-name="Table292.1">
          <table:table-cell table:style-name="Table292.A1" office:value-type="string">
            <text:p text:style-name="P7"><text:span text:style-name="T6">1.</text:span></text:p>
          </table:table-cell>
          <table:table-cell table:style-name="Table292.A1" office:value-type="string">
            <text:p text:style-name="P7"><text:bookmark text:name="__DdeLink__7133_1164744071131"/><text:bookmark text:name="__DdeLink__24329_128968024021"/><text:span text:style-name="T6">admin_registration</text:span></text:p>
          </table:table-cell>
          <table:table-cell table:style-name="Table292.A1" office:value-type="string">
            <text:p text:style-name="P3"><text:span text:style-name="T9">registration_id</text:span><text:span text:style-name="T6">,</text:span></text:p>
            <text:p text:style-name="P9"/>
          </table:table-cell>
          <table:table-cell table:style-name="Table292.A1" office:value-type="string">
            <text:p text:style-name="P7"><text:span text:style-name="T6">The table is used to block admin of a library.</text:span></text:p>
          </table:table-cell>
        </table:table-row>
      </table:table>
      <text:p text:style-name="P1"/>
      <text:p text:style-name="P3"><text:span text:style-name="T2"><text:s/>POJO replacement of tables:</text:span></text:p>
      <table:table table:name="Table293" table:style-name="Table293">
        <table:table-column table:style-name="Table293.A"/>
        <table:table-column table:style-name="Table293.B"/>
        <table:table-column table:style-name="Table293.C"/>
        <table:table-column table:style-name="Table293.D"/>
        <table:table-row table:style-name="Table293.1">
          <table:table-cell table:style-name="Table293.A1" office:value-type="string">
            <text:p text:style-name="P7"><text:span text:style-name="T5">S.No.</text:span></text:p>
          </table:table-cell>
          <table:table-cell table:style-name="Table293.A1" office:value-type="string">
            <text:p text:style-name="P7"><text:span text:style-name="T5">Table name</text:span></text:p>
          </table:table-cell>
          <table:table-cell table:style-name="Table293.A1" office:value-type="string">
            <text:p text:style-name="P7"><text:span text:style-name="T5">POJO Name</text:span></text:p>
          </table:table-cell>
          <table:table-cell table:style-name="Table293.A1" office:value-type="string">
            <text:p text:style-name="P7"><text:span text:style-name="T5">Hibernate Mapping Files</text:span></text:p>
          </table:table-cell>
        </table:table-row>
        <table:table-row table:style-name="Table293.1">
          <table:table-cell table:style-name="Table293.A1" office:value-type="string">
            <text:p text:style-name="P7"><text:span text:style-name="T6">1.</text:span></text:p>
          </table:table-cell>
          <table:table-cell table:style-name="Table293.A1" office:value-type="string">
            <text:p text:style-name="P7"><text:bookmark text:name="__DdeLink__7133_11647440711141"/><text:bookmark text:name="__DdeLink__24333_128968024021"/><text:span text:style-name="T6">admin_registration</text:span></text:p>
          </table:table-cell>
          <table:table-cell table:style-name="Table293.A1" office:value-type="string">
            <text:p text:style-name="P7"><text:bookmark text:name="__DdeLink__7135_1164744071121"/><text:bookmark text:name="__DdeLink__24452_128968024021"/><text:span text:style-name="T6">AdminRegistration</text:span></text:p>
          </table:table-cell>
          <table:table-cell table:style-name="Table293.A1" office:value-type="string">
            <text:p text:style-name="P9"><draw:custom-shape text:anchor-type="paragraph" draw:z-index="23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3"><text:span text:style-name="T2"><text:s/></text:span></text:p>
      <text:p text:style-name="P3"><text:span text:style-name="T2"><text:s/>Methods Used:</text:span></text:p>
      <table:table table:name="Table294" table:style-name="Table294">
        <table:table-column table:style-name="Table294.A"/>
        <table:table-column table:style-name="Table294.B"/>
        <table:table-column table:style-name="Table294.C"/>
        <table:table-column table:style-name="Table294.D"/>
        <table:table-column table:style-name="Table294.E"/>
        <table:table-column table:style-name="Table294.F"/>
        <table:table-row table:style-name="Table294.1">
          <table:table-cell table:style-name="Table294.A1" office:value-type="string">
            <text:p text:style-name="P7"><text:span text:style-name="T5">S.No.</text:span></text:p>
          </table:table-cell>
          <table:table-cell table:style-name="Table294.A1" office:value-type="string">
            <text:p text:style-name="P7"><text:span text:style-name="T5">POJO Name</text:span></text:p>
          </table:table-cell>
          <table:table-cell table:style-name="Table294.A1" office:value-type="string">
            <text:p text:style-name="P7"><text:span text:style-name="T5">Method Name</text:span></text:p>
          </table:table-cell>
          <table:table-cell table:style-name="Table294.A1" office:value-type="string">
            <text:p text:style-name="P7"><text:span text:style-name="T5">Select Operation</text:span></text:p>
          </table:table-cell>
          <table:table-cell table:style-name="Table294.A1" office:value-type="string">
            <text:p text:style-name="P10"><text:span text:style-name="T5">Column Used in where clause</text:span></text:p>
          </table:table-cell>
          <table:table-cell table:style-name="Table294.A1" office:value-type="string">
            <text:p text:style-name="P7"><text:span text:style-name="T5">Purpose</text:span></text:p>
          </table:table-cell>
        </table:table-row>
        <table:table-row table:style-name="Table294.1">
          <table:table-cell table:style-name="Table294.A1" office:value-type="string">
            <text:p text:style-name="P7"><text:span text:style-name="T3">1.</text:span></text:p>
          </table:table-cell>
          <table:table-cell table:style-name="Table294.A1" office:value-type="string">
            <text:p text:style-name="P7"><text:bookmark text:name="__DdeLink__7137_1164744071111"/><text:span text:style-name="T3">AdminRegistration</text:span></text:p>
          </table:table-cell>
          <table:table-cell table:style-name="Table294.A1" office:value-type="string">
            <text:p text:style-name="P3"><text:span text:style-name="T3">getAdminInstituteDetailsById()</text:span></text:p>
            <text:p text:style-name="P1"/>
            <text:p text:style-name="P1"/>
            <text:p text:style-name="P9"><text:soft-page-break/></text:p>
          </table:table-cell>
          <table:table-cell table:style-name="Table294.A1" office:value-type="string">
            <text:p text:style-name="P3"><text:span text:style-name="T3">Return </text:span></text:p>
            <text:p text:style-name="P7"><text:span text:style-name="T3">list</text:span></text:p>
          </table:table-cell>
          <table:table-cell table:style-name="Table294.A1" office:value-type="string">
            <text:p text:style-name="P7"><text:span text:style-name="T4">registration_id </text:span></text:p>
          </table:table-cell>
          <table:table-cell table:style-name="Table294.A1" office:value-type="string">
            <text:p text:style-name="P7"><text:bookmark text:name="__DdeLink__24457_128968024011"/><text:bookmark text:name="__DdeLink__7133_116474407111121"/><text:span text:style-name="T3">Searches the </text:span><text:span text:style-name="T6">admin_registration</text:span><text:span text:style-name="T3"> by registration_id .</text:span></text:p>
          </table:table-cell>
        </table:table-row>
      </table:table>
      <text:p text:style-name="P3"><text:span text:style-name="T3"><text:line-break/></text:span></text:p>
      <text:p text:style-name="P1"/>
      <text:p text:style-name="P3"><text:bookmark text:name="__DdeLink__4718_4619215101221"/><text:bookmark text:name="__DdeLink__24397_1289680240231"/><text:span text:style-name="T1">LibMS-SuperAdmin Delinquent Institute Record </text:span></text:p>
      <text:p text:style-name="P3"><text:bookmark text:name="__DdeLink__24439_128968024021"/><text:bookmark text:name="__DdeLink__28812_8463822781"/><text:span text:style-name="T3">This page is used to show all details of a delinquent library .</text:span></text:p>
      <text:p text:style-name="P5"><text:span text:style-name="T3">1.Admin Approved : </text:span></text:p>
      <text:p text:style-name="P3"><text:span text:style-name="T3">File Name of view page: </text:span><text:span text:style-name="T6">/admin/admin_approved.jsp</text:span></text:p>
      <text:p text:style-name="P3"><text:span text:style-name="T2"><text:s/>Attributes:</text:span></text:p>
      <table:table table:name="Table295" table:style-name="Table295">
        <table:table-column table:style-name="Table295.A"/>
        <table:table-column table:style-name="Table295.B"/>
        <table:table-column table:style-name="Table295.C"/>
        <table:table-column table:style-name="Table295.D"/>
        <table:table-column table:style-name="Table295.E"/>
        <table:table-column table:style-name="Table295.F"/>
        <table:table-row table:style-name="Table295.1">
          <table:table-cell table:style-name="Table295.A1" office:value-type="string">
            <text:p text:style-name="P7"><text:span text:style-name="T5">S.No.</text:span></text:p>
          </table:table-cell>
          <table:table-cell table:style-name="Table295.A1" office:value-type="string">
            <text:p text:style-name="P7"><text:span text:style-name="T5">Attribute Name</text:span></text:p>
          </table:table-cell>
          <table:table-cell table:style-name="Table295.A1" office:value-type="string">
            <text:p text:style-name="P7"><text:span text:style-name="T5">Label </text:span></text:p>
          </table:table-cell>
          <table:table-cell table:style-name="Table295.A1" office:value-type="string">
            <text:p text:style-name="P7"><text:span text:style-name="T5">Field Name</text:span></text:p>
          </table:table-cell>
          <table:table-cell table:style-name="Table295.A1" office:value-type="string">
            <text:p text:style-name="P7"><text:span text:style-name="T5">Type</text:span></text:p>
          </table:table-cell>
          <table:table-cell table:style-name="Table295.A1" office:value-type="string">
            <text:p text:style-name="P7"><text:span text:style-name="T5">Validation</text:span></text:p>
          </table:table-cell>
        </table:table-row>
        <table:table-row table:style-name="Table295.1">
          <table:table-cell table:style-name="Table295.A1" office:value-type="string">
            <text:p text:style-name="P8"><text:span text:style-name="T8">1.</text:span></text:p>
          </table:table-cell>
          <table:table-cell table:style-name="Table295.A1" office:value-type="string">
            <text:p text:style-name="P7"><text:bookmark text:name="__DdeLink__5079_1312824057131"/><text:span text:style-name="T8">Institute Name </text:span></text:p>
          </table:table-cell>
          <table:table-cell table:style-name="Table295.A1" office:value-type="string">
            <text:p text:style-name="P7"><text:bookmark text:name="__DdeLink__5079_13128240571121"/><text:span text:style-name="T8">Institute Name</text:span></text:p>
          </table:table-cell>
          <table:table-cell table:style-name="Table295.A1" office:value-type="string">
            <text:p text:style-name="P7"><text:span text:style-name="T8">institute_name</text:span></text:p>
          </table:table-cell>
          <table:table-cell table:style-name="Table295.A1" office:value-type="string">
            <text:p text:style-name="P7"><text:bookmark text:name="__DdeLink__19945_1215511318121"/><text:bookmark text:name="__DdeLink__5096_1312824057121"/><text:span text:style-name="T8">Input box</text:span></text:p>
          </table:table-cell>
          <table:table-cell table:style-name="Table295.A1" office:value-type="string">
            <text:p text:style-name="P11"/>
          </table:table-cell>
        </table:table-row>
        <table:table-row table:style-name="Table295.1">
          <table:table-cell table:style-name="Table295.A1" office:value-type="string">
            <text:p text:style-name="P8"><text:span text:style-name="T8">2.</text:span></text:p>
          </table:table-cell>
          <table:table-cell table:style-name="Table295.A1" office:value-type="string">
            <text:p text:style-name="P7"><text:bookmark text:name="__DdeLink__5082_1312824057131"/><text:span text:style-name="T8">Registration Id</text:span></text:p>
          </table:table-cell>
          <table:table-cell table:style-name="Table295.A1" office:value-type="string">
            <text:p text:style-name="P7"><text:bookmark text:name="__DdeLink__5082_13128240571121"/><text:span text:style-name="T8">Registration Id</text:span></text:p>
          </table:table-cell>
          <table:table-cell table:style-name="Table295.A1" office:value-type="string">
            <text:p text:style-name="P7"><text:bookmark text:name="__DdeLink__5144_5107985462121"/><text:span text:style-name="T8">registration_request_id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><text:bookmark text:name="__DdeLink__5128_5107985461121"/><text:bookmark text:name="__DdeLink__5139_5107985461121"/></text:p>
          </table:table-cell>
        </table:table-row>
        <table:table-row table:style-name="Table295.1">
          <table:table-cell table:style-name="Table295.A1" office:value-type="string">
            <text:p text:style-name="P8"><text:span text:style-name="T8">3.</text:span></text:p>
          </table:table-cell>
          <table:table-cell table:style-name="Table295.A1" office:value-type="string">
            <text:p text:style-name="P7"><text:bookmark text:name="__DdeLink__5085_1312824057131"/><text:span text:style-name="T8">Institute Abbrevation</text:span></text:p>
          </table:table-cell>
          <table:table-cell table:style-name="Table295.A1" office:value-type="string">
            <text:p text:style-name="P7"><text:bookmark text:name="__DdeLink__5085_13128240571121"/><text:span text:style-name="T8">Institute Abbrevation</text:span></text:p>
          </table:table-cell>
          <table:table-cell table:style-name="Table295.A1" office:value-type="string">
            <text:p text:style-name="P7"><text:span text:style-name="T8">abbreviated_name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><text:bookmark text:name="__DdeLink__5136_5107985462121"/></text:p>
          </table:table-cell>
        </table:table-row>
        <table:table-row table:style-name="Table295.1">
          <table:table-cell table:style-name="Table295.A1" office:value-type="string">
            <text:p text:style-name="P8"><text:span text:style-name="T8">4.</text:span></text:p>
          </table:table-cell>
          <table:table-cell table:style-name="Table295.A1" office:value-type="string">
            <text:p text:style-name="P7"><text:span text:style-name="T8">Courtesy</text:span></text:p>
          </table:table-cell>
          <table:table-cell table:style-name="Table295.A1" office:value-type="string">
            <text:p text:style-name="P7"><text:span text:style-name="T8">Courtesy</text:span></text:p>
          </table:table-cell>
          <table:table-cell table:style-name="Table295.A1" office:value-type="string">
            <text:p text:style-name="P7"><text:bookmark text:name="__DdeLink__5132_5107985462121"/><text:span text:style-name="T8">courtesy</text:span></text:p>
          </table:table-cell>
          <table:table-cell table:style-name="Table295.A1" office:value-type="string">
            <text:p text:style-name="P7"><text:bookmark text:name="__DdeLink__5134_5107985462121"/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5.</text:span></text:p>
          </table:table-cell>
          <table:table-cell table:style-name="Table295.A1" office:value-type="string">
            <text:p text:style-name="P7"><text:bookmark text:name="__DdeLink__5130_5107985461131"/><text:span text:style-name="T8">Institute Address</text:span></text:p>
          </table:table-cell>
          <table:table-cell table:style-name="Table295.A1" office:value-type="string">
            <text:p text:style-name="P7"><text:bookmark text:name="__DdeLink__5130_51079854611121"/><text:span text:style-name="T8">Institute Address</text:span></text:p>
          </table:table-cell>
          <table:table-cell table:style-name="Table295.A1" office:value-type="string">
            <text:p text:style-name="P7"><text:span text:style-name="T8">institute_address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6.</text:span></text:p>
          </table:table-cell>
          <table:table-cell table:style-name="Table295.A1" office:value-type="string">
            <text:p text:style-name="P7"><text:bookmark text:name="__DdeLink__5088_1312824057131"/><text:span text:style-name="T8">First Name </text:span></text:p>
          </table:table-cell>
          <table:table-cell table:style-name="Table295.A1" office:value-type="string">
            <text:p text:style-name="P7"><text:bookmark text:name="__DdeLink__5088_13128240571121"/><text:span text:style-name="T8">First Name</text:span></text:p>
          </table:table-cell>
          <table:table-cell table:style-name="Table295.A1" office:value-type="string">
            <text:p text:style-name="P7"><text:span text:style-name="T8">admin_fname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7.</text:span></text:p>
          </table:table-cell>
          <table:table-cell table:style-name="Table295.A1" office:value-type="string">
            <text:p text:style-name="P7"><text:bookmark text:name="__DdeLink__5091_1312824057131"/><text:span text:style-name="T8">Library Name</text:span></text:p>
          </table:table-cell>
          <table:table-cell table:style-name="Table295.A1" office:value-type="string">
            <text:p text:style-name="P7"><text:bookmark text:name="__DdeLink__5091_13128240571121"/><text:span text:style-name="T8">Library Name</text:span></text:p>
          </table:table-cell>
          <table:table-cell table:style-name="Table295.A1" office:value-type="string">
            <text:p text:style-name="P7"><text:bookmark text:name="__DdeLink__5101_1312824057121"/><text:span text:style-name="T8">library_name</text:span></text:p>
          </table:table-cell>
          <table:table-cell table:style-name="Table295.A1" office:value-type="string">
            <text:p text:style-name="P7"><text:bookmark text:name="__DdeLink__24437_128968024021"/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8.</text:span></text:p>
          </table:table-cell>
          <table:table-cell table:style-name="Table295.A1" office:value-type="string">
            <text:p text:style-name="P7"><text:bookmark text:name="__DdeLink__5093_1312824057131"/><text:span text:style-name="T8">Last Name</text:span></text:p>
          </table:table-cell>
          <table:table-cell table:style-name="Table295.A1" office:value-type="string">
            <text:p text:style-name="P7"><text:bookmark text:name="__DdeLink__5093_13128240571121"/><text:span text:style-name="T8">Last Name</text:span></text:p>
          </table:table-cell>
          <table:table-cell table:style-name="Table295.A1" office:value-type="string">
            <text:p text:style-name="P7"><text:span text:style-name="T8">admin_lname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9.</text:span></text:p>
          </table:table-cell>
          <table:table-cell table:style-name="Table295.A1" office:value-type="string">
            <text:p text:style-name="P7"><text:span text:style-name="T8">City</text:span></text:p>
          </table:table-cell>
          <table:table-cell table:style-name="Table295.A1" office:value-type="string">
            <text:p text:style-name="P7"><text:span text:style-name="T8">City</text:span></text:p>
          </table:table-cell>
          <table:table-cell table:style-name="Table295.A1" office:value-type="string">
            <text:p text:style-name="P7"><text:bookmark text:name="__DdeLink__5141_5107985461121"/><text:span text:style-name="T8">city</text:span></text:p>
          </table:table-cell>
          <table:table-cell table:style-name="Table295.A1" office:value-type="string">
            <text:p text:style-name="P7"><text:span text:style-name="T8">Button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10.</text:span></text:p>
          </table:table-cell>
          <table:table-cell table:style-name="Table295.A1" office:value-type="string">
            <text:p text:style-name="P7"><text:span text:style-name="T8">Designation</text:span></text:p>
          </table:table-cell>
          <table:table-cell table:style-name="Table295.A1" office:value-type="string">
            <text:p text:style-name="P7"><text:span text:style-name="T8">Designation</text:span></text:p>
          </table:table-cell>
          <table:table-cell table:style-name="Table295.A1" office:value-type="string">
            <text:p text:style-name="P7"><text:span text:style-name="T8">admin_designation</text:span></text:p>
          </table:table-cell>
          <table:table-cell table:style-name="Table295.A1" office:value-type="string">
            <text:p text:style-name="P7"><text:span text:style-name="T8">Button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11.</text:span></text:p>
          </table:table-cell>
          <table:table-cell table:style-name="Table295.A1" office:value-type="string">
            <text:p text:style-name="P7"><text:span text:style-name="T8">State</text:span></text:p>
          </table:table-cell>
          <table:table-cell table:style-name="Table295.A1" office:value-type="string">
            <text:p text:style-name="P7"><text:span text:style-name="T8">State</text:span></text:p>
          </table:table-cell>
          <table:table-cell table:style-name="Table295.A1" office:value-type="string">
            <text:p text:style-name="P7"><text:span text:style-name="T8">state</text:span></text:p>
          </table:table-cell>
          <table:table-cell table:style-name="Table295.A1" office:value-type="string">
            <text:p text:style-name="P9"/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12.</text:span></text:p>
          </table:table-cell>
          <table:table-cell table:style-name="Table295.A1" office:value-type="string">
            <text:p text:style-name="P7"><text:span text:style-name="T8">Mobile No.</text:span></text:p>
          </table:table-cell>
          <table:table-cell table:style-name="Table295.A1" office:value-type="string">
            <text:p text:style-name="P7"><text:span text:style-name="T8">Mobile No</text:span></text:p>
          </table:table-cell>
          <table:table-cell table:style-name="Table295.A1" office:value-type="string">
            <text:p text:style-name="P7"><text:span text:style-name="T8">mobile_no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13.</text:span></text:p>
          </table:table-cell>
          <table:table-cell table:style-name="Table295.A1" office:value-type="string">
            <text:p text:style-name="P7"><text:span text:style-name="T8">Country</text:span></text:p>
          </table:table-cell>
          <table:table-cell table:style-name="Table295.A1" office:value-type="string">
            <text:p text:style-name="P7"><text:span text:style-name="T8">Country</text:span></text:p>
          </table:table-cell>
          <table:table-cell table:style-name="Table295.A1" office:value-type="string">
            <text:p text:style-name="P7"><text:span text:style-name="T8">country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14.</text:span></text:p>
          </table:table-cell>
          <table:table-cell table:style-name="Table295.A1" office:value-type="string">
            <text:p text:style-name="P7"><text:span text:style-name="T8">Email Id</text:span></text:p>
          </table:table-cell>
          <table:table-cell table:style-name="Table295.A1" office:value-type="string">
            <text:p text:style-name="P7"><text:span text:style-name="T8">Email Id</text:span></text:p>
          </table:table-cell>
          <table:table-cell table:style-name="Table295.A1" office:value-type="string">
            <text:p text:style-name="P7"><text:span text:style-name="T8">admin_email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15.</text:span></text:p>
          </table:table-cell>
          <table:table-cell table:style-name="Table295.A1" office:value-type="string">
            <text:p text:style-name="P7"><text:span text:style-name="T8">Pin Code</text:span></text:p>
          </table:table-cell>
          <table:table-cell table:style-name="Table295.A1" office:value-type="string">
            <text:p text:style-name="P7"><text:span text:style-name="T8">Pin Code</text:span></text:p>
          </table:table-cell>
          <table:table-cell table:style-name="Table295.A1" office:value-type="string">
            <text:p text:style-name="P7"><text:span text:style-name="T8">pin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ext:soft-page-break/>
        <table:table-row table:style-name="Table295.1">
          <table:table-cell table:style-name="Table295.A1" office:value-type="string">
            <text:p text:style-name="P8"><text:span text:style-name="T8">16.</text:span></text:p>
          </table:table-cell>
          <table:table-cell table:style-name="Table295.A1" office:value-type="string">
            <text:p text:style-name="P7"><text:span text:style-name="T8">Gender</text:span></text:p>
          </table:table-cell>
          <table:table-cell table:style-name="Table295.A1" office:value-type="string">
            <text:p text:style-name="P7"><text:span text:style-name="T8">Gender</text:span></text:p>
          </table:table-cell>
          <table:table-cell table:style-name="Table295.A1" office:value-type="string">
            <text:p text:style-name="P7"><text:span text:style-name="T8">gender</text:span></text:p>
          </table:table-cell>
          <table:table-cell table:style-name="Table295.A1" office:value-type="string">
            <text:p text:style-name="P7"><text:span text:style-name="T8">Combo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17.</text:span></text:p>
          </table:table-cell>
          <table:table-cell table:style-name="Table295.A1" office:value-type="string">
            <text:p text:style-name="P7"><text:span text:style-name="T8">Landline No.</text:span></text:p>
          </table:table-cell>
          <table:table-cell table:style-name="Table295.A1" office:value-type="string">
            <text:p text:style-name="P7"><text:span text:style-name="T8">Landline No.</text:span></text:p>
          </table:table-cell>
          <table:table-cell table:style-name="Table295.A1" office:value-type="string">
            <text:p text:style-name="P7"><text:span text:style-name="T8">land_line_no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18.</text:span></text:p>
          </table:table-cell>
          <table:table-cell table:style-name="Table295.A1" office:value-type="string">
            <text:p text:style-name="P7"><text:span text:style-name="T8">Password</text:span></text:p>
          </table:table-cell>
          <table:table-cell table:style-name="Table295.A1" office:value-type="string">
            <text:p text:style-name="P7"><text:span text:style-name="T8">Password</text:span></text:p>
          </table:table-cell>
          <table:table-cell table:style-name="Table295.A1" office:value-type="string">
            <text:p text:style-name="P7"><text:span text:style-name="T8">admin_password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19.</text:span></text:p>
          </table:table-cell>
          <table:table-cell table:style-name="Table295.A1" office:value-type="string">
            <text:p text:style-name="P7"><text:span text:style-name="T8">Type of institute</text:span></text:p>
          </table:table-cell>
          <table:table-cell table:style-name="Table295.A1" office:value-type="string">
            <text:p text:style-name="P7"><text:span text:style-name="T8">Type of institute</text:span></text:p>
          </table:table-cell>
          <table:table-cell table:style-name="Table295.A1" office:value-type="string">
            <text:p text:style-name="P7"><text:span text:style-name="T8">type_of_institute</text:span></text:p>
          </table:table-cell>
          <table:table-cell table:style-name="Table295.A1" office:value-type="string">
            <text:p text:style-name="P7"><text:span text:style-name="T8">Combo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20.</text:span></text:p>
          </table:table-cell>
          <table:table-cell table:style-name="Table295.A1" office:value-type="string">
            <text:p text:style-name="P7"><text:span text:style-name="T8">User Id</text:span></text:p>
          </table:table-cell>
          <table:table-cell table:style-name="Table295.A1" office:value-type="string">
            <text:p text:style-name="P7"><text:span text:style-name="T8">User Id</text:span></text:p>
          </table:table-cell>
          <table:table-cell table:style-name="Table295.A1" office:value-type="string">
            <text:p text:style-name="P7"><text:span text:style-name="T8">login_id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21.</text:span></text:p>
          </table:table-cell>
          <table:table-cell table:style-name="Table295.A1" office:value-type="string">
            <text:p text:style-name="P7"><text:span text:style-name="T8">Website Name</text:span></text:p>
          </table:table-cell>
          <table:table-cell table:style-name="Table295.A1" office:value-type="string">
            <text:p text:style-name="P7"><text:span text:style-name="T8">Website Name</text:span></text:p>
          </table:table-cell>
          <table:table-cell table:style-name="Table295.A1" office:value-type="string">
            <text:p text:style-name="P7"><text:span text:style-name="T8">institute_website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22.</text:span></text:p>
          </table:table-cell>
          <table:table-cell table:style-name="Table295.A1" office:value-type="string">
            <text:p text:style-name="P7"><text:bookmark text:name="__DdeLink__24434_128968024021"/><text:span text:style-name="T8">Library ID</text:span></text:p>
          </table:table-cell>
          <table:table-cell table:style-name="Table295.A1" office:value-type="string">
            <text:p text:style-name="P7"><text:span text:style-name="T8">Library ID</text:span></text:p>
          </table:table-cell>
          <table:table-cell table:style-name="Table295.A1" office:value-type="string">
            <text:p text:style-name="P7"><text:span text:style-name="T8">library_id</text:span></text:p>
          </table:table-cell>
          <table:table-cell table:style-name="Table295.A1" office:value-type="string">
            <text:p text:style-name="P7"><text:span text:style-name="T8">Input box</text:span></text:p>
          </table:table-cell>
          <table:table-cell table:style-name="Table295.A1" office:value-type="string">
            <text:p text:style-name="P9"/>
          </table:table-cell>
        </table:table-row>
        <table:table-row table:style-name="Table295.1">
          <table:table-cell table:style-name="Table295.A1" office:value-type="string">
            <text:p text:style-name="P8"><text:span text:style-name="T8">23.</text:span></text:p>
          </table:table-cell>
          <table:table-cell table:style-name="Table295.A1" office:value-type="string">
            <text:p text:style-name="P7"><text:span text:style-name="T8">button</text:span></text:p>
          </table:table-cell>
          <table:table-cell table:style-name="Table295.A1" office:value-type="string">
            <text:p text:style-name="P7"><text:span text:style-name="T8">Back</text:span></text:p>
          </table:table-cell>
          <table:table-cell table:style-name="Table295.A1" office:value-type="string">
            <text:p text:style-name="P7"><text:span text:style-name="T8">button</text:span></text:p>
          </table:table-cell>
          <table:table-cell table:style-name="Table295.A1" office:value-type="string">
            <text:p text:style-name="P7"><text:span text:style-name="T8">Button</text:span></text:p>
          </table:table-cell>
          <table:table-cell table:style-name="Table295.A1" office:value-type="string">
            <text:p text:style-name="P9"/>
          </table:table-cell>
        </table:table-row>
      </table:table>
      <text:p text:style-name="P1"/>
      <text:p text:style-name="P1"/>
      <text:p text:style-name="P4"><text:bookmark text:name="__DdeLink__24478_12896802402"/><text:bookmark text:name="__DdeLink__4718_461921510113"/><text:bookmark text:name="__DdeLink__31327_1076407884"/><text:bookmark text:name="__DdeLink__24397_12896802403"/><text:span text:style-name="T1">LibMS</text:span><text:span text:style-name="T2">-SuperAdmin </text:span><text:span text:style-name="T1">Change Working Status</text:span></text:p>
      <text:p text:style-name="P3"><text:bookmark text:name="__DdeLink__31324_1076407884"/><text:span text:style-name="T3">This page is used to change working status of a library registered with LibMS.</text:span></text:p>
      <text:p text:style-name="P5"><text:span text:style-name="T3">1.View Pending : </text:span></text:p>
      <text:p text:style-name="P3"><text:bookmark text:name="__DdeLink__5164_510798546214"/><text:bookmark text:name="__DdeLink__24325_12896802403"/><text:span text:style-name="T3">File Name of view page: view_blocked_institute.jsp</text:span></text:p>
      <text:p text:style-name="P3"><text:span text:style-name="T5"><text:s/>Attributes:</text:span></text:p>
      <table:table table:name="Table296" table:style-name="Table296">
        <table:table-column table:style-name="Table296.A"/>
        <table:table-column table:style-name="Table296.B"/>
        <table:table-column table:style-name="Table296.C"/>
        <table:table-column table:style-name="Table296.D"/>
        <table:table-row table:style-name="Table296.1">
          <table:table-cell table:style-name="Table296.A1" office:value-type="string">
            <text:p text:style-name="P7"><text:span text:style-name="T5">S.No.</text:span></text:p>
          </table:table-cell>
          <table:table-cell table:style-name="Table296.A1" office:value-type="string">
            <text:p text:style-name="P7"><text:span text:style-name="T5">Column Attribute</text:span></text:p>
          </table:table-cell>
          <table:table-cell table:style-name="Table296.A1" office:value-type="string">
            <text:p text:style-name="P7"><text:span text:style-name="T5">Label </text:span></text:p>
          </table:table-cell>
          <table:table-cell table:style-name="Table296.A1" office:value-type="string">
            <text:p text:style-name="P7"><text:span text:style-name="T5">Grid Action</text:span></text:p>
          </table:table-cell>
        </table:table-row>
        <table:table-row table:style-name="Table296.2">
          <table:table-cell table:style-name="Table296.A1" office:value-type="string">
            <text:p text:style-name="P8"><text:span text:style-name="T6">1.</text:span></text:p>
          </table:table-cell>
          <table:table-cell table:style-name="Table296.A1" office:value-type="string">
            <text:p text:style-name="P7"><text:span text:style-name="T6">Registration ID</text:span></text:p>
          </table:table-cell>
          <table:table-cell table:style-name="Table296.A1" office:value-type="string">
            <text:p text:style-name="P7"><text:span text:style-name="T6">Registration_ID</text:span></text:p>
          </table:table-cell>
          <table:table-cell table:style-name="Table296.A1" office:value-type="string">
            <text:p text:style-name="P7"><text:bookmark text:name="__DdeLink__31320_1076407884"/><text:span text:style-name="T6">block_institute_index.jsp(hyperlink)</text:span></text:p>
          </table:table-cell>
        </table:table-row>
        <table:table-row table:style-name="Table296.2">
          <table:table-cell table:style-name="Table296.A1" office:value-type="string">
            <text:p text:style-name="P8"><text:span text:style-name="T6">2.</text:span></text:p>
          </table:table-cell>
          <table:table-cell table:style-name="Table296.A1" office:value-type="string">
            <text:p text:style-name="P7"><text:span text:style-name="T6">Institute Name</text:span></text:p>
          </table:table-cell>
          <table:table-cell table:style-name="Table296.A1" office:value-type="string">
            <text:p text:style-name="P7"><text:span text:style-name="T6">Institute Name</text:span></text:p>
          </table:table-cell>
          <table:table-cell table:style-name="Table296.A1" office:value-type="string">
            <text:p text:style-name="P7"><text:span text:style-name="T6">block_institute_index.jsp(hyperlink)</text:span></text:p>
          </table:table-cell>
        </table:table-row>
        <table:table-row table:style-name="Table296.2">
          <table:table-cell table:style-name="Table296.A1" office:value-type="string">
            <text:p text:style-name="P8"><text:span text:style-name="T6">3.</text:span></text:p>
          </table:table-cell>
          <table:table-cell table:style-name="Table296.A1" office:value-type="string">
            <text:p text:style-name="P7"><text:span text:style-name="T6">Admin Email</text:span></text:p>
          </table:table-cell>
          <table:table-cell table:style-name="Table296.A1" office:value-type="string">
            <text:p text:style-name="P7"><text:span text:style-name="T6">Admin Email</text:span></text:p>
          </table:table-cell>
          <table:table-cell table:style-name="Table296.A1" office:value-type="string">
            <text:p text:style-name="P7"><text:span text:style-name="T6">block_institute_index.jsp(hyperlink)</text:span></text:p>
          </table:table-cell>
        </table:table-row>
        <table:table-row table:style-name="Table296.2">
          <table:table-cell table:style-name="Table296.A1" office:value-type="string">
            <text:p text:style-name="P8"><text:span text:style-name="T6">4.</text:span></text:p>
          </table:table-cell>
          <table:table-cell table:style-name="Table296.A1" office:value-type="string">
            <text:p text:style-name="P7"><text:bookmark text:name="__DdeLink__31318_1076407884"/><text:span text:style-name="T6">Working Status</text:span></text:p>
          </table:table-cell>
          <table:table-cell table:style-name="Table296.A1" office:value-type="string">
            <text:p text:style-name="P7"><text:span text:style-name="T6">Working Status</text:span></text:p>
          </table:table-cell>
          <table:table-cell table:style-name="Table296.A1" office:value-type="string">
            <text:p text:style-name="P7"><text:span text:style-name="T6">block_institute_index.jsp(hyperlink)</text:span></text:p>
          </table:table-cell>
        </table:table-row>
        <table:table-row table:style-name="Table296.1">
          <table:table-cell table:style-name="Table296.A1" office:value-type="string">
            <text:p text:style-name="P8"><text:span text:style-name="T6">5.</text:span></text:p>
          </table:table-cell>
          <table:table-cell table:style-name="Table296.A1" office:value-type="string">
            <text:p text:style-name="P7"><text:bookmark text:name="__DdeLink__24319_12896802402"/><text:span text:style-name="T6">Action</text:span></text:p>
          </table:table-cell>
          <table:table-cell table:style-name="Table296.A1" office:value-type="string">
            <text:p text:style-name="P7"><text:span text:style-name="T6">Action</text:span></text:p>
          </table:table-cell>
          <table:table-cell table:style-name="Table296.A1" office:value-type="string">
            <text:p text:style-name="P7"><text:bookmark text:name="__DdeLink__31322_1076407884"/><text:span text:style-name="T6">block_institute_index.jsp(hyperlink)</text:span></text:p>
          </table:table-cell>
        </table:table-row>
      </table:table>
      <text:p text:style-name="P1"/>
      <table:table table:name="Table297" table:style-name="Table297">
        <table:table-column table:style-name="Table297.A"/>
        <table:table-column table:style-name="Table297.B"/>
        <table:table-column table:style-name="Table297.C"/>
        <table:table-row table:style-name="Table297.1">
          <table:table-cell table:style-name="Table297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297.C1" office:value-type="string">
            <text:p text:style-name="P9"/>
          </table:table-cell>
        </table:table-row>
        <table:table-row table:style-name="Table297.1">
          <table:table-cell table:style-name="Table297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297.C1" office:value-type="string">
            <text:p text:style-name="P9"/>
          </table:table-cell>
        </table:table-row>
        <table:table-row table:style-name="Table297.1">
          <table:table-cell table:style-name="Table297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97.C1" office:value-type="string">
            <text:p text:style-name="P9"/>
          </table:table-cell>
        </table:table-row>
        <table:table-row table:style-name="Table297.1">
          <table:table-cell table:style-name="Table297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97.C1" office:value-type="string">
            <text:p text:style-name="P9"/>
          </table:table-cell>
        </table:table-row>
        <table:table-row table:style-name="Table297.1">
          <table:table-cell table:style-name="Table297.A1" table:number-columns-spanned="2" office:value-type="string">
            <text:p text:style-name="P7"><text:span text:style-name="T5">Struts Action</text:span><text:span text:style-name="T2">:</text:span></text:p>
          </table:table-cell>
          <table:covered-table-cell/>
          <table:table-cell table:style-name="Table297.C1" office:value-type="string">
            <text:p text:style-name="P9"/>
          </table:table-cell>
        </table:table-row>
        <table:table-row table:style-name="Table297.1">
          <table:table-cell table:style-name="Table297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297.C1" office:value-type="string">
            <text:p text:style-name="P7"><text:span text:style-name="T6">/admin/block_institute</text:span></text:p>
          </table:table-cell>
        </table:table-row>
        <table:table-row table:style-name="Table297.1">
          <table:table-cell table:style-name="Table297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297.C1" office:value-type="string">
            <text:p text:style-name="P7"><text:span text:style-name="T3">/admin/</text:span><text:span text:style-name="T6">block_institute_index.jsp</text:span></text:p>
          </table:table-cell>
        </table:table-row>
        <table:table-row table:style-name="Table297.1">
          <table:table-cell table:style-name="Table297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297.C1" office:value-type="string">
            <text:p text:style-name="P7"><text:span text:style-name="T6">com.myapp.struts.admin.BlockLibraryAction</text:span></text:p>
          </table:table-cell>
        </table:table-row>
        <text:soft-page-break/>
        <table:table-row table:style-name="Table297.1">
          <table:table-cell table:style-name="Table297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297.C1" office:value-type="string">
            <text:p text:style-name="P9"><draw:custom-shape text:anchor-type="paragraph" draw:z-index="24" draw:style-name="gr4" svg:width="3.733cm" svg:height="1.348cm" svg:x="0cm" svg:y="0cm"><text:p/><draw:enhanced-geometry draw:type="mso-spt75"/></draw:custom-shape></text:p>
          </table:table-cell>
        </table:table-row>
        <table:table-row table:style-name="Table297.1">
          <table:table-cell table:style-name="Table297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297.C1" office:value-type="string">
            <text:p text:style-name="P7"><text:span text:style-name="T3">This action is used to change working status of a library registered with LibMS.</text:span></text:p>
          </table:table-cell>
        </table:table-row>
        <table:table-row table:style-name="Table297.1">
          <table:table-cell table:style-name="Table297.A1" table:number-columns-spanned="2" office:value-type="string">
            <text:p text:style-name="P7"><text:span text:style-name="T7">Request Forwards On:</text:span></text:p>
          </table:table-cell>
          <table:covered-table-cell/>
          <table:table-cell table:style-name="Table297.A1" office:value-type="string">
            <text:p text:style-name="P7"><text:span text:style-name="T7">Purpose</text:span></text:p>
          </table:table-cell>
        </table:table-row>
        <table:table-row table:style-name="Table297.12">
          <table:table-cell table:style-name="Table297.C1" office:value-type="string">
            <text:p text:style-name="P7"><text:span text:style-name="T6">success</text:span></text:p>
          </table:table-cell>
          <table:table-cell table:style-name="Table297.C1" table:number-columns-spanned="2" office:value-type="string">
            <text:p text:style-name="P7"><text:span text:style-name="T6">/admin/admin_blocked.jsp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3"><text:span text:style-name="T2"><text:s/>Tables used:</text:span></text:p>
      <table:table table:name="Table298" table:style-name="Table298">
        <table:table-column table:style-name="Table298.A"/>
        <table:table-column table:style-name="Table298.B"/>
        <table:table-column table:style-name="Table298.C"/>
        <table:table-column table:style-name="Table298.D"/>
        <table:table-row table:style-name="Table298.1">
          <table:table-cell table:style-name="Table298.A1" office:value-type="string">
            <text:p text:style-name="P7"><text:span text:style-name="T5">S.No.</text:span></text:p>
          </table:table-cell>
          <table:table-cell table:style-name="Table298.A1" office:value-type="string">
            <text:p text:style-name="P7"><text:span text:style-name="T5">Table name</text:span></text:p>
          </table:table-cell>
          <table:table-cell table:style-name="Table298.A1" office:value-type="string">
            <text:p text:style-name="P7"><text:span text:style-name="T5">Primary Key Detail</text:span></text:p>
          </table:table-cell>
          <table:table-cell table:style-name="Table298.A1" office:value-type="string">
            <text:p text:style-name="P7"><text:span text:style-name="T5">Use of Table</text:span></text:p>
          </table:table-cell>
        </table:table-row>
        <table:table-row table:style-name="Table298.1">
          <table:table-cell table:style-name="Table298.A1" office:value-type="string">
            <text:p text:style-name="P7"><text:span text:style-name="T6">1.</text:span></text:p>
          </table:table-cell>
          <table:table-cell table:style-name="Table298.A1" office:value-type="string">
            <text:p text:style-name="P7"><text:bookmark text:name="__DdeLink__7133_116474407114"/><text:bookmark text:name="__DdeLink__24329_12896802403"/><text:span text:style-name="T6">admin_registration</text:span></text:p>
          </table:table-cell>
          <table:table-cell table:style-name="Table298.A1" office:value-type="string">
            <text:p text:style-name="P3"><text:span text:style-name="T9">registration_id</text:span><text:span text:style-name="T6">,</text:span></text:p>
            <text:p text:style-name="P9"/>
          </table:table-cell>
          <table:table-cell table:style-name="Table298.A1" office:value-type="string">
            <text:p text:style-name="P7"><text:span text:style-name="T6">The table is used to add details of a library.</text:span></text:p>
          </table:table-cell>
        </table:table-row>
      </table:table>
      <text:p text:style-name="P1"/>
      <text:p text:style-name="P3"><text:span text:style-name="T2"><text:s/>POJO replacement of tables:</text:span></text:p>
      <table:table table:name="Table299" table:style-name="Table299">
        <table:table-column table:style-name="Table299.A"/>
        <table:table-column table:style-name="Table299.B"/>
        <table:table-column table:style-name="Table299.C"/>
        <table:table-column table:style-name="Table299.D"/>
        <table:table-row table:style-name="Table299.1">
          <table:table-cell table:style-name="Table299.A1" office:value-type="string">
            <text:p text:style-name="P7"><text:span text:style-name="T5">S.No.</text:span></text:p>
          </table:table-cell>
          <table:table-cell table:style-name="Table299.A1" office:value-type="string">
            <text:p text:style-name="P7"><text:span text:style-name="T5">Table name</text:span></text:p>
          </table:table-cell>
          <table:table-cell table:style-name="Table299.A1" office:value-type="string">
            <text:p text:style-name="P7"><text:span text:style-name="T5">POJO Name</text:span></text:p>
          </table:table-cell>
          <table:table-cell table:style-name="Table299.A1" office:value-type="string">
            <text:p text:style-name="P7"><text:span text:style-name="T5">Hibernate Mapping Files</text:span></text:p>
          </table:table-cell>
        </table:table-row>
        <table:table-row table:style-name="Table299.1">
          <table:table-cell table:style-name="Table299.A1" office:value-type="string">
            <text:p text:style-name="P7"><text:span text:style-name="T6">1.</text:span></text:p>
          </table:table-cell>
          <table:table-cell table:style-name="Table299.A1" office:value-type="string">
            <text:p text:style-name="P7"><text:bookmark text:name="__DdeLink__7133_1164744071115"/><text:bookmark text:name="__DdeLink__24333_12896802403"/><text:span text:style-name="T6">admin_registration</text:span></text:p>
          </table:table-cell>
          <table:table-cell table:style-name="Table299.A1" office:value-type="string">
            <text:p text:style-name="P7"><text:bookmark text:name="__DdeLink__7135_116474407113"/><text:bookmark text:name="__DdeLink__24452_12896802403"/><text:span text:style-name="T6">AdminRegistration</text:span></text:p>
          </table:table-cell>
          <table:table-cell table:style-name="Table299.A1" office:value-type="string">
            <text:p text:style-name="P9"><draw:custom-shape text:anchor-type="paragraph" draw:z-index="25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3"><text:span text:style-name="T2"><text:s/>Methods Used:</text:span></text:p>
      <table:table table:name="Table300" table:style-name="Table300">
        <table:table-column table:style-name="Table300.A"/>
        <table:table-column table:style-name="Table300.B"/>
        <table:table-column table:style-name="Table300.C"/>
        <table:table-column table:style-name="Table300.D"/>
        <table:table-column table:style-name="Table300.E"/>
        <table:table-column table:style-name="Table300.F"/>
        <table:table-row table:style-name="Table300.1">
          <table:table-cell table:style-name="Table300.A1" office:value-type="string">
            <text:p text:style-name="P7"><text:span text:style-name="T5">S.No.</text:span></text:p>
          </table:table-cell>
          <table:table-cell table:style-name="Table300.A1" office:value-type="string">
            <text:p text:style-name="P7"><text:span text:style-name="T5">POJO Name</text:span></text:p>
          </table:table-cell>
          <table:table-cell table:style-name="Table300.A1" office:value-type="string">
            <text:p text:style-name="P7"><text:span text:style-name="T5">Method Name</text:span></text:p>
          </table:table-cell>
          <table:table-cell table:style-name="Table300.A1" office:value-type="string">
            <text:p text:style-name="P7"><text:span text:style-name="T5">Select Operation</text:span></text:p>
          </table:table-cell>
          <table:table-cell table:style-name="Table300.A1" office:value-type="string">
            <text:p text:style-name="P10"><text:span text:style-name="T5">Column Used in where clause</text:span></text:p>
          </table:table-cell>
          <table:table-cell table:style-name="Table300.A1" office:value-type="string">
            <text:p text:style-name="P7"><text:span text:style-name="T5">Purpose</text:span></text:p>
          </table:table-cell>
        </table:table-row>
        <table:table-row table:style-name="Table300.1">
          <table:table-cell table:style-name="Table300.A1" office:value-type="string">
            <text:p text:style-name="P7"><text:span text:style-name="T3">1.</text:span></text:p>
          </table:table-cell>
          <table:table-cell table:style-name="Table300.A1" office:value-type="string">
            <text:p text:style-name="P7"><text:bookmark text:name="__DdeLink__7137_116474407112"/><text:span text:style-name="T3">AdminRegistration</text:span></text:p>
          </table:table-cell>
          <table:table-cell table:style-name="Table300.A1" office:value-type="string">
            <text:p text:style-name="P3"><text:span text:style-name="T3">getAdminInstituteDetailsById()</text:span></text:p>
            <text:p text:style-name="P1"/>
            <text:p text:style-name="P1"/>
            <text:p text:style-name="P9"/>
          </table:table-cell>
          <table:table-cell table:style-name="Table300.A1" office:value-type="string">
            <text:p text:style-name="P3"><text:span text:style-name="T3">Return </text:span></text:p>
            <text:p text:style-name="P7"><text:span text:style-name="T3">list</text:span></text:p>
          </table:table-cell>
          <table:table-cell table:style-name="Table300.A1" office:value-type="string">
            <text:p text:style-name="P7"><text:span text:style-name="T4">registration_id </text:span></text:p>
          </table:table-cell>
          <table:table-cell table:style-name="Table300.A1" office:value-type="string">
            <text:p text:style-name="P7"><text:bookmark text:name="__DdeLink__24457_12896802402"/><text:bookmark text:name="__DdeLink__7133_11647440711113"/><text:span text:style-name="T3">Searches the </text:span><text:span text:style-name="T6">admin_registration</text:span><text:span text:style-name="T3"> by registration_id .</text:span></text:p>
          </table:table-cell>
        </table:table-row>
      </table:table>
      <text:p text:style-name="P1"/>
      <text:p text:style-name="P1"/>
      <text:p text:style-name="P3"><text:bookmark text:name="__DdeLink__4718_461921510123"/><text:bookmark text:name="__DdeLink__24397_128968024031"/><text:span text:style-name="T1">LibMS-SuperAdmin Change Working Status</text:span></text:p>
      <text:p text:style-name="P3"><text:bookmark text:name="__DdeLink__24439_12896802403"/><text:bookmark text:name="__DdeLink__31332_1076407884"/><text:span text:style-name="T3">This page is used to change working status of a register library .</text:span></text:p>
      <text:p text:style-name="P5"><text:span text:style-name="T3">1.Admin Blocked : </text:span></text:p>
      <text:p text:style-name="P3"><text:bookmark text:name="__DdeLink__31330_1076407884"/><text:soft-page-break/><text:span text:style-name="T3">File Name of view page: /admin/admin_blocked.jsp</text:span></text:p>
      <text:p text:style-name="P3"><text:span text:style-name="T2"><text:s/>Attributes:</text:span></text:p>
      <table:table table:name="Table301" table:style-name="Table301">
        <table:table-column table:style-name="Table301.A"/>
        <table:table-column table:style-name="Table301.B"/>
        <table:table-column table:style-name="Table301.C"/>
        <table:table-column table:style-name="Table301.D"/>
        <table:table-column table:style-name="Table301.E"/>
        <table:table-column table:style-name="Table301.F"/>
        <table:table-row table:style-name="Table301.1">
          <table:table-cell table:style-name="Table301.A1" office:value-type="string">
            <text:p text:style-name="P7"><text:span text:style-name="T5">S.No.</text:span></text:p>
          </table:table-cell>
          <table:table-cell table:style-name="Table301.A1" office:value-type="string">
            <text:p text:style-name="P7"><text:span text:style-name="T5">Attribute Name</text:span></text:p>
          </table:table-cell>
          <table:table-cell table:style-name="Table301.A1" office:value-type="string">
            <text:p text:style-name="P7"><text:span text:style-name="T5">Label </text:span></text:p>
          </table:table-cell>
          <table:table-cell table:style-name="Table301.A1" office:value-type="string">
            <text:p text:style-name="P7"><text:span text:style-name="T5">Field Name</text:span></text:p>
          </table:table-cell>
          <table:table-cell table:style-name="Table301.A1" office:value-type="string">
            <text:p text:style-name="P7"><text:span text:style-name="T5">Type</text:span></text:p>
          </table:table-cell>
          <table:table-cell table:style-name="Table301.A1" office:value-type="string">
            <text:p text:style-name="P7"><text:span text:style-name="T5">Validation</text:span></text:p>
          </table:table-cell>
        </table:table-row>
        <table:table-row table:style-name="Table301.1">
          <table:table-cell table:style-name="Table301.A1" office:value-type="string">
            <text:p text:style-name="P8"><text:span text:style-name="T8">1.</text:span></text:p>
          </table:table-cell>
          <table:table-cell table:style-name="Table301.A1" office:value-type="string">
            <text:p text:style-name="P7"><text:bookmark text:name="__DdeLink__5079_131282405714"/><text:span text:style-name="T8">Institute Name </text:span></text:p>
          </table:table-cell>
          <table:table-cell table:style-name="Table301.A1" office:value-type="string">
            <text:p text:style-name="P7"><text:bookmark text:name="__DdeLink__5079_1312824057113"/><text:span text:style-name="T8">Institute Name</text:span></text:p>
          </table:table-cell>
          <table:table-cell table:style-name="Table301.A1" office:value-type="string">
            <text:p text:style-name="P7"><text:span text:style-name="T8">institute_name</text:span></text:p>
          </table:table-cell>
          <table:table-cell table:style-name="Table301.A1" office:value-type="string">
            <text:p text:style-name="P7"><text:bookmark text:name="__DdeLink__19945_121551131813"/><text:bookmark text:name="__DdeLink__5096_131282405713"/><text:span text:style-name="T8">Input box</text:span></text:p>
          </table:table-cell>
          <table:table-cell table:style-name="Table301.A1" office:value-type="string">
            <text:p text:style-name="P11"/>
          </table:table-cell>
        </table:table-row>
        <table:table-row table:style-name="Table301.1">
          <table:table-cell table:style-name="Table301.A1" office:value-type="string">
            <text:p text:style-name="P8"><text:span text:style-name="T8">2.</text:span></text:p>
          </table:table-cell>
          <table:table-cell table:style-name="Table301.A1" office:value-type="string">
            <text:p text:style-name="P7"><text:bookmark text:name="__DdeLink__5082_131282405714"/><text:span text:style-name="T8">Registration Id</text:span></text:p>
          </table:table-cell>
          <table:table-cell table:style-name="Table301.A1" office:value-type="string">
            <text:p text:style-name="P7"><text:bookmark text:name="__DdeLink__5082_1312824057113"/><text:span text:style-name="T8">Registration Id</text:span></text:p>
          </table:table-cell>
          <table:table-cell table:style-name="Table301.A1" office:value-type="string">
            <text:p text:style-name="P7"><text:bookmark text:name="__DdeLink__5144_510798546213"/><text:span text:style-name="T8">registration_request_id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><text:bookmark text:name="__DdeLink__5128_510798546113"/><text:bookmark text:name="__DdeLink__5139_510798546113"/></text:p>
          </table:table-cell>
        </table:table-row>
        <table:table-row table:style-name="Table301.1">
          <table:table-cell table:style-name="Table301.A1" office:value-type="string">
            <text:p text:style-name="P8"><text:span text:style-name="T8">3.</text:span></text:p>
          </table:table-cell>
          <table:table-cell table:style-name="Table301.A1" office:value-type="string">
            <text:p text:style-name="P7"><text:bookmark text:name="__DdeLink__5085_131282405714"/><text:span text:style-name="T8">Institute Abbrevation</text:span></text:p>
          </table:table-cell>
          <table:table-cell table:style-name="Table301.A1" office:value-type="string">
            <text:p text:style-name="P7"><text:bookmark text:name="__DdeLink__5085_1312824057113"/><text:span text:style-name="T8">Institute Abbrevation</text:span></text:p>
          </table:table-cell>
          <table:table-cell table:style-name="Table301.A1" office:value-type="string">
            <text:p text:style-name="P7"><text:span text:style-name="T8">abbreviated_name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><text:bookmark text:name="__DdeLink__5136_510798546213"/></text:p>
          </table:table-cell>
        </table:table-row>
        <table:table-row table:style-name="Table301.1">
          <table:table-cell table:style-name="Table301.A1" office:value-type="string">
            <text:p text:style-name="P8"><text:span text:style-name="T8">4.</text:span></text:p>
          </table:table-cell>
          <table:table-cell table:style-name="Table301.A1" office:value-type="string">
            <text:p text:style-name="P7"><text:span text:style-name="T8">Courtesy</text:span></text:p>
          </table:table-cell>
          <table:table-cell table:style-name="Table301.A1" office:value-type="string">
            <text:p text:style-name="P7"><text:span text:style-name="T8">Courtesy</text:span></text:p>
          </table:table-cell>
          <table:table-cell table:style-name="Table301.A1" office:value-type="string">
            <text:p text:style-name="P7"><text:bookmark text:name="__DdeLink__5132_510798546213"/><text:span text:style-name="T8">courtesy</text:span></text:p>
          </table:table-cell>
          <table:table-cell table:style-name="Table301.A1" office:value-type="string">
            <text:p text:style-name="P7"><text:bookmark text:name="__DdeLink__5134_510798546213"/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5.</text:span></text:p>
          </table:table-cell>
          <table:table-cell table:style-name="Table301.A1" office:value-type="string">
            <text:p text:style-name="P7"><text:bookmark text:name="__DdeLink__5130_510798546114"/><text:span text:style-name="T8">Institute Address</text:span></text:p>
          </table:table-cell>
          <table:table-cell table:style-name="Table301.A1" office:value-type="string">
            <text:p text:style-name="P7"><text:bookmark text:name="__DdeLink__5130_5107985461113"/><text:span text:style-name="T8">Institute Address</text:span></text:p>
          </table:table-cell>
          <table:table-cell table:style-name="Table301.A1" office:value-type="string">
            <text:p text:style-name="P7"><text:span text:style-name="T8">institute_address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6.</text:span></text:p>
          </table:table-cell>
          <table:table-cell table:style-name="Table301.A1" office:value-type="string">
            <text:p text:style-name="P7"><text:bookmark text:name="__DdeLink__5088_131282405714"/><text:span text:style-name="T8">First Name </text:span></text:p>
          </table:table-cell>
          <table:table-cell table:style-name="Table301.A1" office:value-type="string">
            <text:p text:style-name="P7"><text:bookmark text:name="__DdeLink__5088_1312824057113"/><text:span text:style-name="T8">First Name</text:span></text:p>
          </table:table-cell>
          <table:table-cell table:style-name="Table301.A1" office:value-type="string">
            <text:p text:style-name="P7"><text:span text:style-name="T8">admin_fname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7.</text:span></text:p>
          </table:table-cell>
          <table:table-cell table:style-name="Table301.A1" office:value-type="string">
            <text:p text:style-name="P7"><text:bookmark text:name="__DdeLink__5091_131282405714"/><text:span text:style-name="T8">Library Name</text:span></text:p>
          </table:table-cell>
          <table:table-cell table:style-name="Table301.A1" office:value-type="string">
            <text:p text:style-name="P7"><text:bookmark text:name="__DdeLink__5091_1312824057113"/><text:span text:style-name="T8">Library Name</text:span></text:p>
          </table:table-cell>
          <table:table-cell table:style-name="Table301.A1" office:value-type="string">
            <text:p text:style-name="P7"><text:bookmark text:name="__DdeLink__5101_131282405713"/><text:span text:style-name="T8">library_name</text:span></text:p>
          </table:table-cell>
          <table:table-cell table:style-name="Table301.A1" office:value-type="string">
            <text:p text:style-name="P7"><text:bookmark text:name="__DdeLink__24437_12896802403"/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8.</text:span></text:p>
          </table:table-cell>
          <table:table-cell table:style-name="Table301.A1" office:value-type="string">
            <text:p text:style-name="P7"><text:bookmark text:name="__DdeLink__5093_131282405714"/><text:span text:style-name="T8">Last Name</text:span></text:p>
          </table:table-cell>
          <table:table-cell table:style-name="Table301.A1" office:value-type="string">
            <text:p text:style-name="P7"><text:bookmark text:name="__DdeLink__5093_1312824057113"/><text:span text:style-name="T8">Last Name</text:span></text:p>
          </table:table-cell>
          <table:table-cell table:style-name="Table301.A1" office:value-type="string">
            <text:p text:style-name="P7"><text:span text:style-name="T8">admin_lname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9.</text:span></text:p>
          </table:table-cell>
          <table:table-cell table:style-name="Table301.A1" office:value-type="string">
            <text:p text:style-name="P7"><text:span text:style-name="T8">City</text:span></text:p>
          </table:table-cell>
          <table:table-cell table:style-name="Table301.A1" office:value-type="string">
            <text:p text:style-name="P7"><text:span text:style-name="T8">City</text:span></text:p>
          </table:table-cell>
          <table:table-cell table:style-name="Table301.A1" office:value-type="string">
            <text:p text:style-name="P7"><text:bookmark text:name="__DdeLink__5141_510798546113"/><text:span text:style-name="T8">city</text:span></text:p>
          </table:table-cell>
          <table:table-cell table:style-name="Table301.A1" office:value-type="string">
            <text:p text:style-name="P7"><text:span text:style-name="T8">Button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0.</text:span></text:p>
          </table:table-cell>
          <table:table-cell table:style-name="Table301.A1" office:value-type="string">
            <text:p text:style-name="P7"><text:span text:style-name="T8">Designation</text:span></text:p>
          </table:table-cell>
          <table:table-cell table:style-name="Table301.A1" office:value-type="string">
            <text:p text:style-name="P7"><text:span text:style-name="T8">Designation</text:span></text:p>
          </table:table-cell>
          <table:table-cell table:style-name="Table301.A1" office:value-type="string">
            <text:p text:style-name="P7"><text:span text:style-name="T8">admin_designation</text:span></text:p>
          </table:table-cell>
          <table:table-cell table:style-name="Table301.A1" office:value-type="string">
            <text:p text:style-name="P7"><text:span text:style-name="T8">Button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1.</text:span></text:p>
          </table:table-cell>
          <table:table-cell table:style-name="Table301.A1" office:value-type="string">
            <text:p text:style-name="P7"><text:span text:style-name="T8">State</text:span></text:p>
          </table:table-cell>
          <table:table-cell table:style-name="Table301.A1" office:value-type="string">
            <text:p text:style-name="P7"><text:span text:style-name="T8">State</text:span></text:p>
          </table:table-cell>
          <table:table-cell table:style-name="Table301.A1" office:value-type="string">
            <text:p text:style-name="P7"><text:span text:style-name="T8">state</text:span></text:p>
          </table:table-cell>
          <table:table-cell table:style-name="Table301.A1" office:value-type="string">
            <text:p text:style-name="P9"/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2.</text:span></text:p>
          </table:table-cell>
          <table:table-cell table:style-name="Table301.A1" office:value-type="string">
            <text:p text:style-name="P7"><text:span text:style-name="T8">Mobile No.</text:span></text:p>
          </table:table-cell>
          <table:table-cell table:style-name="Table301.A1" office:value-type="string">
            <text:p text:style-name="P7"><text:span text:style-name="T8">Mobile No</text:span></text:p>
          </table:table-cell>
          <table:table-cell table:style-name="Table301.A1" office:value-type="string">
            <text:p text:style-name="P7"><text:span text:style-name="T8">mobile_no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3.</text:span></text:p>
          </table:table-cell>
          <table:table-cell table:style-name="Table301.A1" office:value-type="string">
            <text:p text:style-name="P7"><text:span text:style-name="T8">Country</text:span></text:p>
          </table:table-cell>
          <table:table-cell table:style-name="Table301.A1" office:value-type="string">
            <text:p text:style-name="P7"><text:span text:style-name="T8">Country</text:span></text:p>
          </table:table-cell>
          <table:table-cell table:style-name="Table301.A1" office:value-type="string">
            <text:p text:style-name="P7"><text:span text:style-name="T8">country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4.</text:span></text:p>
          </table:table-cell>
          <table:table-cell table:style-name="Table301.A1" office:value-type="string">
            <text:p text:style-name="P7"><text:span text:style-name="T8">Email Id</text:span></text:p>
          </table:table-cell>
          <table:table-cell table:style-name="Table301.A1" office:value-type="string">
            <text:p text:style-name="P7"><text:span text:style-name="T8">Email Id</text:span></text:p>
          </table:table-cell>
          <table:table-cell table:style-name="Table301.A1" office:value-type="string">
            <text:p text:style-name="P7"><text:span text:style-name="T8">admin_email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5.</text:span></text:p>
          </table:table-cell>
          <table:table-cell table:style-name="Table301.A1" office:value-type="string">
            <text:p text:style-name="P7"><text:span text:style-name="T8">Pin Code</text:span></text:p>
          </table:table-cell>
          <table:table-cell table:style-name="Table301.A1" office:value-type="string">
            <text:p text:style-name="P7"><text:span text:style-name="T8">Pin Code</text:span></text:p>
          </table:table-cell>
          <table:table-cell table:style-name="Table301.A1" office:value-type="string">
            <text:p text:style-name="P7"><text:span text:style-name="T8">pin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6.</text:span></text:p>
          </table:table-cell>
          <table:table-cell table:style-name="Table301.A1" office:value-type="string">
            <text:p text:style-name="P7"><text:span text:style-name="T8">Gender</text:span></text:p>
          </table:table-cell>
          <table:table-cell table:style-name="Table301.A1" office:value-type="string">
            <text:p text:style-name="P7"><text:span text:style-name="T8">Gender</text:span></text:p>
          </table:table-cell>
          <table:table-cell table:style-name="Table301.A1" office:value-type="string">
            <text:p text:style-name="P7"><text:span text:style-name="T8">gender</text:span></text:p>
          </table:table-cell>
          <table:table-cell table:style-name="Table301.A1" office:value-type="string">
            <text:p text:style-name="P7"><text:span text:style-name="T8">Combo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7.</text:span></text:p>
          </table:table-cell>
          <table:table-cell table:style-name="Table301.A1" office:value-type="string">
            <text:p text:style-name="P7"><text:span text:style-name="T8">Landline No.</text:span></text:p>
          </table:table-cell>
          <table:table-cell table:style-name="Table301.A1" office:value-type="string">
            <text:p text:style-name="P7"><text:span text:style-name="T8">Landline No.</text:span></text:p>
          </table:table-cell>
          <table:table-cell table:style-name="Table301.A1" office:value-type="string">
            <text:p text:style-name="P7"><text:span text:style-name="T8">land_line_no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8.</text:span></text:p>
          </table:table-cell>
          <table:table-cell table:style-name="Table301.A1" office:value-type="string">
            <text:p text:style-name="P7"><text:span text:style-name="T8">Password</text:span></text:p>
          </table:table-cell>
          <table:table-cell table:style-name="Table301.A1" office:value-type="string">
            <text:p text:style-name="P7"><text:span text:style-name="T8">Password</text:span></text:p>
          </table:table-cell>
          <table:table-cell table:style-name="Table301.A1" office:value-type="string">
            <text:p text:style-name="P7"><text:span text:style-name="T8">admin_password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19.</text:span></text:p>
          </table:table-cell>
          <table:table-cell table:style-name="Table301.A1" office:value-type="string">
            <text:p text:style-name="P7"><text:span text:style-name="T8">Type of institute</text:span></text:p>
          </table:table-cell>
          <table:table-cell table:style-name="Table301.A1" office:value-type="string">
            <text:p text:style-name="P7"><text:span text:style-name="T8">Type of institute</text:span></text:p>
          </table:table-cell>
          <table:table-cell table:style-name="Table301.A1" office:value-type="string">
            <text:p text:style-name="P7"><text:span text:style-name="T8">type_of_institute</text:span></text:p>
          </table:table-cell>
          <table:table-cell table:style-name="Table301.A1" office:value-type="string">
            <text:p text:style-name="P7"><text:span text:style-name="T8">Combo box</text:span></text:p>
          </table:table-cell>
          <table:table-cell table:style-name="Table301.A1" office:value-type="string">
            <text:p text:style-name="P9"/>
          </table:table-cell>
        </table:table-row>
        <text:soft-page-break/>
        <table:table-row table:style-name="Table301.1">
          <table:table-cell table:style-name="Table301.A1" office:value-type="string">
            <text:p text:style-name="P8"><text:span text:style-name="T8">20.</text:span></text:p>
          </table:table-cell>
          <table:table-cell table:style-name="Table301.A1" office:value-type="string">
            <text:p text:style-name="P7"><text:span text:style-name="T8">User Id</text:span></text:p>
          </table:table-cell>
          <table:table-cell table:style-name="Table301.A1" office:value-type="string">
            <text:p text:style-name="P7"><text:span text:style-name="T8">User Id</text:span></text:p>
          </table:table-cell>
          <table:table-cell table:style-name="Table301.A1" office:value-type="string">
            <text:p text:style-name="P7"><text:span text:style-name="T8">login_id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21.</text:span></text:p>
          </table:table-cell>
          <table:table-cell table:style-name="Table301.A1" office:value-type="string">
            <text:p text:style-name="P7"><text:span text:style-name="T8">Website Name</text:span></text:p>
          </table:table-cell>
          <table:table-cell table:style-name="Table301.A1" office:value-type="string">
            <text:p text:style-name="P7"><text:span text:style-name="T8">Website Name</text:span></text:p>
          </table:table-cell>
          <table:table-cell table:style-name="Table301.A1" office:value-type="string">
            <text:p text:style-name="P7"><text:span text:style-name="T8">institute_website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22.</text:span></text:p>
          </table:table-cell>
          <table:table-cell table:style-name="Table301.A1" office:value-type="string">
            <text:p text:style-name="P7"><text:bookmark text:name="__DdeLink__24434_12896802403"/><text:span text:style-name="T8">Library ID</text:span></text:p>
          </table:table-cell>
          <table:table-cell table:style-name="Table301.A1" office:value-type="string">
            <text:p text:style-name="P7"><text:span text:style-name="T8">Library ID</text:span></text:p>
          </table:table-cell>
          <table:table-cell table:style-name="Table301.A1" office:value-type="string">
            <text:p text:style-name="P7"><text:span text:style-name="T8">library_id</text:span></text:p>
          </table:table-cell>
          <table:table-cell table:style-name="Table301.A1" office:value-type="string">
            <text:p text:style-name="P7"><text:span text:style-name="T8">Input box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23.</text:span></text:p>
          </table:table-cell>
          <table:table-cell table:style-name="Table301.A1" office:value-type="string">
            <text:p text:style-name="P7"><text:span text:style-name="T8">Submit button</text:span></text:p>
          </table:table-cell>
          <table:table-cell table:style-name="Table301.A1" office:value-type="string">
            <text:p text:style-name="P7"><text:span text:style-name="T8">Accept</text:span></text:p>
          </table:table-cell>
          <table:table-cell table:style-name="Table301.A1" office:value-type="string">
            <text:p text:style-name="P7"><text:span text:style-name="T8">button</text:span></text:p>
          </table:table-cell>
          <table:table-cell table:style-name="Table301.A1" office:value-type="string">
            <text:p text:style-name="P7"><text:span text:style-name="T8">Button</text:span></text:p>
          </table:table-cell>
          <table:table-cell table:style-name="Table301.A1" office:value-type="string">
            <text:p text:style-name="P9"/>
          </table:table-cell>
        </table:table-row>
        <table:table-row table:style-name="Table301.1">
          <table:table-cell table:style-name="Table301.A1" office:value-type="string">
            <text:p text:style-name="P8"><text:span text:style-name="T8">24.</text:span></text:p>
          </table:table-cell>
          <table:table-cell table:style-name="Table301.A1" office:value-type="string">
            <text:p text:style-name="P7"><text:span text:style-name="T8">button</text:span></text:p>
          </table:table-cell>
          <table:table-cell table:style-name="Table301.A1" office:value-type="string">
            <text:p text:style-name="P7"><text:span text:style-name="T8">Back</text:span></text:p>
          </table:table-cell>
          <table:table-cell table:style-name="Table301.A1" office:value-type="string">
            <text:p text:style-name="P7"><text:span text:style-name="T8">button</text:span></text:p>
          </table:table-cell>
          <table:table-cell table:style-name="Table301.A1" office:value-type="string">
            <text:p text:style-name="P7"><text:span text:style-name="T8">Button</text:span></text:p>
          </table:table-cell>
          <table:table-cell table:style-name="Table301.A1" office:value-type="string">
            <text:p text:style-name="P9"/>
          </table:table-cell>
        </table:table-row>
      </table:table>
      <text:p text:style-name="P1"/>
      <text:p text:style-name="P3"><text:span text:style-name="T3">Technology Used:</text:span></text:p>
      <text:p text:style-name="P3"><text:span text:style-name="T3">Struts Validation: </text:span></text:p>
      <table:table table:name="Table302" table:style-name="Table302">
        <table:table-column table:style-name="Table302.A"/>
        <table:table-column table:style-name="Table302.B"/>
        <table:table-column table:style-name="Table302.C"/>
        <table:table-column table:style-name="Table302.D"/>
        <table:table-row table:style-name="Table302.1">
          <table:table-cell table:style-name="Table302.A1" office:value-type="string">
            <text:p text:style-name="P7"><text:span text:style-name="T5">Attribute Name </text:span></text:p>
          </table:table-cell>
          <table:table-cell table:style-name="Table302.A1" office:value-type="string">
            <text:p text:style-name="P7"><text:span text:style-name="T5">Form Bean Name </text:span></text:p>
          </table:table-cell>
          <table:table-cell table:style-name="Table302.A1" office:value-type="string">
            <text:p text:style-name="P7"><text:span text:style-name="T5">Property</text:span></text:p>
          </table:table-cell>
          <table:table-cell table:style-name="Table302.A1" office:value-type="string">
            <text:p text:style-name="P7"><text:span text:style-name="T5">Purpose</text:span></text:p>
          </table:table-cell>
        </table:table-row>
        <table:table-row table:style-name="Table302.1">
          <table:table-cell table:style-name="Table302.A1" office:value-type="string">
            <text:p text:style-name="P9"/>
          </table:table-cell>
          <table:table-cell table:style-name="Table302.A1" office:value-type="string">
            <text:p text:style-name="P9"><text:bookmark text:name="__DdeLink__5103_131282405712"/></text:p>
          </table:table-cell>
          <table:table-cell table:style-name="Table302.A1" office:value-type="string">
            <text:p text:style-name="P9"/>
          </table:table-cell>
          <table:table-cell table:style-name="Table302.A1" office:value-type="string">
            <text:p text:style-name="P9"/>
          </table:table-cell>
        </table:table-row>
        <table:table-row table:style-name="Table302.1">
          <table:table-cell table:style-name="Table302.A1" office:value-type="string">
            <text:p text:style-name="P9"/>
          </table:table-cell>
          <table:table-cell table:style-name="Table302.A1" office:value-type="string">
            <text:p text:style-name="P9"><text:bookmark text:name="__DdeLink__5162_510798546112"/></text:p>
          </table:table-cell>
          <table:table-cell table:style-name="Table302.A1" office:value-type="string">
            <text:p text:style-name="P9"/>
          </table:table-cell>
          <table:table-cell table:style-name="Table302.A1" office:value-type="string">
            <text:p text:style-name="P9"/>
          </table:table-cell>
        </table:table-row>
      </table:table>
      <text:p text:style-name="P6"/>
      <table:table table:name="Table303" table:style-name="Table303">
        <table:table-column table:style-name="Table303.A"/>
        <table:table-column table:style-name="Table303.B"/>
        <table:table-column table:style-name="Table303.C"/>
        <table:table-row table:style-name="Table303.1">
          <table:table-cell table:style-name="Table303.A1" table:number-columns-spanned="2" office:value-type="string">
            <text:p text:style-name="P7"><text:span text:style-name="T5">Struts Form Bean Mapping:</text:span></text:p>
          </table:table-cell>
          <table:covered-table-cell/>
          <table:table-cell table:style-name="Table303.C1" office:value-type="string">
            <text:p text:style-name="P9"/>
          </table:table-cell>
        </table:table-row>
        <table:table-row table:style-name="Table303.1">
          <table:table-cell table:style-name="Table303.C1" table:number-columns-spanned="2" office:value-type="string">
            <text:p text:style-name="P7"><text:span text:style-name="T6">Logical Name</text:span></text:p>
          </table:table-cell>
          <table:covered-table-cell/>
          <table:table-cell table:style-name="Table303.C1" office:value-type="string">
            <text:p text:style-name="P7"><text:span text:style-name="T6">ChangeWorkingStatusActionForm</text:span></text:p>
          </table:table-cell>
        </table:table-row>
        <table:table-row table:style-name="Table303.1">
          <table:table-cell table:style-name="Table303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303.C1" office:value-type="string">
            <text:p text:style-name="P9"><draw:custom-shape text:anchor-type="paragraph" draw:z-index="26" draw:style-name="gr12" svg:width="6.164cm" svg:height="1.348cm" svg:x="0cm" svg:y="0cm"><text:p/><draw:enhanced-geometry draw:type="mso-spt75"/></draw:custom-shape></text:p>
          </table:table-cell>
        </table:table-row>
        <table:table-row table:style-name="Table303.1">
          <table:table-cell table:style-name="Table303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303.C1" office:value-type="string">
            <text:p text:style-name="P7"><text:span text:style-name="T6">For defining setter and getter variables.</text:span></text:p>
          </table:table-cell>
        </table:table-row>
        <table:table-row table:style-name="Table303.1">
          <table:table-cell table:style-name="Table303.A1" table:number-columns-spanned="2" office:value-type="string">
            <text:p text:style-name="P7"><text:span text:style-name="T6">Struts Action:</text:span></text:p>
          </table:table-cell>
          <table:covered-table-cell/>
          <table:table-cell table:style-name="Table303.C1" office:value-type="string">
            <text:p text:style-name="P9"/>
          </table:table-cell>
        </table:table-row>
        <table:table-row table:style-name="Table303.1">
          <table:table-cell table:style-name="Table303.C1" table:number-columns-spanned="2" office:value-type="string">
            <text:p text:style-name="P7"><text:span text:style-name="T6">Logical Name:</text:span></text:p>
          </table:table-cell>
          <table:covered-table-cell/>
          <table:table-cell table:style-name="Table303.C1" office:value-type="string">
            <text:p text:style-name="P7"><text:span text:style-name="T6">/changeWorkingStatus</text:span></text:p>
          </table:table-cell>
        </table:table-row>
        <table:table-row table:style-name="Table303.1">
          <table:table-cell table:style-name="Table303.C1" table:number-columns-spanned="2" office:value-type="string">
            <text:p text:style-name="P7"><text:span text:style-name="T6">Input JSP Form:</text:span></text:p>
          </table:table-cell>
          <table:covered-table-cell/>
          <table:table-cell table:style-name="Table303.C1" office:value-type="string">
            <text:p text:style-name="P7"><text:span text:style-name="T3">/admin/admin_blocked.jsp</text:span></text:p>
          </table:table-cell>
        </table:table-row>
        <table:table-row table:style-name="Table303.1">
          <table:table-cell table:style-name="Table303.C1" table:number-columns-spanned="2" office:value-type="string">
            <text:p text:style-name="P7"><text:span text:style-name="T6">Physical Path:</text:span></text:p>
          </table:table-cell>
          <table:covered-table-cell/>
          <table:table-cell table:style-name="Table303.C1" office:value-type="string">
            <text:p text:style-name="P7"><text:span text:style-name="T6">com.myapp.struts.admin.ChangeWorkingStatusAction</text:span></text:p>
          </table:table-cell>
        </table:table-row>
        <table:table-row table:style-name="Table303.1">
          <table:table-cell table:style-name="Table303.C1" table:number-columns-spanned="2" office:value-type="string">
            <text:p text:style-name="P7"><text:span text:style-name="T6">Code:</text:span></text:p>
          </table:table-cell>
          <table:covered-table-cell/>
          <table:table-cell table:style-name="Table303.C1" office:value-type="string">
            <text:p text:style-name="P9"><draw:custom-shape text:anchor-type="paragraph" draw:z-index="27" draw:style-name="gr13" svg:width="5.368cm" svg:height="1.348cm" svg:x="0cm" svg:y="0cm"><text:p/><draw:enhanced-geometry draw:type="mso-spt75"/></draw:custom-shape></text:p>
          </table:table-cell>
        </table:table-row>
        <table:table-row table:style-name="Table303.1">
          <table:table-cell table:style-name="Table303.C1" table:number-columns-spanned="2" office:value-type="string">
            <text:p text:style-name="P7"><text:span text:style-name="T6">Description:</text:span></text:p>
          </table:table-cell>
          <table:covered-table-cell/>
          <table:table-cell table:style-name="Table303.C1" office:value-type="string">
            <text:p text:style-name="P7"><text:bookmark text:name="__DdeLink__31335_1076407884"/><text:bookmark text:name="__DdeLink__5106_131282405712"/><text:span text:style-name="T3">This action is used to change working status of a register library .</text:span></text:p>
          </table:table-cell>
        </table:table-row>
        <table:table-row table:style-name="Table303.1">
          <table:table-cell table:style-name="Table303.A1" table:number-columns-spanned="2" office:value-type="string">
            <text:p text:style-name="P7"><text:span text:style-name="T5">Request Forwards On:</text:span></text:p>
          </table:table-cell>
          <table:covered-table-cell/>
          <table:table-cell table:style-name="Table303.A1" office:value-type="string">
            <text:p text:style-name="P7"><text:span text:style-name="T3">Purpose</text:span></text:p>
          </table:table-cell>
        </table:table-row>
        <table:table-row table:style-name="Table303.1">
          <table:table-cell table:style-name="Table303.C1" office:value-type="string">
            <text:p text:style-name="P7"><text:span text:style-name="T8">success </text:span></text:p>
          </table:table-cell>
          <table:table-cell table:style-name="Table303.C1" table:number-columns-spanned="2" office:value-type="string">
            <text:p text:style-name="P7"><text:span text:style-name="T8">/admin/working_status_message.jsp</text:span></text:p>
          </table:table-cell>
          <table:covered-table-cell/>
        </table:table-row>
      </table:table>
      <text:p text:style-name="P1"><text:soft-page-break/></text:p>
      <text:p text:style-name="P1"/>
      <text:p text:style-name="P1"/>
      <table:table table:name="Table304" table:style-name="Table304">
        <table:table-column table:style-name="Table304.A"/>
        <table:table-column table:style-name="Table304.B"/>
        <table:table-row table:style-name="Table304.1">
          <table:table-cell table:style-name="Table304.A1" table:number-columns-spanned="2" office:value-type="string">
            <text:p text:style-name="P7"><text:span text:style-name="T5">Struts ActionClass Name</text:span></text:p>
          </table:table-cell>
          <table:covered-table-cell/>
        </table:table-row>
        <table:table-row table:style-name="Table304.1">
          <table:table-cell table:style-name="Table304.A2" office:value-type="string">
            <text:p text:style-name="P7"><text:span text:style-name="T6">Logical Name</text:span></text:p>
          </table:table-cell>
          <table:table-cell table:style-name="Table304.A2" office:value-type="string">
            <text:p text:style-name="P7"><text:span text:style-name="T6">ChangeWorkingStatusAction</text:span></text:p>
          </table:table-cell>
        </table:table-row>
        <table:table-row table:style-name="Table304.1">
          <table:table-cell table:style-name="Table304.A2" office:value-type="string">
            <text:p text:style-name="P7"><text:span text:style-name="T6">Description:</text:span></text:p>
          </table:table-cell>
          <table:table-cell table:style-name="Table304.A2" office:value-type="string">
            <text:p text:style-name="P7"><text:span text:style-name="T3">This action is used to change working status of a register library .</text:span></text:p>
          </table:table-cell>
        </table:table-row>
        <table:table-row table:style-name="Table304.1">
          <table:table-cell table:style-name="Table304.A2" office:value-type="string">
            <text:p text:style-name="P7"><text:span text:style-name="T6">Method </text:span></text:p>
          </table:table-cell>
          <table:table-cell table:style-name="Table304.A2" office:value-type="string">
            <text:p text:style-name="P7"><text:span text:style-name="T6">No Special Method Defined</text:span></text:p>
          </table:table-cell>
        </table:table-row>
      </table:table>
      <text:p text:style-name="P1"/>
      <text:p text:style-name="P3"><text:span text:style-name="T2">Tables used:</text:span></text:p>
      <table:table table:name="Table305" table:style-name="Table305">
        <table:table-column table:style-name="Table305.A"/>
        <table:table-column table:style-name="Table305.B"/>
        <table:table-column table:style-name="Table305.C"/>
        <table:table-column table:style-name="Table305.D"/>
        <table:table-row table:style-name="Table305.1">
          <table:table-cell table:style-name="Table305.A1" office:value-type="string">
            <text:p text:style-name="P7"><text:span text:style-name="T5">S.No.</text:span></text:p>
          </table:table-cell>
          <table:table-cell table:style-name="Table305.A1" office:value-type="string">
            <text:p text:style-name="P7"><text:span text:style-name="T5">Table name</text:span></text:p>
          </table:table-cell>
          <table:table-cell table:style-name="Table305.A1" office:value-type="string">
            <text:p text:style-name="P7"><text:span text:style-name="T5">Primary Key Detail</text:span></text:p>
          </table:table-cell>
          <table:table-cell table:style-name="Table305.A1" office:value-type="string">
            <text:p text:style-name="P7"><text:span text:style-name="T5">Use of Table</text:span></text:p>
          </table:table-cell>
        </table:table-row>
        <table:table-row table:style-name="Table305.1">
          <table:table-cell table:style-name="Table305.A1" office:value-type="string">
            <text:p text:style-name="P7"><text:span text:style-name="T6">1</text:span></text:p>
          </table:table-cell>
          <table:table-cell table:style-name="Table305.A1" office:value-type="string">
            <text:p text:style-name="P7"><text:bookmark text:name="__DdeLink__7133_11647440711123"/><text:bookmark text:name="__DdeLink__10292_510798546112"/><text:span text:style-name="T6">admin_registration</text:span></text:p>
          </table:table-cell>
          <table:table-cell table:style-name="Table305.A1" office:value-type="string">
            <text:p text:style-name="P7"><text:span text:style-name="T9">registration_id</text:span></text:p>
          </table:table-cell>
          <table:table-cell table:style-name="Table305.A1" office:value-type="string">
            <text:p text:style-name="P7"><text:span text:style-name="T6">The table is used to select details of a library.</text:span></text:p>
          </table:table-cell>
        </table:table-row>
      </table:table>
      <text:p text:style-name="P3"><text:span text:style-name="T2">POJO replacement of tables:</text:span></text:p>
      <table:table table:name="Table306" table:style-name="Table306">
        <table:table-column table:style-name="Table306.A"/>
        <table:table-column table:style-name="Table306.B"/>
        <table:table-column table:style-name="Table306.C"/>
        <table:table-column table:style-name="Table306.D"/>
        <table:table-row table:style-name="Table306.1">
          <table:table-cell table:style-name="Table306.A1" office:value-type="string">
            <text:p text:style-name="P7"><text:span text:style-name="T7">S.No.</text:span></text:p>
          </table:table-cell>
          <table:table-cell table:style-name="Table306.A1" office:value-type="string">
            <text:p text:style-name="P7"><text:span text:style-name="T7">Table name</text:span></text:p>
          </table:table-cell>
          <table:table-cell table:style-name="Table306.A1" office:value-type="string">
            <text:p text:style-name="P7"><text:span text:style-name="T7">POJO Name</text:span></text:p>
          </table:table-cell>
          <table:table-cell table:style-name="Table306.A1" office:value-type="string">
            <text:p text:style-name="P7"><text:span text:style-name="T7">Hibernate Mapping Files</text:span></text:p>
          </table:table-cell>
        </table:table-row>
        <table:table-row table:style-name="Table306.1">
          <table:table-cell table:style-name="Table306.A1" office:value-type="string">
            <text:p text:style-name="P7"><text:span text:style-name="T3">1</text:span></text:p>
          </table:table-cell>
          <table:table-cell table:style-name="Table306.A1" office:value-type="string">
            <text:p text:style-name="P7"><text:bookmark text:name="__DdeLink__7133_116474407111212"/><text:span text:style-name="T6">admin_registration</text:span></text:p>
          </table:table-cell>
          <table:table-cell table:style-name="Table306.A1" office:value-type="string">
            <text:p text:style-name="P7"><text:bookmark text:name="__DdeLink__10294_510798546112"/><text:bookmark text:name="__DdeLink__24454_12896802402"/><text:span text:style-name="T6">AdminRegistration</text:span></text:p>
          </table:table-cell>
          <table:table-cell table:style-name="Table306.A1" office:value-type="string">
            <text:p text:style-name="P9"><draw:custom-shape text:anchor-type="paragraph" draw:z-index="28" draw:style-name="gr2" svg:width="4.373cm" svg:height="1.348cm" svg:x="0cm" svg:y="0cm"><text:p/><draw:enhanced-geometry draw:type="mso-spt75"/></draw:custom-shape></text:p>
          </table:table-cell>
        </table:table-row>
      </table:table>
      <text:p text:style-name="P1"/>
      <text:p text:style-name="P1"/>
      <text:p text:style-name="P3"><text:span text:style-name="T3">Methods Used:</text:span></text:p>
      <table:table table:name="Table307" table:style-name="Table307">
        <table:table-column table:style-name="Table307.A"/>
        <table:table-column table:style-name="Table307.B"/>
        <table:table-column table:style-name="Table307.C"/>
        <table:table-column table:style-name="Table307.D"/>
        <table:table-column table:style-name="Table307.E"/>
        <table:table-column table:style-name="Table307.F"/>
        <table:table-row table:style-name="Table307.1">
          <table:table-cell table:style-name="Table307.A1" office:value-type="string">
            <text:p text:style-name="P7"><text:span text:style-name="T5">S.No.</text:span></text:p>
          </table:table-cell>
          <table:table-cell table:style-name="Table307.A1" office:value-type="string">
            <text:p text:style-name="P7"><text:span text:style-name="T5">POJO Class Name</text:span></text:p>
          </table:table-cell>
          <table:table-cell table:style-name="Table307.A1" office:value-type="string">
            <text:p text:style-name="P7"><text:span text:style-name="T5">Method Name</text:span></text:p>
          </table:table-cell>
          <table:table-cell table:style-name="Table307.A1" office:value-type="string">
            <text:p text:style-name="P7"><text:span text:style-name="T5">Select Operation</text:span></text:p>
          </table:table-cell>
          <table:table-cell table:style-name="Table307.A1" office:value-type="string">
            <text:p text:style-name="P10"><text:span text:style-name="T5">Column Used in where clause</text:span></text:p>
          </table:table-cell>
          <table:table-cell table:style-name="Table307.A1" office:value-type="string">
            <text:p text:style-name="P7"><text:span text:style-name="T5">Purpose</text:span></text:p>
          </table:table-cell>
        </table:table-row>
        <table:table-row table:style-name="Table307.1">
          <table:table-cell table:style-name="Table307.A1" office:value-type="string">
            <text:p text:style-name="P7"><text:span text:style-name="T6">1</text:span></text:p>
          </table:table-cell>
          <table:table-cell table:style-name="Table307.A1" office:value-type="string">
            <text:p text:style-name="P7"><text:span text:style-name="T6">AdminRegistration</text:span></text:p>
          </table:table-cell>
          <table:table-cell table:style-name="Table307.A1" office:value-type="string">
            <text:p text:style-name="P3"><text:span text:style-name="T6">getAdminDetailsByStatus()</text:span></text:p>
            <text:p text:style-name="P1"/>
            <text:p text:style-name="P9"/>
          </table:table-cell>
          <table:table-cell table:style-name="Table307.A1" office:value-type="string">
            <text:p text:style-name="P7"><text:span text:style-name="T6">Return list</text:span></text:p>
          </table:table-cell>
          <table:table-cell table:style-name="Table307.A1" office:value-type="string">
            <text:p text:style-name="P3"><text:span text:style-name="T9">status</text:span></text:p>
            <text:p text:style-name="P9"/>
          </table:table-cell>
          <table:table-cell table:style-name="Table307.A1" office:value-type="string">
            <text:p text:style-name="P7"><text:bookmark text:name="__DdeLink__7133_116474407111112"/><text:span text:style-name="T3">Searches the </text:span><text:span text:style-name="T6">admin_registration</text:span><text:span text:style-name="T3"> by status .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RP-07 </meta:initial-creator>
    <meta:creation-date>2012-02-22T10:32:29</meta:creation-date>
    <meta:document-statistic meta:table-count="75" meta:image-count="0" meta:object-count="0" meta:page-count="35" meta:paragraph-count="1917" meta:word-count="3740" meta:character-count="25756"/>
    <dc:date>2012-02-22T10:32:52</dc:date>
    <dc:creator>EdRP-07 </dc:creator>
    <meta:editing-duration>PT00H00M23S</meta:editing-duration>
    <meta:editing-cycles>1</meta:editing-cycles>
    <meta:generator>OpenOffice.org/3.2$Linux OpenOffice.org_project/320m12$Build-9483</meta:generator>
  </office:meta>
</office:document-meta>
</file>